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Arial" svg:font-family="Arial"/>
    <style:font-face style:name="標楷體" svg:font-family="標楷體"/>
    <style:font-face style:name="Helv" svg:font-family="Helv"/>
    <style:font-face style:name="Tahoma" svg:font-family="Tahoma"/>
    <style:font-face style:name="細明體" svg:font-family="細明體"/>
  </office:font-face-decls>
  <office:automatic-styles>
    <style:style style:name="ce1" style:family="table-cell" style:parent-style-name="Default" style:data-style-name="N0">
      <style:table-cell-properties style:vertical-align="middle" fo:wrap-option="wrap"/>
      <style:text-properties style:font-name="標楷體" style:font-name-asian="標楷體" style:font-name-complex="標楷體" style:font-family-generic="script"/>
    </style:style>
    <style:style style:name="ce2" style:family="table-cell" style:parent-style-name="Default" style:data-style-name="N30">
      <style:table-cell-properties style:vertical-align="middle" style:repeat-content="false"/>
      <style:paragraph-properties fo:text-align="center"/>
      <style:text-properties style:font-name="Arial" style:font-name-asian="Arial" style:font-name-complex="Arial" fo:font-size="14pt" style:font-size-asian="14pt" style:font-size-complex="14pt" style:font-family-generic="swiss"/>
    </style:style>
    <style:style style:name="ce3" style:family="table-cell" style:parent-style-name="Default" style:data-style-name="N0">
      <style:table-cell-properties style:vertical-align="middle" fo:wrap-option="wrap"/>
      <style:text-properties style:font-name="Arial" style:font-name-asian="Arial" style:font-name-complex="Arial" style:font-family-generic="swiss"/>
    </style:style>
    <style:style style:name="ce4" style:family="table-cell" style:parent-style-name="_21315__20998__20301__32_2_32_2" style:data-style-name="N30">
      <style:table-cell-properties fo:border="thin solid #000000" style:vertical-align="middle" fo:wrap-option="wrap" fo:background-color="#FFFFFF" style:repeat-content="false"/>
      <style:paragraph-properties fo:text-align="start" fo:margin-left="0cm"/>
      <style:text-properties style:font-name="Arial" style:font-name-asian="Arial" style:font-name-complex="Arial" style:font-family-generic="swiss"/>
    </style:style>
    <style:style style:name="ce5" style:family="table-cell" style:parent-style-name="_21315__20998__20301__32_2_32_2" style:data-style-name="N30">
      <style:table-cell-properties fo:border="thin solid #000000" style:vertical-align="middle" fo:wrap-option="wrap" fo:background-color="#FFFFFF"/>
      <style:text-properties style:font-name="Arial" style:font-name-asian="Arial" style:font-name-complex="Arial" style:font-family-generic="swiss"/>
    </style:style>
    <style:style style:name="ce6" style:family="table-cell" style:parent-style-name="Default" style:data-style-name="N30">
      <style:table-cell-properties style:vertical-align="middle" fo:wrap-option="wrap" style:repeat-content="false"/>
      <style:paragraph-properties fo:text-align="center"/>
      <style:text-properties style:font-name="Arial" style:font-name-asian="Arial" style:font-name-complex="Arial" style:font-family-generic="swiss"/>
    </style:style>
    <style:style style:name="ce7"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style:font-family-generic="swiss"/>
    </style:style>
    <style:style style:name="ce8" style:family="table-cell" style:parent-style-name="Default" style:data-style-name="N30">
      <style:table-cell-properties style:vertical-align="middle" fo:wrap-option="wrap"/>
      <style:text-properties style:font-name="Arial" style:font-name-asian="Arial" style:font-name-complex="Arial" style:font-family-generic="swiss"/>
    </style:style>
    <style:style style:name="ce9" style:family="table-cell" style:parent-style-name="_19968__33324__Sheet1" style:data-style-name="N0">
      <style:table-cell-properties fo:border="thin solid #000000" style:vertical-align="middle" fo:wrap-option="wrap" fo:background-color="transparent" style:cell-protect="protected" style:repeat-content="false"/>
      <style:paragraph-properties fo:text-align="start" fo:margin-left="0cm"/>
      <style:text-properties style:font-name="Arial" style:font-name-asian="Arial" style:font-name-complex="Arial" style:font-family-generic="swiss"/>
    </style:style>
    <style:style style:name="ce10" style:family="table-cell" style:parent-style-name="Default" style:data-style-name="N0">
      <style:table-cell-properties fo:border="thin solid #000000" style:vertical-align="middle" fo:background-color="transparent" style:repeat-content="false"/>
      <style:paragraph-properties fo:text-align="center"/>
      <style:text-properties style:font-name="Arial" style:font-name-asian="Arial" style:font-name-complex="Arial" style:font-family-generic="swiss"/>
    </style:style>
    <style:style style:name="ce11"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style:font-family-generic="swiss"/>
    </style:style>
    <style:style style:name="ce12" style:family="table-cell" style:parent-style-name="_21315__20998__20301__32_2_32_2" style:data-style-name="N0">
      <style:table-cell-properties fo:border="thin solid #000000" style:vertical-align="middle" fo:wrap-option="wrap" style:repeat-content="false"/>
      <style:paragraph-properties fo:text-align="start" fo:margin-left="0cm"/>
      <style:text-properties style:font-name="Arial" style:font-name-asian="Arial" style:font-name-complex="Arial" style:font-family-generic="swiss"/>
    </style:style>
    <style:style style:name="ce13" style:family="table-cell" style:parent-style-name="_21315__20998__20301__32_2_32_2" style:data-style-name="N0">
      <style:table-cell-properties fo:border="thin solid #000000" style:vertical-align="middle" fo:wrap-option="wrap" fo:background-color="transparent" style:repeat-content="false"/>
      <style:paragraph-properties fo:text-align="start" fo:margin-left="0cm"/>
      <style:text-properties style:font-name="Arial" style:font-name-asian="Arial" style:font-name-complex="Arial" style:font-family-generic="swiss"/>
    </style:style>
    <style:style style:name="ce14" style:family="table-cell" style:parent-style-name="_19968__33324__Sheet1" style:data-style-name="N0">
      <style:table-cell-properties fo:border="thin solid #000000" style:vertical-align="middle" fo:wrap-option="wrap" fo:background-color="transparent" style:cell-protect="protected" style:repeat-content="false"/>
      <style:paragraph-properties fo:text-align="center"/>
      <style:text-properties style:font-name="Arial" style:font-name-asian="Arial" style:font-name-complex="Arial" style:font-family-generic="swiss"/>
    </style:style>
    <style:style style:name="ce15" style:family="table-cell" style:parent-style-name="_19968__33324__Sheet1" style:data-style-name="N49">
      <style:table-cell-properties fo:border="thin solid #000000" style:vertical-align="middle" fo:wrap-option="wrap" fo:background-color="transparent" style:cell-protect="protected" style:repeat-content="false"/>
      <style:paragraph-properties fo:text-align="center"/>
      <style:text-properties style:font-name="Arial" style:font-name-asian="Arial" style:font-name-complex="Arial" style:font-family-generic="swiss"/>
    </style:style>
    <style:style style:name="ce16" style:family="table-cell" style:parent-style-name="_21315__20998__20301_" style:data-style-name="N48">
      <style:table-cell-properties fo:border="thin solid #000000" style:vertical-align="middle" fo:wrap-option="wrap" style:repeat-content="false"/>
      <style:paragraph-properties fo:text-align="center"/>
      <style:text-properties style:font-name="Arial" style:font-name-asian="Arial" style:font-name-complex="Arial" style:font-family-generic="swiss"/>
    </style:style>
    <style:style style:name="ce17" style:family="table-cell" style:parent-style-name="_21315__20998__20301_" style:data-style-name="N48">
      <style:table-cell-properties fo:border="thin solid #000000" style:vertical-align="middle" fo:wrap-option="wrap" style:repeat-content="false"/>
      <style:paragraph-properties fo:text-align="end" fo:margin-right="0cm"/>
      <style:text-properties style:font-name="Arial" style:font-name-asian="Arial" style:font-name-complex="Arial" style:font-family-generic="swiss"/>
    </style:style>
    <style:style style:name="ce18" style:family="table-cell" style:parent-style-name="_21315__20998__20301_" style:data-style-name="N48">
      <style:table-cell-properties fo:border="thin solid #000000" style:vertical-align="middle" fo:wrap-option="wrap" fo:background-color="transparent" style:repeat-content="false"/>
      <style:paragraph-properties fo:text-align="center"/>
      <style:text-properties style:font-name="Arial" style:font-name-asian="Arial" style:font-name-complex="Arial" style:font-family-generic="swiss"/>
    </style:style>
    <style:style style:name="ce19" style:family="table-cell" style:parent-style-name="_21315__20998__20301_" style:data-style-name="N48">
      <style:table-cell-properties fo:border="thin solid #000000" style:vertical-align="middle" fo:wrap-option="wrap" fo:background-color="transparent" style:repeat-content="false"/>
      <style:paragraph-properties fo:text-align="end" fo:margin-right="0cm"/>
      <style:text-properties style:font-name="Arial" style:font-name-asian="Arial" style:font-name-complex="Arial" style:font-family-generic="swiss"/>
    </style:style>
    <style:style style:name="ce20" style:family="table-cell" style:parent-style-name="_21315__20998__20301_" style:data-style-name="N48">
      <style:table-cell-properties style:vertical-align="middle" fo:wrap-option="wrap" style:repeat-content="false"/>
      <style:paragraph-properties fo:text-align="center"/>
      <style:text-properties style:font-name="Arial" style:font-name-asian="Arial" style:font-name-complex="Arial" style:font-family-generic="swiss"/>
    </style:style>
    <style:style style:name="ce21" style:family="table-cell" style:parent-style-name="_21315__20998__20301__32_2_32_2" style:data-style-name="N48">
      <style:table-cell-properties fo:border="thin solid #000000" style:vertical-align="middle" fo:wrap-option="wrap" fo:background-color="#FFFFFF" style:repeat-content="false"/>
      <style:paragraph-properties fo:text-align="end" fo:margin-right="0cm"/>
      <style:text-properties fo:color="#000000" style:font-name="Arial" style:font-name-asian="Arial" style:font-name-complex="Arial" style:font-family-generic="swiss"/>
    </style:style>
    <style:style style:name="ce22" style:family="table-cell" style:parent-style-name="Default" style:data-style-name="N30">
      <style:table-cell-properties style:vertical-align="middle" fo:wrap-option="wrap" style:repeat-content="false"/>
      <style:paragraph-properties fo:text-align="start" fo:margin-left="0cm"/>
      <style:text-properties style:font-name="Arial" style:font-name-asian="Arial" style:font-name-complex="Arial" style:font-family-generic="swiss"/>
    </style:style>
    <style:style style:name="ce23" style:family="table-cell" style:parent-style-name="_19968__33324__32_2_32_2" style:data-style-name="N0">
      <style:table-cell-properties fo:border="thin solid #000000" style:vertical-align="middle" fo:wrap-option="wrap" fo:background-color="transparent" style:cell-protect="protected" style:repeat-content="false"/>
      <style:paragraph-properties fo:text-align="center"/>
      <style:text-properties style:font-name="Arial" style:font-name-asian="Arial" style:font-name-complex="Arial" style:font-family-generic="swiss"/>
    </style:style>
    <style:style style:name="ce24" style:family="table-cell" style:parent-style-name="_19968__33324__32_2_32_2" style:data-style-name="N0">
      <style:table-cell-properties fo:border="thin solid #000000" style:vertical-align="middle" fo:wrap-option="wrap" fo:background-color="transparent" style:cell-protect="protected" style:repeat-content="false"/>
      <style:paragraph-properties fo:text-align="start" fo:margin-left="0cm"/>
      <style:text-properties style:font-name="Arial" style:font-name-asian="Arial" style:font-name-complex="Arial" style:font-family-generic="swiss"/>
    </style:style>
    <style:style style:name="ce25" style:family="table-cell" style:parent-style-name="_21315__20998__20301__91_0_93__32_2" style:data-style-name="N30">
      <style:table-cell-properties fo:border="thin solid #000000" style:vertical-align="middle" fo:wrap-option="wrap" fo:background-color="transparent" style:repeat-content="false"/>
      <style:paragraph-properties fo:text-align="start" fo:margin-left="0cm"/>
      <style:text-properties style:font-name="Arial" style:font-name-asian="Arial" style:font-name-complex="Arial" style:font-family-generic="swiss"/>
    </style:style>
    <style:style style:name="ce26" style:family="table-cell" style:parent-style-name="_21315__20998__20301__32_2_32_2" style:data-style-name="N0">
      <style:table-cell-properties fo:border="thin solid #000000" style:vertical-align="middle" fo:wrap-option="wrap"/>
      <style:text-properties style:font-name="Arial" style:font-name-asian="Arial" style:font-name-complex="Arial" style:font-family-generic="swiss"/>
    </style:style>
    <style:style style:name="ce27" style:family="table-cell" style:parent-style-name="_19968__33324__Sheet1" style:data-style-name="N0">
      <style:table-cell-properties fo:border="thin solid #000000" style:vertical-align="middle" fo:wrap-option="wrap" fo:background-color="transparent" style:cell-protect="protected"/>
      <style:text-properties style:font-name="Arial" style:font-name-asian="Arial" style:font-name-complex="Arial" style:font-family-generic="swiss"/>
    </style:style>
    <style:style style:name="ce28" style:family="table-cell" style:parent-style-name="_21315__20998__20301__91_0_93__32_2" style:data-style-name="N30">
      <style:table-cell-properties fo:border="thin solid #000000" style:vertical-align="middle" fo:wrap-option="wrap" fo:background-color="transparent"/>
      <style:text-properties style:font-name="Arial" style:font-name-asian="Arial" style:font-name-complex="Arial" style:font-family-generic="swiss"/>
    </style:style>
    <style:style style:name="ce29" style:family="table-cell" style:parent-style-name="_21315__20998__20301__91_0_93__32_2" style:data-style-name="N30">
      <style:table-cell-properties fo:border="thin solid #000000" style:vertical-align="middle" fo:wrap-option="wrap" fo:background-color="#FFFFFF"/>
      <style:text-properties fo:color="#000000" style:font-name="Arial" style:font-name-asian="Arial" style:font-name-complex="Arial" style:font-family-generic="swiss"/>
    </style:style>
    <style:style style:name="ce30" style:family="table-cell" style:parent-style-name="_21315__20998__20301_" style:data-style-name="N48">
      <style:table-cell-properties fo:border="thin solid #000000" style:vertical-align="middle" fo:wrap-option="wrap" fo:background-color="#FFFFFF" style:repeat-content="false"/>
      <style:paragraph-properties fo:text-align="center"/>
      <style:text-properties fo:color="#000000" style:font-name="Arial" style:font-name-asian="Arial" style:font-name-complex="Arial" style:font-family-generic="swiss"/>
    </style:style>
    <style:style style:name="ce31" style:family="table-cell" style:parent-style-name="Default" style:data-style-name="N0">
      <style:table-cell-properties fo:border="thin solid #000000" style:vertical-align="middle" fo:wrap-option="wrap" style:repeat-content="false"/>
      <style:paragraph-properties fo:text-align="start" fo:margin-left="0cm"/>
      <style:text-properties style:font-name="Arial" style:font-name-asian="Arial" style:font-name-complex="Arial" fo:font-size="14pt" style:font-size-asian="14pt" style:font-size-complex="14pt" style:font-family-generic="swiss"/>
    </style:style>
    <style:style style:name="ce32" style:family="table-cell" style:parent-style-name="_21315__20998__20301__32_2_32_2" style:data-style-name="N48">
      <style:table-cell-properties fo:border-top="none" fo:border-bottom="thin solid #000000" fo:border-left="thin solid #000000" fo:border-right="thin solid #000000" style:vertical-align="middle" fo:wrap-option="wrap" style:repeat-content="false"/>
      <style:paragraph-properties fo:text-align="center"/>
      <style:text-properties style:font-name="Arial" style:font-name-asian="Arial" style:font-name-complex="Arial" style:font-family-generic="swiss"/>
    </style:style>
    <style:style style:name="ce33" style:family="table-cell" style:parent-style-name="Default" style:data-style-name="N0">
      <style:table-cell-properties style:vertical-align="middle" fo:wrap-option="wrap"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34" style:family="table-cell" style:parent-style-name="Default" style:data-style-name="N0">
      <style:table-cell-properties style:vertical-align="middle" fo:wrap-option="wrap"/>
      <style:text-properties style:font-name="標楷體" style:font-name-asian="標楷體" style:font-name-complex="標楷體" style:font-family-generic="script"/>
    </style:style>
    <style:style style:name="ce35" style:family="table-cell" style:parent-style-name="Default" style:data-style-name="N0">
      <style:table-cell-properties style:vertical-align="middle" fo:wrap-option="wrap" fo:background-color="#FFFFFF"/>
      <style:text-properties style:font-name="標楷體" style:font-name-asian="標楷體" style:font-name-complex="標楷體" style:font-family-generic="script"/>
    </style:style>
    <style:style style:name="ce36" style:family="table-cell" style:parent-style-name="_19968__33324__32_2_32_2" style:data-style-name="N0">
      <style:table-cell-properties fo:border="thin solid #000000" style:vertical-align="middle" fo:wrap-option="wrap" fo:background-color="transparent" style:cell-protect="protected" style:repeat-content="false"/>
      <style:paragraph-properties fo:text-align="start" fo:margin-left="0cm"/>
      <style:text-properties style:font-name="標楷體" style:font-name-asian="標楷體" style:font-name-complex="標楷體" style:font-family-generic="script"/>
    </style:style>
    <style:style style:name="ce37" style:family="table-cell" style:parent-style-name="_19968__33324__32_2_32_2" style:data-style-name="N0">
      <style:table-cell-properties fo:border="thin solid #000000" style:vertical-align="middle" fo:wrap-option="wrap" fo:background-color="transparent" style:cell-protect="protected" style:repeat-content="false"/>
      <style:paragraph-properties fo:text-align="center"/>
      <style:text-properties style:font-name="Arial" style:font-name-asian="Arial" style:font-name-complex="Arial" style:font-family-generic="swiss"/>
    </style:style>
    <style:style style:name="ce38" style:family="table-cell" style:parent-style-name="Default" style:data-style-name="N0">
      <style:table-cell-properties fo:border="thin solid #000000" style:vertical-align="middle" fo:wrap-option="wrap" style:repeat-content="false"/>
      <style:paragraph-properties fo:text-align="center"/>
      <style:text-properties style:font-name="Arial" style:font-name-asian="Arial" style:font-name-complex="Arial" style:font-family-generic="swiss"/>
    </style:style>
    <style:style style:name="ce39" style:family="table-cell" style:parent-style-name="_19968__33324__32_2_32_2" style:data-style-name="N0">
      <style:table-cell-properties fo:border="thin solid #000000" style:vertical-align="middle" fo:wrap-option="wrap" fo:background-color="transparent" style:cell-protect="protected"/>
      <style:text-properties style:font-name="Arial" style:font-name-asian="Arial" style:font-name-complex="Arial" style:font-family-generic="swiss"/>
    </style:style>
    <style:style style:name="ce40" style:family="table-cell" style:parent-style-name="Default" style:data-style-name="N0">
      <style:table-cell-properties fo:border="thin solid #000000" style:vertical-align="middle" fo:wrap-option="wrap"/>
      <style:text-properties style:font-name="Arial" style:font-name-asian="Arial" style:font-name-complex="Arial" style:font-family-generic="swiss"/>
    </style:style>
    <style:style style:name="ce41" style:family="table-cell" style:parent-style-name="_21315__20998__20301_" style:data-style-name="N48">
      <style:table-cell-properties fo:border="thin solid #000000" style:vertical-align="middle" fo:wrap-option="wrap" style:repeat-content="false"/>
      <style:paragraph-properties fo:text-align="center"/>
      <style:text-properties style:font-name="Arial" style:font-name-asian="Arial" style:font-name-complex="Arial" style:font-family-generic="swiss"/>
    </style:style>
    <style:style style:name="ce42" style:family="table-cell" style:parent-style-name="_19968__33324__32_2_32_2" style:data-style-name="N0">
      <style:table-cell-properties fo:border="thin solid #000000" style:vertical-align="middle" fo:wrap-option="wrap" fo:background-color="transparent" style:cell-protect="protected" style:repeat-content="false"/>
      <style:paragraph-properties fo:text-align="start" fo:margin-left="0cm"/>
      <style:text-properties style:font-name="Arial" style:font-name-asian="Arial" style:font-name-complex="Arial" style:font-family-generic="swiss"/>
    </style:style>
    <style:style style:name="ce43" style:family="table-cell" style:parent-style-name="Default" style:data-style-name="N0">
      <style:table-cell-properties fo:border="thin solid #000000" style:vertical-align="middle" fo:wrap-option="wrap" style:repeat-content="false"/>
      <style:paragraph-properties fo:text-align="start" fo:margin-left="0cm"/>
      <style:text-properties style:font-name="Arial" style:font-name-asian="Arial" style:font-name-complex="Arial" style:font-family-generic="swiss"/>
    </style:style>
    <style:style style:name="ce44" style:family="table-cell" style:parent-style-name="_21315__20998__20301__91_0_93__32_2" style:data-style-name="N30">
      <style:table-cell-properties fo:border="thin solid #000000" style:vertical-align="middle" fo:wrap-option="wrap" fo:background-color="transparent"/>
      <style:text-properties style:font-name="Arial" style:font-name-asian="Arial" style:font-name-complex="Arial" style:font-family-generic="swiss"/>
    </style:style>
    <style:style style:name="ce45" style:family="table-cell" style:parent-style-name="_21315__20998__20301__91_0_93__32_2" style:data-style-name="N30">
      <style:table-cell-properties fo:border="thin solid #000000" style:vertical-align="middle" fo:wrap-option="wrap" fo:background-color="transparent" style:repeat-content="false"/>
      <style:paragraph-properties fo:text-align="start" fo:margin-left="0cm"/>
      <style:text-properties style:font-name="Arial" style:font-name-asian="Arial" style:font-name-complex="Arial" style:font-family-generic="swiss"/>
    </style:style>
    <style:style style:name="ce46" style:family="table-cell" style:parent-style-name="_21315__20998__20301__32_2_32_2" style:data-style-name="N0">
      <style:table-cell-properties fo:border="thin solid #000000" style:vertical-align="middle" fo:wrap-option="wrap" style:repeat-content="false"/>
      <style:paragraph-properties fo:text-align="start" fo:margin-left="0cm"/>
      <style:text-properties style:font-name="Arial" style:font-name-asian="Arial" style:font-name-complex="Arial" style:font-family-generic="swiss"/>
    </style:style>
    <style:style style:name="ce47"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8pt" style:font-size-asian="18pt" style:font-size-complex="18pt" fo:font-weight="bold" style:font-weight-asian="bold" style:font-weight-complex="bold" style:font-family-generic="swiss"/>
    </style:style>
    <style:style style:name="ce48"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6pt" style:font-size-asian="16pt" style:font-size-complex="16pt" style:font-family-generic="swiss"/>
    </style:style>
    <style:style style:name="ce49" style:family="table-cell" style:parent-style-name="Default" style:data-style-name="N30">
      <style:table-cell-properties fo:border="thin solid #000000" style:vertical-align="middle" fo:wrap-option="wrap" style:repeat-content="false"/>
      <style:paragraph-properties fo:text-align="center"/>
      <style:text-properties style:font-name="Arial" style:font-name-asian="Arial" style:font-name-complex="Arial" fo:font-size="14pt" style:font-size-asian="14pt" style:font-size-complex="14pt" style:font-family-generic="swiss"/>
    </style:style>
    <style:style style:name="ce50" style:family="table-cell" style:parent-style-name="Default" style:data-style-name="N0">
      <style:table-cell-properties fo:border="thin solid #000000" style:vertical-align="middle" fo:wrap-option="wrap" style:repeat-content="false"/>
      <style:paragraph-properties fo:text-align="center"/>
      <style:text-properties style:font-name="Arial" style:font-name-asian="Arial" style:font-name-complex="Arial" fo:font-size="14pt" style:font-size-asian="14pt" style:font-size-complex="14pt" style:font-family-generic="swiss"/>
    </style:style>
    <style:style style:name="ce51" style:family="table-cell" style:parent-style-name="Default" style:data-style-name="N30">
      <style:table-cell-properties fo:border="thin solid #000000" style:vertical-align="middle" fo:wrap-option="wrap"/>
      <style:text-properties style:font-name="Arial" style:font-name-asian="Arial" style:font-name-complex="Arial" fo:font-size="14pt" style:font-size-asian="14pt" style:font-size-complex="14pt" style:font-family-generic="swiss"/>
    </style:style>
    <style:style style:name="ce52" style:family="table-cell" style:parent-style-name="Default" style:data-style-name="N0">
      <style:table-cell-properties fo:border="thin solid #000000" style:vertical-align="middle" fo:wrap-option="wrap" style:repeat-content="false"/>
      <style:paragraph-properties fo:text-align="start" fo:margin-left="0cm"/>
      <style:text-properties style:font-name="Arial" style:font-name-asian="Arial" style:font-name-complex="Arial" fo:font-size="14pt" style:font-size-asian="14pt" style:font-size-complex="14pt" style:font-family-generic="swiss"/>
    </style:style>
    <style:style style:name="ce53"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54"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style:font-name="標楷體" style:font-name-asian="標楷體" style:font-name-complex="標楷體" style:font-family-generic="script"/>
    </style:style>
    <style:style style:name="ce55"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56" style:family="table-cell" style:parent-style-name="_21315__20998__20301__32_2_32_2" style:data-style-name="N48">
      <style:table-cell-properties fo:border-top="none" fo:border-bottom="thin solid #000000" fo:border-left="thin solid #000000" fo:border-right="thin solid #000000" style:diagonal-tl-br="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57" style:family="table-cell" style:parent-style-name="_21315__20998__20301_" style:data-style-name="N48">
      <style:table-cell-properties fo:border="thin solid #000000" style:vertical-align="middle" fo:wrap-option="wrap" fo:background-color="#FFFFFF" style:repeat-content="false"/>
      <style:paragraph-properties fo:text-align="end" fo:margin-right="0cm"/>
      <style:text-properties fo:color="#000000" style:font-name="Arial" style:font-name-asian="Arial" style:font-name-complex="Arial" style:font-family-generic="swiss"/>
    </style:style>
    <style:style style:name="ce58" style:family="table-cell" style:parent-style-name="_21315__20998__20301__32_2_32_2" style:data-style-name="N30">
      <style:table-cell-properties fo:border="thin solid #000000" style:vertical-align="middle" fo:wrap-option="wrap" fo:background-color="#FFFFFF" style:repeat-content="false"/>
      <style:paragraph-properties fo:text-align="center"/>
      <style:text-properties style:font-name="Arial" style:font-name-asian="Arial" style:font-name-complex="Arial" style:font-family-generic="swiss"/>
    </style:style>
    <style:style style:name="ce59" style:family="table-cell" style:parent-style-name="_21315__20998__20301__32_2_32_2" style:data-style-name="N30">
      <style:table-cell-properties fo:border="thin solid #000000" style:vertical-align="middle" fo:wrap-option="wrap" fo:background-color="#FFFFFF" style:repeat-content="false"/>
      <style:paragraph-properties fo:text-align="start" fo:margin-left="0cm"/>
      <style:text-properties style:font-name="Arial" style:font-name-asian="Arial" style:font-name-complex="Arial" style:font-family-generic="swiss"/>
    </style:style>
    <style:style style:name="ce60" style:family="table-cell" style:parent-style-name="_21315__20998__20301__32_2_32_2" style:data-style-name="N0">
      <style:table-cell-properties fo:border="thin solid #000000" style:vertical-align="middle" fo:wrap-option="wrap"/>
      <style:text-properties style:font-name="Arial" style:font-name-asian="Arial" style:font-name-complex="Arial" style:font-family-generic="swiss"/>
    </style:style>
    <style:style style:name="ce61" style:family="table-cell" style:parent-style-name="Default" style:data-style-name="N0">
      <style:table-cell-properties fo:border-top="none" fo:border-bottom="thin solid #000000" fo:border-left="none" fo:border-right="none" style:vertical-align="middle" style:repeat-content="false"/>
      <style:paragraph-properties fo:text-align="center"/>
      <style:text-properties style:font-name="Arial" style:font-name-asian="Arial" style:font-name-complex="Arial" fo:font-size="16pt" style:font-size-asian="16pt" style:font-size-complex="16pt" style:font-family-generic="swiss"/>
    </style:style>
    <style:style style:name="ce62" style:family="table-cell" style:parent-style-name="Default" style:data-style-name="N0">
      <style:table-cell-properties fo:border="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3" style:family="table-cell" style:parent-style-name="_21315__20998__20301__32_2_32_2" style:data-style-name="N48">
      <style:table-cell-properties fo:border="thin solid #000000" style:diagonal-tl-br="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T1" style:family="text" style:parent-style-name="Default">
      <style:text-properties fo:color="#000000" style:text-line-through-style="none" style:font-name="Arial" style:font-name-asian="Arial" style:font-name-complex="Arial" fo:font-size="18pt" style:font-size-asian="18pt" style:font-size-complex="18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標楷體" style:font-name-asian="標楷體" style:font-name-complex="標楷體" fo:font-size="18pt" style:font-size-asian="18pt" style:font-size-complex="18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標楷體" style:font-name-asian="標楷體" style:font-name-complex="標楷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標楷體" style:font-name-asian="標楷體" style:font-name-complex="標楷體"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Arial" style:font-name-asian="Arial" style:font-name-complex="Arial" fo:font-size="16pt" style:font-size-asian="16pt" style:font-size-complex="16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標楷體" style:font-name-asian="標楷體" style:font-name-complex="標楷體" fo:font-size="16pt" style:font-size-asian="16pt" style:font-size-complex="16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標楷體" style:font-name-asian="標楷體" style:font-name-complex="標楷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15"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3.20145833333333cm"/>
    </style:style>
    <style:style style:name="co2" style:family="table-column">
      <style:table-column-properties fo:break-before="auto" style:column-width="5.18583333333333cm"/>
    </style:style>
    <style:style style:name="co3" style:family="table-column">
      <style:table-column-properties fo:break-before="auto" style:column-width="6.77333333333333cm"/>
    </style:style>
    <style:style style:name="co4" style:family="table-column">
      <style:table-column-properties fo:break-before="auto" style:column-width="2.88395833333333cm"/>
    </style:style>
    <style:style style:name="co5" style:family="table-column">
      <style:table-column-properties fo:break-before="auto" style:column-width="3.06916666666667cm"/>
    </style:style>
    <style:style style:name="co6" style:family="table-column">
      <style:table-column-properties fo:break-before="auto" style:column-width="6.35cm"/>
    </style:style>
    <style:style style:name="co7" style:family="table-column">
      <style:table-column-properties fo:break-before="auto" style:column-width="3.04270833333333cm"/>
    </style:style>
    <style:style style:name="co8" style:family="table-column">
      <style:table-column-properties fo:break-before="auto" style:column-width="3.38666666666667cm"/>
    </style:style>
    <style:style style:name="co9" style:family="table-column">
      <style:table-column-properties fo:break-before="auto" style:column-width="9.26041666666667cm"/>
    </style:style>
    <style:style style:name="co10" style:family="table-column">
      <style:table-column-properties fo:break-before="auto" style:column-width="2.11666666666667cm"/>
    </style:style>
    <style:style style:name="ro1" style:family="table-row">
      <style:table-row-properties style:row-height="29.4pt" style:use-optimal-row-height="false" fo:break-before="auto"/>
    </style:style>
    <style:style style:name="ro2" style:family="table-row">
      <style:table-row-properties style:row-height="24.6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44.4pt" style:use-optimal-row-height="false" fo:break-before="auto"/>
    </style:style>
    <style:style style:name="ro5" style:family="table-row">
      <style:table-row-properties style:row-height="45.75pt" style:use-optimal-row-height="false" fo:break-before="auto"/>
    </style:style>
    <style:style style:name="ro6" style:family="table-row">
      <style:table-row-properties style:row-height="57.75pt" style:use-optimal-row-height="false" fo:break-before="auto"/>
    </style:style>
    <style:style style:name="ro7" style:family="table-row">
      <style:table-row-properties style:row-height="28.5pt" style:use-optimal-row-height="false" fo:break-before="page"/>
    </style:style>
    <style:style style:name="ro8" style:family="table-row">
      <style:table-row-properties style:row-height="28.5pt" style:use-optimal-row-height="false" fo:break-before="auto"/>
    </style:style>
    <style:style style:name="ro9" style:family="table-row">
      <style:table-row-properties style:row-height="45.75pt" style:use-optimal-row-height="false" fo:break-before="page"/>
    </style:style>
    <style:style style:name="ro10" style:family="table-row">
      <style:table-row-properties style:row-height="81pt" style:use-optimal-row-height="false" fo:break-before="auto"/>
    </style:style>
    <style:style style:name="ro11" style:family="table-row">
      <style:table-row-properties style:row-height="111.75pt" style:use-optimal-row-height="false" fo:break-before="auto"/>
    </style:style>
    <style:style style:name="ro12" style:family="table-row">
      <style:table-row-properties style:row-height="87.75pt" style:use-optimal-row-height="false" fo:break-before="auto"/>
    </style:style>
    <style:style style:name="ro13" style:family="table-row">
      <style:table-row-properties style:row-height="87pt" style:use-optimal-row-height="false" fo:break-before="auto"/>
    </style:style>
    <style:style style:name="ro14" style:family="table-row">
      <style:table-row-properties style:row-height="165.75pt" style:use-optimal-row-height="false" fo:break-before="auto"/>
    </style:style>
    <style:style style:name="ro15" style:family="table-row">
      <style:table-row-properties style:row-height="170.25pt" style:use-optimal-row-height="false" fo:break-before="auto"/>
    </style:style>
    <style:style style:name="ro16" style:family="table-row">
      <style:table-row-properties style:row-height="145.5pt" style:use-optimal-row-height="false" fo:break-before="auto"/>
    </style:style>
    <style:style style:name="ro17" style:family="table-row">
      <style:table-row-properties style:row-height="86.25pt" style:use-optimal-row-height="false" fo:break-before="auto"/>
    </style:style>
    <style:style style:name="ro18" style:family="table-row">
      <style:table-row-properties style:row-height="102pt" style:use-optimal-row-height="false" fo:break-before="auto"/>
    </style:style>
    <style:style style:name="ro19" style:family="table-row">
      <style:table-row-properties style:row-height="106.5pt" style:use-optimal-row-height="false" fo:break-before="auto"/>
    </style:style>
    <style:style style:name="ro20" style:family="table-row">
      <style:table-row-properties style:row-height="171pt" style:use-optimal-row-height="false" fo:break-before="auto"/>
    </style:style>
    <style:style style:name="ro21" style:family="table-row">
      <style:table-row-properties style:row-height="151.5pt" style:use-optimal-row-height="false" fo:break-before="auto"/>
    </style:style>
    <style:style style:name="ro22" style:family="table-row">
      <style:table-row-properties style:row-height="136.5pt" style:use-optimal-row-height="false" fo:break-before="auto"/>
    </style:style>
    <style:style style:name="ro23" style:family="table-row">
      <style:table-row-properties style:row-height="83.25pt" style:use-optimal-row-height="false" fo:break-before="auto"/>
    </style:style>
    <style:style style:name="ro24" style:family="table-row">
      <style:table-row-properties style:row-height="128.25pt" style:use-optimal-row-height="false" fo:break-before="auto"/>
    </style:style>
    <style:style style:name="ro25" style:family="table-row">
      <style:table-row-properties style:row-height="90pt" style:use-optimal-row-height="false" fo:break-before="auto"/>
    </style:style>
    <style:style style:name="ro26" style:family="table-row">
      <style:table-row-properties style:row-height="81pt" style:use-optimal-row-height="false" fo:break-before="page"/>
    </style:style>
    <style:style style:name="ro27" style:family="table-row">
      <style:table-row-properties style:row-height="108.75pt" style:use-optimal-row-height="false" fo:break-before="auto"/>
    </style:style>
    <style:style style:name="ro28" style:family="table-row">
      <style:table-row-properties style:row-height="142.5pt" style:use-optimal-row-height="false" fo:break-before="auto"/>
    </style:style>
    <style:style style:name="ro29" style:family="table-row">
      <style:table-row-properties style:row-height="122.25pt" style:use-optimal-row-height="false" fo:break-before="auto"/>
    </style:style>
    <style:style style:name="ro30" style:family="table-row">
      <style:table-row-properties style:row-height="227.25pt" style:use-optimal-row-height="false" fo:break-before="auto"/>
    </style:style>
    <style:style style:name="ro31" style:family="table-row">
      <style:table-row-properties style:row-height="199.5pt" style:use-optimal-row-height="false" fo:break-before="auto"/>
    </style:style>
    <style:style style:name="ro32" style:family="table-row">
      <style:table-row-properties style:row-height="90.75pt" style:use-optimal-row-height="false" fo:break-before="auto"/>
    </style:style>
    <style:style style:name="ro33" style:family="table-row">
      <style:table-row-properties style:row-height="124.5pt" style:use-optimal-row-height="false" fo:break-before="auto"/>
    </style:style>
    <style:style style:name="ro34" style:family="table-row">
      <style:table-row-properties style:row-height="123.75pt" style:use-optimal-row-height="false" fo:break-before="auto"/>
    </style:style>
    <style:style style:name="ro35" style:family="table-row">
      <style:table-row-properties style:row-height="141pt" style:use-optimal-row-height="false" fo:break-before="auto"/>
    </style:style>
    <style:style style:name="ro36" style:family="table-row">
      <style:table-row-properties style:row-height="108pt" style:use-optimal-row-height="false" fo:break-before="auto"/>
    </style:style>
    <style:style style:name="ro37" style:family="table-row">
      <style:table-row-properties style:row-height="126pt" style:use-optimal-row-height="false" fo:break-before="auto"/>
    </style:style>
    <style:style style:name="ro38" style:family="table-row">
      <style:table-row-properties style:row-height="89.25pt" style:use-optimal-row-height="false" fo:break-before="auto"/>
    </style:style>
    <style:style style:name="ro39" style:family="table-row">
      <style:table-row-properties style:row-height="118.5pt" style:use-optimal-row-height="false" fo:break-before="auto"/>
    </style:style>
    <style:style style:name="ro40" style:family="table-row">
      <style:table-row-properties style:row-height="159pt" style:use-optimal-row-height="false" fo:break-before="auto"/>
    </style:style>
    <style:style style:name="ro41" style:family="table-row">
      <style:table-row-properties style:row-height="119.25pt" style:use-optimal-row-height="false" fo:break-before="auto"/>
    </style:style>
    <style:style style:name="ro42" style:family="table-row">
      <style:table-row-properties style:row-height="88.5pt" style:use-optimal-row-height="false" fo:break-before="auto"/>
    </style:style>
    <style:style style:name="ro43" style:family="table-row">
      <style:table-row-properties style:row-height="120pt" style:use-optimal-row-height="false" fo:break-before="auto"/>
    </style:style>
    <style:style style:name="ro44" style:family="table-row">
      <style:table-row-properties style:row-height="96.75pt" style:use-optimal-row-height="false" fo:break-before="auto"/>
    </style:style>
    <style:style style:name="ro45" style:family="table-row">
      <style:table-row-properties style:row-height="162pt" style:use-optimal-row-height="false" fo:break-before="auto"/>
    </style:style>
    <style:style style:name="ro46" style:family="table-row">
      <style:table-row-properties style:row-height="146.25pt" style:use-optimal-row-height="false" fo:break-before="auto"/>
    </style:style>
    <style:style style:name="ro47" style:family="table-row">
      <style:table-row-properties style:row-height="134.25pt" style:use-optimal-row-height="false" fo:break-before="auto"/>
    </style:style>
    <style:style style:name="ro48" style:family="table-row">
      <style:table-row-properties style:row-height="129pt" style:use-optimal-row-height="false" fo:break-before="auto"/>
    </style:style>
    <style:style style:name="ro49" style:family="table-row">
      <style:table-row-properties style:row-height="104.25pt" style:use-optimal-row-height="false" fo:break-before="auto"/>
    </style:style>
    <style:style style:name="ro50" style:family="table-row">
      <style:table-row-properties style:row-height="116.25pt" style:use-optimal-row-height="false" fo:break-before="auto"/>
    </style:style>
    <style:style style:name="ro51" style:family="table-row">
      <style:table-row-properties style:row-height="117.75pt" style:use-optimal-row-height="false" fo:break-before="auto"/>
    </style:style>
    <style:style style:name="ro52" style:family="table-row">
      <style:table-row-properties style:row-height="153pt" style:use-optimal-row-height="false" fo:break-before="auto"/>
    </style:style>
    <style:style style:name="ro53" style:family="table-row">
      <style:table-row-properties style:row-height="91.5pt" style:use-optimal-row-height="false" fo:break-before="auto"/>
    </style:style>
    <style:style style:name="ro54" style:family="table-row">
      <style:table-row-properties style:row-height="95.25pt" style:use-optimal-row-height="false" fo:break-before="auto"/>
    </style:style>
    <style:style style:name="ro55" style:family="table-row">
      <style:table-row-properties style:row-height="102.75pt" style:use-optimal-row-height="false" fo:break-before="auto"/>
    </style:style>
    <style:style style:name="ro56" style:family="table-row">
      <style:table-row-properties style:row-height="103.5pt" style:use-optimal-row-height="false" fo:break-before="auto"/>
    </style:style>
    <style:style style:name="ro57" style:family="table-row">
      <style:table-row-properties style:row-height="163.5pt" style:use-optimal-row-height="false" fo:break-before="auto"/>
    </style:style>
    <style:style style:name="ro58" style:family="table-row">
      <style:table-row-properties style:row-height="93.75pt" style:use-optimal-row-height="false" fo:break-before="auto"/>
    </style:style>
    <style:style style:name="ro59" style:family="table-row">
      <style:table-row-properties style:row-height="100.5pt" style:use-optimal-row-height="false" fo:break-before="auto"/>
    </style:style>
    <style:style style:name="ro60" style:family="table-row">
      <style:table-row-properties style:row-height="135.75pt" style:use-optimal-row-height="false" fo:break-before="auto"/>
    </style:style>
    <style:style style:name="ro61" style:family="table-row">
      <style:table-row-properties style:row-height="47.25pt" style:use-optimal-row-height="false" fo:break-before="auto"/>
    </style:style>
    <style:style style:name="ro62" style:family="table-row">
      <style:table-row-properties style:row-height="16.2pt" style:use-optimal-row-height="true" fo:break-before="auto"/>
    </style:style>
    <style:style style:name="ta1" style:family="table" style:master-page-name="mp1">
      <style:table-properties table:display="true" style:writing-mode="lr-tb"/>
    </style:style>
    <style:style style:name="ce64" style:family="table-cell" style:parent-style-name="_19968__33324__32_2_32_2" style:data-style-name="N0">
      <style:table-cell-properties fo:border="thin solid #000000" style:vertical-align="middle" fo:wrap-option="wrap" fo:background-color="transparent" style:cell-protect="protected" style:repeat-content="false"/>
      <style:paragraph-properties fo:text-align="start" fo:margin-left="0cm"/>
      <style:text-properties style:font-name="Arial" style:font-name-asian="Arial" style:font-name-complex="Arial" style:font-family-generic="swiss"/>
      <style:map style:condition="is-true-formula(msoxl:AND(COUNTIF($B$56:$B$367, B56)&gt;1,NOT(ISBLANK(B56))))" style:apply-style-name="cf1" style:base-cell-address="公告檔.B56"/>
      <style:map style:condition="is-true-formula(msoxl:AND(COUNTIF($B$56:$B$367, B56)&gt;1,NOT(ISBLANK(B56))))" style:apply-style-name="cf2" style:base-cell-address="公告檔.B56"/>
      <style:map style:condition="is-true-formula(msoxl:AND(COUNTIF($B$56:$B$367, B56)&gt;1,NOT(ISBLANK(B56))))" style:apply-style-name="cf3" style:base-cell-address="公告檔.B56"/>
      <style:map style:condition="is-true-formula(msoxl:AND(COUNTIF($B$56:$B$367, B56)&gt;1,NOT(ISBLANK(B56))))" style:apply-style-name="cf4" style:base-cell-address="公告檔.B56"/>
      <style:map style:condition="is-true-formula(msoxl:AND(COUNTIF($B$56:$B$367, B56)&gt;1,NOT(ISBLANK(B56))))" style:apply-style-name="cf5" style:base-cell-address="公告檔.B56"/>
    </style:style>
    <style:style style:name="ce65" style:family="table-cell" style:parent-style-name="_19968__33324__32_2_32_2" style:data-style-name="N0">
      <style:table-cell-properties fo:border="thin solid #000000" style:vertical-align="middle" fo:wrap-option="wrap" fo:background-color="transparent" style:cell-protect="protected" style:repeat-content="false"/>
      <style:paragraph-properties fo:text-align="start" fo:margin-left="0cm"/>
      <style:text-properties style:font-name="Arial" style:font-name-asian="Arial" style:font-name-complex="Arial" style:font-family-generic="swiss"/>
      <style:map style:condition="is-true-formula(msoxl:AND(COUNTIF($B$56:$B$367, B56)&gt;1,NOT(ISBLANK(B56))))" style:apply-style-name="cf1" style:base-cell-address="公告檔.B56"/>
      <style:map style:condition="is-true-formula(msoxl:AND(COUNTIF($B$56:$B$367, B56)&gt;1,NOT(ISBLANK(B56))))" style:apply-style-name="cf2" style:base-cell-address="公告檔.B56"/>
      <style:map style:condition="is-true-formula(msoxl:AND(COUNTIF($B$56:$B$367, B56)&gt;1,NOT(ISBLANK(B56))))" style:apply-style-name="cf3" style:base-cell-address="公告檔.B56"/>
      <style:map style:condition="is-true-formula(msoxl:AND(COUNTIF($B$56:$B$367, B56)&gt;1,NOT(ISBLANK(B56))))" style:apply-style-name="cf4" style:base-cell-address="公告檔.B56"/>
      <style:map style:condition="is-true-formula(msoxl:AND(COUNTIF($B$56:$B$367, B56)&gt;1,NOT(ISBLANK(B56))))" style:apply-style-name="cf5" style:base-cell-address="公告檔.B56"/>
    </style:style>
    <style:style style:name="ce66" style:family="table-cell" style:parent-style-name="Default" style:data-style-name="N0">
      <style:table-cell-properties fo:border="thin solid #000000" style:vertical-align="middle" fo:wrap-option="wrap" style:repeat-content="false"/>
      <style:paragraph-properties fo:text-align="start" fo:margin-left="0cm"/>
      <style:text-properties style:font-name="Arial" style:font-name-asian="Arial" style:font-name-complex="Arial" style:font-family-generic="swiss"/>
      <style:map style:condition="is-true-formula(msoxl:AND(COUNTIF($B$56:$B$367, B56)&gt;1,NOT(ISBLANK(B56))))" style:apply-style-name="cf1" style:base-cell-address="公告檔.B56"/>
      <style:map style:condition="is-true-formula(msoxl:AND(COUNTIF($B$56:$B$367, B56)&gt;1,NOT(ISBLANK(B56))))" style:apply-style-name="cf2" style:base-cell-address="公告檔.B56"/>
      <style:map style:condition="is-true-formula(msoxl:AND(COUNTIF($B$56:$B$367, B56)&gt;1,NOT(ISBLANK(B56))))" style:apply-style-name="cf3" style:base-cell-address="公告檔.B56"/>
      <style:map style:condition="is-true-formula(msoxl:AND(COUNTIF($B$56:$B$367, B56)&gt;1,NOT(ISBLANK(B56))))" style:apply-style-name="cf4" style:base-cell-address="公告檔.B56"/>
      <style:map style:condition="is-true-formula(msoxl:AND(COUNTIF($B$56:$B$367, B56)&gt;1,NOT(ISBLANK(B56))))" style:apply-style-name="cf5" style:base-cell-address="公告檔.B56"/>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false"/>
      <table:table table:name="公告檔" table:style-name="ta1" table:print-ranges="公告檔.A1:公告檔.I368">
        <table:table-column table:style-name="co1" table:default-cell-style-name="ce6"/>
        <table:table-column table:style-name="co2" table:default-cell-style-name="ce7"/>
        <table:table-column table:style-name="co3" table:default-cell-style-name="ce8"/>
        <table:table-column table:style-name="co4" table:default-cell-style-name="ce20"/>
        <table:table-column table:style-name="co5" table:default-cell-style-name="ce20"/>
        <table:table-column table:style-name="co6" table:default-cell-style-name="ce3"/>
        <table:table-column table:style-name="co7" table:default-cell-style-name="ce22"/>
        <table:table-column table:style-name="co8" table:default-cell-style-name="ce3"/>
        <table:table-column table:style-name="co9" table:default-cell-style-name="ce3"/>
        <table:table-column table:style-name="co10" table:number-columns-repeated="16375" table:default-cell-style-name="ce1"/>
        <table:table-row table:style-name="ro1">
          <table:table-cell office:value-type="string" table:number-columns-spanned="9" table:number-rows-spanned="1" table:style-name="ce47">
            <text:p><text:span text:style-name="T2">新北市政府</text:span>105<text:span text:style-name="T2">年度對議員所提地方建設建議事項處理明細表</text:span></text:p>
          </table:table-cell>
          <table:covered-table-cell table:number-columns-repeated="8"/>
          <table:table-cell table:number-columns-repeated="16375"/>
        </table:table-row>
        <table:table-row table:style-name="ro2">
          <table:table-cell office:value-type="string" table:number-columns-spanned="9" table:number-rows-spanned="1" table:style-name="ce47">
            <text:p><text:span text:style-name="T2">至</text:span>105<text:span text:style-name="T2">年</text:span>6<text:span text:style-name="T2">月止</text:span></text:p>
          </table:table-cell>
          <table:covered-table-cell table:number-columns-repeated="8"/>
          <table:table-cell table:number-columns-repeated="16375"/>
        </table:table-row>
        <table:table-row table:style-name="ro2">
          <table:table-cell office:value-type="string" table:style-name="ce2">
            <text:p><text:span text:style-name="T5">表</text:span>4</text:p>
          </table:table-cell>
          <table:table-cell office:value-type="string" table:number-columns-spanned="7" table:number-rows-spanned="1" table:style-name="ce61">
            <text:p><text:s text:c="35"/>(<text:span text:style-name="T7">本表為半年報</text:span>)</text:p>
          </table:table-cell>
          <table:covered-table-cell table:number-columns-repeated="6"/>
          <table:table-cell office:value-type="string" table:style-name="ce33">
            <text:p>單位：千元</text:p>
          </table:table-cell>
          <table:table-cell table:number-columns-repeated="16375"/>
        </table:table-row>
        <table:table-row table:style-name="ro3">
          <table:table-cell office:value-type="string" table:number-columns-spanned="1" table:number-rows-spanned="2" table:style-name="ce49">
            <text:p><text:span text:style-name="T5">姓名</text:span></text:p>
          </table:table-cell>
          <table:table-cell office:value-type="string" table:number-columns-spanned="1" table:number-rows-spanned="2" table:style-name="ce50">
            <text:p><text:span text:style-name="T5">建議項目及內容</text:span></text:p>
          </table:table-cell>
          <table:table-cell office:value-type="string" table:number-columns-spanned="1" table:number-rows-spanned="2" table:style-name="ce51">
            <text:p><text:span text:style-name="T5">建議地點</text:span></text:p>
          </table:table-cell>
          <table:table-cell office:value-type="string" table:number-columns-spanned="1" table:number-rows-spanned="2" table:style-name="ce50">
            <text:p><text:span text:style-name="T5">建議金額</text:span></text:p>
          </table:table-cell>
          <table:table-cell office:value-type="string" table:number-columns-spanned="5" table:number-rows-spanned="1" table:style-name="ce52">
            <text:p><text:span text:style-name="T5">核定情形</text:span></text:p>
          </table:table-cell>
          <table:covered-table-cell table:number-columns-repeated="4"/>
          <table:table-cell table:number-columns-repeated="16375" table:style-name="ce34"/>
        </table:table-row>
        <table:table-row table:style-name="ro4">
          <table:covered-table-cell/>
          <table:covered-table-cell/>
          <table:covered-table-cell/>
          <table:covered-table-cell/>
          <table:table-cell office:value-type="string" table:style-name="ce31">
            <text:p><text:span text:style-name="T5">核定金額</text:span></text:p>
          </table:table-cell>
          <table:table-cell office:value-type="string" table:style-name="ce31">
            <text:p><text:span text:style-name="T5">經費支用科目</text:span></text:p>
          </table:table-cell>
          <table:table-cell office:value-type="string" table:style-name="ce31">
            <text:p><text:span text:style-name="T5">主辦機關</text:span></text:p>
          </table:table-cell>
          <table:table-cell office:value-type="string" table:style-name="ce31">
            <text:p><text:span text:style-name="T5">招標方式</text:span></text:p>
          </table:table-cell>
          <table:table-cell office:value-type="string" table:style-name="ce31">
            <text:p><text:span text:style-name="T5">得標廠商</text:span></text:p>
          </table:table-cell>
          <table:table-cell table:number-columns-repeated="16375" table:style-name="ce34"/>
        </table:table-row>
        <table:table-row table:style-name="ro5">
          <table:table-cell office:value-type="string" table:style-name="ce10">
            <text:p><text:span text:style-name="T3">廖正良</text:span></text:p>
          </table:table-cell>
          <table:table-cell office:value-type="string" table:style-name="ce12">
            <text:p><text:span text:style-name="T3">購置</text:span>LED<text:span text:style-name="T3">電子字幕設備</text:span></text:p>
          </table:table-cell>
          <table:table-cell office:value-type="string" table:style-name="ce26">
            <text:p><text:span text:style-name="T3">汐止區湖前街</text:span>110<text:span text:style-name="T3">巷附近</text:span></text:p>
          </table:table-cell>
          <table:table-cell office:value-type="float" office:value="113" table:style-name="ce16">
            <text:p><text:s/>113<text:s/></text:p>
          </table:table-cell>
          <table:table-cell office:value-type="float" office:value="113" table:style-name="ce16">
            <text:p><text:s/>113<text:s/></text:p>
          </table:table-cell>
          <table:table-cell office:value-type="string" table:style-name="ce12">
            <text:p><text:span text:style-name="T3">民政業務</text:span>-<text:span text:style-name="T3">民政業務</text:span>-<text:span text:style-name="T3">獎補助費</text:span></text:p>
          </table:table-cell>
          <table:table-cell office:value-type="string" table:style-name="ce12">
            <text:p><text:span text:style-name="T3">汐止區公所</text:span></text:p>
          </table:table-cell>
          <table:table-cell office:value-type="string" table:style-name="ce12">
            <text:p><text:span text:style-name="T3">逕洽廠商</text:span></text:p>
          </table:table-cell>
          <table:table-cell office:value-type="string" table:style-name="ce12">
            <text:p><text:span text:style-name="T3">大樣光電科技有限公司</text:span></text:p>
            <text:p><text:span text:style-name="T3">永毓水電公司</text:span></text:p>
          </table:table-cell>
          <table:table-cell table:number-columns-repeated="16375" table:style-name="ce34"/>
        </table:table-row>
        <table:table-row table:style-name="ro5">
          <table:table-cell office:value-type="string" table:style-name="ce10">
            <text:p><text:span text:style-name="T3">金中玉</text:span></text:p>
          </table:table-cell>
          <table:table-cell office:value-type="string" table:style-name="ce12">
            <text:p><text:span text:style-name="T3">僑義公園体健設施及兒童遊戲器材</text:span></text:p>
          </table:table-cell>
          <table:table-cell office:value-type="string" table:style-name="ce26">
            <text:p><text:span text:style-name="T3">僑義公園</text:span></text:p>
          </table:table-cell>
          <table:table-cell office:value-type="float" office:value="143" table:style-name="ce16">
            <text:p><text:s/>143<text:s/></text:p>
          </table:table-cell>
          <table:table-cell office:value-type="float" office:value="133" table:style-name="ce16">
            <text:p><text:s/>133<text:s/></text:p>
          </table:table-cell>
          <table:table-cell office:value-type="string" table:style-name="ce12">
            <text:p><text:span text:style-name="T3">民政業務</text:span>-<text:span text:style-name="T3">民政業務</text:span>-<text:span text:style-name="T3">獎補助費</text:span></text:p>
          </table:table-cell>
          <table:table-cell office:value-type="string" table:style-name="ce12">
            <text:p><text:span text:style-name="T3">新店區公所</text:span></text:p>
          </table:table-cell>
          <table:table-cell office:value-type="string" table:style-name="ce12">
            <text:p><text:span text:style-name="T3">開口合約</text:span></text:p>
          </table:table-cell>
          <table:table-cell office:value-type="string" table:style-name="ce12">
            <text:p><text:span text:style-name="T3">禾盈工程有限公司</text:span></text:p>
          </table:table-cell>
          <table:table-cell table:number-columns-repeated="16375" table:style-name="ce34"/>
        </table:table-row>
        <table:table-row table:style-name="ro6">
          <table:table-cell office:value-type="string" table:style-name="ce11">
            <text:p><text:span text:style-name="T3">連斐璠</text:span></text:p>
            <text:p><text:span text:style-name="T3">陳鴻源</text:span></text:p>
            <text:p><text:span text:style-name="T3">羅文崇</text:span></text:p>
          </table:table-cell>
          <table:table-cell office:value-type="string" table:style-name="ce12">
            <text:p><text:span text:style-name="T3">永和區公所防災中心會議系統設備更新採購案</text:span></text:p>
          </table:table-cell>
          <table:table-cell office:value-type="string" table:style-name="ce26">
            <text:p><text:span text:style-name="T3">永和區公所</text:span></text:p>
          </table:table-cell>
          <table:table-cell office:value-type="float" office:value="900" table:style-name="ce16">
            <text:p><text:s/>900<text:s/></text:p>
          </table:table-cell>
          <table:table-cell office:value-type="float" office:value="900" table:style-name="ce16">
            <text:p><text:s/>900<text:s/></text:p>
          </table:table-cell>
          <table:table-cell office:value-type="string" table:style-name="ce12">
            <text:p><text:span text:style-name="T3">民政業務</text:span>-<text:span text:style-name="T3">民政業務</text:span>-<text:span text:style-name="T3">獎補助費</text:span></text:p>
          </table:table-cell>
          <table:table-cell office:value-type="string" table:style-name="ce12">
            <text:p><text:span text:style-name="T3">永和區公所</text:span></text:p>
          </table:table-cell>
          <table:table-cell office:value-type="string" table:style-name="ce12">
            <text:p><text:span text:style-name="T3">公開招標</text:span></text:p>
          </table:table-cell>
          <table:table-cell office:value-type="string" table:style-name="ce12">
            <text:p><text:span text:style-name="T3">東亞電股份有限公司</text:span></text:p>
          </table:table-cell>
          <table:table-cell table:number-columns-repeated="16375" table:style-name="ce34"/>
        </table:table-row>
        <table:table-row table:style-name="ro5">
          <table:table-cell office:value-type="string" table:style-name="ce10">
            <text:p><text:span text:style-name="T3">白珮茹</text:span></text:p>
          </table:table-cell>
          <table:table-cell office:value-type="string" table:style-name="ce12">
            <text:p><text:span text:style-name="T3">文化市民活動中心地磚修繕案</text:span></text:p>
          </table:table-cell>
          <table:table-cell office:value-type="string" table:style-name="ce26">
            <text:p><text:span text:style-name="T3">文化市民活動中心</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12">
            <text:p><text:span text:style-name="T3">民政業務</text:span>-<text:span text:style-name="T3">民政業務</text:span>-<text:span text:style-name="T3">獎補助費</text:span></text:p>
          </table:table-cell>
          <table:table-cell office:value-type="string" table:style-name="ce12">
            <text:p><text:span text:style-name="T3">汐止區公所</text:span></text:p>
          </table:table-cell>
          <table:table-cell office:value-type="string" table:style-name="ce12">
            <text:p><text:span text:style-name="T3">逕洽廠商</text:span></text:p>
          </table:table-cell>
          <table:table-cell office:value-type="string" table:style-name="ce12">
            <text:p><text:span text:style-name="T3">立輇有限公司</text:span></text:p>
          </table:table-cell>
          <table:table-cell table:number-columns-repeated="16375" table:style-name="ce34"/>
        </table:table-row>
        <table:table-row table:style-name="ro5">
          <table:table-cell office:value-type="string" table:style-name="ce10">
            <text:p><text:span text:style-name="T3">金中玉</text:span></text:p>
          </table:table-cell>
          <table:table-cell office:value-type="string" table:style-name="ce12">
            <text:p><text:span text:style-name="T3">僑義公園涼亭修繕及及兒童遊戲區告示牌</text:span></text:p>
          </table:table-cell>
          <table:table-cell office:value-type="string" table:style-name="ce26">
            <text:p><text:span text:style-name="T3">僑義公園</text:span></text:p>
          </table:table-cell>
          <table:table-cell office:value-type="float" office:value="50" table:style-name="ce16">
            <text:p><text:s/>50<text:s/></text:p>
          </table:table-cell>
          <table:table-cell office:value-type="float" office:value="50" table:style-name="ce16">
            <text:p><text:s/>50<text:s/></text:p>
          </table:table-cell>
          <table:table-cell office:value-type="string" table:style-name="ce12">
            <text:p><text:span text:style-name="T3">民政業務</text:span>-<text:span text:style-name="T3">民政業務</text:span>-<text:span text:style-name="T3">獎補助費</text:span></text:p>
          </table:table-cell>
          <table:table-cell office:value-type="string" table:style-name="ce12">
            <text:p><text:span text:style-name="T3">新店區公所</text:span></text:p>
          </table:table-cell>
          <table:table-cell office:value-type="string" table:style-name="ce12">
            <text:p><text:span text:style-name="T3">開口合約</text:span></text:p>
          </table:table-cell>
          <table:table-cell office:value-type="string" table:style-name="ce12">
            <text:p><text:span text:style-name="T3">茂榮土木包工業</text:span></text:p>
          </table:table-cell>
          <table:table-cell table:number-columns-repeated="16375" table:style-name="ce34"/>
        </table:table-row>
        <table:table-row table:style-name="ro5">
          <table:table-cell office:value-type="string" table:style-name="ce10">
            <text:p><text:span text:style-name="T3">何博文</text:span></text:p>
          </table:table-cell>
          <table:table-cell office:value-type="string" table:style-name="ce12">
            <text:p><text:span text:style-name="T3">新北市板橋區新海路照明改善工程</text:span></text:p>
          </table:table-cell>
          <table:table-cell office:value-type="string" table:style-name="ce26">
            <text:p><text:span text:style-name="T3">板橋區新海路</text:span></text:p>
          </table:table-cell>
          <table:table-cell office:value-type="float" office:value="200" table:style-name="ce16">
            <text:p><text:s/>200<text:s/></text:p>
          </table:table-cell>
          <table:table-cell office:value-type="float" office:value="200" table:style-name="ce16">
            <text:p><text:s/>200<text:s/></text:p>
          </table:table-cell>
          <table:table-cell office:value-type="string" table:style-name="ce12">
            <text:p><text:span text:style-name="T3">民政業務</text:span>-<text:span text:style-name="T3">民政業務</text:span>-<text:span text:style-name="T3">獎補助費</text:span></text:p>
          </table:table-cell>
          <table:table-cell office:value-type="string" table:style-name="ce12">
            <text:p><text:span text:style-name="T3">板橋區公所</text:span></text:p>
          </table:table-cell>
          <table:table-cell office:value-type="string" table:style-name="ce12">
            <text:p><text:span text:style-name="T3">開口合約</text:span></text:p>
          </table:table-cell>
          <table:table-cell office:value-type="string" table:style-name="ce12">
            <text:p><text:span text:style-name="T3">通桓實業有限公司</text:span></text:p>
          </table:table-cell>
          <table:table-cell table:number-columns-repeated="16375" table:style-name="ce34"/>
        </table:table-row>
        <table:table-row table:style-name="ro5">
          <table:table-cell office:value-type="string" table:style-name="ce10">
            <text:p><text:span text:style-name="T3">廖正良</text:span></text:p>
          </table:table-cell>
          <table:table-cell office:value-type="string" table:style-name="ce12">
            <text:p><text:span text:style-name="T3">新台五路一段</text:span>143<text:span text:style-name="T3">巷內電桿地下化工程</text:span></text:p>
          </table:table-cell>
          <table:table-cell office:value-type="string" table:style-name="ce26">
            <text:p><text:span text:style-name="T3">汐止區新台五路</text:span>143<text:span text:style-name="T3">巷</text:span></text:p>
          </table:table-cell>
          <table:table-cell office:value-type="float" office:value="561" table:style-name="ce16">
            <text:p><text:s/>561<text:s/></text:p>
          </table:table-cell>
          <table:table-cell office:value-type="float" office:value="560" table:style-name="ce16">
            <text:p><text:s/>560<text:s/></text:p>
          </table:table-cell>
          <table:table-cell office:value-type="string" table:style-name="ce12">
            <text:p><text:span text:style-name="T3">民政業務</text:span>-<text:span text:style-name="T3">民政業務</text:span>-<text:span text:style-name="T3">獎補助費</text:span></text:p>
          </table:table-cell>
          <table:table-cell office:value-type="string" table:style-name="ce12">
            <text:p><text:span text:style-name="T3">汐止區公所</text:span></text:p>
          </table:table-cell>
          <table:table-cell office:value-type="string" table:style-name="ce12">
            <text:p><text:span text:style-name="T3">逕洽廠商</text:span></text:p>
          </table:table-cell>
          <table:table-cell office:value-type="string" table:style-name="ce12">
            <text:p><text:span text:style-name="T3">台灣電力公司</text:span></text:p>
          </table:table-cell>
          <table:table-cell table:number-columns-repeated="16375" table:style-name="ce34"/>
        </table:table-row>
        <table:table-row table:style-name="ro5">
          <table:table-cell office:value-type="string" table:style-name="ce10">
            <text:p><text:span text:style-name="T3">廖正良</text:span></text:p>
          </table:table-cell>
          <table:table-cell office:value-type="string" table:style-name="ce12">
            <text:p><text:span text:style-name="T3">購置影印機設備</text:span></text:p>
          </table:table-cell>
          <table:table-cell office:value-type="string" table:style-name="ce26">
            <text:p><text:span text:style-name="T3">汐止區公所</text:span></text:p>
          </table:table-cell>
          <table:table-cell office:value-type="float" office:value="100" table:style-name="ce16">
            <text:p><text:s/>100<text:s/></text:p>
          </table:table-cell>
          <table:table-cell office:value-type="float" office:value="87" table:style-name="ce16">
            <text:p><text:s/>87<text:s/></text:p>
          </table:table-cell>
          <table:table-cell office:value-type="string" table:style-name="ce12">
            <text:p><text:span text:style-name="T3">民政業務</text:span>-<text:span text:style-name="T3">民政業務</text:span>-<text:span text:style-name="T3">獎補助費</text:span></text:p>
          </table:table-cell>
          <table:table-cell office:value-type="string" table:style-name="ce12">
            <text:p><text:span text:style-name="T3">汐止區公所</text:span></text:p>
          </table:table-cell>
          <table:table-cell office:value-type="string" table:style-name="ce12">
            <text:p><text:span text:style-name="T3">共同供應契約</text:span></text:p>
          </table:table-cell>
          <table:table-cell office:value-type="string" table:style-name="ce13">
            <text:p><text:span text:style-name="T3">東磊資訊有限公司</text:span></text:p>
          </table:table-cell>
          <table:table-cell table:number-columns-repeated="16375" table:style-name="ce34"/>
        </table:table-row>
        <table:table-row table:style-name="ro5">
          <table:table-cell office:value-type="string" table:style-name="ce10">
            <text:p><text:span text:style-name="T3">沈發惠</text:span></text:p>
          </table:table-cell>
          <table:table-cell office:value-type="string" table:style-name="ce12">
            <text:p><text:span text:style-name="T3">購置冰箱及茶几設備</text:span></text:p>
          </table:table-cell>
          <table:table-cell office:value-type="string" table:style-name="ce26">
            <text:p><text:span text:style-name="T3">金龍、湖光市民活動中心</text:span></text:p>
          </table:table-cell>
          <table:table-cell office:value-type="float" office:value="65" table:style-name="ce16">
            <text:p><text:s/>65<text:s/></text:p>
          </table:table-cell>
          <table:table-cell office:value-type="float" office:value="65" table:style-name="ce16">
            <text:p><text:s/>65<text:s/></text:p>
          </table:table-cell>
          <table:table-cell office:value-type="string" table:style-name="ce12">
            <text:p><text:span text:style-name="T3">民政業務</text:span>-<text:span text:style-name="T3">民政業務</text:span>-<text:span text:style-name="T3">獎補助費</text:span></text:p>
          </table:table-cell>
          <table:table-cell office:value-type="string" table:style-name="ce12">
            <text:p><text:span text:style-name="T3">汐止區公所</text:span></text:p>
          </table:table-cell>
          <table:table-cell office:value-type="string" table:style-name="ce12">
            <text:p><text:span text:style-name="T3">共同供應契約</text:span></text:p>
          </table:table-cell>
          <table:table-cell office:value-type="string" table:style-name="ce12">
            <text:p><text:span text:style-name="T3">皇儒貴有限公司</text:span></text:p>
          </table:table-cell>
          <table:table-cell table:number-columns-repeated="16375" table:style-name="ce34"/>
        </table:table-row>
        <table:table-row table:style-name="ro5">
          <table:table-cell office:value-type="string" table:style-name="ce10">
            <text:p><text:span text:style-name="T3">沈發惠</text:span></text:p>
          </table:table-cell>
          <table:table-cell office:value-type="string" table:style-name="ce12">
            <text:p><text:span text:style-name="T3">購置影印機及傳真設備</text:span></text:p>
          </table:table-cell>
          <table:table-cell office:value-type="string" table:style-name="ce26">
            <text:p><text:span text:style-name="T3">汐止區公所</text:span></text:p>
          </table:table-cell>
          <table:table-cell office:value-type="float" office:value="93" table:style-name="ce16">
            <text:p><text:s/>93<text:s/></text:p>
          </table:table-cell>
          <table:table-cell office:value-type="float" office:value="91" table:style-name="ce16">
            <text:p><text:s/>91<text:s/></text:p>
          </table:table-cell>
          <table:table-cell office:value-type="string" table:style-name="ce12">
            <text:p><text:span text:style-name="T3">民政業務</text:span>-<text:span text:style-name="T3">民政業務</text:span>-<text:span text:style-name="T3">獎補助費</text:span></text:p>
          </table:table-cell>
          <table:table-cell office:value-type="string" table:style-name="ce12">
            <text:p><text:span text:style-name="T3">汐止區公所</text:span></text:p>
          </table:table-cell>
          <table:table-cell office:value-type="string" table:style-name="ce12">
            <text:p><text:span text:style-name="T3">逕洽廠商</text:span></text:p>
          </table:table-cell>
          <table:table-cell office:value-type="string" table:style-name="ce12">
            <text:p><text:span text:style-name="T3">金儀股份有限公司</text:span></text:p>
          </table:table-cell>
          <table:table-cell table:number-columns-repeated="16375" table:style-name="ce34"/>
        </table:table-row>
        <table:table-row table:style-name="ro5">
          <table:table-cell office:value-type="string" table:style-name="ce10">
            <text:p><text:span text:style-name="T3">賴秋媚</text:span></text:p>
          </table:table-cell>
          <table:table-cell office:value-type="string" table:style-name="ce12">
            <text:p><text:span text:style-name="T3">設置美化護欄工程</text:span></text:p>
          </table:table-cell>
          <table:table-cell office:value-type="string" table:style-name="ce26">
            <text:p><text:span text:style-name="T3">民權街</text:span>41<text:span text:style-name="T3">巷兩側</text:span></text:p>
          </table:table-cell>
          <table:table-cell office:value-type="float" office:value="90" table:style-name="ce16">
            <text:p><text:s/>90<text:s/></text:p>
          </table:table-cell>
          <table:table-cell office:value-type="float" office:value="90" table:style-name="ce16">
            <text:p><text:s/>90<text:s/></text:p>
          </table:table-cell>
          <table:table-cell office:value-type="string" table:style-name="ce12">
            <text:p><text:span text:style-name="T3">民政業務</text:span>-<text:span text:style-name="T3">民政業務</text:span>-<text:span text:style-name="T3">獎補助費</text:span></text:p>
          </table:table-cell>
          <table:table-cell office:value-type="string" table:style-name="ce12">
            <text:p><text:span text:style-name="T3">泰山區公所</text:span></text:p>
          </table:table-cell>
          <table:table-cell office:value-type="string" table:style-name="ce12">
            <text:p><text:span text:style-name="T3">逕洽廠商</text:span></text:p>
          </table:table-cell>
          <table:table-cell office:value-type="string" table:style-name="ce12">
            <text:p><text:span text:style-name="T3">東龍廣告工程行</text:span></text:p>
          </table:table-cell>
          <table:table-cell table:number-columns-repeated="16375" table:style-name="ce34"/>
        </table:table-row>
        <table:table-row table:style-name="ro5">
          <table:table-cell office:value-type="string" table:style-name="ce11">
            <text:p><text:span text:style-name="T3">邱婷蔚</text:span></text:p>
          </table:table-cell>
          <table:table-cell office:value-type="string" table:style-name="ce12">
            <text:p><text:span text:style-name="T3">新增廣播系統及維修</text:span></text:p>
          </table:table-cell>
          <table:table-cell office:value-type="string" table:style-name="ce26">
            <text:p><text:span text:style-name="T3">仁福街</text:span>64<text:span text:style-name="T3">巷、三和路</text:span>3<text:span text:style-name="T3">段</text:span>91<text:span text:style-name="T3">巷、仁愛街</text:span>141<text:span text:style-name="T3">巷、</text:span>125<text:span text:style-name="T3">巷</text:span></text:p>
          </table:table-cell>
          <table:table-cell office:value-type="float" office:value="83" table:style-name="ce16">
            <text:p><text:s/>83<text:s/></text:p>
          </table:table-cell>
          <table:table-cell office:value-type="float" office:value="83" table:style-name="ce16">
            <text:p><text:s/>83<text:s/></text:p>
          </table:table-cell>
          <table:table-cell office:value-type="string" table:style-name="ce12">
            <text:p><text:span text:style-name="T3">民政業務</text:span>-<text:span text:style-name="T3">民政業務</text:span>-<text:span text:style-name="T3">獎補助費</text:span></text:p>
          </table:table-cell>
          <table:table-cell office:value-type="string" table:style-name="ce12">
            <text:p><text:span text:style-name="T3">三重區公所</text:span></text:p>
          </table:table-cell>
          <table:table-cell office:value-type="string" table:style-name="ce12">
            <text:p><text:span text:style-name="T3">逕洽廠商</text:span></text:p>
          </table:table-cell>
          <table:table-cell office:value-type="string" table:style-name="ce12">
            <text:p><text:span text:style-name="T3">大郭工程有限公司</text:span></text:p>
          </table:table-cell>
          <table:table-cell table:number-columns-repeated="16375" table:style-name="ce34"/>
        </table:table-row>
        <table:table-row table:style-name="ro5">
          <table:table-cell office:value-type="string" table:style-name="ce11">
            <text:p><text:span text:style-name="T3">邱婷蔚</text:span></text:p>
          </table:table-cell>
          <table:table-cell office:value-type="string" table:style-name="ce12">
            <text:p><text:span text:style-name="T3">排水溝修繕疏濬加蓋</text:span></text:p>
          </table:table-cell>
          <table:table-cell office:value-type="string" table:style-name="ce26">
            <text:p><text:span text:style-name="T3">三民街</text:span>272<text:span text:style-name="T3">巷</text:span>2<text:span text:style-name="T3">號旁溝</text:span></text:p>
          </table:table-cell>
          <table:table-cell office:value-type="float" office:value="99" table:style-name="ce16">
            <text:p><text:s/>99<text:s/></text:p>
          </table:table-cell>
          <table:table-cell office:value-type="float" office:value="99" table:style-name="ce16">
            <text:p><text:s/>99<text:s/></text:p>
          </table:table-cell>
          <table:table-cell office:value-type="string" table:style-name="ce12">
            <text:p><text:span text:style-name="T3">民政業務</text:span>-<text:span text:style-name="T3">民政業務</text:span>-<text:span text:style-name="T3">獎補助費</text:span></text:p>
          </table:table-cell>
          <table:table-cell office:value-type="string" table:style-name="ce12">
            <text:p><text:span text:style-name="T3">三重區公所</text:span></text:p>
          </table:table-cell>
          <table:table-cell office:value-type="string" table:style-name="ce12">
            <text:p><text:span text:style-name="T3">逕洽廠商</text:span></text:p>
          </table:table-cell>
          <table:table-cell office:value-type="string" table:style-name="ce12">
            <text:p><text:span text:style-name="T3">萬福環保有限公司</text:span></text:p>
          </table:table-cell>
          <table:table-cell table:number-columns-repeated="16375" table:style-name="ce34"/>
        </table:table-row>
        <table:table-row table:style-name="ro5">
          <table:table-cell office:value-type="string" table:style-name="ce11">
            <text:p><text:span text:style-name="T3">蔡明堂</text:span></text:p>
          </table:table-cell>
          <table:table-cell office:value-type="string" table:style-name="ce12">
            <text:p><text:span text:style-name="T3">志工才藝研習樂器</text:span></text:p>
          </table:table-cell>
          <table:table-cell office:value-type="string" table:style-name="ce26">
            <text:p><text:span text:style-name="T3">三重區公所</text:span></text:p>
          </table:table-cell>
          <table:table-cell office:value-type="float" office:value="100" table:style-name="ce16">
            <text:p><text:s/>100<text:s/></text:p>
          </table:table-cell>
          <table:table-cell office:value-type="float" office:value="99" table:style-name="ce16">
            <text:p><text:s/>99<text:s/></text:p>
          </table:table-cell>
          <table:table-cell office:value-type="string" table:style-name="ce12">
            <text:p><text:span text:style-name="T3">民政業務</text:span>-<text:span text:style-name="T3">民政業務</text:span>-<text:span text:style-name="T3">獎補助費</text:span></text:p>
          </table:table-cell>
          <table:table-cell office:value-type="string" table:style-name="ce12">
            <text:p><text:span text:style-name="T3">三重區公所</text:span></text:p>
          </table:table-cell>
          <table:table-cell office:value-type="string" table:style-name="ce12">
            <text:p><text:span text:style-name="T3">逕洽廠商</text:span></text:p>
          </table:table-cell>
          <table:table-cell office:value-type="string" table:style-name="ce12">
            <text:p><text:span text:style-name="T3">義秀鼓藝工坊</text:span></text:p>
          </table:table-cell>
          <table:table-cell table:number-columns-repeated="16375" table:style-name="ce34"/>
        </table:table-row>
        <table:table-row table:style-name="ro5">
          <table:table-cell office:value-type="string" table:style-name="ce11">
            <text:p><text:span text:style-name="T3">宋明宗</text:span></text:p>
          </table:table-cell>
          <table:table-cell office:value-type="string" table:style-name="ce12">
            <text:p><text:span text:style-name="T3">購置塑木靠背休閒椅</text:span></text:p>
          </table:table-cell>
          <table:table-cell office:value-type="string" table:style-name="ce26">
            <text:p><text:span text:style-name="T3">貴子里明志路三段</text:span>204<text:span text:style-name="T3">巷之新北綠家園</text:span></text:p>
          </table:table-cell>
          <table:table-cell office:value-type="float" office:value="70" table:style-name="ce16">
            <text:p><text:s/>70<text:s/></text:p>
          </table:table-cell>
          <table:table-cell office:value-type="float" office:value="70" table:style-name="ce16">
            <text:p><text:s/>70<text:s/></text:p>
          </table:table-cell>
          <table:table-cell office:value-type="string" table:style-name="ce12">
            <text:p><text:span text:style-name="T3">民政業務</text:span>-<text:span text:style-name="T3">民政業務</text:span>-<text:span text:style-name="T3">獎補助費</text:span></text:p>
          </table:table-cell>
          <table:table-cell office:value-type="string" table:style-name="ce12">
            <text:p><text:span text:style-name="T3">泰山區公所</text:span></text:p>
          </table:table-cell>
          <table:table-cell office:value-type="string" table:style-name="ce12">
            <text:p><text:span text:style-name="T3">逕洽廠商</text:span></text:p>
          </table:table-cell>
          <table:table-cell office:value-type="string" table:style-name="ce12">
            <text:p><text:span text:style-name="T3">大安土木包工業</text:span></text:p>
          </table:table-cell>
          <table:table-cell table:number-columns-repeated="16375" table:style-name="ce34"/>
        </table:table-row>
        <table:table-row table:style-name="ro5">
          <table:table-cell office:value-type="string" table:style-name="ce10">
            <text:p><text:span text:style-name="T3">張瑞山</text:span></text:p>
          </table:table-cell>
          <table:table-cell office:value-type="string" table:style-name="ce12">
            <text:p><text:span text:style-name="T3">中和區嘉穗公園羽球場修繕工程</text:span></text:p>
          </table:table-cell>
          <table:table-cell office:value-type="string" table:style-name="ce26">
            <text:p><text:span text:style-name="T3">中和區嘉穗公園羽球場</text:span></text:p>
          </table:table-cell>
          <table:table-cell office:value-type="float" office:value="100" table:style-name="ce16">
            <text:p><text:s/>100<text:s/></text:p>
          </table:table-cell>
          <table:table-cell office:value-type="float" office:value="95" table:style-name="ce16">
            <text:p><text:s/>95<text:s/></text:p>
          </table:table-cell>
          <table:table-cell office:value-type="string" table:style-name="ce12">
            <text:p><text:span text:style-name="T3">民政業務</text:span>-<text:span text:style-name="T3">民政業務</text:span>-<text:span text:style-name="T3">獎補助費</text:span></text:p>
          </table:table-cell>
          <table:table-cell office:value-type="string" table:style-name="ce12">
            <text:p><text:span text:style-name="T3">中和區公所</text:span></text:p>
          </table:table-cell>
          <table:table-cell office:value-type="string" table:style-name="ce12">
            <text:p><text:span text:style-name="T3">逕洽廠商</text:span></text:p>
          </table:table-cell>
          <table:table-cell office:value-type="string" table:style-name="ce12">
            <text:p><text:span text:style-name="T3">鼎晟營造有限公司</text:span></text:p>
          </table:table-cell>
          <table:table-cell table:number-columns-repeated="16375" table:style-name="ce34"/>
        </table:table-row>
        <table:table-row table:style-name="ro5">
          <table:table-cell office:value-type="string" table:style-name="ce10">
            <text:p><text:span text:style-name="T3">金中玉</text:span></text:p>
          </table:table-cell>
          <table:table-cell office:value-type="string" table:style-name="ce12">
            <text:p><text:span text:style-name="T3">自動體外心臟電擊去顫器</text:span></text:p>
          </table:table-cell>
          <table:table-cell office:value-type="string" table:style-name="ce26">
            <text:p><text:span text:style-name="T3">寶興市民活動中心</text:span></text:p>
          </table:table-cell>
          <table:table-cell office:value-type="float" office:value="70" table:style-name="ce16">
            <text:p><text:s/>70<text:s/></text:p>
          </table:table-cell>
          <table:table-cell office:value-type="float" office:value="70" table:style-name="ce16">
            <text:p><text:s/>70<text:s/></text:p>
          </table:table-cell>
          <table:table-cell office:value-type="string" table:style-name="ce12">
            <text:p><text:span text:style-name="T3">民政業務</text:span>-<text:span text:style-name="T3">民政業務</text:span>-<text:span text:style-name="T3">獎補助費</text:span></text:p>
          </table:table-cell>
          <table:table-cell office:value-type="string" table:style-name="ce12">
            <text:p><text:span text:style-name="T3">新店區公所</text:span></text:p>
          </table:table-cell>
          <table:table-cell office:value-type="string" table:style-name="ce12">
            <text:p><text:span text:style-name="T3">逕洽廠商</text:span></text:p>
          </table:table-cell>
          <table:table-cell office:value-type="string" table:style-name="ce12">
            <text:p><text:span text:style-name="T3">集宇企業股份有限公司</text:span></text:p>
          </table:table-cell>
          <table:table-cell table:number-columns-repeated="16375" table:style-name="ce34"/>
        </table:table-row>
        <table:table-row table:style-name="ro5">
          <table:table-cell office:value-type="string" table:style-name="ce11">
            <text:p><text:span text:style-name="T3">邱婷蔚</text:span></text:p>
          </table:table-cell>
          <table:table-cell office:value-type="string" table:style-name="ce12">
            <text:p><text:span text:style-name="T3">排水溝修繕疏濬加蓋</text:span></text:p>
          </table:table-cell>
          <table:table-cell office:value-type="string" table:style-name="ce26">
            <text:p><text:span text:style-name="T3">忠孝路</text:span>3<text:span text:style-name="T3">段</text:span>15<text:span text:style-name="T3">巷</text:span>61-63<text:span text:style-name="T3">號旁溝</text:span></text:p>
          </table:table-cell>
          <table:table-cell office:value-type="float" office:value="77" table:style-name="ce16">
            <text:p><text:s/>77<text:s/></text:p>
          </table:table-cell>
          <table:table-cell office:value-type="float" office:value="77" table:style-name="ce16">
            <text:p><text:s/>77<text:s/></text:p>
          </table:table-cell>
          <table:table-cell office:value-type="string" table:style-name="ce12">
            <text:p><text:span text:style-name="T3">民政業務</text:span>-<text:span text:style-name="T3">民政業務</text:span>-<text:span text:style-name="T3">獎補助費</text:span></text:p>
          </table:table-cell>
          <table:table-cell office:value-type="string" table:style-name="ce12">
            <text:p><text:span text:style-name="T3">三重區公所</text:span></text:p>
          </table:table-cell>
          <table:table-cell office:value-type="string" table:style-name="ce12">
            <text:p><text:span text:style-name="T3">逕洽廠商</text:span></text:p>
          </table:table-cell>
          <table:table-cell office:value-type="string" table:style-name="ce12">
            <text:p><text:span text:style-name="T3">萬福環保有限公司</text:span></text:p>
          </table:table-cell>
          <table:table-cell table:number-columns-repeated="16375" table:style-name="ce34"/>
        </table:table-row>
        <table:table-row table:style-name="ro5">
          <table:table-cell office:value-type="string" table:style-name="ce11">
            <text:p><text:span text:style-name="T3">鍾宏仁</text:span></text:p>
          </table:table-cell>
          <table:table-cell office:value-type="string" table:style-name="ce12">
            <text:p><text:span text:style-name="T3">廣播喇叭路線架設暨廣播喇叭更新工程</text:span></text:p>
          </table:table-cell>
          <table:table-cell office:value-type="string" table:style-name="ce26">
            <text:p><text:span text:style-name="T3">泰林路</text:span>2<text:span text:style-name="T3">段</text:span>/<text:span text:style-name="T3">忠孝口</text:span>~<text:span text:style-name="T3">忠孝街</text:span>17<text:span text:style-name="T3">巷口等</text:span>6<text:span text:style-name="T3">處</text:span></text:p>
          </table:table-cell>
          <table:table-cell office:value-type="float" office:value="99" table:style-name="ce16">
            <text:p><text:s/>99<text:s/></text:p>
          </table:table-cell>
          <table:table-cell office:value-type="float" office:value="99" table:style-name="ce16">
            <text:p><text:s/>99<text:s/></text:p>
          </table:table-cell>
          <table:table-cell office:value-type="string" table:style-name="ce12">
            <text:p><text:span text:style-name="T3">民政業務</text:span>-<text:span text:style-name="T3">民政業務</text:span>-<text:span text:style-name="T3">獎補助費</text:span></text:p>
          </table:table-cell>
          <table:table-cell office:value-type="string" table:style-name="ce12">
            <text:p><text:span text:style-name="T3">泰山區公所</text:span></text:p>
          </table:table-cell>
          <table:table-cell office:value-type="string" table:style-name="ce12">
            <text:p><text:span text:style-name="T3">逕洽廠商</text:span></text:p>
          </table:table-cell>
          <table:table-cell office:value-type="string" table:style-name="ce12">
            <text:p><text:span text:style-name="T3">昌帝科技有限公司</text:span></text:p>
          </table:table-cell>
          <table:table-cell table:number-columns-repeated="16375" table:style-name="ce34"/>
        </table:table-row>
        <table:table-row table:style-name="ro5">
          <table:table-cell office:value-type="string" table:style-name="ce11">
            <text:p><text:span text:style-name="T3">賴秋媚</text:span></text:p>
          </table:table-cell>
          <table:table-cell office:value-type="string" table:style-name="ce12">
            <text:p><text:span text:style-name="T3">泰山區同興公園表演廣場整建工程</text:span></text:p>
          </table:table-cell>
          <table:table-cell office:value-type="string" table:style-name="ce26">
            <text:p><text:span text:style-name="T3">泰山區同興公園</text:span></text:p>
          </table:table-cell>
          <table:table-cell office:value-type="float" office:value="94" table:style-name="ce16">
            <text:p><text:s/>94<text:s/></text:p>
          </table:table-cell>
          <table:table-cell office:value-type="float" office:value="94" table:style-name="ce16">
            <text:p><text:s/>94<text:s/></text:p>
          </table:table-cell>
          <table:table-cell office:value-type="string" table:style-name="ce12">
            <text:p><text:span text:style-name="T3">民政業務</text:span>-<text:span text:style-name="T3">民政業務</text:span>-<text:span text:style-name="T3">獎補助費</text:span></text:p>
          </table:table-cell>
          <table:table-cell office:value-type="string" table:style-name="ce12">
            <text:p><text:span text:style-name="T3">泰山區公所</text:span></text:p>
          </table:table-cell>
          <table:table-cell office:value-type="string" table:style-name="ce12">
            <text:p><text:span text:style-name="T3">逕洽廠商</text:span></text:p>
          </table:table-cell>
          <table:table-cell office:value-type="string" table:style-name="ce12">
            <text:p><text:span text:style-name="T3">富庭園景觀有限公司</text:span></text:p>
          </table:table-cell>
          <table:table-cell table:number-columns-repeated="16375" table:style-name="ce34"/>
        </table:table-row>
        <table:table-row table:style-name="ro5">
          <table:table-cell office:value-type="string" table:style-name="ce11">
            <text:p><text:span text:style-name="T3">陳世榮</text:span></text:p>
            <text:p><text:span text:style-name="T3">廖本煙</text:span></text:p>
          </table:table-cell>
          <table:table-cell office:value-type="string" table:style-name="ce12">
            <text:p><text:span text:style-name="T3">溪北里溪北公園步道改工程</text:span></text:p>
          </table:table-cell>
          <table:table-cell office:value-type="string" table:style-name="ce26">
            <text:p><text:span text:style-name="T3">溪北里溪北公園</text:span></text:p>
          </table:table-cell>
          <table:table-cell office:value-type="float" office:value="250" table:style-name="ce17">
            <text:p><text:s/>250<text:s/></text:p>
          </table:table-cell>
          <table:table-cell office:value-type="float" office:value="250" table:style-name="ce16">
            <text:p><text:s/>250<text:s/></text:p>
          </table:table-cell>
          <table:table-cell office:value-type="string" table:style-name="ce12">
            <text:p><text:span text:style-name="T3">民政業務</text:span>-<text:span text:style-name="T3">民政業務</text:span>-<text:span text:style-name="T3">獎補助費</text:span></text:p>
          </table:table-cell>
          <table:table-cell office:value-type="string" table:style-name="ce12">
            <text:p><text:span text:style-name="T3">三峽區公所</text:span></text:p>
          </table:table-cell>
          <table:table-cell office:value-type="string" table:style-name="ce24">
            <text:p><text:span text:style-name="T3">公開取得報價單</text:span></text:p>
          </table:table-cell>
          <table:table-cell office:value-type="string" table:style-name="ce12">
            <text:p><text:span text:style-name="T3">嘉揚土木包工業</text:span></text:p>
          </table:table-cell>
          <table:table-cell table:number-columns-repeated="16375" table:style-name="ce34"/>
        </table:table-row>
        <table:table-row table:style-name="ro5">
          <table:table-cell office:value-type="string" table:style-name="ce10">
            <text:p><text:span text:style-name="T3">彭成龍</text:span></text:p>
          </table:table-cell>
          <table:table-cell office:value-type="string" table:style-name="ce12">
            <text:p><text:span text:style-name="T3">購置頂埔市民活動中心</text:span>LED<text:span text:style-name="T3">字幕機設備</text:span></text:p>
          </table:table-cell>
          <table:table-cell office:value-type="string" table:style-name="ce26">
            <text:p><text:span text:style-name="T3">頂埔市民活動中心</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12">
            <text:p><text:span text:style-name="T3">民政業務</text:span>-<text:span text:style-name="T3">民政業務</text:span>-<text:span text:style-name="T3">獎補助費</text:span></text:p>
          </table:table-cell>
          <table:table-cell office:value-type="string" table:style-name="ce12">
            <text:p><text:span text:style-name="T3">土城區公所</text:span></text:p>
          </table:table-cell>
          <table:table-cell office:value-type="string" table:style-name="ce12">
            <text:p><text:span text:style-name="T3">逕洽廠商</text:span></text:p>
          </table:table-cell>
          <table:table-cell office:value-type="string" table:style-name="ce12">
            <text:p><text:span text:style-name="T3">京巽企業有限公司</text:span></text:p>
          </table:table-cell>
          <table:table-cell table:number-columns-repeated="16375" table:style-name="ce34"/>
        </table:table-row>
        <table:table-row table:style-name="ro5">
          <table:table-cell office:value-type="string" table:style-name="ce10">
            <text:p><text:span text:style-name="T3">白珮茹</text:span></text:p>
          </table:table-cell>
          <table:table-cell office:value-type="string" table:style-name="ce12">
            <text:p><text:span text:style-name="T3">汐止區崇德市民活動中心設施改善案</text:span></text:p>
          </table:table-cell>
          <table:table-cell office:value-type="string" table:style-name="ce26">
            <text:p><text:span text:style-name="T3">崇德市民活動中心</text:span></text:p>
          </table:table-cell>
          <table:table-cell office:value-type="float" office:value="97" table:style-name="ce16">
            <text:p><text:s/>97<text:s/></text:p>
          </table:table-cell>
          <table:table-cell office:value-type="float" office:value="97" table:style-name="ce16">
            <text:p><text:s/>97<text:s/></text:p>
          </table:table-cell>
          <table:table-cell office:value-type="string" table:style-name="ce12">
            <text:p><text:span text:style-name="T3">民政業務</text:span>-<text:span text:style-name="T3">民政業務</text:span>-<text:span text:style-name="T3">獎補助費</text:span></text:p>
          </table:table-cell>
          <table:table-cell office:value-type="string" table:style-name="ce12">
            <text:p><text:span text:style-name="T3">汐止區公所</text:span></text:p>
          </table:table-cell>
          <table:table-cell office:value-type="string" table:style-name="ce12">
            <text:p><text:span text:style-name="T3">逕洽廠商</text:span></text:p>
          </table:table-cell>
          <table:table-cell office:value-type="string" table:style-name="ce12">
            <text:p><text:span text:style-name="T3">通義工程行</text:span></text:p>
          </table:table-cell>
          <table:table-cell table:number-columns-repeated="16375" table:style-name="ce34"/>
        </table:table-row>
        <table:table-row table:style-name="ro5">
          <table:table-cell office:value-type="string" table:style-name="ce10">
            <text:p><text:span text:style-name="T3">游輝宂</text:span></text:p>
          </table:table-cell>
          <table:table-cell office:value-type="string" table:style-name="ce12">
            <text:p><text:span text:style-name="T3">中和區華新人行廣場座椅增設</text:span></text:p>
          </table:table-cell>
          <table:table-cell office:value-type="string" table:style-name="ce26">
            <text:p><text:span text:style-name="T3">中和區華新人行廣場</text:span></text:p>
          </table:table-cell>
          <table:table-cell office:value-type="float" office:value="60" table:style-name="ce16">
            <text:p><text:s/>60<text:s/></text:p>
          </table:table-cell>
          <table:table-cell office:value-type="float" office:value="60" table:style-name="ce16">
            <text:p><text:s/>60<text:s/></text:p>
          </table:table-cell>
          <table:table-cell office:value-type="string" table:style-name="ce12">
            <text:p><text:span text:style-name="T3">民政業務</text:span>-<text:span text:style-name="T3">民政業務</text:span>-<text:span text:style-name="T3">獎補助費</text:span></text:p>
          </table:table-cell>
          <table:table-cell office:value-type="string" table:style-name="ce12">
            <text:p><text:span text:style-name="T3">中和區公所</text:span></text:p>
          </table:table-cell>
          <table:table-cell office:value-type="string" table:style-name="ce12">
            <text:p><text:span text:style-name="T3">逕洽廠商</text:span></text:p>
          </table:table-cell>
          <table:table-cell office:value-type="string" table:style-name="ce12">
            <text:p><text:span text:style-name="T3">鼎晟營造有限公司</text:span></text:p>
          </table:table-cell>
          <table:table-cell table:number-columns-repeated="16375" table:style-name="ce34"/>
        </table:table-row>
        <table:table-row table:style-name="ro7">
          <table:table-cell office:value-type="string" table:style-name="ce10">
            <text:p><text:span text:style-name="T3">林銘仁</text:span></text:p>
          </table:table-cell>
          <table:table-cell office:value-type="string" table:number-columns-spanned="1" table:number-rows-spanned="2" table:style-name="ce46">
            <text:p><text:span text:style-name="T3">購置學府市民活動中心投影機、布幕及冷氣機設備</text:span></text:p>
          </table:table-cell>
          <table:table-cell office:value-type="string" table:number-columns-spanned="1" table:number-rows-spanned="2" table:style-name="ce60">
            <text:p><text:span text:style-name="T3">學府市民活動中心</text:span></text:p>
          </table:table-cell>
          <table:table-cell office:value-type="float" office:value="200" table:style-name="ce16">
            <text:p><text:s/>200<text:s/></text:p>
          </table:table-cell>
          <table:table-cell office:value-type="float" office:value="200" table:style-name="ce16">
            <text:p><text:s/>200<text:s/></text:p>
          </table:table-cell>
          <table:table-cell office:value-type="string" table:number-columns-spanned="1" table:number-rows-spanned="2" table:style-name="ce46">
            <text:p><text:span text:style-name="T3">民政業務</text:span>-<text:span text:style-name="T3">民政業務</text:span>-<text:span text:style-name="T3">獎補助費</text:span></text:p>
          </table:table-cell>
          <table:table-cell office:value-type="string" table:number-columns-spanned="1" table:number-rows-spanned="2" table:style-name="ce46">
            <text:p><text:span text:style-name="T3">土城區公所</text:span></text:p>
          </table:table-cell>
          <table:table-cell office:value-type="string" table:number-columns-spanned="1" table:number-rows-spanned="2" table:style-name="ce46">
            <text:p><text:span text:style-name="T3">共同供應契約</text:span></text:p>
          </table:table-cell>
          <table:table-cell office:value-type="string" table:number-columns-spanned="1" table:number-rows-spanned="2" table:style-name="ce46">
            <text:p><text:span text:style-name="T3">百恆威實業有限公司</text:span></text:p>
            <text:p><text:span text:style-name="T3">赫普電腦有限公司</text:span></text:p>
          </table:table-cell>
          <table:table-cell table:number-columns-repeated="16375" table:style-name="ce34"/>
        </table:table-row>
        <table:table-row table:style-name="ro8">
          <table:table-cell office:value-type="string" table:style-name="ce11">
            <text:p><text:span text:style-name="T3">黃永昌</text:span></text:p>
          </table:table-cell>
          <table:covered-table-cell/>
          <table:covered-table-cell/>
          <table:table-cell office:value-type="float" office:value="100" table:style-name="ce17">
            <text:p><text:s/>100<text:s/></text:p>
          </table:table-cell>
          <table:table-cell office:value-type="float" office:value="100" table:style-name="ce16">
            <text:p><text:s/>100<text:s/></text:p>
          </table:table-cell>
          <table:covered-table-cell/>
          <table:covered-table-cell/>
          <table:covered-table-cell/>
          <table:covered-table-cell/>
          <table:table-cell table:number-columns-repeated="16375" table:style-name="ce34"/>
        </table:table-row>
        <table:table-row table:style-name="ro5">
          <table:table-cell office:value-type="string" table:style-name="ce10">
            <text:p><text:span text:style-name="T3">蔡葉偉</text:span></text:p>
          </table:table-cell>
          <table:table-cell office:value-type="string" table:style-name="ce12">
            <text:p><text:span text:style-name="T3">購置富基市民活動中心冷氣空調設備</text:span></text:p>
          </table:table-cell>
          <table:table-cell office:value-type="string" table:style-name="ce26">
            <text:p><text:span text:style-name="T3">富基市民活動中心</text:span></text:p>
          </table:table-cell>
          <table:table-cell office:value-type="float" office:value="200" table:style-name="ce16">
            <text:p><text:s/>200<text:s/></text:p>
          </table:table-cell>
          <table:table-cell office:value-type="float" office:value="200" table:style-name="ce16">
            <text:p><text:s/>200<text:s/></text:p>
          </table:table-cell>
          <table:table-cell office:value-type="string" table:style-name="ce12">
            <text:p><text:span text:style-name="T3">民政業務</text:span>-<text:span text:style-name="T3">民政業務</text:span>-<text:span text:style-name="T3">獎補助費</text:span></text:p>
          </table:table-cell>
          <table:table-cell office:value-type="string" table:style-name="ce12">
            <text:p><text:span text:style-name="T3">石門區公所</text:span></text:p>
          </table:table-cell>
          <table:table-cell office:value-type="string" table:style-name="ce12">
            <text:p><text:span text:style-name="T3">共同供應契約</text:span></text:p>
          </table:table-cell>
          <table:table-cell office:value-type="string" table:style-name="ce12">
            <text:p><text:span text:style-name="T3">冠成家電有線公司</text:span></text:p>
          </table:table-cell>
          <table:table-cell table:number-columns-repeated="16375" table:style-name="ce34"/>
        </table:table-row>
        <table:table-row table:style-name="ro5">
          <table:table-cell office:value-type="string" table:style-name="ce10">
            <text:p><text:span text:style-name="T3">李余典</text:span></text:p>
          </table:table-cell>
          <table:table-cell office:value-type="string" table:style-name="ce12">
            <text:p><text:span text:style-name="T3">購置電冰箱及數位投影機</text:span></text:p>
          </table:table-cell>
          <table:table-cell office:value-type="string" table:style-name="ce26">
            <text:p><text:span text:style-name="T3">六張市民活動中心</text:span></text:p>
          </table:table-cell>
          <table:table-cell office:value-type="float" office:value="61" table:style-name="ce16">
            <text:p><text:s/>61<text:s/></text:p>
          </table:table-cell>
          <table:table-cell office:value-type="float" office:value="59" table:style-name="ce16">
            <text:p><text:s/>59<text:s/></text:p>
          </table:table-cell>
          <table:table-cell office:value-type="string" table:style-name="ce12">
            <text:p><text:span text:style-name="T3">民政業務</text:span>-<text:span text:style-name="T3">民政業務</text:span>-<text:span text:style-name="T3">獎補助費</text:span></text:p>
          </table:table-cell>
          <table:table-cell office:value-type="string" table:style-name="ce12">
            <text:p><text:span text:style-name="T3">三重區公所</text:span></text:p>
          </table:table-cell>
          <table:table-cell office:value-type="string" table:style-name="ce12">
            <text:p><text:span text:style-name="T3">逕洽廠商</text:span></text:p>
          </table:table-cell>
          <table:table-cell office:value-type="string" table:style-name="ce12">
            <text:p><text:span text:style-name="T3">全國電子股份有限公司</text:span></text:p>
          </table:table-cell>
          <table:table-cell table:number-columns-repeated="16375" table:style-name="ce34"/>
        </table:table-row>
        <table:table-row table:style-name="ro5">
          <table:table-cell office:value-type="string" table:style-name="ce10">
            <text:p><text:span text:style-name="T3">陳儀君</text:span></text:p>
          </table:table-cell>
          <table:table-cell office:value-type="string" table:style-name="ce12">
            <text:p><text:span text:style-name="T3">警民連線通報系統</text:span></text:p>
          </table:table-cell>
          <table:table-cell office:value-type="string" table:style-name="ce26">
            <text:p><text:span text:style-name="T3">寶興市民活動中心</text:span></text:p>
          </table:table-cell>
          <table:table-cell office:value-type="float" office:value="100" table:style-name="ce21">
            <text:p><text:s/>100<text:s/></text:p>
          </table:table-cell>
          <table:table-cell office:value-type="float" office:value="98" table:style-name="ce16">
            <text:p><text:s/>98<text:s/></text:p>
          </table:table-cell>
          <table:table-cell office:value-type="string" table:style-name="ce12">
            <text:p><text:span text:style-name="T3">民政業務</text:span>-<text:span text:style-name="T3">民政業務</text:span>-<text:span text:style-name="T3">獎補助費</text:span></text:p>
          </table:table-cell>
          <table:table-cell office:value-type="string" table:style-name="ce12">
            <text:p><text:span text:style-name="T3">新店區公所</text:span></text:p>
          </table:table-cell>
          <table:table-cell office:value-type="string" table:style-name="ce12">
            <text:p><text:span text:style-name="T3">逕洽廠商</text:span></text:p>
          </table:table-cell>
          <table:table-cell office:value-type="string" table:style-name="ce12">
            <text:p><text:span text:style-name="T3">台積科技有限公司</text:span></text:p>
          </table:table-cell>
          <table:table-cell table:number-columns-repeated="16375" table:style-name="ce34"/>
        </table:table-row>
        <table:table-row table:style-name="ro5">
          <table:table-cell office:value-type="string" table:style-name="ce11">
            <text:p><text:span text:style-name="T3">廖正良</text:span></text:p>
          </table:table-cell>
          <table:table-cell office:value-type="string" table:style-name="ce12">
            <text:p><text:span text:style-name="T3">購置冷氣機設備</text:span></text:p>
          </table:table-cell>
          <table:table-cell office:value-type="string" table:style-name="ce26">
            <text:p><text:span text:style-name="T3">區公所調解委員會</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12">
            <text:p><text:span text:style-name="T3">民政業務</text:span>-<text:span text:style-name="T3">民政業務</text:span>-<text:span text:style-name="T3">獎補助費</text:span></text:p>
          </table:table-cell>
          <table:table-cell office:value-type="string" table:style-name="ce12">
            <text:p><text:span text:style-name="T3">汐止區公所</text:span></text:p>
          </table:table-cell>
          <table:table-cell office:value-type="string" table:style-name="ce12">
            <text:p><text:span text:style-name="T3">逕洽廠商</text:span></text:p>
          </table:table-cell>
          <table:table-cell office:value-type="string" table:style-name="ce13">
            <text:p><text:span text:style-name="T3">明音電器行</text:span></text:p>
          </table:table-cell>
          <table:table-cell table:number-columns-repeated="16375" table:style-name="ce34"/>
        </table:table-row>
        <table:table-row table:style-name="ro5">
          <table:table-cell office:value-type="string" table:style-name="ce10">
            <text:p><text:span text:style-name="T3">劉哲彰</text:span></text:p>
          </table:table-cell>
          <table:table-cell office:value-type="string" table:style-name="ce12">
            <text:p><text:span text:style-name="T3">福民公園兒童遊樂設施</text:span></text:p>
          </table:table-cell>
          <table:table-cell office:value-type="string" table:style-name="ce26">
            <text:p><text:span text:style-name="T3">福民公園</text:span></text:p>
          </table:table-cell>
          <table:table-cell office:value-type="float" office:value="200" table:style-name="ce16">
            <text:p><text:s/>200<text:s/></text:p>
          </table:table-cell>
          <table:table-cell office:value-type="float" office:value="200" table:style-name="ce16">
            <text:p><text:s/>200<text:s/></text:p>
          </table:table-cell>
          <table:table-cell office:value-type="string" table:style-name="ce12">
            <text:p><text:span text:style-name="T3">民政業務</text:span>-<text:span text:style-name="T3">民政業務</text:span>-<text:span text:style-name="T3">獎補助費</text:span></text:p>
          </table:table-cell>
          <table:table-cell office:value-type="string" table:style-name="ce12">
            <text:p><text:span text:style-name="T3">新店區公所</text:span></text:p>
          </table:table-cell>
          <table:table-cell office:value-type="string" table:style-name="ce12">
            <text:p><text:span text:style-name="T3">開口合約</text:span></text:p>
          </table:table-cell>
          <table:table-cell office:value-type="string" table:style-name="ce12">
            <text:p><text:span text:style-name="T3">禾盈工程有限公司</text:span></text:p>
          </table:table-cell>
          <table:table-cell table:number-columns-repeated="16375" table:style-name="ce34"/>
        </table:table-row>
        <table:table-row table:style-name="ro5">
          <table:table-cell office:value-type="string" table:style-name="ce10">
            <text:p><text:span text:style-name="T3">廖正良</text:span></text:p>
          </table:table-cell>
          <table:table-cell office:value-type="string" table:style-name="ce12">
            <text:p><text:span text:style-name="T3">福德市民活動中心設備改善案</text:span></text:p>
          </table:table-cell>
          <table:table-cell office:value-type="string" table:style-name="ce26">
            <text:p><text:span text:style-name="T3">福德市民活動中心</text:span></text:p>
          </table:table-cell>
          <table:table-cell office:value-type="float" office:value="74" table:style-name="ce16">
            <text:p><text:s/>74<text:s/></text:p>
          </table:table-cell>
          <table:table-cell office:value-type="float" office:value="74" table:style-name="ce16">
            <text:p><text:s/>74<text:s/></text:p>
          </table:table-cell>
          <table:table-cell office:value-type="string" table:style-name="ce12">
            <text:p><text:span text:style-name="T3">民政業務</text:span>-<text:span text:style-name="T3">民政業務</text:span>-<text:span text:style-name="T3">獎補助費</text:span></text:p>
          </table:table-cell>
          <table:table-cell office:value-type="string" table:style-name="ce12">
            <text:p><text:span text:style-name="T3">汐止區公所</text:span></text:p>
          </table:table-cell>
          <table:table-cell office:value-type="string" table:style-name="ce12">
            <text:p><text:span text:style-name="T3">逕洽廠商</text:span></text:p>
          </table:table-cell>
          <table:table-cell office:value-type="string" table:style-name="ce12">
            <text:p><text:span text:style-name="T3">泓煒國際有限公司</text:span></text:p>
          </table:table-cell>
          <table:table-cell table:number-columns-repeated="16375" table:style-name="ce34"/>
        </table:table-row>
        <table:table-row table:style-name="ro5">
          <table:table-cell office:value-type="string" table:style-name="ce10">
            <text:p><text:span text:style-name="T3">賴秋媚</text:span></text:p>
          </table:table-cell>
          <table:table-cell office:value-type="string" table:style-name="ce12">
            <text:p><text:span text:style-name="T3">購置設備</text:span>(<text:span text:style-name="T3">娘傘、鼓、鑼、旗</text:span>)</text:p>
          </table:table-cell>
          <table:table-cell office:value-type="string" table:style-name="ce26">
            <text:p><text:span text:style-name="T3">泰山區公所</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12">
            <text:p><text:span text:style-name="T3">民政業務</text:span>-<text:span text:style-name="T3">民政業務</text:span>-<text:span text:style-name="T3">獎補助費</text:span></text:p>
          </table:table-cell>
          <table:table-cell office:value-type="string" table:style-name="ce12">
            <text:p><text:span text:style-name="T3">泰山區公所</text:span></text:p>
          </table:table-cell>
          <table:table-cell office:value-type="string" table:style-name="ce12">
            <text:p><text:span text:style-name="T3">逕洽廠商</text:span></text:p>
          </table:table-cell>
          <table:table-cell office:value-type="string" table:style-name="ce12">
            <text:p><text:span text:style-name="T3">响仁和鐘鼓店</text:span></text:p>
            <text:p><text:span text:style-name="T3">天甲創藝刺繡企業社</text:span></text:p>
          </table:table-cell>
          <table:table-cell table:number-columns-repeated="16375" table:style-name="ce34"/>
        </table:table-row>
        <table:table-row table:style-name="ro5">
          <table:table-cell office:value-type="string" table:style-name="ce10">
            <text:p><text:span text:style-name="T3">陳錦錠</text:span></text:p>
          </table:table-cell>
          <table:table-cell office:value-type="string" table:style-name="ce12">
            <text:p><text:span text:style-name="T3">購置專業型全自動隧道式血壓計</text:span>1<text:span text:style-name="T3">台</text:span></text:p>
          </table:table-cell>
          <table:table-cell office:value-type="string" table:style-name="ce26">
            <text:p><text:span text:style-name="T3">中和區公所</text:span></text:p>
          </table:table-cell>
          <table:table-cell office:value-type="float" office:value="46" table:style-name="ce16">
            <text:p><text:s/>46<text:s/></text:p>
          </table:table-cell>
          <table:table-cell office:value-type="float" office:value="45" table:style-name="ce16">
            <text:p><text:s/>45<text:s/></text:p>
          </table:table-cell>
          <table:table-cell office:value-type="string" table:style-name="ce12">
            <text:p><text:span text:style-name="T3">民政業務</text:span>-<text:span text:style-name="T3">民政業務</text:span>-<text:span text:style-name="T3">獎補助費</text:span></text:p>
          </table:table-cell>
          <table:table-cell office:value-type="string" table:style-name="ce12">
            <text:p><text:span text:style-name="T3">中和區公所</text:span></text:p>
          </table:table-cell>
          <table:table-cell office:value-type="string" table:style-name="ce12">
            <text:p><text:span text:style-name="T3">開口合約</text:span></text:p>
          </table:table-cell>
          <table:table-cell office:value-type="string" table:style-name="ce12">
            <text:p><text:span text:style-name="T3">陞霖科技股份有限公司</text:span></text:p>
          </table:table-cell>
          <table:table-cell table:number-columns-repeated="16375" table:style-name="ce34"/>
        </table:table-row>
        <table:table-row table:style-name="ro5">
          <table:table-cell office:value-type="string" table:style-name="ce14">
            <text:p><text:span text:style-name="T3">陳科名</text:span></text:p>
          </table:table-cell>
          <table:table-cell office:value-type="string" table:style-name="ce9">
            <text:p><text:span text:style-name="T3">消防手套</text:span>21<text:span text:style-name="T3">雙、頭套</text:span>30<text:span text:style-name="T3">個</text:span></text:p>
          </table:table-cell>
          <table:table-cell office:value-type="string" table:style-name="ce27">
            <text:p><text:span text:style-name="T3">五工義消分隊</text:span></text:p>
          </table:table-cell>
          <table:table-cell office:value-type="float" office:value="113" table:style-name="ce18">
            <text:p><text:s/>113<text:s/></text:p>
          </table:table-cell>
          <table:table-cell office:value-type="float" office:value="113" table:style-name="ce18">
            <text:p><text:s/>113<text:s/></text:p>
          </table:table-cell>
          <table:table-cell office:value-type="string" table:style-name="ce5">
            <text:p><text:span text:style-name="T3">一般建築及設備</text:span>-<text:span text:style-name="T3">建築及設備</text:span>-<text:span text:style-name="T3">設備及投資</text:span></text:p>
          </table:table-cell>
          <table:table-cell office:value-type="string" table:style-name="ce4">
            <text:p><text:span text:style-name="T3">消防局</text:span></text:p>
          </table:table-cell>
          <table:table-cell office:value-type="string" table:number-columns-spanned="1" table:number-rows-spanned="3" table:style-name="ce58">
            <text:p><text:span text:style-name="T3">併案發包，採公開招標方式</text:span></text:p>
          </table:table-cell>
          <table:table-cell office:value-type="string" table:number-columns-spanned="1" table:number-rows-spanned="3" table:style-name="ce59">
            <text:p><text:span text:style-name="T3">台灣開廣股份有限公司</text:span></text:p>
          </table:table-cell>
          <table:table-cell table:number-columns-repeated="16375" table:style-name="ce34"/>
        </table:table-row>
        <table:table-row table:style-name="ro5">
          <table:table-cell office:value-type="string" table:style-name="ce14">
            <text:p><text:span text:style-name="T3">陳科名</text:span></text:p>
          </table:table-cell>
          <table:table-cell office:value-type="string" table:style-name="ce9">
            <text:p><text:span text:style-name="T3">消防衣褲帽鞋</text:span>7<text:span text:style-name="T3">套</text:span></text:p>
          </table:table-cell>
          <table:table-cell office:value-type="string" table:style-name="ce27">
            <text:p><text:span text:style-name="T3">頭前義消分隊</text:span></text:p>
          </table:table-cell>
          <table:table-cell office:value-type="float" office:value="300" table:style-name="ce18">
            <text:p><text:s/>300<text:s/></text:p>
          </table:table-cell>
          <table:table-cell office:value-type="float" office:value="284" table:style-name="ce18">
            <text:p><text:s/>284<text:s/></text:p>
          </table:table-cell>
          <table:table-cell office:value-type="string" table:style-name="ce5">
            <text:p><text:span text:style-name="T3">一般建築及設備</text:span>-<text:span text:style-name="T3">建築及設備</text:span>-<text:span text:style-name="T3">設備及投資</text:span></text:p>
          </table:table-cell>
          <table:table-cell office:value-type="string" table:style-name="ce4">
            <text:p><text:span text:style-name="T3">消防局</text:span></text:p>
          </table:table-cell>
          <table:covered-table-cell/>
          <table:covered-table-cell/>
          <table:table-cell table:number-columns-repeated="16375" table:style-name="ce34"/>
        </table:table-row>
        <table:table-row table:style-name="ro5">
          <table:table-cell office:value-type="string" table:style-name="ce14">
            <text:p><text:span text:style-name="T3">李翁月娥</text:span></text:p>
          </table:table-cell>
          <table:table-cell office:value-type="string" table:style-name="ce9">
            <text:p><text:span text:style-name="T3">消防衣褲帽鞋手套</text:span>3<text:span text:style-name="T3">套</text:span></text:p>
          </table:table-cell>
          <table:table-cell office:value-type="string" table:style-name="ce27">
            <text:p><text:span text:style-name="T3">鷺江義消分隊</text:span></text:p>
          </table:table-cell>
          <table:table-cell office:value-type="float" office:value="133" table:style-name="ce18">
            <text:p><text:s/>133<text:s/></text:p>
          </table:table-cell>
          <table:table-cell office:value-type="float" office:value="133" table:style-name="ce18">
            <text:p><text:s/>133<text:s/></text:p>
          </table:table-cell>
          <table:table-cell office:value-type="string" table:style-name="ce5">
            <text:p><text:span text:style-name="T3">一般建築及設備</text:span>-<text:span text:style-name="T3">建築及設備</text:span>-<text:span text:style-name="T3">設備及投資</text:span></text:p>
          </table:table-cell>
          <table:table-cell office:value-type="string" table:style-name="ce4">
            <text:p><text:span text:style-name="T3">消防局</text:span></text:p>
          </table:table-cell>
          <table:covered-table-cell/>
          <table:covered-table-cell/>
          <table:table-cell table:number-columns-repeated="16375" table:style-name="ce34"/>
        </table:table-row>
        <table:table-row table:style-name="ro9">
          <table:table-cell office:value-type="string" table:style-name="ce14">
            <text:p><text:span text:style-name="T3">李翁月娥</text:span></text:p>
          </table:table-cell>
          <table:table-cell office:value-type="string" table:style-name="ce9">
            <text:p><text:span text:style-name="T3">消防手套</text:span>31<text:span text:style-name="T3">雙、帽</text:span>5<text:span text:style-name="T3">頂</text:span></text:p>
          </table:table-cell>
          <table:table-cell office:value-type="string" table:style-name="ce27">
            <text:p><text:span text:style-name="T3">蘆洲義消分隊</text:span></text:p>
          </table:table-cell>
          <table:table-cell office:value-type="float" office:value="201" table:style-name="ce19">
            <text:p><text:s/>201<text:s/></text:p>
          </table:table-cell>
          <table:table-cell office:value-type="float" office:value="201" table:style-name="ce19">
            <text:p><text:s/>201<text:s/></text:p>
          </table:table-cell>
          <table:table-cell office:value-type="string" table:style-name="ce5">
            <text:p><text:span text:style-name="T3">一般建築及設備</text:span>-<text:span text:style-name="T3">建築及設備</text:span>-<text:span text:style-name="T3">設備及投資</text:span></text:p>
          </table:table-cell>
          <table:table-cell office:value-type="string" table:style-name="ce4">
            <text:p><text:span text:style-name="T3">消防局</text:span></text:p>
          </table:table-cell>
          <table:table-cell office:value-type="string" table:number-columns-spanned="1" table:number-rows-spanned="13" table:style-name="ce58">
            <text:p><text:span text:style-name="T3">併案發包，採公開招標方式</text:span></text:p>
          </table:table-cell>
          <table:table-cell office:value-type="string" table:number-columns-spanned="1" table:number-rows-spanned="13" table:style-name="ce59">
            <text:p><text:span text:style-name="T3">台灣開廣股份有限公司</text:span></text:p>
          </table:table-cell>
          <table:table-cell table:number-columns-repeated="16375" table:style-name="ce34"/>
        </table:table-row>
        <table:table-row table:style-name="ro5">
          <table:table-cell office:value-type="string" table:style-name="ce14">
            <text:p><text:span text:style-name="T3">蔡錦賢</text:span></text:p>
          </table:table-cell>
          <table:table-cell office:value-type="string" table:style-name="ce9">
            <text:p><text:span text:style-name="T3">消防帽</text:span>8<text:span text:style-name="T3">頂、消防鞋</text:span>8<text:span text:style-name="T3">雙</text:span></text:p>
          </table:table-cell>
          <table:table-cell office:value-type="string" table:style-name="ce27">
            <text:p><text:span text:style-name="T3">淡水義消分隊</text:span></text:p>
          </table:table-cell>
          <table:table-cell office:value-type="float" office:value="180" table:style-name="ce19">
            <text:p><text:s/>180<text:s/></text:p>
          </table:table-cell>
          <table:table-cell office:value-type="float" office:value="177" table:style-name="ce19">
            <text:p><text:s/>177<text:s/></text:p>
          </table:table-cell>
          <table:table-cell office:value-type="string" table:style-name="ce5">
            <text:p><text:span text:style-name="T3">一般建築及設備</text:span>-<text:span text:style-name="T3">建築及設備</text:span>-<text:span text:style-name="T3">設備及投資</text:span></text:p>
          </table:table-cell>
          <table:table-cell office:value-type="string" table:style-name="ce4">
            <text:p><text:span text:style-name="T3">消防局</text:span></text:p>
          </table:table-cell>
          <table:covered-table-cell/>
          <table:covered-table-cell/>
          <table:table-cell table:number-columns-repeated="16375" table:style-name="ce34"/>
        </table:table-row>
        <table:table-row table:style-name="ro5">
          <table:table-cell office:value-type="string" table:style-name="ce14">
            <text:p><text:span text:style-name="T3">鄭宇恩</text:span></text:p>
          </table:table-cell>
          <table:table-cell office:value-type="string" table:style-name="ce9">
            <text:p><text:span text:style-name="T3">消防帽</text:span>6<text:span text:style-name="T3">頂</text:span></text:p>
          </table:table-cell>
          <table:table-cell office:value-type="string" table:style-name="ce27">
            <text:p><text:span text:style-name="T3">石門義消分隊</text:span></text:p>
          </table:table-cell>
          <table:table-cell office:value-type="float" office:value="100" table:style-name="ce19">
            <text:p><text:s/>100<text:s/></text:p>
          </table:table-cell>
          <table:table-cell office:value-type="float" office:value="100" table:style-name="ce19">
            <text:p><text:s/>100<text:s/></text:p>
          </table:table-cell>
          <table:table-cell office:value-type="string" table:style-name="ce5">
            <text:p><text:span text:style-name="T3">一般建築及設備</text:span>-<text:span text:style-name="T3">建築及設備</text:span>-<text:span text:style-name="T3">設備及投資</text:span></text:p>
          </table:table-cell>
          <table:table-cell office:value-type="string" table:style-name="ce4">
            <text:p><text:span text:style-name="T3">消防局</text:span></text:p>
          </table:table-cell>
          <table:covered-table-cell/>
          <table:covered-table-cell/>
          <table:table-cell table:number-columns-repeated="16375" table:style-name="ce34"/>
        </table:table-row>
        <table:table-row table:style-name="ro5">
          <table:table-cell office:value-type="string" table:style-name="ce14">
            <text:p><text:span text:style-name="T3">鄭戴麗香</text:span></text:p>
          </table:table-cell>
          <table:table-cell office:value-type="string" table:style-name="ce9">
            <text:p><text:span text:style-name="T3">消防手套</text:span>17<text:span text:style-name="T3">雙、頭套</text:span>3<text:span text:style-name="T3">個</text:span></text:p>
          </table:table-cell>
          <table:table-cell office:value-type="string" table:style-name="ce27">
            <text:p><text:span text:style-name="T3">石門義消分隊</text:span></text:p>
          </table:table-cell>
          <table:table-cell office:value-type="float" office:value="68" table:style-name="ce19">
            <text:p><text:s/>68<text:s/></text:p>
          </table:table-cell>
          <table:table-cell office:value-type="float" office:value="68" table:style-name="ce19">
            <text:p><text:s/>68<text:s/></text:p>
          </table:table-cell>
          <table:table-cell office:value-type="string" table:style-name="ce5">
            <text:p><text:span text:style-name="T3">一般建築及設備</text:span>-<text:span text:style-name="T3">建築及設備</text:span>-<text:span text:style-name="T3">設備及投資</text:span></text:p>
          </table:table-cell>
          <table:table-cell office:value-type="string" table:style-name="ce4">
            <text:p><text:span text:style-name="T3">消防局</text:span></text:p>
          </table:table-cell>
          <table:covered-table-cell/>
          <table:covered-table-cell/>
          <table:table-cell table:number-columns-repeated="16375" table:style-name="ce34"/>
        </table:table-row>
        <table:table-row table:style-name="ro5">
          <table:table-cell office:value-type="string" table:style-name="ce14">
            <text:p><text:span text:style-name="T3">劉美芳</text:span></text:p>
          </table:table-cell>
          <table:table-cell office:value-type="string" table:style-name="ce9">
            <text:p><text:span text:style-name="T3">消防衣褲帽鞋頭套</text:span>6<text:span text:style-name="T3">套</text:span></text:p>
          </table:table-cell>
          <table:table-cell office:value-type="string" table:style-name="ce27">
            <text:p><text:span text:style-name="T3">莒光義消分隊</text:span></text:p>
          </table:table-cell>
          <table:table-cell office:value-type="float" office:value="300" table:style-name="ce19">
            <text:p><text:s/>300<text:s/></text:p>
          </table:table-cell>
          <table:table-cell office:value-type="float" office:value="272" table:style-name="ce19">
            <text:p><text:s/>272<text:s/></text:p>
          </table:table-cell>
          <table:table-cell office:value-type="string" table:style-name="ce5">
            <text:p><text:span text:style-name="T3">一般建築及設備</text:span>-<text:span text:style-name="T3">建築及設備</text:span>-<text:span text:style-name="T3">設備及投資</text:span></text:p>
          </table:table-cell>
          <table:table-cell office:value-type="string" table:style-name="ce4">
            <text:p><text:span text:style-name="T3">消防局</text:span></text:p>
          </table:table-cell>
          <table:covered-table-cell/>
          <table:covered-table-cell/>
          <table:table-cell table:number-columns-repeated="16375" table:style-name="ce34"/>
        </table:table-row>
        <table:table-row table:style-name="ro5">
          <table:table-cell office:value-type="string" table:style-name="ce14">
            <text:p><text:span text:style-name="T3">林金結</text:span></text:p>
          </table:table-cell>
          <table:table-cell office:value-type="string" table:style-name="ce9">
            <text:p><text:span text:style-name="T3">消防衣褲手套</text:span>3<text:span text:style-name="T3">套、消防鞋</text:span>15<text:span text:style-name="T3">雙</text:span></text:p>
          </table:table-cell>
          <table:table-cell office:value-type="string" table:style-name="ce27">
            <text:p><text:span text:style-name="T3">頂埔義消分隊</text:span></text:p>
          </table:table-cell>
          <table:table-cell office:value-type="float" office:value="166" table:style-name="ce19">
            <text:p><text:s/>166<text:s/></text:p>
          </table:table-cell>
          <table:table-cell office:value-type="float" office:value="166" table:style-name="ce19">
            <text:p><text:s/>166<text:s/></text:p>
          </table:table-cell>
          <table:table-cell office:value-type="string" table:style-name="ce5">
            <text:p><text:span text:style-name="T3">一般建築及設備</text:span>-<text:span text:style-name="T3">建築及設備</text:span>-<text:span text:style-name="T3">設備及投資</text:span></text:p>
          </table:table-cell>
          <table:table-cell office:value-type="string" table:style-name="ce4">
            <text:p><text:span text:style-name="T3">消防局</text:span></text:p>
          </table:table-cell>
          <table:covered-table-cell/>
          <table:covered-table-cell/>
          <table:table-cell table:number-columns-repeated="16375" table:style-name="ce34"/>
        </table:table-row>
        <table:table-row table:style-name="ro5">
          <table:table-cell office:value-type="string" table:style-name="ce14">
            <text:p><text:span text:style-name="T3">邱烽堯</text:span></text:p>
          </table:table-cell>
          <table:table-cell office:value-type="string" table:style-name="ce9">
            <text:p><text:span text:style-name="T3">消防衣褲</text:span>1<text:span text:style-name="T3">套、消防帽</text:span>6<text:span text:style-name="T3">頂、消防鞋</text:span>3<text:span text:style-name="T3">雙</text:span></text:p>
          </table:table-cell>
          <table:table-cell office:value-type="string" table:style-name="ce27">
            <text:p><text:span text:style-name="T3">國光義消分隊</text:span></text:p>
          </table:table-cell>
          <table:table-cell office:value-type="float" office:value="135" table:style-name="ce19">
            <text:p><text:s/>135<text:s/></text:p>
          </table:table-cell>
          <table:table-cell office:value-type="float" office:value="135" table:style-name="ce19">
            <text:p><text:s/>135<text:s/></text:p>
          </table:table-cell>
          <table:table-cell office:value-type="string" table:style-name="ce5">
            <text:p><text:span text:style-name="T3">一般建築及設備</text:span>-<text:span text:style-name="T3">建築及設備</text:span>-<text:span text:style-name="T3">設備及投資</text:span></text:p>
          </table:table-cell>
          <table:table-cell office:value-type="string" table:style-name="ce4">
            <text:p><text:span text:style-name="T3">消防局</text:span></text:p>
          </table:table-cell>
          <table:covered-table-cell/>
          <table:covered-table-cell/>
          <table:table-cell table:number-columns-repeated="16375" table:style-name="ce34"/>
        </table:table-row>
        <table:table-row table:style-name="ro5">
          <table:table-cell office:value-type="string" table:style-name="ce15">
            <text:p><text:span text:style-name="T3">廖本煙</text:span></text:p>
          </table:table-cell>
          <table:table-cell office:value-type="string" table:style-name="ce9">
            <text:p><text:span text:style-name="T3">消防衣褲帽鞋</text:span>2<text:span text:style-name="T3">套、消防手套</text:span>5<text:span text:style-name="T3">雙</text:span></text:p>
          </table:table-cell>
          <table:table-cell office:value-type="string" table:style-name="ce27">
            <text:p><text:span text:style-name="T3">土城義消分隊</text:span></text:p>
          </table:table-cell>
          <table:table-cell office:value-type="float" office:value="100" table:style-name="ce19">
            <text:p><text:s/>100<text:s/></text:p>
          </table:table-cell>
          <table:table-cell office:value-type="float" office:value="100" table:style-name="ce19">
            <text:p><text:s/>100<text:s/></text:p>
          </table:table-cell>
          <table:table-cell office:value-type="string" table:style-name="ce5">
            <text:p><text:span text:style-name="T3">一般建築及設備</text:span>-<text:span text:style-name="T3">建築及設備</text:span>-<text:span text:style-name="T3">設備及投資</text:span></text:p>
          </table:table-cell>
          <table:table-cell office:value-type="string" table:style-name="ce4">
            <text:p><text:span text:style-name="T3">消防局</text:span></text:p>
          </table:table-cell>
          <table:covered-table-cell/>
          <table:covered-table-cell/>
          <table:table-cell table:number-columns-repeated="16375" table:style-name="ce34"/>
        </table:table-row>
        <table:table-row table:style-name="ro5">
          <table:table-cell office:value-type="string" table:style-name="ce14">
            <text:p><text:span text:style-name="T3">陳世榮</text:span></text:p>
          </table:table-cell>
          <table:table-cell office:value-type="string" table:style-name="ce9">
            <text:p><text:span text:style-name="T3">消防手套</text:span>11<text:span text:style-name="T3">雙</text:span></text:p>
          </table:table-cell>
          <table:table-cell office:value-type="string" table:style-name="ce27">
            <text:p><text:span text:style-name="T3">柑園義消分隊</text:span></text:p>
          </table:table-cell>
          <table:table-cell office:value-type="float" office:value="42" table:style-name="ce19">
            <text:p><text:s/>42<text:s/></text:p>
          </table:table-cell>
          <table:table-cell office:value-type="float" office:value="42" table:style-name="ce19">
            <text:p><text:s/>42<text:s/></text:p>
          </table:table-cell>
          <table:table-cell office:value-type="string" table:style-name="ce5">
            <text:p><text:span text:style-name="T3">一般建築及設備</text:span>-<text:span text:style-name="T3">建築及設備</text:span>-<text:span text:style-name="T3">設備及投資</text:span></text:p>
          </table:table-cell>
          <table:table-cell office:value-type="string" table:style-name="ce4">
            <text:p><text:span text:style-name="T3">消防局</text:span></text:p>
          </table:table-cell>
          <table:covered-table-cell/>
          <table:covered-table-cell/>
          <table:table-cell table:number-columns-repeated="16375" table:style-name="ce34"/>
        </table:table-row>
        <table:table-row table:style-name="ro5">
          <table:table-cell office:value-type="string" table:style-name="ce14">
            <text:p><text:span text:style-name="T3">張晉婷</text:span></text:p>
          </table:table-cell>
          <table:table-cell office:value-type="string" table:style-name="ce9">
            <text:p><text:span text:style-name="T3">消防衣褲</text:span>2<text:span text:style-name="T3">套、消防帽</text:span>5<text:span text:style-name="T3">頂、消防頭套</text:span>14<text:span text:style-name="T3">個</text:span></text:p>
          </table:table-cell>
          <table:table-cell office:value-type="string" table:style-name="ce27">
            <text:p><text:span text:style-name="T3">更寮義消分隊</text:span></text:p>
          </table:table-cell>
          <table:table-cell office:value-type="float" office:value="135" table:style-name="ce19">
            <text:p><text:s/>135<text:s/></text:p>
          </table:table-cell>
          <table:table-cell office:value-type="float" office:value="135" table:style-name="ce19">
            <text:p><text:s/>135<text:s/></text:p>
          </table:table-cell>
          <table:table-cell office:value-type="string" table:style-name="ce5">
            <text:p><text:span text:style-name="T3">一般建築及設備</text:span>-<text:span text:style-name="T3">建築及設備</text:span>-<text:span text:style-name="T3">設備及投資</text:span></text:p>
          </table:table-cell>
          <table:table-cell office:value-type="string" table:style-name="ce4">
            <text:p><text:span text:style-name="T3">消防局</text:span></text:p>
          </table:table-cell>
          <table:covered-table-cell/>
          <table:covered-table-cell/>
          <table:table-cell table:number-columns-repeated="16375" table:style-name="ce34"/>
        </table:table-row>
        <table:table-row table:style-name="ro5">
          <table:table-cell office:value-type="string" table:style-name="ce14">
            <text:p><text:span text:style-name="T3">彭成龍</text:span></text:p>
          </table:table-cell>
          <table:table-cell office:value-type="string" table:style-name="ce9">
            <text:p><text:span text:style-name="T3">消防衣褲</text:span>1<text:span text:style-name="T3">件、消防鞋</text:span>13<text:span text:style-name="T3">雙、消防手套</text:span>2<text:span text:style-name="T3">雙</text:span></text:p>
          </table:table-cell>
          <table:table-cell office:value-type="string" table:style-name="ce27">
            <text:p><text:span text:style-name="T3">頂埔義消分隊</text:span></text:p>
          </table:table-cell>
          <table:table-cell office:value-type="float" office:value="98" table:style-name="ce19">
            <text:p><text:s/>98<text:s/></text:p>
          </table:table-cell>
          <table:table-cell office:value-type="float" office:value="98" table:style-name="ce19">
            <text:p><text:s/>98<text:s/></text:p>
          </table:table-cell>
          <table:table-cell office:value-type="string" table:style-name="ce5">
            <text:p><text:span text:style-name="T3">一般建築及設備</text:span>-<text:span text:style-name="T3">建築及設備</text:span>-<text:span text:style-name="T3">設備及投資</text:span></text:p>
          </table:table-cell>
          <table:table-cell office:value-type="string" table:style-name="ce4">
            <text:p><text:span text:style-name="T3">消防局</text:span></text:p>
          </table:table-cell>
          <table:covered-table-cell/>
          <table:covered-table-cell/>
          <table:table-cell table:number-columns-repeated="16375" table:style-name="ce34"/>
        </table:table-row>
        <table:table-row table:style-name="ro5">
          <table:table-cell office:value-type="string" table:style-name="ce14">
            <text:p><text:span text:style-name="T3">蔣根煌</text:span></text:p>
          </table:table-cell>
          <table:table-cell office:value-type="string" table:style-name="ce9">
            <text:p><text:span text:style-name="T3">消防衣褲帽鞋手套頭套</text:span>7<text:span text:style-name="T3">套</text:span></text:p>
          </table:table-cell>
          <table:table-cell office:value-type="string" table:style-name="ce27">
            <text:p><text:span text:style-name="T3">新莊義消分隊</text:span></text:p>
          </table:table-cell>
          <table:table-cell office:value-type="float" office:value="318" table:style-name="ce19">
            <text:p><text:s/>318<text:s/></text:p>
          </table:table-cell>
          <table:table-cell office:value-type="float" office:value="318" table:style-name="ce19">
            <text:p><text:s/>318<text:s/></text:p>
          </table:table-cell>
          <table:table-cell office:value-type="string" table:style-name="ce5">
            <text:p><text:span text:style-name="T3">一般建築及設備</text:span>-<text:span text:style-name="T3">建築及設備</text:span>-<text:span text:style-name="T3">設備及投資</text:span></text:p>
          </table:table-cell>
          <table:table-cell office:value-type="string" table:style-name="ce4">
            <text:p><text:span text:style-name="T3">消防局</text:span></text:p>
          </table:table-cell>
          <table:covered-table-cell/>
          <table:covered-table-cell/>
          <table:table-cell table:number-columns-repeated="16375" table:style-name="ce34"/>
        </table:table-row>
        <table:table-row table:style-name="ro5">
          <table:table-cell office:value-type="string" table:style-name="ce14">
            <text:p><text:span text:style-name="T3">廖正良</text:span></text:p>
          </table:table-cell>
          <table:table-cell office:value-type="string" table:style-name="ce9">
            <text:p><text:span text:style-name="T3">消防手套</text:span>23<text:span text:style-name="T3">雙</text:span></text:p>
          </table:table-cell>
          <table:table-cell office:value-type="string" table:style-name="ce27">
            <text:p><text:span text:style-name="T3">汐止義消分隊</text:span></text:p>
          </table:table-cell>
          <table:table-cell office:value-type="float" office:value="87" table:style-name="ce19">
            <text:p><text:s/>87<text:s/></text:p>
          </table:table-cell>
          <table:table-cell office:value-type="float" office:value="87" table:style-name="ce19">
            <text:p><text:s/>87<text:s/></text:p>
          </table:table-cell>
          <table:table-cell office:value-type="string" table:style-name="ce5">
            <text:p><text:span text:style-name="T3">一般建築及設備</text:span>-<text:span text:style-name="T3">建築及設備</text:span>-<text:span text:style-name="T3">設備及投資</text:span></text:p>
          </table:table-cell>
          <table:table-cell office:value-type="string" table:style-name="ce4">
            <text:p><text:span text:style-name="T3">消防局</text:span></text:p>
          </table:table-cell>
          <table:covered-table-cell/>
          <table:covered-table-cell/>
          <table:table-cell table:number-columns-repeated="16375" table:style-name="ce34"/>
        </table:table-row>
        <table:table-row table:style-name="ro10">
          <table:table-cell office:value-type="string" table:style-name="ce23">
            <text:p><text:span text:style-name="T3">陳世榮</text:span></text:p>
          </table:table-cell>
          <table:table-cell office:value-type="string" table:style-name="ce64">
            <text:p><text:span text:style-name="T3">圖書室增購學生圖書計畫</text:span>-<text:span text:style-name="T3">圖書</text:span></text:p>
          </table:table-cell>
          <table:table-cell office:value-type="string" table:style-name="ce28">
            <text:p><text:span text:style-name="T3">育德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育德國小</text:span></text:p>
          </table:table-cell>
          <table:table-cell office:value-type="string" table:style-name="ce24">
            <text:p><text:span text:style-name="T3">逕洽廠商</text:span></text:p>
          </table:table-cell>
          <table:table-cell office:value-type="string" table:style-name="ce24">
            <text:p><text:span text:style-name="T3">上竣企業有限公司</text:span></text:p>
          </table:table-cell>
          <table:table-cell table:number-columns-repeated="16375" table:style-name="ce35"/>
        </table:table-row>
        <table:table-row table:style-name="ro10">
          <table:table-cell office:value-type="string" table:style-name="ce23">
            <text:p><text:span text:style-name="T3">王淑慧</text:span></text:p>
          </table:table-cell>
          <table:table-cell office:value-type="string" table:style-name="ce64">
            <text:p><text:span text:style-name="T3">英語情境建置</text:span>-<text:span text:style-name="T3">帆布、置物櫃等</text:span></text:p>
          </table:table-cell>
          <table:table-cell office:value-type="string" table:style-name="ce28">
            <text:p><text:span text:style-name="T3">沙崙國小</text:span></text:p>
          </table:table-cell>
          <table:table-cell office:value-type="float" office:value="220" table:style-name="ce16">
            <text:p><text:s/>220<text:s/></text:p>
          </table:table-cell>
          <table:table-cell office:value-type="float" office:value="220" table:style-name="ce16">
            <text:p><text:s/>22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沙崙國小</text:span></text:p>
          </table:table-cell>
          <table:table-cell office:value-type="string" table:style-name="ce24">
            <text:p><text:span text:style-name="T3">公開取得企劃書</text:span></text:p>
          </table:table-cell>
          <table:table-cell office:value-type="string" table:style-name="ce24">
            <text:p><text:span text:style-name="T3">睿瀅視覺設計有限公司</text:span></text:p>
          </table:table-cell>
          <table:table-cell table:number-columns-repeated="16375" table:style-name="ce35"/>
        </table:table-row>
        <table:table-row table:style-name="ro10">
          <table:table-cell office:value-type="string" table:style-name="ce23">
            <text:p><text:span text:style-name="T3">夷將‧拔路兒</text:span></text:p>
          </table:table-cell>
          <table:table-cell office:value-type="string" table:style-name="ce64">
            <text:p>105<text:span text:style-name="T3">年阿美族部落閱讀角教學環境改善</text:span>-<text:span text:style-name="T3">書架等</text:span></text:p>
          </table:table-cell>
          <table:table-cell office:value-type="string" table:style-name="ce28">
            <text:p><text:span text:style-name="T3">丹鳳國小</text:span></text:p>
          </table:table-cell>
          <table:table-cell office:value-type="float" office:value="90.3" table:style-name="ce16">
            <text:p><text:s/>90<text:s/></text:p>
          </table:table-cell>
          <table:table-cell office:value-type="float" office:value="90.3" table:style-name="ce16">
            <text:p><text:s/>9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丹鳳國小</text:span></text:p>
          </table:table-cell>
          <table:table-cell office:value-type="string" table:style-name="ce24">
            <text:p><text:span text:style-name="T3">逕洽廠商</text:span></text:p>
          </table:table-cell>
          <table:table-cell office:value-type="string" table:style-name="ce24">
            <text:p><text:span text:style-name="T3">經傳形象景觀有限公司</text:span></text:p>
          </table:table-cell>
          <table:table-cell table:number-columns-repeated="16375" table:style-name="ce35"/>
        </table:table-row>
        <table:table-row table:style-name="ro10">
          <table:table-cell office:value-type="string" table:number-columns-spanned="1" table:number-rows-spanned="2" table:style-name="ce37">
            <text:p><text:span text:style-name="T3">夷將‧拔路兒</text:span></text:p>
          </table:table-cell>
          <table:table-cell office:value-type="string" table:number-columns-spanned="1" table:number-rows-spanned="2" table:style-name="ce65">
            <text:p>105<text:span text:style-name="T3">年度英語互動式語言教室設備採購實施計畫</text:span>-<text:span text:style-name="T3">語言教學系統、麥克風、電腦等</text:span></text:p>
          </table:table-cell>
          <table:table-cell office:value-type="string" table:number-columns-spanned="1" table:number-rows-spanned="2" table:style-name="ce39">
            <text:p><text:span text:style-name="T3">大觀國小</text:span></text:p>
          </table:table-cell>
          <table:table-cell office:value-type="float" office:value="1028" table:number-columns-spanned="1" table:number-rows-spanned="2" table:style-name="ce57">
            <text:p><text:s/>1,028<text:s/></text:p>
          </table:table-cell>
          <table:table-cell office:value-type="float" office:value="999" table:style-name="ce16">
            <text:p><text:s/>999<text:s/></text:p>
          </table:table-cell>
          <table:table-cell office:value-type="string" table:style-name="ce24">
            <text:p>5M<text:span text:style-name="T3">建築及設備計畫</text:span>-5M5<text:span text:style-name="T3">無形資產</text:span>-5-<text:span text:style-name="T3">購建固定資產、無形資產及非理財目的長期投資</text:span></text:p>
          </table:table-cell>
          <table:table-cell office:value-type="string" table:number-columns-spanned="1" table:number-rows-spanned="2" table:style-name="ce42">
            <text:p><text:span text:style-name="T3">大觀國小</text:span></text:p>
          </table:table-cell>
          <table:table-cell office:value-type="string" table:style-name="ce24">
            <text:p><text:span text:style-name="T3">共同供應契約</text:span></text:p>
            <text:p><text:span text:style-name="T3">限制性招標</text:span></text:p>
          </table:table-cell>
          <table:table-cell office:value-type="string" table:style-name="ce24">
            <text:p><text:span text:style-name="T3">台灣富士全錄股份有限公司</text:span></text:p>
            <text:p><text:span text:style-name="T3">宇研系統科技有限公司</text:span></text:p>
          </table:table-cell>
          <table:table-cell table:number-columns-repeated="16375" table:style-name="ce35"/>
        </table:table-row>
        <table:table-row table:style-name="ro10">
          <table:covered-table-cell/>
          <table:covered-table-cell/>
          <table:covered-table-cell/>
          <table:covered-table-cell/>
          <table:table-cell office:value-type="float" office:value="29" table:style-name="ce16">
            <text:p><text:s/>29<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covered-table-cell/>
          <table:table-cell office:value-type="string" table:style-name="ce24">
            <text:p><text:span text:style-name="T3">共同供應契約</text:span></text:p>
            <text:p><text:span text:style-name="T3">限制性招標</text:span></text:p>
          </table:table-cell>
          <table:table-cell office:value-type="string" table:style-name="ce24">
            <text:p><text:span text:style-name="T3">台灣富士全錄股份有限公司</text:span></text:p>
            <text:p><text:span text:style-name="T3">宇研系統科技有限公司</text:span></text:p>
          </table:table-cell>
          <table:table-cell table:number-columns-repeated="16375" table:style-name="ce35"/>
        </table:table-row>
        <table:table-row table:style-name="ro10">
          <table:table-cell office:value-type="string" table:style-name="ce23">
            <text:p><text:span text:style-name="T3">蔡葉偉</text:span></text:p>
          </table:table-cell>
          <table:table-cell office:value-type="string" table:style-name="ce64">
            <text:p><text:span text:style-name="T3">校園閱讀區桌椅建置</text:span>-<text:span text:style-name="T3">桌椅</text:span></text:p>
          </table:table-cell>
          <table:table-cell office:value-type="string" table:style-name="ce28">
            <text:p><text:span text:style-name="T3">天生國小</text:span></text:p>
          </table:table-cell>
          <table:table-cell office:value-type="float" office:value="94.5" table:style-name="ce16">
            <text:p><text:s/>95<text:s/></text:p>
          </table:table-cell>
          <table:table-cell office:value-type="float" office:value="94.5" table:style-name="ce16">
            <text:p><text:s/>95<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天生國小</text:span></text:p>
          </table:table-cell>
          <table:table-cell office:value-type="string" table:style-name="ce24">
            <text:p><text:span text:style-name="T3">逕洽廠商</text:span></text:p>
          </table:table-cell>
          <table:table-cell office:value-type="string" table:style-name="ce24">
            <text:p><text:span text:style-name="T3">立昇家具行</text:span></text:p>
          </table:table-cell>
          <table:table-cell table:number-columns-repeated="16375" table:style-name="ce35"/>
        </table:table-row>
        <table:table-row table:style-name="ro11">
          <table:table-cell office:value-type="string" table:style-name="ce23">
            <text:p><text:span text:style-name="T3">林國春</text:span></text:p>
          </table:table-cell>
          <table:table-cell office:value-type="string" table:style-name="ce64">
            <text:p>105<text:span text:style-name="T3">年度英語情境教室資訊設備改善計畫</text:span>-<text:span text:style-name="T3">超短焦投影機、短焦投影機、桌上型個人電腦主機、投影機安裝含支架、線材、施工</text:span></text:p>
          </table:table-cell>
          <table:table-cell office:value-type="string" table:style-name="ce28">
            <text:p><text:span text:style-name="T3">文聖國小</text:span></text:p>
          </table:table-cell>
          <table:table-cell office:value-type="float" office:value="99.491" table:style-name="ce16">
            <text:p><text:s/>99<text:s/></text:p>
          </table:table-cell>
          <table:table-cell office:value-type="float" office:value="99.491" table:style-name="ce16">
            <text:p><text:s/>99<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文聖國小</text:span></text:p>
          </table:table-cell>
          <table:table-cell office:value-type="string" table:style-name="ce24">
            <text:p><text:span text:style-name="T3">逕洽廠商</text:span></text:p>
          </table:table-cell>
          <table:table-cell office:value-type="string" table:style-name="ce24">
            <text:p><text:span text:style-name="T3">京旻科技有限公司</text:span></text:p>
          </table:table-cell>
          <table:table-cell table:number-columns-repeated="16375" table:style-name="ce35"/>
        </table:table-row>
        <table:table-row table:style-name="ro12">
          <table:table-cell office:value-type="string" table:style-name="ce23">
            <text:p><text:span text:style-name="T3">楊春妹</text:span></text:p>
          </table:table-cell>
          <table:table-cell office:value-type="string" table:style-name="ce64">
            <text:p><text:span text:style-name="T3">改善圖書館閱讀教學環境</text:span>-PVC<text:span text:style-name="T3">背膠高解析彩色輸出、造型發泡板</text:span>PVC<text:span text:style-name="T3">彩色輸出、壁面油漆粉刷</text:span></text:p>
          </table:table-cell>
          <table:table-cell office:value-type="string" table:style-name="ce28">
            <text:p><text:span text:style-name="T3">丹鳳國小</text:span></text:p>
          </table:table-cell>
          <table:table-cell office:value-type="float" office:value="100" table:style-name="ce16">
            <text:p><text:s/>100<text:s/></text:p>
          </table:table-cell>
          <table:table-cell office:value-type="float" office:value="99" table:style-name="ce16">
            <text:p><text:s/>99<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丹鳳國小</text:span></text:p>
          </table:table-cell>
          <table:table-cell office:value-type="string" table:style-name="ce24">
            <text:p><text:span text:style-name="T3">逕洽廠商</text:span></text:p>
          </table:table-cell>
          <table:table-cell office:value-type="string" table:style-name="ce24">
            <text:p><text:span text:style-name="T3">睿瀅視覺設計有限公司</text:span></text:p>
          </table:table-cell>
          <table:table-cell table:number-columns-repeated="16375" table:style-name="ce35"/>
        </table:table-row>
        <table:table-row table:style-name="ro10">
          <table:table-cell office:value-type="string" table:style-name="ce23">
            <text:p><text:span text:style-name="T3">曾煥嘉</text:span></text:p>
          </table:table-cell>
          <table:table-cell office:value-type="string" table:style-name="ce64">
            <text:p><text:span text:style-name="T3">閱讀推動實施計畫</text:span>-<text:span text:style-name="T3">書籍</text:span></text:p>
          </table:table-cell>
          <table:table-cell office:value-type="string" table:style-name="ce28">
            <text:p><text:span text:style-name="T3">大觀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大觀國小</text:span></text:p>
          </table:table-cell>
          <table:table-cell office:value-type="string" table:style-name="ce24">
            <text:p><text:span text:style-name="T3">逕洽廠商</text:span></text:p>
          </table:table-cell>
          <table:table-cell office:value-type="string" table:style-name="ce24">
            <text:p><text:span text:style-name="T3">崇文書局</text:span></text:p>
          </table:table-cell>
          <table:table-cell table:number-columns-repeated="16375" table:style-name="ce35"/>
        </table:table-row>
        <table:table-row table:style-name="ro10">
          <table:table-cell office:value-type="string" table:style-name="ce23">
            <text:p><text:span text:style-name="T3">劉美芳</text:span></text:p>
          </table:table-cell>
          <table:table-cell office:value-type="string" table:style-name="ce64">
            <text:p>105<text:span text:style-name="T3">年度活動設備採購實施計畫</text:span>-LED<text:span text:style-name="T3">跑馬燈、冷氣</text:span></text:p>
          </table:table-cell>
          <table:table-cell office:value-type="string" table:style-name="ce28">
            <text:p><text:span text:style-name="T3">大觀國小</text:span></text:p>
          </table:table-cell>
          <table:table-cell office:value-type="float" office:value="260" table:style-name="ce16">
            <text:p><text:s/>260<text:s/></text:p>
          </table:table-cell>
          <table:table-cell office:value-type="float" office:value="260" table:style-name="ce16">
            <text:p><text:s/>26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大觀國小</text:span></text:p>
          </table:table-cell>
          <table:table-cell office:value-type="string" table:style-name="ce24">
            <text:p><text:span text:style-name="T3">共同供應契約</text:span></text:p>
          </table:table-cell>
          <table:table-cell office:value-type="string" table:style-name="ce24">
            <text:p><text:span text:style-name="T3">大樣光電科技有限公司</text:span></text:p>
          </table:table-cell>
          <table:table-cell table:number-columns-repeated="16375" table:style-name="ce35"/>
        </table:table-row>
        <table:table-row table:style-name="ro10">
          <table:table-cell office:value-type="string" table:number-columns-spanned="1" table:number-rows-spanned="2" table:style-name="ce37">
            <text:p><text:span text:style-name="T3">賴秋媚</text:span></text:p>
          </table:table-cell>
          <table:table-cell office:value-type="string" table:number-columns-spanned="1" table:number-rows-spanned="2" table:style-name="ce65">
            <text:p><text:span text:style-name="T3">圖書館設施改善、增置設備及閱讀精進</text:span>-<text:span text:style-name="T3">圖書館設施改善</text:span></text:p>
          </table:table-cell>
          <table:table-cell office:value-type="string" table:number-columns-spanned="1" table:number-rows-spanned="2" table:style-name="ce39">
            <text:p><text:span text:style-name="T3">泰山國小</text:span></text:p>
          </table:table-cell>
          <table:table-cell office:value-type="float" office:value="232" table:number-columns-spanned="1" table:number-rows-spanned="2" table:style-name="ce41">
            <text:p><text:s/>232<text:s/></text:p>
          </table:table-cell>
          <table:table-cell office:value-type="float" office:value="100" table:style-name="ce16">
            <text:p><text:s/>1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泰山國小</text:span></text:p>
          </table:table-cell>
          <table:table-cell office:value-type="string" table:style-name="ce24">
            <text:p><text:span text:style-name="T3">逕洽廠商</text:span></text:p>
          </table:table-cell>
          <table:table-cell office:value-type="string" table:style-name="ce24">
            <text:p><text:span text:style-name="T3">宜得利家居</text:span>(<text:span text:style-name="T3">新莊</text:span>)</text:p>
            <text:p><text:span text:style-name="T3">升品企業有限公司</text:span></text:p>
            <text:p><text:span text:style-name="T3">世享國際企業有限公司</text:span></text:p>
            <text:p><text:span text:style-name="T3">印刷小品</text:span></text:p>
          </table:table-cell>
          <table:table-cell table:number-columns-repeated="16375" table:style-name="ce35"/>
        </table:table-row>
        <table:table-row table:style-name="ro10">
          <table:covered-table-cell/>
          <table:covered-table-cell/>
          <table:covered-table-cell/>
          <table:covered-table-cell/>
          <table:table-cell office:value-type="float" office:value="132.4" table:style-name="ce16">
            <text:p><text:s/>132<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泰山國小</text:span></text:p>
          </table:table-cell>
          <table:table-cell office:value-type="string" table:style-name="ce24">
            <text:p><text:span text:style-name="T3">逕洽廠商</text:span></text:p>
          </table:table-cell>
          <table:table-cell office:value-type="string" table:style-name="ce24">
            <text:p><text:span text:style-name="T3">全國圖書股份有限公司</text:span></text:p>
            <text:p><text:span text:style-name="T3">英文麥克股份有限公司</text:span></text:p>
            <text:p><text:span text:style-name="T3">天韻樂府</text:span></text:p>
          </table:table-cell>
          <table:table-cell table:number-columns-repeated="16375" table:style-name="ce35"/>
        </table:table-row>
        <table:table-row table:style-name="ro13">
          <table:table-cell office:value-type="string" table:style-name="ce23">
            <text:p><text:span text:style-name="T3">林銘仁</text:span></text:p>
          </table:table-cell>
          <table:table-cell office:value-type="string" table:style-name="ce64">
            <text:p><text:span text:style-name="T3">記憶之瓶改善工程實施計畫</text:span>-<text:span text:style-name="T3">立體造型偶</text:span>(<text:span text:style-name="T3">含基座</text:span>)<text:span text:style-name="T3">、不鏽鋼置瓶架訂製、休憩平臺、花臺植栽收邊</text:span></text:p>
          </table:table-cell>
          <table:table-cell office:value-type="string" table:style-name="ce28">
            <text:p><text:span text:style-name="T3">土城國小</text:span></text:p>
          </table:table-cell>
          <table:table-cell office:value-type="float" office:value="200" table:style-name="ce16">
            <text:p><text:s/>200<text:s/></text:p>
          </table:table-cell>
          <table:table-cell office:value-type="float" office:value="200" table:style-name="ce16">
            <text:p><text:s/>2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土城國小</text:span></text:p>
          </table:table-cell>
          <table:table-cell office:value-type="string" table:style-name="ce24">
            <text:p><text:span text:style-name="T3">公開取得報價單</text:span></text:p>
          </table:table-cell>
          <table:table-cell office:value-type="string" table:style-name="ce24">
            <text:p><text:span text:style-name="T3">經傳形象景觀有限公司</text:span></text:p>
          </table:table-cell>
          <table:table-cell table:number-columns-repeated="16375" table:style-name="ce35"/>
        </table:table-row>
        <table:table-row table:style-name="ro10">
          <table:table-cell office:value-type="string" table:style-name="ce23">
            <text:p><text:span text:style-name="T3">鄭金隆</text:span></text:p>
          </table:table-cell>
          <table:table-cell office:value-type="string" table:style-name="ce64">
            <text:p><text:span text:style-name="T3">閱讀教育推動</text:span>-<text:span text:style-name="T3">藏書閣環境建置</text:span>-<text:span text:style-name="T3">氣密窗、女兒牆等工程</text:span></text:p>
          </table:table-cell>
          <table:table-cell office:value-type="string" table:style-name="ce28">
            <text:p><text:span text:style-name="T3">五華國小</text:span></text:p>
          </table:table-cell>
          <table:table-cell office:value-type="float" office:value="300" table:style-name="ce16">
            <text:p><text:s/>300<text:s/></text:p>
          </table:table-cell>
          <table:table-cell office:value-type="float" office:value="300" table:style-name="ce16">
            <text:p><text:s/>3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五華國小</text:span></text:p>
          </table:table-cell>
          <table:table-cell office:value-type="string" table:style-name="ce24">
            <text:p><text:span text:style-name="T3">公開招標</text:span></text:p>
          </table:table-cell>
          <table:table-cell office:value-type="string" table:style-name="ce24">
            <text:p><text:span text:style-name="T3">聯克室內裝修有限公司</text:span></text:p>
          </table:table-cell>
          <table:table-cell table:number-columns-repeated="16375" table:style-name="ce35"/>
        </table:table-row>
        <table:table-row table:style-name="ro10">
          <table:table-cell office:value-type="string" table:style-name="ce23">
            <text:p><text:span text:style-name="T3">許昭興</text:span></text:p>
          </table:table-cell>
          <table:table-cell office:value-type="string" table:style-name="ce64">
            <text:p>40<text:span text:style-name="T3">週年校慶設施改善工程計畫</text:span>-<text:span text:style-name="T3">學校設施改善工程</text:span></text:p>
          </table:table-cell>
          <table:table-cell office:value-type="string" table:style-name="ce28">
            <text:p><text:span text:style-name="T3">秀朗國小</text:span></text:p>
          </table:table-cell>
          <table:table-cell office:value-type="float" office:value="500" table:style-name="ce16">
            <text:p><text:s/>500<text:s/></text:p>
          </table:table-cell>
          <table:table-cell office:value-type="float" office:value="500" table:style-name="ce16">
            <text:p><text:s/>5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秀朗國小</text:span></text:p>
          </table:table-cell>
          <table:table-cell office:value-type="string" table:style-name="ce24">
            <text:p><text:span text:style-name="T3">公開取得企劃書</text:span></text:p>
          </table:table-cell>
          <table:table-cell office:value-type="string" table:style-name="ce24">
            <text:p><text:span text:style-name="T3">經傳型像景觀公司</text:span></text:p>
          </table:table-cell>
          <table:table-cell table:number-columns-repeated="16375" table:style-name="ce35"/>
        </table:table-row>
        <table:table-row table:style-name="ro10">
          <table:table-cell office:value-type="string" table:style-name="ce23">
            <text:p><text:span text:style-name="T3">劉哲彰</text:span></text:p>
          </table:table-cell>
          <table:table-cell office:value-type="string" table:style-name="ce64">
            <text:p><text:span text:style-name="T3">閱讀學習角</text:span>-<text:span text:style-name="T3">地板墊高工程</text:span></text:p>
          </table:table-cell>
          <table:table-cell office:value-type="string" table:style-name="ce28">
            <text:p><text:span text:style-name="T3">和平國小</text:span></text:p>
          </table:table-cell>
          <table:table-cell office:value-type="float" office:value="96" table:style-name="ce16">
            <text:p><text:s/>96<text:s/></text:p>
          </table:table-cell>
          <table:table-cell office:value-type="float" office:value="96" table:style-name="ce16">
            <text:p><text:s/>96<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和平國小</text:span></text:p>
          </table:table-cell>
          <table:table-cell office:value-type="string" table:style-name="ce24">
            <text:p><text:span text:style-name="T3">逕洽廠商</text:span></text:p>
          </table:table-cell>
          <table:table-cell office:value-type="string" table:style-name="ce24">
            <text:p><text:span text:style-name="T3">陳楊國際有限公司</text:span></text:p>
          </table:table-cell>
          <table:table-cell table:number-columns-repeated="16375" table:style-name="ce35"/>
        </table:table-row>
        <table:table-row table:style-name="ro10">
          <table:table-cell office:value-type="string" table:style-name="ce23">
            <text:p><text:span text:style-name="T3">周雅玲</text:span></text:p>
          </table:table-cell>
          <table:table-cell office:value-type="string" table:style-name="ce64">
            <text:p><text:span text:style-name="T3">閱讀情境設置計畫</text:span>-<text:span text:style-name="T3">設置閱讀情境</text:span></text:p>
          </table:table-cell>
          <table:table-cell office:value-type="string" table:style-name="ce28">
            <text:p><text:span text:style-name="T3">東山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東山國小</text:span></text:p>
          </table:table-cell>
          <table:table-cell office:value-type="string" table:style-name="ce24">
            <text:p><text:span text:style-name="T3">逕洽廠商</text:span></text:p>
          </table:table-cell>
          <table:table-cell office:value-type="string" table:style-name="ce24">
            <text:p><text:span text:style-name="T3">得富油漆行</text:span></text:p>
            <text:p><text:span text:style-name="T3">志穎建材有限公司</text:span></text:p>
          </table:table-cell>
          <table:table-cell table:number-columns-repeated="16375" table:style-name="ce35"/>
        </table:table-row>
        <table:table-row table:style-name="ro10">
          <table:table-cell office:value-type="string" table:style-name="ce23">
            <text:p><text:span text:style-name="T3">沈發惠</text:span></text:p>
          </table:table-cell>
          <table:table-cell office:value-type="string" table:style-name="ce64">
            <text:p><text:span text:style-name="T3">圖書館改造計畫</text:span>(<text:span text:style-name="T3">第二期</text:span>)-<text:span text:style-name="T3">圖書館入口兩側防火牆建置、兩側彩繪美化、鋁窗更新</text:span></text:p>
          </table:table-cell>
          <table:table-cell office:value-type="string" table:style-name="ce28">
            <text:p><text:span text:style-name="T3">三和國小</text:span></text:p>
          </table:table-cell>
          <table:table-cell office:value-type="float" office:value="200" table:style-name="ce16">
            <text:p><text:s/>200<text:s/></text:p>
          </table:table-cell>
          <table:table-cell office:value-type="float" office:value="200" table:style-name="ce16">
            <text:p><text:s/>2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三和國小</text:span></text:p>
          </table:table-cell>
          <table:table-cell office:value-type="string" table:style-name="ce24">
            <text:p><text:span text:style-name="T3">公開取得企劃書</text:span></text:p>
          </table:table-cell>
          <table:table-cell office:value-type="string" table:style-name="ce24">
            <text:p><text:span text:style-name="T3">澳亞室內裝修有限公司</text:span></text:p>
          </table:table-cell>
          <table:table-cell table:number-columns-repeated="16375" table:style-name="ce35"/>
        </table:table-row>
        <table:table-row table:style-name="ro10">
          <table:table-cell office:value-type="string" table:style-name="ce23">
            <text:p><text:span text:style-name="T3">鄭宇恩</text:span></text:p>
          </table:table-cell>
          <table:table-cell office:value-type="string" table:style-name="ce64">
            <text:p><text:span text:style-name="T3">提升學生圖書館利用效能更新社備計畫</text:span>-<text:span text:style-name="T3">伺服器、電腦、盤點系統等</text:span></text:p>
          </table:table-cell>
          <table:table-cell office:value-type="string" table:style-name="ce28">
            <text:p><text:span text:style-name="T3">私立淡江高中</text:span></text:p>
          </table:table-cell>
          <table:table-cell office:value-type="float" office:value="150" table:style-name="ce16">
            <text:p><text:s/>150<text:s/></text:p>
          </table:table-cell>
          <table:table-cell office:value-type="float" office:value="150" table:style-name="ce16">
            <text:p><text:s/>150<text:s/></text:p>
          </table:table-cell>
          <table:table-cell office:value-type="string" table:style-name="ce24">
            <text:p>5M<text:span text:style-name="T3">建築及設備計畫</text:span>-5M5<text:span text:style-name="T3">無形資產</text:span>-5-<text:span text:style-name="T3">購建固定資產、無形資產及非理財目的之長期投資購置固定資產</text:span></text:p>
          </table:table-cell>
          <table:table-cell office:value-type="string" table:style-name="ce25">
            <text:p><text:span text:style-name="T3">私立淡江高中</text:span></text:p>
          </table:table-cell>
          <table:table-cell office:value-type="string" table:style-name="ce24">
            <text:p><text:span text:style-name="T3">公開取得報價單</text:span></text:p>
          </table:table-cell>
          <table:table-cell office:value-type="string" table:style-name="ce24">
            <text:p><text:span text:style-name="T3">雲騰科技有限公司</text:span></text:p>
            <text:p><text:span text:style-name="T3">文江時業有限公司</text:span></text:p>
            <text:p><text:span text:style-name="T3">泰綺資訊事業有限公司</text:span></text:p>
          </table:table-cell>
          <table:table-cell table:number-columns-repeated="16375" table:style-name="ce35"/>
        </table:table-row>
        <table:table-row table:style-name="ro10">
          <table:table-cell office:value-type="string" table:style-name="ce23">
            <text:p><text:span text:style-name="T3">廖正良</text:span></text:p>
          </table:table-cell>
          <table:table-cell office:value-type="string" table:style-name="ce64">
            <text:p><text:span text:style-name="T3">英語情境教室社備充實計畫</text:span>-<text:span text:style-name="T3">課桌椅</text:span></text:p>
          </table:table-cell>
          <table:table-cell office:value-type="string" table:style-name="ce28">
            <text:p><text:span text:style-name="T3">青山國中小</text:span></text:p>
          </table:table-cell>
          <table:table-cell office:value-type="float" office:value="290" table:style-name="ce16">
            <text:p><text:s/>290<text:s/></text:p>
          </table:table-cell>
          <table:table-cell office:value-type="float" office:value="288" table:style-name="ce16">
            <text:p><text:s/>288<text:s/></text:p>
          </table:table-cell>
          <table:table-cell office:value-type="string" table:style-name="ce24">
            <text:p>5M<text:span text:style-name="T3">建築及設備計畫</text:span>-5M4<text:span text:style-name="T3">其他設備計畫</text:span>-5-<text:span text:style-name="T3">購建固定資產、無形資產及非理財目的長期投資</text:span></text:p>
          </table:table-cell>
          <table:table-cell office:value-type="string" table:style-name="ce25">
            <text:p><text:span text:style-name="T3">青山國中小</text:span></text:p>
          </table:table-cell>
          <table:table-cell office:value-type="string" table:style-name="ce24">
            <text:p><text:span text:style-name="T3">公開招標</text:span></text:p>
          </table:table-cell>
          <table:table-cell office:value-type="string" table:style-name="ce24">
            <text:p><text:span text:style-name="T3">集賢國際有限公司</text:span></text:p>
          </table:table-cell>
          <table:table-cell table:number-columns-repeated="16375" table:style-name="ce35"/>
        </table:table-row>
        <table:table-row table:style-name="ro10">
          <table:table-cell office:value-type="string" table:style-name="ce23">
            <text:p><text:span text:style-name="T3">蔣根煌</text:span></text:p>
          </table:table-cell>
          <table:table-cell office:value-type="string" table:style-name="ce64">
            <text:p><text:span text:style-name="T3">圖書館設備採購計畫</text:span>-<text:span text:style-name="T3">圖書館專用無線長距積塵清理機、</text:span>3<text:span text:style-name="T3">Ｖ圖書紫外線除菌機</text:span></text:p>
          </table:table-cell>
          <table:table-cell office:value-type="string" table:style-name="ce28">
            <text:p><text:span text:style-name="T3">義學國中</text:span></text:p>
          </table:table-cell>
          <table:table-cell office:value-type="float" office:value="99" table:style-name="ce16">
            <text:p><text:s/>99<text:s/></text:p>
          </table:table-cell>
          <table:table-cell office:value-type="float" office:value="99" table:style-name="ce16">
            <text:p><text:s/>99<text:s/></text:p>
          </table:table-cell>
          <table:table-cell office:value-type="string" table:style-name="ce24">
            <text:p>5M<text:span text:style-name="T3">建築及設備計畫</text:span>-5M4<text:span text:style-name="T3">其他設備計畫</text:span>-5-<text:span text:style-name="T3">購建固定資產、無形資產及非理財目的長期投資</text:span></text:p>
          </table:table-cell>
          <table:table-cell office:value-type="string" table:style-name="ce25">
            <text:p><text:span text:style-name="T3">義學國中</text:span></text:p>
          </table:table-cell>
          <table:table-cell office:value-type="string" table:style-name="ce24">
            <text:p><text:span text:style-name="T3">逕洽廠商</text:span></text:p>
          </table:table-cell>
          <table:table-cell office:value-type="string" table:style-name="ce24">
            <text:p><text:span text:style-name="T3">漢昇興業有限公司</text:span></text:p>
            <text:p><text:span text:style-name="T3">全懋國際有限公司</text:span></text:p>
          </table:table-cell>
          <table:table-cell table:number-columns-repeated="16375" table:style-name="ce35"/>
        </table:table-row>
        <table:table-row table:style-name="ro13">
          <table:table-cell office:value-type="string" table:style-name="ce23">
            <text:p><text:span text:style-name="T3">林裔綺</text:span></text:p>
          </table:table-cell>
          <table:table-cell office:value-type="string" table:style-name="ce64">
            <text:p><text:span text:style-name="T3">愛鄰關懷、幸福學園瑞芳社區多元展能活動實施計畫</text:span>-<text:span text:style-name="T3">無線麥克風系統、音響、有線麥克風、麥克風架</text:span></text:p>
          </table:table-cell>
          <table:table-cell office:value-type="string" table:style-name="ce28">
            <text:p><text:span text:style-name="T3">瑞芳國中</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計畫</text:span>-5-<text:span text:style-name="T3">購建固定資產、無形資產及非理財目的長期投資</text:span></text:p>
          </table:table-cell>
          <table:table-cell office:value-type="string" table:style-name="ce25">
            <text:p><text:span text:style-name="T3">瑞芳國中</text:span></text:p>
          </table:table-cell>
          <table:table-cell office:value-type="string" table:style-name="ce24">
            <text:p><text:span text:style-name="T3">逕洽廠商</text:span></text:p>
          </table:table-cell>
          <table:table-cell office:value-type="string" table:style-name="ce24">
            <text:p><text:span text:style-name="T3">浩匠科技有限公司</text:span></text:p>
          </table:table-cell>
          <table:table-cell table:number-columns-repeated="16375" table:style-name="ce35"/>
        </table:table-row>
        <table:table-row table:style-name="ro10">
          <table:table-cell office:value-type="string" table:style-name="ce23">
            <text:p><text:span text:style-name="T3">夷將‧拔路兒</text:span></text:p>
          </table:table-cell>
          <table:table-cell office:value-type="string" table:style-name="ce64">
            <text:p>105<text:span text:style-name="T3">年度校園安全設備修繕購置計畫</text:span>-<text:span text:style-name="T3">壁櫥櫃、飲料吧臺、料理臺、流理臺</text:span></text:p>
          </table:table-cell>
          <table:table-cell office:value-type="string" table:style-name="ce29">
            <text:p><text:span text:style-name="T9">樹林高中</text:span></text:p>
          </table:table-cell>
          <table:table-cell office:value-type="float" office:value="140" table:style-name="ce16">
            <text:p><text:s/>140<text:s/></text:p>
          </table:table-cell>
          <table:table-cell office:value-type="float" office:value="140" table:style-name="ce16">
            <text:p><text:s/>140<text:s/></text:p>
          </table:table-cell>
          <table:table-cell office:value-type="string" table:style-name="ce24">
            <text:p>5M<text:span text:style-name="T3">建築及設備計畫</text:span>-5M4<text:span text:style-name="T3">其他設備計畫</text:span>-5-<text:span text:style-name="T3">購建固定資產、無形資產及非理財目的長期投資</text:span></text:p>
          </table:table-cell>
          <table:table-cell office:value-type="string" table:style-name="ce25">
            <text:p><text:span text:style-name="T3">瑞芳國中</text:span></text:p>
          </table:table-cell>
          <table:table-cell office:value-type="string" table:style-name="ce24">
            <text:p><text:span text:style-name="T3">逕洽廠商</text:span></text:p>
          </table:table-cell>
          <table:table-cell office:value-type="string" table:style-name="ce24">
            <text:p><text:span text:style-name="T3">寶立工程有限公司</text:span></text:p>
            <text:p><text:span text:style-name="T3">綠能國際有限公司</text:span></text:p>
          </table:table-cell>
          <table:table-cell table:number-columns-repeated="16375" table:style-name="ce35"/>
        </table:table-row>
        <table:table-row table:style-name="ro10">
          <table:table-cell office:value-type="string" table:style-name="ce23">
            <text:p><text:span text:style-name="T3">王建章</text:span></text:p>
          </table:table-cell>
          <table:table-cell office:value-type="string" table:style-name="ce64">
            <text:p><text:span text:style-name="T3">幼兒園幼童專用車</text:span>-<text:span text:style-name="T3">幼童專用車</text:span></text:p>
          </table:table-cell>
          <table:table-cell office:value-type="string" table:style-name="ce28">
            <text:p><text:span text:style-name="T3">烏來幼兒園</text:span></text:p>
          </table:table-cell>
          <table:table-cell office:value-type="float" office:value="834" table:style-name="ce16">
            <text:p><text:s/>834<text:s/></text:p>
          </table:table-cell>
          <table:table-cell office:value-type="float" office:value="834" table:style-name="ce16">
            <text:p><text:s/>834<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烏來幼兒園</text:span></text:p>
          </table:table-cell>
          <table:table-cell office:value-type="string" table:style-name="ce24">
            <text:p><text:span text:style-name="T3">公開招標</text:span></text:p>
          </table:table-cell>
          <table:table-cell office:value-type="string" table:style-name="ce24">
            <text:p><text:span text:style-name="T3">福昇汽車股份有限公司</text:span></text:p>
          </table:table-cell>
          <table:table-cell table:number-columns-repeated="16375" table:style-name="ce35"/>
        </table:table-row>
        <table:table-row table:style-name="ro14">
          <table:table-cell office:value-type="string" table:style-name="ce23">
            <text:p><text:span text:style-name="T3">鄭戴麗香</text:span></text:p>
          </table:table-cell>
          <table:table-cell office:value-type="string" table:style-name="ce64">
            <text:p><text:span text:style-name="T3">附設幼兒園增購冷氣設備計畫</text:span>-<text:span text:style-name="T3">東元分離式冷氣室外機、東元壁掛式冷氣室內機、管路及控制線路、室外機安裝架、電源開關盒及開關、電源線加長、鑽孔、電動排水器</text:span></text:p>
          </table:table-cell>
          <table:table-cell office:value-type="string" table:style-name="ce28">
            <text:p><text:span text:style-name="T3">淡水國小</text:span></text:p>
          </table:table-cell>
          <table:table-cell office:value-type="float" office:value="150" table:style-name="ce16">
            <text:p><text:s/>150<text:s/></text:p>
          </table:table-cell>
          <table:table-cell office:value-type="float" office:value="150" table:style-name="ce16">
            <text:p><text:s/>15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淡水國小</text:span></text:p>
          </table:table-cell>
          <table:table-cell office:value-type="string" table:style-name="ce24">
            <text:p><text:span text:style-name="T3">共同供應契約</text:span></text:p>
          </table:table-cell>
          <table:table-cell office:value-type="string" table:style-name="ce24">
            <text:p><text:span text:style-name="T3">緯泰電器有限公司</text:span></text:p>
          </table:table-cell>
          <table:table-cell table:number-columns-repeated="16375" table:style-name="ce35"/>
        </table:table-row>
        <table:table-row table:style-name="ro15">
          <table:table-cell office:value-type="string" table:style-name="ce23">
            <text:p><text:span text:style-name="T3">黃林玲玲</text:span></text:p>
          </table:table-cell>
          <table:table-cell office:value-type="string" table:style-name="ce64">
            <text:p><text:span text:style-name="T3">活動室增設空調</text:span>-<text:span text:style-name="T3">東元高效率一對一分離式省電冷氣機、室外機安裝架、原有窗型冷氣拆除移置、窗型冷氣孔封板、銅管加長、電源線加長、</text:span>PC58<text:span text:style-name="T3">防護條</text:span></text:p>
          </table:table-cell>
          <table:table-cell office:value-type="string" table:style-name="ce28">
            <text:p><text:span text:style-name="T3">中信國小</text:span></text:p>
          </table:table-cell>
          <table:table-cell office:value-type="float" office:value="150" table:style-name="ce16">
            <text:p><text:s/>150<text:s/></text:p>
          </table:table-cell>
          <table:table-cell office:value-type="float" office:value="150" table:style-name="ce16">
            <text:p><text:s/>15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中信國小</text:span></text:p>
          </table:table-cell>
          <table:table-cell office:value-type="string" table:style-name="ce24">
            <text:p><text:span text:style-name="T3">共同供應契約</text:span></text:p>
          </table:table-cell>
          <table:table-cell office:value-type="string" table:style-name="ce24">
            <text:p><text:span text:style-name="T3">緯泰電器有限公司</text:span></text:p>
          </table:table-cell>
          <table:table-cell table:number-columns-repeated="16375" table:style-name="ce35"/>
        </table:table-row>
        <table:table-row table:style-name="ro16">
          <table:table-cell office:value-type="string" table:style-name="ce23">
            <text:p><text:span text:style-name="T3">黃永昌</text:span></text:p>
          </table:table-cell>
          <table:table-cell office:value-type="string" table:style-name="ce64">
            <text:p><text:span text:style-name="T3">裝設監視器設備工程</text:span>-621-8<text:span text:style-name="T3">送信主機、</text:span>707<text:span text:style-name="T3">讀卡機、磁簧感知器、聲光警報器、空間偵測器、鐵捲門、</text:span>16CH DVR(1TB)<text:span text:style-name="T3">、監視器鏡頭、</text:span>19<text:span text:style-name="T3">吋螢幕、線材</text:span>(1M)<text:span text:style-name="T3">、施工</text:span></text:p>
          </table:table-cell>
          <table:table-cell office:value-type="string" table:style-name="ce28">
            <text:p><text:span text:style-name="T3">私立安溪非營利幼兒園</text:span></text:p>
          </table:table-cell>
          <table:table-cell office:value-type="float" office:value="91" table:style-name="ce30">
            <text:p><text:s/>91<text:s/></text:p>
          </table:table-cell>
          <table:table-cell office:value-type="float" office:value="90.614999999999995" table:style-name="ce16">
            <text:p><text:s/>91<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私立安溪非營利幼兒園</text:span></text:p>
          </table:table-cell>
          <table:table-cell office:value-type="string" table:style-name="ce24">
            <text:p><text:span text:style-name="T3">逕洽廠商</text:span></text:p>
          </table:table-cell>
          <table:table-cell office:value-type="string" table:style-name="ce24">
            <text:p><text:span text:style-name="T3">學成保全股份有限公司</text:span></text:p>
          </table:table-cell>
          <table:table-cell table:number-columns-repeated="16375" table:style-name="ce35"/>
        </table:table-row>
        <table:table-row table:style-name="ro10">
          <table:table-cell office:value-type="string" table:style-name="ce23">
            <text:p><text:span text:style-name="T3">游輝宂</text:span></text:p>
          </table:table-cell>
          <table:table-cell office:value-type="string" table:style-name="ce64">
            <text:p>105<text:span text:style-name="T3">年改善及充實教學環境設備</text:span>-<text:span text:style-name="T3">廚房設備</text:span>-<text:span text:style-name="T3">微電腦開水器、湯爐、三層直立櫃</text:span></text:p>
          </table:table-cell>
          <table:table-cell office:value-type="string" table:style-name="ce28">
            <text:p><text:span text:style-name="T3">新和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新和國小</text:span></text:p>
          </table:table-cell>
          <table:table-cell office:value-type="string" table:style-name="ce24">
            <text:p><text:span text:style-name="T3">逕洽廠商</text:span></text:p>
          </table:table-cell>
          <table:table-cell office:value-type="string" table:style-name="ce24">
            <text:p><text:span text:style-name="T3">賀眾企業股份有限公司</text:span></text:p>
            <text:p><text:span text:style-name="T3">宜勁有限公司</text:span></text:p>
          </table:table-cell>
          <table:table-cell table:number-columns-repeated="16375" table:style-name="ce35"/>
        </table:table-row>
        <table:table-row table:style-name="ro10">
          <table:table-cell office:value-type="string" table:style-name="ce23">
            <text:p><text:span text:style-name="T3">黃俊哲</text:span></text:p>
          </table:table-cell>
          <table:table-cell office:value-type="string" table:style-name="ce64">
            <text:p>105<text:span text:style-name="T3">年度幼兒園冷氣設備採購實施計畫</text:span>-<text:span text:style-name="T3">分離式冷氣</text:span></text:p>
          </table:table-cell>
          <table:table-cell office:value-type="string" table:style-name="ce28">
            <text:p><text:span text:style-name="T3">大觀國小</text:span></text:p>
          </table:table-cell>
          <table:table-cell office:value-type="float" office:value="440" table:style-name="ce16">
            <text:p><text:s/>440<text:s/></text:p>
          </table:table-cell>
          <table:table-cell office:value-type="float" office:value="440" table:style-name="ce16">
            <text:p><text:s/>44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大觀國小</text:span></text:p>
          </table:table-cell>
          <table:table-cell office:value-type="string" table:style-name="ce24">
            <text:p><text:span text:style-name="T3">公開取得企劃書</text:span></text:p>
          </table:table-cell>
          <table:table-cell office:value-type="string" table:style-name="ce24">
            <text:p><text:span text:style-name="T3">竑偉企業有限公司</text:span></text:p>
          </table:table-cell>
          <table:table-cell table:number-columns-repeated="16375" table:style-name="ce35"/>
        </table:table-row>
        <table:table-row table:style-name="ro10">
          <table:table-cell office:value-type="string" table:style-name="ce23">
            <text:p><text:span text:style-name="T3">邱烽堯</text:span></text:p>
          </table:table-cell>
          <table:table-cell office:value-type="string" table:style-name="ce64">
            <text:p><text:span text:style-name="T3">幼兒園窗戶、紗門更新工程經費計畫</text:span>-<text:span text:style-name="T3">紗窗、油漆</text:span></text:p>
          </table:table-cell>
          <table:table-cell office:value-type="string" table:style-name="ce28">
            <text:p><text:span text:style-name="T3">坪林國小</text:span></text:p>
          </table:table-cell>
          <table:table-cell office:value-type="float" office:value="99" table:style-name="ce16">
            <text:p><text:s/>99<text:s/></text:p>
          </table:table-cell>
          <table:table-cell office:value-type="float" office:value="99" table:style-name="ce16">
            <text:p><text:s/>99<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坪林國小</text:span></text:p>
          </table:table-cell>
          <table:table-cell office:value-type="string" table:style-name="ce24">
            <text:p><text:span text:style-name="T3">逕洽廠商</text:span></text:p>
          </table:table-cell>
          <table:table-cell office:value-type="string" table:style-name="ce24">
            <text:p><text:span text:style-name="T3">立固工程有限公司</text:span></text:p>
          </table:table-cell>
          <table:table-cell table:number-columns-repeated="16375" table:style-name="ce35"/>
        </table:table-row>
        <table:table-row table:style-name="ro10">
          <table:table-cell office:value-type="string" table:style-name="ce23">
            <text:p><text:span text:style-name="T3">李倩萍</text:span></text:p>
          </table:table-cell>
          <table:table-cell office:value-type="string" table:style-name="ce64">
            <text:p>105<text:span text:style-name="T3">年度幼兒園活動教室地墊設置計畫</text:span>-<text:span text:style-name="T3">地墊設置工程</text:span></text:p>
          </table:table-cell>
          <table:table-cell office:value-type="string" table:style-name="ce28">
            <text:p><text:span text:style-name="T3">新和國小</text:span></text:p>
          </table:table-cell>
          <table:table-cell office:value-type="float" office:value="100" table:style-name="ce16">
            <text:p><text:s/>100<text:s/></text:p>
          </table:table-cell>
          <table:table-cell office:value-type="float" office:value="99" table:style-name="ce16">
            <text:p><text:s/>99<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新和國小</text:span></text:p>
          </table:table-cell>
          <table:table-cell office:value-type="string" table:style-name="ce24">
            <text:p><text:span text:style-name="T3">逕洽廠商</text:span></text:p>
          </table:table-cell>
          <table:table-cell office:value-type="string" table:style-name="ce24">
            <text:p><text:span text:style-name="T3">康保企業有限公司</text:span></text:p>
          </table:table-cell>
          <table:table-cell table:number-columns-repeated="16375" table:style-name="ce35"/>
        </table:table-row>
        <table:table-row table:style-name="ro10">
          <table:table-cell office:value-type="string" table:style-name="ce23">
            <text:p><text:span text:style-name="T3">黃林玲玲</text:span></text:p>
          </table:table-cell>
          <table:table-cell office:value-type="string" table:style-name="ce64">
            <text:p><text:span text:style-name="T3">充實教學環境設備</text:span>-<text:span text:style-name="T3">鼓</text:span></text:p>
          </table:table-cell>
          <table:table-cell office:value-type="string" table:style-name="ce28">
            <text:p><text:span text:style-name="T3">中信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中信國小</text:span></text:p>
          </table:table-cell>
          <table:table-cell office:value-type="string" table:style-name="ce24">
            <text:p><text:span text:style-name="T3">逕洽廠商</text:span></text:p>
          </table:table-cell>
          <table:table-cell office:value-type="string" table:style-name="ce24">
            <text:p><text:span text:style-name="T3">响仁和鐘鼓廠</text:span></text:p>
          </table:table-cell>
          <table:table-cell table:number-columns-repeated="16375" table:style-name="ce35"/>
        </table:table-row>
        <table:table-row table:style-name="ro10">
          <table:table-cell office:value-type="string" table:style-name="ce23">
            <text:p><text:span text:style-name="T3">蔡葉偉</text:span></text:p>
          </table:table-cell>
          <table:table-cell office:value-type="string" table:style-name="ce64">
            <text:p><text:span text:style-name="T3">新北市淡水區</text:span>105<text:span text:style-name="T3">年度正德國中管樂團樂器增購計畫</text:span>-<text:span text:style-name="T3">薩克斯風等管樂器</text:span></text:p>
          </table:table-cell>
          <table:table-cell office:value-type="string" table:style-name="ce28">
            <text:p><text:span text:style-name="T3">正德國中</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正德國中</text:span></text:p>
          </table:table-cell>
          <table:table-cell office:value-type="string" table:style-name="ce24">
            <text:p><text:span text:style-name="T3">公開招標</text:span></text:p>
          </table:table-cell>
          <table:table-cell office:value-type="string" table:style-name="ce24">
            <text:p><text:span text:style-name="T3">宸緯樂器有限公司</text:span></text:p>
          </table:table-cell>
          <table:table-cell table:number-columns-repeated="16375" table:style-name="ce35"/>
        </table:table-row>
        <table:table-row table:style-name="ro10">
          <table:table-cell office:value-type="string" table:style-name="ce23">
            <text:p><text:span text:style-name="T3">李坤城</text:span></text:p>
          </table:table-cell>
          <table:table-cell office:value-type="string" table:style-name="ce64">
            <text:p><text:span text:style-name="T3">藝術饗宴設備計畫</text:span>-<text:span text:style-name="T3">中音薩克斯風、小號、玻纖小鼓、電鋼琴</text:span></text:p>
          </table:table-cell>
          <table:table-cell office:value-type="string" table:style-name="ce28">
            <text:p><text:span text:style-name="T3">五華國小</text:span></text:p>
          </table:table-cell>
          <table:table-cell office:value-type="float" office:value="200" table:style-name="ce16">
            <text:p><text:s/>200<text:s/></text:p>
          </table:table-cell>
          <table:table-cell office:value-type="float" office:value="200" table:style-name="ce16">
            <text:p><text:s/>2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五華國小</text:span></text:p>
          </table:table-cell>
          <table:table-cell office:value-type="string" table:style-name="ce24">
            <text:p><text:span text:style-name="T3">公開招標</text:span></text:p>
          </table:table-cell>
          <table:table-cell office:value-type="string" table:style-name="ce24">
            <text:p><text:span text:style-name="T3">藝研國際有限公司</text:span></text:p>
          </table:table-cell>
          <table:table-cell table:number-columns-repeated="16375" table:style-name="ce35"/>
        </table:table-row>
        <table:table-row table:style-name="ro14">
          <table:table-cell office:value-type="string" table:style-name="ce23">
            <text:p><text:span text:style-name="T3">連斐璠</text:span></text:p>
          </table:table-cell>
          <table:table-cell office:value-type="string" table:style-name="ce64">
            <text:p>104<text:span text:style-name="T3">年度改善及充實教學環境設備</text:span>-<text:span text:style-name="T3">豎型鋼琴、多功能合唱台、高音笙、中音笙、大阮、中阮、中音加鍵嗩吶、次中音加鍵嗩吶、</text:span>2/4<text:span text:style-name="T3">大提琴、</text:span>4/4<text:span text:style-name="T3">大提琴、</text:span>402<text:span text:style-name="T3">型揚琴、</text:span>3/4<text:span text:style-name="T3">低音大提琴、大鼓</text:span></text:p>
          </table:table-cell>
          <table:table-cell office:value-type="string" table:style-name="ce28">
            <text:p><text:span text:style-name="T3">永和國小</text:span></text:p>
          </table:table-cell>
          <table:table-cell office:value-type="float" office:value="166" table:style-name="ce16">
            <text:p><text:s/>166<text:s/></text:p>
          </table:table-cell>
          <table:table-cell office:value-type="float" office:value="166" table:style-name="ce16">
            <text:p><text:s/>166<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永和國小</text:span></text:p>
          </table:table-cell>
          <table:table-cell office:value-type="string" table:style-name="ce24">
            <text:p><text:span text:style-name="T3">公開招標</text:span></text:p>
          </table:table-cell>
          <table:table-cell office:value-type="string" table:style-name="ce24">
            <text:p><text:span text:style-name="T3">長安樂器</text:span></text:p>
          </table:table-cell>
          <table:table-cell table:number-columns-repeated="16375" table:style-name="ce35"/>
        </table:table-row>
        <table:table-row table:style-name="ro10">
          <table:table-cell office:value-type="string" table:style-name="ce23">
            <text:p><text:span text:style-name="T3">王淑慧</text:span></text:p>
          </table:table-cell>
          <table:table-cell office:value-type="string" table:style-name="ce64">
            <text:p>105<text:span text:style-name="T3">年度改善樂器設備實施計畫</text:span>-<text:span text:style-name="T3">小號、低音號、中音薩克斯風</text:span></text:p>
          </table:table-cell>
          <table:table-cell office:value-type="string" table:style-name="ce28">
            <text:p><text:span text:style-name="T3">板橋國中</text:span></text:p>
          </table:table-cell>
          <table:table-cell office:value-type="float" office:value="200" table:style-name="ce16">
            <text:p><text:s/>200<text:s/></text:p>
          </table:table-cell>
          <table:table-cell office:value-type="float" office:value="200" table:style-name="ce16">
            <text:p><text:s/>2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板橋國中</text:span></text:p>
          </table:table-cell>
          <table:table-cell office:value-type="string" table:style-name="ce24">
            <text:p><text:span text:style-name="T3">公開招標</text:span></text:p>
          </table:table-cell>
          <table:table-cell office:value-type="string" table:style-name="ce24">
            <text:p><text:span text:style-name="T3">勝利國際樂器</text:span></text:p>
          </table:table-cell>
          <table:table-cell table:number-columns-repeated="16375" table:style-name="ce35"/>
        </table:table-row>
        <table:table-row table:style-name="ro10">
          <table:table-cell office:value-type="string" table:style-name="ce23">
            <text:p><text:span text:style-name="T3">廖正良</text:span></text:p>
          </table:table-cell>
          <table:table-cell office:value-type="string" table:style-name="ce64">
            <text:p><text:span text:style-name="T3">節奏樂隊樂器購置實施計畫</text:span>-<text:span text:style-name="T3">手風琴</text:span></text:p>
          </table:table-cell>
          <table:table-cell office:value-type="string" table:style-name="ce28">
            <text:p><text:span text:style-name="T3">秀峰國小</text:span></text:p>
          </table:table-cell>
          <table:table-cell office:value-type="float" office:value="96" table:style-name="ce16">
            <text:p><text:s/>96<text:s/></text:p>
          </table:table-cell>
          <table:table-cell office:value-type="float" office:value="96" table:style-name="ce16">
            <text:p><text:s/>96<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秀峰國小</text:span></text:p>
          </table:table-cell>
          <table:table-cell office:value-type="string" table:style-name="ce24">
            <text:p><text:span text:style-name="T3">逕洽廠商</text:span></text:p>
          </table:table-cell>
          <table:table-cell office:value-type="string" table:style-name="ce24">
            <text:p><text:span text:style-name="T3">勝利國際樂器</text:span></text:p>
          </table:table-cell>
          <table:table-cell table:number-columns-repeated="16375" table:style-name="ce35"/>
        </table:table-row>
        <table:table-row table:style-name="ro10">
          <table:table-cell office:value-type="string" table:style-name="ce23">
            <text:p><text:span text:style-name="T3">陳啟能</text:span></text:p>
          </table:table-cell>
          <table:table-cell office:value-type="string" table:style-name="ce64">
            <text:p>104<text:span text:style-name="T3">學年度添置管樂團設備樂器計畫</text:span>-<text:span text:style-name="T3">低音號、中音薩克斯風</text:span></text:p>
          </table:table-cell>
          <table:table-cell office:value-type="string" table:style-name="ce28">
            <text:p><text:span text:style-name="T3">三重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三重國小</text:span></text:p>
          </table:table-cell>
          <table:table-cell office:value-type="string" table:style-name="ce24">
            <text:p><text:span text:style-name="T3">逕洽廠商</text:span></text:p>
          </table:table-cell>
          <table:table-cell office:value-type="string" table:style-name="ce24">
            <text:p><text:span text:style-name="T3">勝利國際樂器</text:span></text:p>
          </table:table-cell>
          <table:table-cell table:number-columns-repeated="16375" table:style-name="ce35"/>
        </table:table-row>
        <table:table-row table:style-name="ro17">
          <table:table-cell office:value-type="string" table:style-name="ce23">
            <text:p><text:span text:style-name="T3">陳啟能</text:span></text:p>
          </table:table-cell>
          <table:table-cell office:value-type="string" table:style-name="ce64">
            <text:p>104<text:span text:style-name="T3">學年度添置國樂團設備樂器計畫</text:span>-<text:span text:style-name="T3">高音笙、揚琴、中阮、排鼓、大提琴、吊鈸、大鈸</text:span></text:p>
          </table:table-cell>
          <table:table-cell office:value-type="string" table:style-name="ce28">
            <text:p><text:span text:style-name="T3">三重國小</text:span></text:p>
          </table:table-cell>
          <table:table-cell office:value-type="float" office:value="200" table:style-name="ce16">
            <text:p><text:s/>200<text:s/></text:p>
          </table:table-cell>
          <table:table-cell office:value-type="float" office:value="200" table:style-name="ce16">
            <text:p><text:s/>2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三重國小</text:span></text:p>
          </table:table-cell>
          <table:table-cell office:value-type="string" table:style-name="ce24">
            <text:p><text:span text:style-name="T3">公開招標</text:span></text:p>
          </table:table-cell>
          <table:table-cell office:value-type="string" table:style-name="ce24">
            <text:p><text:span text:style-name="T3">勝利國際樂器</text:span></text:p>
          </table:table-cell>
          <table:table-cell table:number-columns-repeated="16375" table:style-name="ce35"/>
        </table:table-row>
        <table:table-row table:style-name="ro10">
          <table:table-cell office:value-type="string" table:style-name="ce23">
            <text:p><text:span text:style-name="T3">李倩萍</text:span></text:p>
          </table:table-cell>
          <table:table-cell office:value-type="string" table:style-name="ce64">
            <text:p>105<text:span text:style-name="T3">年度管樂團設備申請計畫</text:span>-<text:span text:style-name="T3">馬林巴木琴</text:span></text:p>
          </table:table-cell>
          <table:table-cell office:value-type="string" table:style-name="ce28">
            <text:p><text:span text:style-name="T3">成功國小</text:span></text:p>
          </table:table-cell>
          <table:table-cell office:value-type="float" office:value="160" table:style-name="ce16">
            <text:p><text:s/>160<text:s/></text:p>
          </table:table-cell>
          <table:table-cell office:value-type="float" office:value="160" table:style-name="ce16">
            <text:p><text:s/>16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成功國小</text:span></text:p>
          </table:table-cell>
          <table:table-cell office:value-type="string" table:style-name="ce24">
            <text:p><text:span text:style-name="T3">公開招標</text:span></text:p>
          </table:table-cell>
          <table:table-cell office:value-type="string" table:style-name="ce24">
            <text:p><text:span text:style-name="T3">永躍國際有限公司</text:span></text:p>
          </table:table-cell>
          <table:table-cell table:number-columns-repeated="16375" table:style-name="ce35"/>
        </table:table-row>
        <table:table-row table:style-name="ro10">
          <table:table-cell office:value-type="string" table:style-name="ce23">
            <text:p><text:span text:style-name="T3">鄭戴麗香</text:span></text:p>
          </table:table-cell>
          <table:table-cell office:value-type="string" table:style-name="ce64">
            <text:p>105<text:span text:style-name="T3">年樂齡學員戶外教學</text:span>-<text:span text:style-name="T3">資訊設備</text:span></text:p>
          </table:table-cell>
          <table:table-cell office:value-type="string" table:style-name="ce28">
            <text:p><text:span text:style-name="T3">石門國小</text:span></text:p>
          </table:table-cell>
          <table:table-cell office:value-type="float" office:value="30.8" table:style-name="ce16">
            <text:p><text:s/>31<text:s/></text:p>
          </table:table-cell>
          <table:table-cell office:value-type="float" office:value="30.8" table:style-name="ce16">
            <text:p><text:s/>31<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石門國小</text:span></text:p>
          </table:table-cell>
          <table:table-cell office:value-type="string" table:style-name="ce24">
            <text:p><text:span text:style-name="T3">逕洽廠商</text:span></text:p>
          </table:table-cell>
          <table:table-cell office:value-type="string" table:style-name="ce24">
            <text:p><text:span text:style-name="T3">永鉅事務機器有限公司</text:span></text:p>
          </table:table-cell>
          <table:table-cell table:number-columns-repeated="16375" table:style-name="ce35"/>
        </table:table-row>
        <table:table-row table:style-name="ro10">
          <table:table-cell office:value-type="string" table:style-name="ce23">
            <text:p><text:span text:style-name="T3">蔡淑君</text:span></text:p>
          </table:table-cell>
          <table:table-cell office:value-type="string" table:style-name="ce64">
            <text:p><text:span text:style-name="T3">管樂團</text:span>105<text:span text:style-name="T3">年度企劃及增購樂器計畫</text:span>-<text:span text:style-name="T3">馬林巴木琴</text:span></text:p>
          </table:table-cell>
          <table:table-cell office:value-type="string" table:style-name="ce28">
            <text:p><text:span text:style-name="T3">林口國中</text:span></text:p>
          </table:table-cell>
          <table:table-cell office:value-type="float" office:value="500" table:style-name="ce16">
            <text:p><text:s/>500<text:s/></text:p>
          </table:table-cell>
          <table:table-cell office:value-type="float" office:value="500" table:style-name="ce16">
            <text:p><text:s/>5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林口國中</text:span></text:p>
          </table:table-cell>
          <table:table-cell office:value-type="string" table:style-name="ce24">
            <text:p><text:span text:style-name="T3">公開招標</text:span></text:p>
          </table:table-cell>
          <table:table-cell office:value-type="string" table:style-name="ce24">
            <text:p><text:span text:style-name="T3">政新國際有限公司</text:span></text:p>
          </table:table-cell>
          <table:table-cell table:number-columns-repeated="16375" table:style-name="ce35"/>
        </table:table-row>
        <table:table-row table:style-name="ro17">
          <table:table-cell office:value-type="string" table:style-name="ce23">
            <text:p><text:span text:style-name="T3">陳文治</text:span></text:p>
          </table:table-cell>
          <table:table-cell office:value-type="string" table:style-name="ce64">
            <text:p><text:span text:style-name="T3">管樂團成立暨樂器購置計畫</text:span>-<text:span text:style-name="T3">中音薩克斯風、交響樂銅鈸、低音號、風鈴含架、定音鼓、大鼓</text:span></text:p>
          </table:table-cell>
          <table:table-cell office:value-type="string" table:style-name="ce28">
            <text:p><text:span text:style-name="T3">福營國中</text:span></text:p>
          </table:table-cell>
          <table:table-cell office:value-type="float" office:value="400" table:style-name="ce16">
            <text:p><text:s/>400<text:s/></text:p>
          </table:table-cell>
          <table:table-cell office:value-type="float" office:value="400" table:style-name="ce16">
            <text:p><text:s/>4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福營國中</text:span></text:p>
          </table:table-cell>
          <table:table-cell office:value-type="string" table:style-name="ce24">
            <text:p><text:span text:style-name="T3">公開招標</text:span></text:p>
          </table:table-cell>
          <table:table-cell office:value-type="string" table:style-name="ce24">
            <text:p><text:span text:style-name="T3">功學社音樂中心</text:span></text:p>
          </table:table-cell>
          <table:table-cell table:number-columns-repeated="16375" table:style-name="ce35"/>
        </table:table-row>
        <table:table-row table:style-name="ro10">
          <table:table-cell office:value-type="string" table:style-name="ce23">
            <text:p><text:span text:style-name="T3">李倩萍</text:span></text:p>
          </table:table-cell>
          <table:table-cell office:value-type="string" table:style-name="ce64">
            <text:p>104<text:span text:style-name="T3">學年度添置管樂團設備樂器計畫</text:span>-<text:span text:style-name="T3">中音薩克斯風、豎笛、牛鈴組、三角鐵組</text:span></text:p>
          </table:table-cell>
          <table:table-cell office:value-type="string" table:style-name="ce28">
            <text:p><text:span text:style-name="T3">三重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三重國小</text:span></text:p>
          </table:table-cell>
          <table:table-cell office:value-type="string" table:style-name="ce24">
            <text:p><text:span text:style-name="T3">逕洽廠商</text:span></text:p>
          </table:table-cell>
          <table:table-cell office:value-type="string" table:style-name="ce24">
            <text:p><text:span text:style-name="T3">勝利國際樂器</text:span></text:p>
          </table:table-cell>
          <table:table-cell table:number-columns-repeated="16375" table:style-name="ce35"/>
        </table:table-row>
        <table:table-row table:style-name="ro10">
          <table:table-cell office:value-type="string" table:style-name="ce23">
            <text:p><text:span text:style-name="T3">周勝考</text:span></text:p>
          </table:table-cell>
          <table:table-cell office:value-type="string" table:style-name="ce64">
            <text:p>105<text:span text:style-name="T3">年學生音樂社團發展計畫</text:span>-<text:span text:style-name="T3">手風琴、可折疊合唱台</text:span></text:p>
          </table:table-cell>
          <table:table-cell office:value-type="string" table:style-name="ce28">
            <text:p><text:span text:style-name="T3">莒光國小</text:span></text:p>
          </table:table-cell>
          <table:table-cell office:value-type="float" office:value="140" table:style-name="ce16">
            <text:p><text:s/>140<text:s/></text:p>
          </table:table-cell>
          <table:table-cell office:value-type="float" office:value="140" table:style-name="ce16">
            <text:p><text:s/>14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莒光國小</text:span></text:p>
          </table:table-cell>
          <table:table-cell office:value-type="string" table:style-name="ce24">
            <text:p><text:span text:style-name="T3">逕洽廠商</text:span></text:p>
          </table:table-cell>
          <table:table-cell office:value-type="string" table:style-name="ce24">
            <text:p><text:span text:style-name="T3">豪聲樂器</text:span></text:p>
            <text:p><text:span text:style-name="T3">麗眼企業股份有限公司</text:span></text:p>
          </table:table-cell>
          <table:table-cell table:number-columns-repeated="16375" table:style-name="ce35"/>
        </table:table-row>
        <table:table-row table:style-name="ro18">
          <table:table-cell office:value-type="string" table:style-name="ce23">
            <text:p><text:span text:style-name="T3">蔣根煌</text:span></text:p>
          </table:table-cell>
          <table:table-cell office:value-type="string" table:style-name="ce64">
            <text:p>105<text:span text:style-name="T3">年度購置國樂樂器設備實施計畫</text:span>-<text:span text:style-name="T3">板鼓、嗩吶組、花盆鼓、鼓架、水鈸、鈴鼓、鼓棒、二胡弓、柳琴腳托</text:span></text:p>
          </table:table-cell>
          <table:table-cell office:value-type="string" table:style-name="ce28">
            <text:p><text:span text:style-name="T3">中港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中港國小</text:span></text:p>
          </table:table-cell>
          <table:table-cell office:value-type="string" table:style-name="ce24">
            <text:p><text:span text:style-name="T3">逕洽廠商</text:span></text:p>
          </table:table-cell>
          <table:table-cell office:value-type="string" table:style-name="ce24">
            <text:p><text:span text:style-name="T3">長安樂器</text:span></text:p>
          </table:table-cell>
          <table:table-cell table:number-columns-repeated="16375" table:style-name="ce35"/>
        </table:table-row>
        <table:table-row table:style-name="ro10">
          <table:table-cell office:value-type="string" table:style-name="ce23">
            <text:p><text:span text:style-name="T3">蔡葉偉</text:span></text:p>
          </table:table-cell>
          <table:table-cell office:value-type="string" table:style-name="ce64">
            <text:p>105<text:span text:style-name="T3">年度設置校園貓頭鷹藝術品計畫</text:span>-<text:span text:style-name="T3">貓頭鷹藝術品</text:span></text:p>
          </table:table-cell>
          <table:table-cell office:value-type="string" table:style-name="ce28">
            <text:p><text:span text:style-name="T3">坪頂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坪頂國小</text:span></text:p>
          </table:table-cell>
          <table:table-cell office:value-type="string" table:style-name="ce24">
            <text:p><text:span text:style-name="T3">逕洽廠商</text:span></text:p>
          </table:table-cell>
          <table:table-cell office:value-type="string" table:style-name="ce24">
            <text:p><text:span text:style-name="T3">路邊</text:span>49<text:span text:style-name="T3">號工作室</text:span></text:p>
          </table:table-cell>
          <table:table-cell table:number-columns-repeated="16375" table:style-name="ce35"/>
        </table:table-row>
        <table:table-row table:style-name="ro10">
          <table:table-cell office:value-type="string" table:style-name="ce23">
            <text:p><text:span text:style-name="T3">許昭興</text:span></text:p>
          </table:table-cell>
          <table:table-cell office:value-type="string" table:style-name="ce64">
            <text:p><text:span text:style-name="T3">翻轉教室互動學習實施計畫</text:span>-<text:span text:style-name="T3">投影機</text:span></text:p>
          </table:table-cell>
          <table:table-cell office:value-type="string" table:style-name="ce28">
            <text:p><text:span text:style-name="T3">網溪國小</text:span></text:p>
          </table:table-cell>
          <table:table-cell office:value-type="float" office:value="500" table:style-name="ce16">
            <text:p><text:s/>500<text:s/></text:p>
          </table:table-cell>
          <table:table-cell office:value-type="float" office:value="500" table:style-name="ce16">
            <text:p><text:s/>5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網溪國小</text:span></text:p>
          </table:table-cell>
          <table:table-cell office:value-type="string" table:style-name="ce24">
            <text:p><text:span text:style-name="T3">公開招標</text:span></text:p>
          </table:table-cell>
          <table:table-cell office:value-type="string" table:style-name="ce24">
            <text:p><text:span text:style-name="T3">合志資訊有限公司</text:span></text:p>
          </table:table-cell>
          <table:table-cell table:number-columns-repeated="16375" table:style-name="ce35"/>
        </table:table-row>
        <table:table-row table:style-name="ro10">
          <table:table-cell office:value-type="string" table:style-name="ce23">
            <text:p><text:span text:style-name="T3">鄭戴麗香</text:span></text:p>
          </table:table-cell>
          <table:table-cell office:value-type="string" table:style-name="ce64">
            <text:p>105<text:span text:style-name="T3">年度充實學校教學設備實施計畫</text:span>-<text:span text:style-name="T3">螢幕、桌椅等</text:span></text:p>
          </table:table-cell>
          <table:table-cell office:value-type="string" table:style-name="ce28">
            <text:p><text:span text:style-name="T3">米倉國小</text:span></text:p>
          </table:table-cell>
          <table:table-cell office:value-type="float" office:value="240" table:style-name="ce16">
            <text:p><text:s/>240<text:s/></text:p>
          </table:table-cell>
          <table:table-cell office:value-type="float" office:value="234.495" table:style-name="ce16">
            <text:p><text:s/>234<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米倉國小</text:span></text:p>
          </table:table-cell>
          <table:table-cell office:value-type="string" table:style-name="ce24">
            <text:p><text:span text:style-name="T3">公開招標</text:span></text:p>
          </table:table-cell>
          <table:table-cell office:value-type="string" table:style-name="ce24">
            <text:p><text:span text:style-name="T3">呈現股份有限公司</text:span></text:p>
          </table:table-cell>
          <table:table-cell table:number-columns-repeated="16375" table:style-name="ce35"/>
        </table:table-row>
        <table:table-row table:style-name="ro10">
          <table:table-cell office:value-type="string" table:style-name="ce23">
            <text:p><text:span text:style-name="T3">鄭戴麗香</text:span></text:p>
          </table:table-cell>
          <table:table-cell office:value-type="string" table:style-name="ce64">
            <text:p><text:span text:style-name="T3">改善教學環境</text:span>-<text:span text:style-name="T3">班級互動式投影設備更新計畫</text:span>-<text:span text:style-name="T3">投影機、白板</text:span></text:p>
          </table:table-cell>
          <table:table-cell office:value-type="string" table:style-name="ce28">
            <text:p><text:span text:style-name="T3">育英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育英國小</text:span></text:p>
          </table:table-cell>
          <table:table-cell office:value-type="string" table:style-name="ce24">
            <text:p><text:span text:style-name="T3">逕洽廠商</text:span></text:p>
          </table:table-cell>
          <table:table-cell office:value-type="string" table:style-name="ce24">
            <text:p><text:span text:style-name="T3">捷達數位系統股份有限公司</text:span></text:p>
          </table:table-cell>
          <table:table-cell table:number-columns-repeated="16375" table:style-name="ce35"/>
        </table:table-row>
        <table:table-row table:style-name="ro10">
          <table:table-cell office:value-type="string" table:style-name="ce23">
            <text:p><text:span text:style-name="T3">高敏慧</text:span></text:p>
          </table:table-cell>
          <table:table-cell office:value-type="string" table:style-name="ce64">
            <text:p><text:span text:style-name="T3">充實班級資訊教學設備</text:span>-<text:span text:style-name="T3">超短焦投影機採購計畫</text:span>-<text:span text:style-name="T3">投影機</text:span></text:p>
          </table:table-cell>
          <table:table-cell office:value-type="string" table:style-name="ce28">
            <text:p><text:span text:style-name="T3">民義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民義國小</text:span></text:p>
          </table:table-cell>
          <table:table-cell office:value-type="string" table:style-name="ce24">
            <text:p><text:span text:style-name="T3">限制性招標</text:span></text:p>
          </table:table-cell>
          <table:table-cell office:value-type="string" table:style-name="ce24">
            <text:p><text:span text:style-name="T3">仕揚科技有限公司</text:span></text:p>
          </table:table-cell>
          <table:table-cell table:number-columns-repeated="16375" table:style-name="ce35"/>
        </table:table-row>
        <table:table-row table:style-name="ro10">
          <table:table-cell office:value-type="string" table:style-name="ce23">
            <text:p><text:span text:style-name="T3">游輝宂</text:span></text:p>
          </table:table-cell>
          <table:table-cell office:value-type="string" table:style-name="ce64">
            <text:p><text:span text:style-name="T3">改善校園設備計畫</text:span>-<text:span text:style-name="T3">投影機</text:span></text:p>
          </table:table-cell>
          <table:table-cell office:value-type="string" table:style-name="ce28">
            <text:p><text:span text:style-name="T3">私立竹林高中</text:span></text:p>
          </table:table-cell>
          <table:table-cell office:value-type="float" office:value="150" table:style-name="ce16">
            <text:p><text:s/>150<text:s/></text:p>
          </table:table-cell>
          <table:table-cell office:value-type="float" office:value="150" table:style-name="ce16">
            <text:p><text:s/>15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私立竹林高中</text:span></text:p>
          </table:table-cell>
          <table:table-cell office:value-type="string" table:style-name="ce24">
            <text:p><text:span text:style-name="T3">公開招標</text:span></text:p>
          </table:table-cell>
          <table:table-cell office:value-type="string" table:style-name="ce24">
            <text:p><text:span text:style-name="T3">丞儀科技有限公司</text:span></text:p>
          </table:table-cell>
          <table:table-cell table:number-columns-repeated="16375" table:style-name="ce35"/>
        </table:table-row>
        <table:table-row table:style-name="ro10">
          <table:table-cell office:value-type="string" table:style-name="ce23">
            <text:p><text:span text:style-name="T3">蔡葉偉</text:span></text:p>
          </table:table-cell>
          <table:table-cell office:value-type="string" table:style-name="ce64">
            <text:p>104<text:span text:style-name="T3">學年度教學設備改善計畫</text:span>-<text:span text:style-name="T3">筆電、投影機</text:span></text:p>
          </table:table-cell>
          <table:table-cell office:value-type="string" table:style-name="ce28">
            <text:p><text:span text:style-name="T3">正德國中</text:span></text:p>
          </table:table-cell>
          <table:table-cell office:value-type="float" office:value="228" table:style-name="ce16">
            <text:p><text:s/>228<text:s/></text:p>
          </table:table-cell>
          <table:table-cell office:value-type="float" office:value="227.928" table:style-name="ce16">
            <text:p><text:s/>228<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正德國中</text:span></text:p>
          </table:table-cell>
          <table:table-cell office:value-type="string" table:style-name="ce24">
            <text:p><text:span text:style-name="T3">公開招標</text:span></text:p>
            <text:p><text:span text:style-name="T3">共同供應契約</text:span></text:p>
          </table:table-cell>
          <table:table-cell office:value-type="string" table:style-name="ce24">
            <text:p><text:span text:style-name="T3">正韋有限公司</text:span></text:p>
            <text:p><text:span text:style-name="T3">大同世界股份有限公司</text:span></text:p>
          </table:table-cell>
          <table:table-cell table:number-columns-repeated="16375" table:style-name="ce35"/>
        </table:table-row>
        <table:table-row table:style-name="ro10">
          <table:table-cell office:value-type="string" table:style-name="ce23">
            <text:p><text:span text:style-name="T3">廖裕德</text:span></text:p>
          </table:table-cell>
          <table:table-cell office:value-type="string" table:style-name="ce64">
            <text:p>105<text:span text:style-name="T3">年度校園資訊環境設備改善申請計畫</text:span>-<text:span text:style-name="T3">伺服器、記憶體等</text:span></text:p>
          </table:table-cell>
          <table:table-cell office:value-type="string" table:style-name="ce28">
            <text:p><text:span text:style-name="T3">溪洲國小</text:span></text:p>
          </table:table-cell>
          <table:table-cell office:value-type="float" office:value="250" table:style-name="ce16">
            <text:p><text:s/>250<text:s/></text:p>
          </table:table-cell>
          <table:table-cell office:value-type="float" office:value="249.82400000000001" table:style-name="ce16">
            <text:p><text:s/>25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溪洲國小</text:span></text:p>
          </table:table-cell>
          <table:table-cell office:value-type="string" table:style-name="ce24">
            <text:p><text:span text:style-name="T3">共同供應契約</text:span></text:p>
          </table:table-cell>
          <table:table-cell office:value-type="string" table:style-name="ce24">
            <text:p><text:span text:style-name="T3">博威資訊有限公司</text:span></text:p>
          </table:table-cell>
          <table:table-cell table:number-columns-repeated="16375" table:style-name="ce35"/>
        </table:table-row>
        <table:table-row table:style-name="ro10">
          <table:table-cell office:value-type="string" table:style-name="ce23">
            <text:p><text:span text:style-name="T3">廖筱清</text:span></text:p>
          </table:table-cell>
          <table:table-cell office:value-type="string" table:style-name="ce64">
            <text:p>105<text:span text:style-name="T3">年度提升資訊融入教學環境設備實施計畫</text:span>-<text:span text:style-name="T3">電腦主機、平板電腦</text:span></text:p>
          </table:table-cell>
          <table:table-cell office:value-type="string" table:style-name="ce28">
            <text:p><text:span text:style-name="T3">北新國小</text:span></text:p>
          </table:table-cell>
          <table:table-cell office:value-type="float" office:value="500" table:style-name="ce16">
            <text:p><text:s/>500<text:s/></text:p>
          </table:table-cell>
          <table:table-cell office:value-type="float" office:value="500" table:style-name="ce16">
            <text:p><text:s/>5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北新國小</text:span></text:p>
          </table:table-cell>
          <table:table-cell office:value-type="string" table:style-name="ce24">
            <text:p><text:span text:style-name="T3">公開招標</text:span></text:p>
          </table:table-cell>
          <table:table-cell office:value-type="string" table:style-name="ce24">
            <text:p><text:span text:style-name="T3">吉邦數位有限公司</text:span></text:p>
          </table:table-cell>
          <table:table-cell table:number-columns-repeated="16375" table:style-name="ce35"/>
        </table:table-row>
        <table:table-row table:style-name="ro10">
          <table:table-cell office:value-type="string" table:style-name="ce23">
            <text:p><text:span text:style-name="T3">陳世榮</text:span></text:p>
          </table:table-cell>
          <table:table-cell office:value-type="string" table:style-name="ce64">
            <text:p><text:span text:style-name="T3">改善教學環境</text:span>-<text:span text:style-name="T3">忠孝樓投影機更新計畫</text:span>-<text:span text:style-name="T3">投影機</text:span></text:p>
          </table:table-cell>
          <table:table-cell office:value-type="string" table:style-name="ce28">
            <text:p><text:span text:style-name="T3">三多國小</text:span></text:p>
          </table:table-cell>
          <table:table-cell office:value-type="float" office:value="300" table:style-name="ce16">
            <text:p><text:s/>300<text:s/></text:p>
          </table:table-cell>
          <table:table-cell office:value-type="float" office:value="300" table:style-name="ce16">
            <text:p><text:s/>3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三多國小</text:span></text:p>
          </table:table-cell>
          <table:table-cell office:value-type="string" table:style-name="ce24">
            <text:p><text:span text:style-name="T3">公開招標</text:span></text:p>
          </table:table-cell>
          <table:table-cell office:value-type="string" table:style-name="ce24">
            <text:p><text:span text:style-name="T3">合志資訊有限公司</text:span></text:p>
          </table:table-cell>
          <table:table-cell table:number-columns-repeated="16375" table:style-name="ce35"/>
        </table:table-row>
        <table:table-row table:style-name="ro10">
          <table:table-cell office:value-type="string" table:style-name="ce23">
            <text:p><text:span text:style-name="T3">陳啟能</text:span></text:p>
          </table:table-cell>
          <table:table-cell office:value-type="string" table:style-name="ce64">
            <text:p>105<text:span text:style-name="T3">年度提升資訊融入教學環境設備實施計畫</text:span>-<text:span text:style-name="T3">投影系統</text:span></text:p>
          </table:table-cell>
          <table:table-cell office:value-type="string" table:style-name="ce28">
            <text:p><text:span text:style-name="T3">北新國小</text:span></text:p>
          </table:table-cell>
          <table:table-cell office:value-type="float" office:value="990" table:style-name="ce16">
            <text:p><text:s/>990<text:s/></text:p>
          </table:table-cell>
          <table:table-cell office:value-type="float" office:value="990" table:style-name="ce16">
            <text:p><text:s/>99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北新國小</text:span></text:p>
          </table:table-cell>
          <table:table-cell office:value-type="string" table:style-name="ce24">
            <text:p><text:span text:style-name="T3">公開招標</text:span></text:p>
          </table:table-cell>
          <table:table-cell office:value-type="string" table:style-name="ce24">
            <text:p><text:span text:style-name="T3">全球雲端運算科技有限公司</text:span></text:p>
          </table:table-cell>
          <table:table-cell table:number-columns-repeated="16375" table:style-name="ce35"/>
        </table:table-row>
        <table:table-row table:style-name="ro10">
          <table:table-cell office:value-type="string" table:style-name="ce23">
            <text:p><text:span text:style-name="T3">金中玉</text:span></text:p>
          </table:table-cell>
          <table:table-cell office:value-type="string" table:style-name="ce64">
            <text:p>105<text:span text:style-name="T3">年度改善教學設備計畫</text:span>-<text:span text:style-name="T3">電子白板、投影機</text:span></text:p>
          </table:table-cell>
          <table:table-cell office:value-type="string" table:style-name="ce28">
            <text:p><text:span text:style-name="T3">和平國小</text:span></text:p>
          </table:table-cell>
          <table:table-cell office:value-type="float" office:value="90" table:style-name="ce16">
            <text:p><text:s/>90<text:s/></text:p>
          </table:table-cell>
          <table:table-cell office:value-type="float" office:value="90" table:style-name="ce16">
            <text:p><text:s/>9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和平國小</text:span></text:p>
          </table:table-cell>
          <table:table-cell office:value-type="string" table:style-name="ce24">
            <text:p><text:span text:style-name="T3">逕洽廠商</text:span></text:p>
          </table:table-cell>
          <table:table-cell office:value-type="string" table:style-name="ce24">
            <text:p><text:span text:style-name="T3">吉邦數位有限公司</text:span></text:p>
          </table:table-cell>
          <table:table-cell table:number-columns-repeated="16375" table:style-name="ce35"/>
        </table:table-row>
        <table:table-row table:style-name="ro10">
          <table:table-cell office:value-type="string" table:style-name="ce23">
            <text:p><text:span text:style-name="T3">蔡葉偉</text:span></text:p>
          </table:table-cell>
          <table:table-cell office:value-type="string" table:style-name="ce64">
            <text:p><text:span text:style-name="T3">高年級建構</text:span>e<text:span text:style-name="T3">化學習環境實施計畫</text:span>-<text:span text:style-name="T3">投影機、布幕</text:span></text:p>
          </table:table-cell>
          <table:table-cell office:value-type="string" table:style-name="ce28">
            <text:p><text:span text:style-name="T3">興華國小</text:span></text:p>
          </table:table-cell>
          <table:table-cell office:value-type="float" office:value="99" table:style-name="ce16">
            <text:p><text:s/>99<text:s/></text:p>
          </table:table-cell>
          <table:table-cell office:value-type="float" office:value="99" table:style-name="ce16">
            <text:p><text:s/>99<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興華國小</text:span></text:p>
          </table:table-cell>
          <table:table-cell office:value-type="string" table:style-name="ce24">
            <text:p><text:span text:style-name="T3">公開招標</text:span></text:p>
          </table:table-cell>
          <table:table-cell office:value-type="string" table:style-name="ce24">
            <text:p><text:span text:style-name="T3">合志資訊有限公司</text:span></text:p>
          </table:table-cell>
          <table:table-cell table:number-columns-repeated="16375" table:style-name="ce35"/>
        </table:table-row>
        <table:table-row table:style-name="ro10">
          <table:table-cell office:value-type="string" table:style-name="ce23">
            <text:p><text:span text:style-name="T3">蔡葉偉</text:span></text:p>
          </table:table-cell>
          <table:table-cell office:value-type="string" table:style-name="ce64">
            <text:p><text:span text:style-name="T3">提升學生學習效能更新設備</text:span>-<text:span text:style-name="T3">筆記型電腦</text:span></text:p>
          </table:table-cell>
          <table:table-cell office:value-type="string" table:style-name="ce28">
            <text:p><text:span text:style-name="T3">私立淡江高中</text:span></text:p>
          </table:table-cell>
          <table:table-cell office:value-type="float" office:value="300" table:style-name="ce16">
            <text:p><text:s/>300<text:s/></text:p>
          </table:table-cell>
          <table:table-cell office:value-type="float" office:value="300" table:style-name="ce16">
            <text:p><text:s/>3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私立淡江高中</text:span></text:p>
          </table:table-cell>
          <table:table-cell office:value-type="string" table:style-name="ce24">
            <text:p><text:span text:style-name="T3">公開取得報價單</text:span></text:p>
          </table:table-cell>
          <table:table-cell office:value-type="string" table:style-name="ce24">
            <text:p><text:span text:style-name="T3">雲騰科技有限公司</text:span></text:p>
          </table:table-cell>
          <table:table-cell table:number-columns-repeated="16375" table:style-name="ce35"/>
        </table:table-row>
        <table:table-row table:style-name="ro10">
          <table:table-cell office:value-type="string" table:style-name="ce23">
            <text:p><text:span text:style-name="T3">林銘仁</text:span></text:p>
          </table:table-cell>
          <table:table-cell office:value-type="string" table:style-name="ce64">
            <text:p><text:span text:style-name="T3">充實教學資訊設備採購</text:span>-<text:span text:style-name="T3">電子白板、投影機等</text:span></text:p>
          </table:table-cell>
          <table:table-cell office:value-type="string" table:style-name="ce28">
            <text:p><text:span text:style-name="T3">民義國小</text:span></text:p>
          </table:table-cell>
          <table:table-cell office:value-type="float" office:value="93" table:style-name="ce16">
            <text:p><text:s/>93<text:s/></text:p>
          </table:table-cell>
          <table:table-cell office:value-type="float" office:value="93" table:style-name="ce16">
            <text:p><text:s/>93<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民義國小</text:span></text:p>
          </table:table-cell>
          <table:table-cell office:value-type="string" table:style-name="ce24">
            <text:p><text:span text:style-name="T3">逕洽廠商</text:span></text:p>
          </table:table-cell>
          <table:table-cell office:value-type="string" table:style-name="ce24">
            <text:p><text:span text:style-name="T3">仕揚科技有限公司</text:span></text:p>
          </table:table-cell>
          <table:table-cell table:number-columns-repeated="16375" table:style-name="ce35"/>
        </table:table-row>
        <table:table-row table:style-name="ro10">
          <table:table-cell office:value-type="string" table:style-name="ce23">
            <text:p><text:span text:style-name="T3">高敏慧</text:span></text:p>
          </table:table-cell>
          <table:table-cell office:value-type="string" table:style-name="ce64">
            <text:p>105<text:span text:style-name="T3">年度改善校園設備計畫</text:span>-<text:span text:style-name="T3">投影機</text:span></text:p>
          </table:table-cell>
          <table:table-cell office:value-type="string" table:style-name="ce28">
            <text:p><text:span text:style-name="T3">永吉國小</text:span></text:p>
          </table:table-cell>
          <table:table-cell office:value-type="float" office:value="99" table:style-name="ce16">
            <text:p><text:s/>99<text:s/></text:p>
          </table:table-cell>
          <table:table-cell office:value-type="float" office:value="99" table:style-name="ce16">
            <text:p><text:s/>99<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永吉國小</text:span></text:p>
          </table:table-cell>
          <table:table-cell office:value-type="string" table:style-name="ce24">
            <text:p><text:span text:style-name="T3">逕洽廠商</text:span></text:p>
          </table:table-cell>
          <table:table-cell office:value-type="string" table:style-name="ce24">
            <text:p><text:span text:style-name="T3">合志資訊有限公司</text:span></text:p>
          </table:table-cell>
          <table:table-cell table:number-columns-repeated="16375" table:style-name="ce35"/>
        </table:table-row>
        <table:table-row table:style-name="ro16">
          <table:table-cell office:value-type="string" table:style-name="ce23">
            <text:p><text:span text:style-name="T3">彭成龍</text:span></text:p>
          </table:table-cell>
          <table:table-cell office:value-type="string" table:style-name="ce64">
            <text:p><text:span text:style-name="T3">充實班級資訊教學設備</text:span>-<text:span text:style-name="T3">互動式電子白板採購實施計畫</text:span>-Haboard HB-082<text:span text:style-name="T3">電子白板含安裝及所有師公所需線材並提供</text:span>2<text:span text:style-name="T3">小時教育訓練</text:span></text:p>
          </table:table-cell>
          <table:table-cell office:value-type="string" table:style-name="ce28">
            <text:p><text:span text:style-name="T3">民義國小</text:span></text:p>
          </table:table-cell>
          <table:table-cell office:value-type="float" office:value="150" table:style-name="ce16">
            <text:p><text:s/>150<text:s/></text:p>
          </table:table-cell>
          <table:table-cell office:value-type="float" office:value="150" table:style-name="ce16">
            <text:p><text:s/>15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民義國小</text:span></text:p>
          </table:table-cell>
          <table:table-cell office:value-type="string" table:style-name="ce24">
            <text:p><text:span text:style-name="T3">限制性招標</text:span></text:p>
          </table:table-cell>
          <table:table-cell office:value-type="string" table:style-name="ce24">
            <text:p><text:span text:style-name="T3">仕揚科技有限公司</text:span></text:p>
          </table:table-cell>
          <table:table-cell table:number-columns-repeated="16375" table:style-name="ce35"/>
        </table:table-row>
        <table:table-row table:style-name="ro10">
          <table:table-cell office:value-type="string" table:style-name="ce23">
            <text:p><text:span text:style-name="T3">高敏慧</text:span></text:p>
          </table:table-cell>
          <table:table-cell office:value-type="string" table:style-name="ce64">
            <text:p><text:span text:style-name="T3">教室資訊設備改善計畫</text:span>-<text:span text:style-name="T3">數位投影機</text:span></text:p>
          </table:table-cell>
          <table:table-cell office:value-type="string" table:style-name="ce28">
            <text:p><text:span text:style-name="T3">昌福國小</text:span></text:p>
          </table:table-cell>
          <table:table-cell office:value-type="float" office:value="100" table:style-name="ce16">
            <text:p><text:s/>100<text:s/></text:p>
          </table:table-cell>
          <table:table-cell office:value-type="float" office:value="99" table:style-name="ce16">
            <text:p><text:s/>99<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昌福國小</text:span></text:p>
          </table:table-cell>
          <table:table-cell office:value-type="string" table:style-name="ce24">
            <text:p><text:span text:style-name="T3">公開取得報價單</text:span></text:p>
          </table:table-cell>
          <table:table-cell office:value-type="string" table:style-name="ce24">
            <text:p><text:span text:style-name="T3">合志資訊有限公司</text:span></text:p>
          </table:table-cell>
          <table:table-cell table:number-columns-repeated="16375" table:style-name="ce35"/>
        </table:table-row>
        <table:table-row table:style-name="ro19">
          <table:table-cell office:value-type="string" table:style-name="ce23">
            <text:p><text:span text:style-name="T3">王淑慧</text:span></text:p>
          </table:table-cell>
          <table:table-cell office:value-type="string" table:style-name="ce64">
            <text:p><text:span text:style-name="T3">教學多媒體設備汰換計畫</text:span>-55<text:span text:style-name="T3">吋</text:span>LED<text:span text:style-name="T3">液金電視機</text:span>LG 55LY340C<text:span text:style-name="T3">、背支架</text:span>(<text:span text:style-name="T3">含拆裝</text:span>)</text:p>
          </table:table-cell>
          <table:table-cell office:value-type="string" table:style-name="ce28">
            <text:p><text:span text:style-name="T3">板橋國中</text:span></text:p>
          </table:table-cell>
          <table:table-cell office:value-type="float" office:value="200" table:style-name="ce16">
            <text:p><text:s/>200<text:s/></text:p>
          </table:table-cell>
          <table:table-cell office:value-type="float" office:value="200" table:style-name="ce16">
            <text:p><text:s/>2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板橋國中</text:span></text:p>
          </table:table-cell>
          <table:table-cell office:value-type="string" table:style-name="ce24">
            <text:p><text:span text:style-name="T3">共同供應契約</text:span></text:p>
            <text:p><text:span text:style-name="T3">逕洽廠商</text:span></text:p>
          </table:table-cell>
          <table:table-cell office:value-type="string" table:style-name="ce24">
            <text:p><text:span text:style-name="T3">天圓企業有限公司</text:span></text:p>
          </table:table-cell>
          <table:table-cell table:number-columns-repeated="16375" table:style-name="ce35"/>
        </table:table-row>
        <table:table-row table:style-name="ro20">
          <table:table-cell office:value-type="string" table:style-name="ce23">
            <text:p><text:span text:style-name="T3">王淑慧</text:span></text:p>
          </table:table-cell>
          <table:table-cell office:value-type="string" table:style-name="ce64">
            <text:p>105<text:span text:style-name="T3">年度藝文教室短焦投影機設備採購實施計畫</text:span>-<text:span text:style-name="T3">互動式短焦投影機、滑軌式活動白板、</text:span>Surface Pro4 i7-512G<text:span text:style-name="T3">平板電腦、</text:span>Surface Pro4<text:span text:style-name="T3">手寫筆、</text:span>Surface Pro4<text:span text:style-name="T3">實體鍵盤</text:span></text:p>
          </table:table-cell>
          <table:table-cell office:value-type="string" table:style-name="ce28">
            <text:p><text:span text:style-name="T3">大觀國小</text:span></text:p>
          </table:table-cell>
          <table:table-cell office:value-type="float" office:value="400" table:style-name="ce16">
            <text:p><text:s/>400<text:s/></text:p>
          </table:table-cell>
          <table:table-cell office:value-type="float" office:value="400" table:style-name="ce16">
            <text:p><text:s/>4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大觀國小</text:span></text:p>
          </table:table-cell>
          <table:table-cell office:value-type="string" table:style-name="ce24">
            <text:p><text:span text:style-name="T3">公開取得企劃書</text:span></text:p>
          </table:table-cell>
          <table:table-cell office:value-type="string" table:style-name="ce24">
            <text:p><text:span text:style-name="T3">台灣學聯有限公司</text:span></text:p>
          </table:table-cell>
          <table:table-cell table:number-columns-repeated="16375" table:style-name="ce35"/>
        </table:table-row>
        <table:table-row table:style-name="ro10">
          <table:table-cell office:value-type="string" table:style-name="ce23">
            <text:p><text:span text:style-name="T3">林金結</text:span></text:p>
          </table:table-cell>
          <table:table-cell office:value-type="string" table:style-name="ce64">
            <text:p>105<text:span text:style-name="T3">年教學設備改善計畫</text:span>-<text:span text:style-name="T3">桌上型電腦、筆電</text:span></text:p>
          </table:table-cell>
          <table:table-cell office:value-type="string" table:style-name="ce28">
            <text:p><text:span text:style-name="T3">土城國中</text:span></text:p>
          </table:table-cell>
          <table:table-cell office:value-type="float" office:value="300" table:style-name="ce16">
            <text:p><text:s/>300<text:s/></text:p>
          </table:table-cell>
          <table:table-cell office:value-type="float" office:value="300" table:style-name="ce16">
            <text:p><text:s/>3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土城國中</text:span></text:p>
          </table:table-cell>
          <table:table-cell office:value-type="string" table:style-name="ce24">
            <text:p><text:span text:style-name="T3">共同供應契約</text:span></text:p>
          </table:table-cell>
          <table:table-cell office:value-type="string" table:style-name="ce24">
            <text:p><text:span text:style-name="T3">全楙國際有限公司</text:span></text:p>
          </table:table-cell>
          <table:table-cell table:number-columns-repeated="16375" table:style-name="ce35"/>
        </table:table-row>
        <table:table-row table:style-name="ro21">
          <table:table-cell office:value-type="string" table:style-name="ce23">
            <text:p><text:span text:style-name="T3">蔡錦慧</text:span></text:p>
          </table:table-cell>
          <table:table-cell office:value-type="string" table:style-name="ce64">
            <text:p>105<text:span text:style-name="T3">年中年級建構</text:span>e<text:span text:style-name="T3">化學習環境實施計畫</text:span>-Epson EB-585Wi<text:span text:style-name="T3">超短焦互動投影機</text:span>(<text:span text:style-name="T3">全新吊架</text:span>/10<text:span text:style-name="T3">米</text:span>VGA<text:span text:style-name="T3">線</text:span>/10<text:span text:style-name="T3">米電源線</text:span>/<text:span text:style-name="T3">壓條含安裝施工</text:span>)<text:span text:style-name="T3">、磁吸式布幕</text:span></text:p>
          </table:table-cell>
          <table:table-cell office:value-type="string" table:style-name="ce28">
            <text:p><text:span text:style-name="T3">興華國小</text:span></text:p>
          </table:table-cell>
          <table:table-cell office:value-type="float" office:value="100" table:style-name="ce16">
            <text:p><text:s/>100<text:s/></text:p>
          </table:table-cell>
          <table:table-cell office:value-type="float" office:value="99" table:style-name="ce16">
            <text:p><text:s/>99<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興華國小</text:span></text:p>
          </table:table-cell>
          <table:table-cell office:value-type="string" table:style-name="ce24">
            <text:p><text:span text:style-name="T3">公開招標</text:span></text:p>
          </table:table-cell>
          <table:table-cell office:value-type="string" table:style-name="ce24">
            <text:p><text:span text:style-name="T3">合志資訊有限公司</text:span></text:p>
          </table:table-cell>
          <table:table-cell table:number-columns-repeated="16375" table:style-name="ce35"/>
        </table:table-row>
        <table:table-row table:style-name="ro10">
          <table:table-cell office:value-type="string" table:style-name="ce23">
            <text:p><text:span text:style-name="T3">曾煥嘉</text:span></text:p>
          </table:table-cell>
          <table:table-cell office:value-type="string" table:style-name="ce64">
            <text:p>105<text:span text:style-name="T3">年度親師生交流及學校設備改善計畫</text:span>-<text:span text:style-name="T3">互動投影機、不反光白板及軌道</text:span></text:p>
          </table:table-cell>
          <table:table-cell office:value-type="string" table:style-name="ce28">
            <text:p><text:span text:style-name="T3">實踐國小</text:span></text:p>
          </table:table-cell>
          <table:table-cell office:value-type="float" office:value="437.5" table:style-name="ce16">
            <text:p><text:s/>438<text:s/></text:p>
          </table:table-cell>
          <table:table-cell office:value-type="float" office:value="437.5" table:style-name="ce16">
            <text:p><text:s/>438<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實踐國小</text:span></text:p>
          </table:table-cell>
          <table:table-cell office:value-type="string" table:style-name="ce24">
            <text:p><text:span text:style-name="T3">公開取得企劃書</text:span></text:p>
          </table:table-cell>
          <table:table-cell office:value-type="string" table:style-name="ce24">
            <text:p><text:span text:style-name="T3">台灣愛得力股份有限公司</text:span></text:p>
          </table:table-cell>
          <table:table-cell table:number-columns-repeated="16375" table:style-name="ce35"/>
        </table:table-row>
        <table:table-row table:style-name="ro10">
          <table:table-cell office:value-type="string" table:style-name="ce23">
            <text:p><text:span text:style-name="T3">蔣根煌</text:span></text:p>
          </table:table-cell>
          <table:table-cell office:value-type="string" table:style-name="ce64">
            <text:p><text:span text:style-name="T3">改善資訊設備計畫</text:span>-<text:span text:style-name="T3">筆記型電腦、網路雲端儲存伺服器</text:span></text:p>
          </table:table-cell>
          <table:table-cell office:value-type="string" table:style-name="ce28">
            <text:p><text:span text:style-name="T3">福營國中</text:span></text:p>
          </table:table-cell>
          <table:table-cell office:value-type="float" office:value="180" table:style-name="ce16">
            <text:p><text:s/>180<text:s/></text:p>
          </table:table-cell>
          <table:table-cell office:value-type="float" office:value="179.97900000000001" table:style-name="ce16">
            <text:p><text:s/>18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福營國中</text:span></text:p>
          </table:table-cell>
          <table:table-cell office:value-type="string" table:style-name="ce24">
            <text:p><text:span text:style-name="T3">共同供應契約</text:span></text:p>
            <text:p/>
          </table:table-cell>
          <table:table-cell office:value-type="string" table:style-name="ce24">
            <text:p><text:span text:style-name="T3">台灣富士全錄股份有限公司</text:span></text:p>
          </table:table-cell>
          <table:table-cell table:number-columns-repeated="16375" table:style-name="ce35"/>
        </table:table-row>
        <table:table-row table:style-name="ro10">
          <table:table-cell office:value-type="string" table:style-name="ce23">
            <text:p><text:span text:style-name="T3">陳世榮</text:span></text:p>
          </table:table-cell>
          <table:table-cell office:value-type="string" table:style-name="ce64">
            <text:p>E<text:span text:style-name="T3">化教室更新設備申請計畫</text:span>-<text:span text:style-name="T3">單槍投影機</text:span></text:p>
          </table:table-cell>
          <table:table-cell office:value-type="string" table:style-name="ce28">
            <text:p><text:span text:style-name="T3">鶯歌工商</text:span></text:p>
          </table:table-cell>
          <table:table-cell office:value-type="float" office:value="270" table:style-name="ce16">
            <text:p><text:s/>270<text:s/></text:p>
          </table:table-cell>
          <table:table-cell office:value-type="float" office:value="270" table:style-name="ce16">
            <text:p><text:s/>27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鶯歌工商</text:span></text:p>
          </table:table-cell>
          <table:table-cell office:value-type="string" table:style-name="ce24">
            <text:p><text:span text:style-name="T3">共同供應契約</text:span></text:p>
          </table:table-cell>
          <table:table-cell office:value-type="string" table:style-name="ce24">
            <text:p><text:span text:style-name="T3">智綱文教企業社</text:span></text:p>
          </table:table-cell>
          <table:table-cell table:number-columns-repeated="16375" table:style-name="ce35"/>
        </table:table-row>
        <table:table-row table:style-name="ro10">
          <table:table-cell office:value-type="string" table:style-name="ce23">
            <text:p><text:span text:style-name="T3">蔡葉偉</text:span></text:p>
          </table:table-cell>
          <table:table-cell office:value-type="string" table:style-name="ce64">
            <text:p><text:span text:style-name="T3">改善明德樓三樓教學設備實施計畫</text:span>-<text:span text:style-name="T3">高流明度投影機</text:span></text:p>
          </table:table-cell>
          <table:table-cell office:value-type="string" table:style-name="ce28">
            <text:p><text:span text:style-name="T3">淡水國小</text:span></text:p>
          </table:table-cell>
          <table:table-cell office:value-type="float" office:value="200" table:style-name="ce16">
            <text:p><text:s/>200<text:s/></text:p>
          </table:table-cell>
          <table:table-cell office:value-type="float" office:value="200" table:style-name="ce16">
            <text:p><text:s/>2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淡水國小</text:span></text:p>
          </table:table-cell>
          <table:table-cell office:value-type="string" table:style-name="ce24">
            <text:p><text:span text:style-name="T3">公開取得報價單</text:span></text:p>
          </table:table-cell>
          <table:table-cell office:value-type="string" table:style-name="ce24">
            <text:p><text:span text:style-name="T3">合志資訊有限公司</text:span></text:p>
          </table:table-cell>
          <table:table-cell table:number-columns-repeated="16375" table:style-name="ce35"/>
        </table:table-row>
        <table:table-row table:style-name="ro10">
          <table:table-cell office:value-type="string" table:style-name="ce23">
            <text:p><text:span text:style-name="T3">林國春</text:span></text:p>
          </table:table-cell>
          <table:table-cell office:value-type="string" table:style-name="ce64">
            <text:p><text:span text:style-name="T3">互動式投影設備採購第五期計畫</text:span>-<text:span text:style-name="T3">互動投影機、不反光白板及軌道</text:span></text:p>
          </table:table-cell>
          <table:table-cell office:value-type="string" table:style-name="ce28">
            <text:p><text:span text:style-name="T3">實踐國小</text:span></text:p>
          </table:table-cell>
          <table:table-cell office:value-type="float" office:value="430" table:style-name="ce16">
            <text:p><text:s/>430<text:s/></text:p>
          </table:table-cell>
          <table:table-cell office:value-type="float" office:value="430" table:style-name="ce16">
            <text:p><text:s/>43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實踐國小</text:span></text:p>
          </table:table-cell>
          <table:table-cell office:value-type="string" table:style-name="ce24">
            <text:p><text:span text:style-name="T3">公開取得企劃書</text:span></text:p>
          </table:table-cell>
          <table:table-cell office:value-type="string" table:style-name="ce24">
            <text:p><text:span text:style-name="T3">台灣學聯有限公司</text:span></text:p>
          </table:table-cell>
          <table:table-cell table:number-columns-repeated="16375" table:style-name="ce35"/>
        </table:table-row>
        <table:table-row table:style-name="ro10">
          <table:table-cell office:value-type="string" table:number-columns-spanned="1" table:number-rows-spanned="2" table:style-name="ce37">
            <text:p><text:span text:style-name="T3">李余典</text:span></text:p>
          </table:table-cell>
          <table:table-cell office:value-type="string" table:number-columns-spanned="1" table:number-rows-spanned="2" table:style-name="ce65">
            <text:p><text:span text:style-name="T3">線上學習護照系統建置計畫</text:span>-<text:span text:style-name="T3">線上學習護照系統、桌上型電腦</text:span></text:p>
          </table:table-cell>
          <table:table-cell office:value-type="string" table:number-columns-spanned="1" table:number-rows-spanned="2" table:style-name="ce39">
            <text:p><text:span text:style-name="T3">明志國中</text:span></text:p>
          </table:table-cell>
          <table:table-cell office:value-type="float" office:value="200" table:number-columns-spanned="1" table:number-rows-spanned="2" table:style-name="ce41">
            <text:p><text:s/>200<text:s/></text:p>
          </table:table-cell>
          <table:table-cell office:value-type="float" office:value="96" table:style-name="ce16">
            <text:p><text:s/>96<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number-columns-spanned="1" table:number-rows-spanned="2" table:style-name="ce42">
            <text:p><text:span text:style-name="T3">明志國中</text:span></text:p>
          </table:table-cell>
          <table:table-cell office:value-type="string" table:style-name="ce24">
            <text:p><text:span text:style-name="T3">逕洽廠商</text:span></text:p>
          </table:table-cell>
          <table:table-cell office:value-type="string" table:style-name="ce24">
            <text:p><text:span text:style-name="T3">德銘資訊有限公司</text:span></text:p>
          </table:table-cell>
          <table:table-cell table:number-columns-repeated="16375" table:style-name="ce35"/>
        </table:table-row>
        <table:table-row table:style-name="ro10">
          <table:covered-table-cell/>
          <table:covered-table-cell/>
          <table:covered-table-cell/>
          <table:covered-table-cell/>
          <table:table-cell office:value-type="float" office:value="99" table:style-name="ce16">
            <text:p><text:s/>99<text:s/></text:p>
          </table:table-cell>
          <table:table-cell office:value-type="string" table:style-name="ce24">
            <text:p>5M<text:span text:style-name="T3">建築及設備計畫</text:span>-5M5<text:span text:style-name="T3">無形資產</text:span>-5<text:span text:style-name="T3">建構固定資產、無形資產及非理財目的長期投資</text:span></text:p>
          </table:table-cell>
          <table:covered-table-cell/>
          <table:table-cell office:value-type="string" table:style-name="ce24">
            <text:p><text:span text:style-name="T3">逕洽廠商</text:span></text:p>
          </table:table-cell>
          <table:table-cell office:value-type="string" table:style-name="ce24">
            <text:p><text:span text:style-name="T3">翔羚科技有限公司</text:span></text:p>
          </table:table-cell>
          <table:table-cell table:number-columns-repeated="16375" table:style-name="ce35"/>
        </table:table-row>
        <table:table-row table:style-name="ro22">
          <table:table-cell office:value-type="string" table:style-name="ce23">
            <text:p><text:span text:style-name="T3">林金結</text:span></text:p>
          </table:table-cell>
          <table:table-cell office:value-type="string" table:style-name="ce64">
            <text:p>104<text:span text:style-name="T3">年度多功能會議室資訊設備改善計畫</text:span>-<text:span text:style-name="T3">單槍投影機、電動布幕、訊號同步器、安裝費用</text:span>(<text:span text:style-name="T3">含線材及吊臂</text:span>)</text:p>
          </table:table-cell>
          <table:table-cell office:value-type="string" table:style-name="ce28">
            <text:p><text:span text:style-name="T3">武林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武林國小</text:span></text:p>
          </table:table-cell>
          <table:table-cell office:value-type="string" table:style-name="ce24">
            <text:p><text:span text:style-name="T3">逕洽廠商</text:span></text:p>
          </table:table-cell>
          <table:table-cell office:value-type="string" table:style-name="ce24">
            <text:p><text:span text:style-name="T3">精彩電腦股份有限公司</text:span></text:p>
          </table:table-cell>
          <table:table-cell table:number-columns-repeated="16375" table:style-name="ce35"/>
        </table:table-row>
        <table:table-row table:style-name="ro10">
          <table:table-cell office:value-type="string" table:style-name="ce23">
            <text:p><text:span text:style-name="T3">陳啟能</text:span></text:p>
          </table:table-cell>
          <table:table-cell office:value-type="string" table:style-name="ce64">
            <text:p><text:span text:style-name="T3">無線廣播投影系統</text:span>-<text:span text:style-name="T3">無線廣播投影系統、安裝</text:span></text:p>
          </table:table-cell>
          <table:table-cell office:value-type="string" table:style-name="ce28">
            <text:p><text:span text:style-name="T3">安坑國小</text:span></text:p>
          </table:table-cell>
          <table:table-cell office:value-type="float" office:value="475" table:style-name="ce16">
            <text:p><text:s/>475<text:s/></text:p>
          </table:table-cell>
          <table:table-cell office:value-type="float" office:value="475" table:style-name="ce16">
            <text:p><text:s/>475<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安坑國小</text:span></text:p>
          </table:table-cell>
          <table:table-cell office:value-type="string" table:style-name="ce24">
            <text:p><text:span text:style-name="T3">公開取得報價單</text:span></text:p>
          </table:table-cell>
          <table:table-cell office:value-type="string" table:style-name="ce24">
            <text:p><text:span text:style-name="T3">全球雲端運算科技有限公司</text:span></text:p>
          </table:table-cell>
          <table:table-cell table:number-columns-repeated="16375" table:style-name="ce35"/>
        </table:table-row>
        <table:table-row table:style-name="ro10">
          <table:table-cell office:value-type="string" table:style-name="ce23">
            <text:p><text:span text:style-name="T3">廖筱清</text:span></text:p>
          </table:table-cell>
          <table:table-cell office:value-type="string" table:style-name="ce64">
            <text:p><text:span text:style-name="T3">無線廣播投影系統</text:span>-<text:span text:style-name="T3">無線廣播投影系統、安裝</text:span></text:p>
          </table:table-cell>
          <table:table-cell office:value-type="string" table:style-name="ce28">
            <text:p><text:span text:style-name="T3">安坑國小</text:span></text:p>
          </table:table-cell>
          <table:table-cell office:value-type="float" office:value="500" table:style-name="ce16">
            <text:p><text:s/>500<text:s/></text:p>
          </table:table-cell>
          <table:table-cell office:value-type="float" office:value="500" table:style-name="ce16">
            <text:p><text:s/>5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安坑國小</text:span></text:p>
          </table:table-cell>
          <table:table-cell office:value-type="string" table:style-name="ce24">
            <text:p><text:span text:style-name="T3">公開取得報價單</text:span></text:p>
          </table:table-cell>
          <table:table-cell office:value-type="string" table:style-name="ce24">
            <text:p><text:span text:style-name="T3">全球雲端運算科技有限公司</text:span></text:p>
          </table:table-cell>
          <table:table-cell table:number-columns-repeated="16375" table:style-name="ce35"/>
        </table:table-row>
        <table:table-row table:style-name="ro10">
          <table:table-cell office:value-type="string" table:style-name="ce23">
            <text:p><text:span text:style-name="T3">沈發惠</text:span></text:p>
          </table:table-cell>
          <table:table-cell office:value-type="string" table:style-name="ce64">
            <text:p>105<text:span text:style-name="T3">年度資訊設備採購計畫</text:span>-<text:span text:style-name="T3">投影機、筆電、喇叭、相機、光碟燒錄機、液晶電視</text:span></text:p>
          </table:table-cell>
          <table:table-cell office:value-type="string" table:style-name="ce28">
            <text:p><text:span text:style-name="T3">大鵬國小</text:span></text:p>
          </table:table-cell>
          <table:table-cell office:value-type="float" office:value="200" table:style-name="ce16">
            <text:p><text:s/>200<text:s/></text:p>
          </table:table-cell>
          <table:table-cell office:value-type="float" office:value="200" table:style-name="ce16">
            <text:p><text:s/>2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大鵬國小</text:span></text:p>
          </table:table-cell>
          <table:table-cell office:value-type="string" table:style-name="ce24">
            <text:p><text:span text:style-name="T3">共同供應契約</text:span></text:p>
            <text:p><text:span text:style-name="T3">逕洽廠商</text:span></text:p>
            <text:p/>
          </table:table-cell>
          <table:table-cell office:value-type="string" table:style-name="ce24">
            <text:p><text:span text:style-name="T3">合志資訊有限公司</text:span></text:p>
            <text:p/>
          </table:table-cell>
          <table:table-cell table:number-columns-repeated="16375" table:style-name="ce35"/>
        </table:table-row>
        <table:table-row table:style-name="ro10">
          <table:table-cell office:value-type="string" table:style-name="ce23">
            <text:p><text:span text:style-name="T3">陳科名</text:span></text:p>
          </table:table-cell>
          <table:table-cell office:value-type="string" table:style-name="ce64">
            <text:p><text:span text:style-name="T3">充實資訊教學設備</text:span>-<text:span text:style-name="T3">平板電腦</text:span></text:p>
          </table:table-cell>
          <table:table-cell office:value-type="string" table:style-name="ce28">
            <text:p><text:span text:style-name="T3">國泰國小</text:span></text:p>
          </table:table-cell>
          <table:table-cell office:value-type="float" office:value="99" table:style-name="ce16">
            <text:p><text:s/>99<text:s/></text:p>
          </table:table-cell>
          <table:table-cell office:value-type="float" office:value="99" table:style-name="ce16">
            <text:p><text:s/>99<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國泰國小</text:span></text:p>
          </table:table-cell>
          <table:table-cell office:value-type="string" table:style-name="ce24">
            <text:p><text:span text:style-name="T3">逕洽廠商</text:span></text:p>
          </table:table-cell>
          <table:table-cell office:value-type="string" table:style-name="ce24">
            <text:p><text:span text:style-name="T3">亮點國際有限公司</text:span></text:p>
          </table:table-cell>
          <table:table-cell table:number-columns-repeated="16375" table:style-name="ce35"/>
        </table:table-row>
        <table:table-row table:style-name="ro10">
          <table:table-cell office:value-type="string" table:style-name="ce23">
            <text:p><text:span text:style-name="T3">蔣根煌</text:span></text:p>
          </table:table-cell>
          <table:table-cell office:value-type="string" table:style-name="ce64">
            <text:p><text:span text:style-name="T3">資訊教學設備改善計畫</text:span>-<text:span text:style-name="T3">平板電腦</text:span></text:p>
          </table:table-cell>
          <table:table-cell office:value-type="string" table:style-name="ce28">
            <text:p><text:span text:style-name="T3">和美國小</text:span></text:p>
          </table:table-cell>
          <table:table-cell office:value-type="float" office:value="176.8" table:style-name="ce16">
            <text:p><text:s/>177<text:s/></text:p>
          </table:table-cell>
          <table:table-cell office:value-type="float" office:value="176.8" table:style-name="ce16">
            <text:p><text:s/>177<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和美國小</text:span></text:p>
          </table:table-cell>
          <table:table-cell office:value-type="string" table:style-name="ce24">
            <text:p><text:span text:style-name="T3">公開取得報價單</text:span></text:p>
          </table:table-cell>
          <table:table-cell office:value-type="string" table:style-name="ce24">
            <text:p><text:span text:style-name="T3">鋐盛光電股份有限公司</text:span></text:p>
          </table:table-cell>
          <table:table-cell table:number-columns-repeated="16375" table:style-name="ce35"/>
        </table:table-row>
        <table:table-row table:style-name="ro10">
          <table:table-cell office:value-type="string" table:style-name="ce23">
            <text:p><text:span text:style-name="T3">林秀惠</text:span></text:p>
          </table:table-cell>
          <table:table-cell office:value-type="string" table:style-name="ce64">
            <text:p><text:span text:style-name="T3">改善校園環境設備計畫</text:span>-<text:span text:style-name="T3">無線麥克風主機、防潮箱、混音擴大機、聚光燈、控制器</text:span></text:p>
          </table:table-cell>
          <table:table-cell office:value-type="string" table:style-name="ce28">
            <text:p><text:span text:style-name="T3">私立竹林高中</text:span></text:p>
          </table:table-cell>
          <table:table-cell office:value-type="float" office:value="200" table:style-name="ce16">
            <text:p><text:s/>200<text:s/></text:p>
          </table:table-cell>
          <table:table-cell office:value-type="float" office:value="200" table:style-name="ce16">
            <text:p><text:s/>2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私立竹林高中</text:span></text:p>
          </table:table-cell>
          <table:table-cell office:value-type="string" table:style-name="ce24">
            <text:p><text:span text:style-name="T3">公開招標</text:span></text:p>
          </table:table-cell>
          <table:table-cell office:value-type="string" table:style-name="ce24">
            <text:p><text:span text:style-name="T3">丞儀科技有限公司</text:span></text:p>
          </table:table-cell>
          <table:table-cell table:number-columns-repeated="16375" table:style-name="ce35"/>
        </table:table-row>
        <table:table-row table:style-name="ro23">
          <table:table-cell office:value-type="string" table:number-columns-spanned="1" table:number-rows-spanned="2" table:style-name="ce37">
            <text:p><text:span text:style-name="T3">曾煥嘉</text:span></text:p>
          </table:table-cell>
          <table:table-cell office:value-type="string" table:number-columns-spanned="1" table:number-rows-spanned="2" table:style-name="ce65">
            <text:p><text:span text:style-name="T3">教學多媒體設備汰換暨資訊管理系統計畫</text:span>-<text:span text:style-name="T3">液晶電視、筆記型電腦、軟體、模組</text:span></text:p>
          </table:table-cell>
          <table:table-cell office:value-type="string" table:number-columns-spanned="1" table:number-rows-spanned="2" table:style-name="ce39">
            <text:p><text:span text:style-name="T3">板橋國中</text:span></text:p>
          </table:table-cell>
          <table:table-cell office:value-type="float" office:value="200" table:number-columns-spanned="1" table:number-rows-spanned="2" table:style-name="ce41">
            <text:p><text:s/>200<text:s/></text:p>
          </table:table-cell>
          <table:table-cell office:value-type="float" office:value="146" table:style-name="ce16">
            <text:p><text:s/>146<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number-columns-spanned="1" table:number-rows-spanned="2" table:style-name="ce42">
            <text:p><text:span text:style-name="T3">板橋國中</text:span></text:p>
          </table:table-cell>
          <table:table-cell office:value-type="string" table:style-name="ce24">
            <text:p><text:span text:style-name="T3">共同供應契約</text:span></text:p>
            <text:p><text:span text:style-name="T3">逕洽廠商</text:span></text:p>
          </table:table-cell>
          <table:table-cell office:value-type="string" table:style-name="ce24">
            <text:p><text:span text:style-name="T3">天圓企業有限公司</text:span></text:p>
            <text:p><text:span text:style-name="T3">合志資訊有限公司</text:span></text:p>
            <text:p><text:span text:style-name="T3">頂能企業股份有限公司</text:span></text:p>
            <text:p/>
          </table:table-cell>
          <table:table-cell table:number-columns-repeated="16375" table:style-name="ce35"/>
        </table:table-row>
        <table:table-row table:style-name="ro23">
          <table:covered-table-cell/>
          <table:covered-table-cell/>
          <table:covered-table-cell/>
          <table:covered-table-cell/>
          <table:table-cell office:value-type="float" office:value="54" table:style-name="ce16">
            <text:p><text:s/>54<text:s/></text:p>
          </table:table-cell>
          <table:table-cell office:value-type="string" table:style-name="ce24">
            <text:p>5M<text:span text:style-name="T3">建築及設備計畫</text:span>-5M5<text:span text:style-name="T3">無形資產</text:span>-5<text:span text:style-name="T3">建構固定資產、無形資產及非理財目的長期投資</text:span></text:p>
          </table:table-cell>
          <table:covered-table-cell/>
          <table:table-cell office:value-type="string" table:style-name="ce24">
            <text:p><text:span text:style-name="T3">逕洽廠商</text:span></text:p>
          </table:table-cell>
          <table:table-cell office:value-type="string" table:style-name="ce24">
            <text:p><text:span text:style-name="T3">緯宜電腦股份有限公司</text:span></text:p>
          </table:table-cell>
          <table:table-cell table:number-columns-repeated="16375" table:style-name="ce35"/>
        </table:table-row>
        <table:table-row table:style-name="ro10">
          <table:table-cell office:value-type="string" table:style-name="ce23">
            <text:p><text:span text:style-name="T3">陳文治</text:span></text:p>
          </table:table-cell>
          <table:table-cell office:value-type="string" table:style-name="ce64">
            <text:p>105<text:span text:style-name="T3">年度提升科普閱讀學習風氣教育計畫</text:span>-<text:span text:style-name="T3">滑翔機製作、書櫃、踢腳板</text:span></text:p>
          </table:table-cell>
          <table:table-cell office:value-type="string" table:style-name="ce28">
            <text:p><text:span text:style-name="T3">中平國中</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中平國中</text:span></text:p>
          </table:table-cell>
          <table:table-cell office:value-type="string" table:style-name="ce24">
            <text:p><text:span text:style-name="T3">逕洽廠商</text:span></text:p>
          </table:table-cell>
          <table:table-cell office:value-type="string" table:style-name="ce24">
            <text:p><text:span text:style-name="T3">柏瑪設計工程有限公司</text:span></text:p>
          </table:table-cell>
          <table:table-cell table:number-columns-repeated="16375" table:style-name="ce35"/>
        </table:table-row>
        <table:table-row table:style-name="ro10">
          <table:table-cell office:value-type="string" table:style-name="ce23">
            <text:p><text:span text:style-name="T3">陳儀君</text:span></text:p>
          </table:table-cell>
          <table:table-cell office:value-type="string" table:style-name="ce64">
            <text:p><text:span text:style-name="T3">雲端科暨教室教學環境設備實施計畫</text:span>-<text:span text:style-name="T3">平板電腦</text:span></text:p>
          </table:table-cell>
          <table:table-cell office:value-type="string" table:style-name="ce28">
            <text:p><text:span text:style-name="T3">安坑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安坑國小</text:span></text:p>
          </table:table-cell>
          <table:table-cell office:value-type="string" table:style-name="ce24">
            <text:p><text:span text:style-name="T3">共同供應契約</text:span></text:p>
          </table:table-cell>
          <table:table-cell office:value-type="string" table:style-name="ce24">
            <text:p><text:span text:style-name="T3">合志資訊有限公司</text:span></text:p>
          </table:table-cell>
          <table:table-cell table:number-columns-repeated="16375" table:style-name="ce35"/>
        </table:table-row>
        <table:table-row table:style-name="ro10">
          <table:table-cell office:value-type="string" table:style-name="ce23">
            <text:p><text:span text:style-name="T3">蘇有仁</text:span></text:p>
          </table:table-cell>
          <table:table-cell office:value-type="string" table:style-name="ce64">
            <text:p><text:span text:style-name="T3">改善視聽教室視聽設備實施計畫</text:span>-<text:span text:style-name="T3">投影機、電動布幕</text:span></text:p>
          </table:table-cell>
          <table:table-cell office:value-type="string" table:style-name="ce28">
            <text:p><text:span text:style-name="T3">中湖國小</text:span></text:p>
          </table:table-cell>
          <table:table-cell office:value-type="float" office:value="50" table:style-name="ce16">
            <text:p><text:s/>50<text:s/></text:p>
          </table:table-cell>
          <table:table-cell office:value-type="float" office:value="50" table:style-name="ce16">
            <text:p><text:s/>5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中湖國小</text:span></text:p>
          </table:table-cell>
          <table:table-cell office:value-type="string" table:style-name="ce24">
            <text:p><text:span text:style-name="T3">逕洽廠商</text:span></text:p>
          </table:table-cell>
          <table:table-cell office:value-type="string" table:style-name="ce24">
            <text:p><text:span text:style-name="T3">易全影音有限公司</text:span><text:s/></text:p>
          </table:table-cell>
          <table:table-cell table:number-columns-repeated="16375" table:style-name="ce35"/>
        </table:table-row>
        <table:table-row table:style-name="ro10">
          <table:table-cell office:value-type="string" table:style-name="ce23">
            <text:p><text:span text:style-name="T3">陳啟能</text:span></text:p>
          </table:table-cell>
          <table:table-cell office:value-type="string" table:style-name="ce64">
            <text:p><text:span text:style-name="T3">改善教學環境</text:span>-<text:span text:style-name="T3">短焦投影機採購計畫</text:span>-<text:span text:style-name="T3">短焦投影機</text:span></text:p>
          </table:table-cell>
          <table:table-cell office:value-type="string" table:style-name="ce28">
            <text:p><text:span text:style-name="T3">二重國小</text:span></text:p>
          </table:table-cell>
          <table:table-cell office:value-type="float" office:value="99" table:style-name="ce16">
            <text:p><text:s/>99<text:s/></text:p>
          </table:table-cell>
          <table:table-cell office:value-type="float" office:value="99" table:style-name="ce16">
            <text:p><text:s/>99<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二重國小</text:span></text:p>
          </table:table-cell>
          <table:table-cell office:value-type="string" table:style-name="ce24">
            <text:p><text:span text:style-name="T3">逕洽廠商</text:span></text:p>
          </table:table-cell>
          <table:table-cell office:value-type="string" table:style-name="ce24">
            <text:p><text:span text:style-name="T3">合志資訊有限公司</text:span></text:p>
          </table:table-cell>
          <table:table-cell table:number-columns-repeated="16375" table:style-name="ce35"/>
        </table:table-row>
        <table:table-row table:style-name="ro24">
          <table:table-cell office:value-type="string" table:style-name="ce23">
            <text:p><text:span text:style-name="T3">林秀惠</text:span></text:p>
          </table:table-cell>
          <table:table-cell office:value-type="string" table:style-name="ce64">
            <text:p>E<text:span text:style-name="T3">化環境建置採購計畫</text:span>-<text:span text:style-name="T3">電視看板、電子白板、電動布幕、液晶螢幕、筆電、多媒體廣播盒、觸控電室查詢系統、無線基地台</text:span></text:p>
          </table:table-cell>
          <table:table-cell office:value-type="string" table:style-name="ce28">
            <text:p><text:span text:style-name="T3">景新國小</text:span></text:p>
          </table:table-cell>
          <table:table-cell office:value-type="float" office:value="400" table:style-name="ce16">
            <text:p><text:s/>400<text:s/></text:p>
          </table:table-cell>
          <table:table-cell office:value-type="float" office:value="400" table:style-name="ce16">
            <text:p><text:s/>4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景新國小</text:span></text:p>
          </table:table-cell>
          <table:table-cell office:value-type="string" table:style-name="ce24">
            <text:p><text:span text:style-name="T3">公開取得報價單</text:span></text:p>
          </table:table-cell>
          <table:table-cell office:value-type="string" table:style-name="ce24">
            <text:p><text:span text:style-name="T3">精彩電腦股份有限公司</text:span></text:p>
          </table:table-cell>
          <table:table-cell table:number-columns-repeated="16375" table:style-name="ce35"/>
        </table:table-row>
        <table:table-row table:style-name="ro10">
          <table:table-cell office:value-type="string" table:style-name="ce23">
            <text:p><text:span text:style-name="T3">游輝宂</text:span></text:p>
          </table:table-cell>
          <table:table-cell office:value-type="string" table:style-name="ce64">
            <text:p><text:span text:style-name="T3">英語教室教學設備採購計畫</text:span>-<text:span text:style-name="T3">短焦投影機、電動板擦機</text:span></text:p>
          </table:table-cell>
          <table:table-cell office:value-type="string" table:style-name="ce28">
            <text:p><text:span text:style-name="T3">實踐國小</text:span></text:p>
          </table:table-cell>
          <table:table-cell office:value-type="float" office:value="150" table:style-name="ce16">
            <text:p><text:s/>150<text:s/></text:p>
          </table:table-cell>
          <table:table-cell office:value-type="float" office:value="150" table:style-name="ce16">
            <text:p><text:s/>15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實踐國小</text:span></text:p>
          </table:table-cell>
          <table:table-cell office:value-type="string" table:style-name="ce24">
            <text:p><text:span text:style-name="T3">公開取得企劃書</text:span></text:p>
          </table:table-cell>
          <table:table-cell office:value-type="string" table:style-name="ce24">
            <text:p><text:span text:style-name="T3">台灣愛得力股份有限公司</text:span></text:p>
          </table:table-cell>
          <table:table-cell table:number-columns-repeated="16375" table:style-name="ce35"/>
        </table:table-row>
        <table:table-row table:style-name="ro10">
          <table:table-cell office:value-type="string" table:style-name="ce23">
            <text:p><text:span text:style-name="T3">鍾宏仁</text:span></text:p>
          </table:table-cell>
          <table:table-cell office:value-type="string" table:style-name="ce64">
            <text:p><text:span text:style-name="T3">改善及充實教學設備申請計畫</text:span>-<text:span text:style-name="T3">短焦投影機、</text:span>LED70<text:span text:style-name="T3">吋顯示器</text:span></text:p>
          </table:table-cell>
          <table:table-cell office:value-type="string" table:style-name="ce28">
            <text:p><text:span text:style-name="T3">中信國小</text:span></text:p>
          </table:table-cell>
          <table:table-cell office:value-type="float" office:value="300" table:style-name="ce16">
            <text:p><text:s/>300<text:s/></text:p>
          </table:table-cell>
          <table:table-cell office:value-type="float" office:value="300" table:style-name="ce16">
            <text:p><text:s/>3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中信國小</text:span></text:p>
          </table:table-cell>
          <table:table-cell office:value-type="string" table:style-name="ce24">
            <text:p><text:span text:style-name="T3">公開取得企劃書</text:span></text:p>
          </table:table-cell>
          <table:table-cell office:value-type="string" table:style-name="ce24">
            <text:p><text:span text:style-name="T3">合志資訊有限公司</text:span></text:p>
          </table:table-cell>
          <table:table-cell table:number-columns-repeated="16375" table:style-name="ce35"/>
        </table:table-row>
        <table:table-row table:style-name="ro10">
          <table:table-cell office:value-type="string" table:number-columns-spanned="1" table:number-rows-spanned="2" table:style-name="ce37">
            <text:p><text:span text:style-name="T3">陳錦錠</text:span></text:p>
          </table:table-cell>
          <table:table-cell office:value-type="string" table:number-columns-spanned="1" table:number-rows-spanned="2" table:style-name="ce65">
            <text:p><text:span text:style-name="T3">充實高中部雲端資源管理平台設備計畫</text:span>-<text:span text:style-name="T3">伺服器、軟體、雲端資源管理平台、串流媒體服務系統</text:span></text:p>
          </table:table-cell>
          <table:table-cell office:value-type="string" table:number-columns-spanned="1" table:number-rows-spanned="2" table:style-name="ce39">
            <text:p><text:span text:style-name="T3">南山高中</text:span></text:p>
          </table:table-cell>
          <table:table-cell office:value-type="float" office:value="600" table:number-columns-spanned="1" table:number-rows-spanned="2" table:style-name="ce41">
            <text:p><text:s/>600<text:s/></text:p>
          </table:table-cell>
          <table:table-cell office:value-type="float" office:value="114" table:style-name="ce16">
            <text:p><text:s/>114<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number-columns-spanned="1" table:number-rows-spanned="2" table:style-name="ce42">
            <text:p><text:span text:style-name="T3">南山高中</text:span></text:p>
          </table:table-cell>
          <table:table-cell office:value-type="string" table:style-name="ce24">
            <text:p><text:span text:style-name="T3">共同供應契約</text:span></text:p>
          </table:table-cell>
          <table:table-cell office:value-type="string" table:style-name="ce24">
            <text:p><text:span text:style-name="T3">控智應用系統有限公司</text:span></text:p>
          </table:table-cell>
          <table:table-cell table:number-columns-repeated="16375" table:style-name="ce35"/>
        </table:table-row>
        <table:table-row table:style-name="ro10">
          <table:covered-table-cell/>
          <table:covered-table-cell/>
          <table:covered-table-cell/>
          <table:covered-table-cell/>
          <table:table-cell office:value-type="float" office:value="486" table:style-name="ce16">
            <text:p><text:s/>486<text:s/></text:p>
          </table:table-cell>
          <table:table-cell office:value-type="string" table:style-name="ce24">
            <text:p>5M<text:span text:style-name="T3">建築及設備計畫</text:span>-5M5<text:span text:style-name="T3">無形資產</text:span>-5<text:span text:style-name="T3">建構固定資產、無形資產及非理財目的長期投資</text:span></text:p>
          </table:table-cell>
          <table:covered-table-cell/>
          <table:table-cell office:value-type="string" table:style-name="ce24">
            <text:p><text:span text:style-name="T3">共同供應契約</text:span></text:p>
          </table:table-cell>
          <table:table-cell office:value-type="string" table:style-name="ce24">
            <text:p><text:span text:style-name="T3">控智應用系統有限公司</text:span></text:p>
          </table:table-cell>
          <table:table-cell table:number-columns-repeated="16375" table:style-name="ce35"/>
        </table:table-row>
        <table:table-row table:style-name="ro10">
          <table:table-cell office:value-type="string" table:style-name="ce23">
            <text:p><text:span text:style-name="T3">夷將‧拔路兒</text:span></text:p>
          </table:table-cell>
          <table:table-cell office:value-type="string" table:style-name="ce64">
            <text:p><text:span text:style-name="T3">改善教學設備計畫</text:span>-<text:span text:style-name="T3">單槍投影機</text:span></text:p>
          </table:table-cell>
          <table:table-cell office:value-type="string" table:style-name="ce28">
            <text:p><text:span text:style-name="T3">丹鳳國小</text:span></text:p>
          </table:table-cell>
          <table:table-cell office:value-type="float" office:value="50" table:style-name="ce16">
            <text:p><text:s/>50<text:s/></text:p>
          </table:table-cell>
          <table:table-cell office:value-type="float" office:value="50" table:style-name="ce16">
            <text:p><text:s/>5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丹鳳國小</text:span></text:p>
          </table:table-cell>
          <table:table-cell office:value-type="string" table:style-name="ce24">
            <text:p><text:span text:style-name="T3">逕洽廠商</text:span></text:p>
          </table:table-cell>
          <table:table-cell office:value-type="string" table:style-name="ce24">
            <text:p><text:span text:style-name="T3">虹華科技股份有限公司</text:span></text:p>
          </table:table-cell>
          <table:table-cell table:number-columns-repeated="16375" table:style-name="ce35"/>
        </table:table-row>
        <table:table-row table:style-name="ro25">
          <table:table-cell office:value-type="string" table:style-name="ce23">
            <text:p><text:span text:style-name="T3">陳錦錠</text:span></text:p>
          </table:table-cell>
          <table:table-cell office:value-type="string" table:style-name="ce64">
            <text:p><text:span text:style-name="T3">改善校園教學設備計畫</text:span>(<text:span text:style-name="T3">電子講桌及相關設備</text:span>)-<text:span text:style-name="T3">多功能數位講桌、電子講桌專用桌上型電腦</text:span>(<text:span text:style-name="T3">含顯示器</text:span>)</text:p>
          </table:table-cell>
          <table:table-cell office:value-type="string" table:style-name="ce28">
            <text:p><text:span text:style-name="T3">私立竹林高中</text:span></text:p>
          </table:table-cell>
          <table:table-cell office:value-type="float" office:value="200" table:style-name="ce16">
            <text:p><text:s/>200<text:s/></text:p>
          </table:table-cell>
          <table:table-cell office:value-type="float" office:value="200" table:style-name="ce16">
            <text:p><text:s/>2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私立竹林高中</text:span></text:p>
          </table:table-cell>
          <table:table-cell office:value-type="string" table:style-name="ce24">
            <text:p><text:span text:style-name="T3">公開招標</text:span></text:p>
          </table:table-cell>
          <table:table-cell office:value-type="string" table:style-name="ce24">
            <text:p><text:span text:style-name="T3">丞儀科技有限公司</text:span></text:p>
          </table:table-cell>
          <table:table-cell table:number-columns-repeated="16375" table:style-name="ce35"/>
        </table:table-row>
        <table:table-row table:style-name="ro10">
          <table:table-cell office:value-type="string" table:style-name="ce23">
            <text:p><text:span text:style-name="T3">周勝考</text:span></text:p>
          </table:table-cell>
          <table:table-cell office:value-type="string" table:style-name="ce64">
            <text:p>105<text:span text:style-name="T3">年度改善校園遊戲器材</text:span>-<text:span text:style-name="T3">籃球架、空拍機、數位單眼相機</text:span></text:p>
          </table:table-cell>
          <table:table-cell office:value-type="string" table:style-name="ce28">
            <text:p><text:span text:style-name="T3">土城國小</text:span></text:p>
          </table:table-cell>
          <table:table-cell office:value-type="float" office:value="150" table:style-name="ce16">
            <text:p><text:s/>150<text:s/></text:p>
          </table:table-cell>
          <table:table-cell office:value-type="float" office:value="150" table:style-name="ce16">
            <text:p><text:s/>15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土城國小</text:span></text:p>
          </table:table-cell>
          <table:table-cell office:value-type="string" table:style-name="ce24">
            <text:p><text:span text:style-name="T3">逕洽廠商</text:span></text:p>
          </table:table-cell>
          <table:table-cell office:value-type="string" table:style-name="ce24">
            <text:p><text:span text:style-name="T3">富益體育器材有限公司</text:span></text:p>
            <text:p><text:span text:style-name="T3">合志資訊有限公司</text:span></text:p>
          </table:table-cell>
          <table:table-cell table:number-columns-repeated="16375" table:style-name="ce35"/>
        </table:table-row>
        <table:table-row table:style-name="ro10">
          <table:table-cell office:value-type="string" table:style-name="ce23">
            <text:p><text:span text:style-name="T3">洪佳君</text:span></text:p>
          </table:table-cell>
          <table:table-cell office:value-type="string" table:style-name="ce64">
            <text:p>105<text:span text:style-name="T3">年柔道館設備改善計畫</text:span>-<text:span text:style-name="T3">柔道用計時器、除濕機</text:span></text:p>
          </table:table-cell>
          <table:table-cell office:value-type="string" table:style-name="ce28">
            <text:p><text:span text:style-name="T3">土城國中</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土城國中</text:span></text:p>
          </table:table-cell>
          <table:table-cell office:value-type="string" table:style-name="ce24">
            <text:p><text:span text:style-name="T3">逕洽廠商</text:span></text:p>
          </table:table-cell>
          <table:table-cell office:value-type="string" table:style-name="ce24">
            <text:p><text:span text:style-name="T3">桓昇電器有限公司</text:span></text:p>
            <text:p><text:span text:style-name="T3">強生運動科技股份有限公司</text:span></text:p>
          </table:table-cell>
          <table:table-cell table:number-columns-repeated="16375" table:style-name="ce35"/>
        </table:table-row>
        <table:table-row table:style-name="ro10">
          <table:table-cell office:value-type="string" table:style-name="ce23">
            <text:p><text:span text:style-name="T3">廖裕德</text:span></text:p>
          </table:table-cell>
          <table:table-cell office:value-type="string" table:style-name="ce64">
            <text:p>105<text:span text:style-name="T3">年健康中心設備改善計畫</text:span>-<text:span text:style-name="T3">健康中心改善工程</text:span></text:p>
          </table:table-cell>
          <table:table-cell office:value-type="string" table:style-name="ce28">
            <text:p><text:span text:style-name="T3">土城國中</text:span></text:p>
          </table:table-cell>
          <table:table-cell office:value-type="float" office:value="95" table:style-name="ce16">
            <text:p><text:s/>95<text:s/></text:p>
          </table:table-cell>
          <table:table-cell office:value-type="float" office:value="95" table:style-name="ce16">
            <text:p><text:s/>95<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土城國中</text:span></text:p>
          </table:table-cell>
          <table:table-cell office:value-type="string" table:style-name="ce24">
            <text:p><text:span text:style-name="T3">逕洽廠商</text:span></text:p>
          </table:table-cell>
          <table:table-cell office:value-type="string" table:style-name="ce24">
            <text:p><text:span text:style-name="T3">頂能企業股份有限公司</text:span></text:p>
          </table:table-cell>
          <table:table-cell table:number-columns-repeated="16375" table:style-name="ce35"/>
        </table:table-row>
        <table:table-row table:style-name="ro10">
          <table:table-cell office:value-type="string" table:style-name="ce23">
            <text:p><text:span text:style-name="T3">周勝考</text:span></text:p>
          </table:table-cell>
          <table:table-cell office:value-type="string" table:style-name="ce64">
            <text:p>105<text:span text:style-name="T3">年度羽球場地設施改善實施計畫</text:span>-<text:span text:style-name="T3">羽球場地墊鋪設</text:span></text:p>
          </table:table-cell>
          <table:table-cell office:value-type="string" table:style-name="ce28">
            <text:p><text:span text:style-name="T3">大觀國小</text:span></text:p>
          </table:table-cell>
          <table:table-cell office:value-type="float" office:value="400" table:style-name="ce16">
            <text:p><text:s/>400<text:s/></text:p>
          </table:table-cell>
          <table:table-cell office:value-type="float" office:value="400" table:style-name="ce16">
            <text:p><text:s/>4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大觀國小</text:span></text:p>
          </table:table-cell>
          <table:table-cell office:value-type="string" table:style-name="ce24">
            <text:p><text:span text:style-name="T3">公開遴選</text:span></text:p>
          </table:table-cell>
          <table:table-cell office:value-type="string" table:style-name="ce24">
            <text:p><text:span text:style-name="T3">高群運動事業有限公司</text:span></text:p>
          </table:table-cell>
          <table:table-cell table:number-columns-repeated="16375" table:style-name="ce35"/>
        </table:table-row>
        <table:table-row table:style-name="ro10">
          <table:table-cell office:value-type="string" table:style-name="ce23">
            <text:p><text:span text:style-name="T3">鍾宏仁</text:span></text:p>
          </table:table-cell>
          <table:table-cell office:value-type="string" table:style-name="ce64">
            <text:p><text:span text:style-name="T3">購置桌球練習場設備</text:span>-<text:span text:style-name="T3">桌球桌、發球機</text:span></text:p>
          </table:table-cell>
          <table:table-cell office:value-type="string" table:style-name="ce28">
            <text:p><text:span text:style-name="T3">中港國小</text:span></text:p>
          </table:table-cell>
          <table:table-cell office:value-type="float" office:value="200" table:style-name="ce16">
            <text:p><text:s/>200<text:s/></text:p>
          </table:table-cell>
          <table:table-cell office:value-type="float" office:value="200" table:style-name="ce16">
            <text:p><text:s/>2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中港國小</text:span></text:p>
          </table:table-cell>
          <table:table-cell office:value-type="string" table:style-name="ce24">
            <text:p><text:span text:style-name="T3">公開取得報價單</text:span></text:p>
          </table:table-cell>
          <table:table-cell office:value-type="string" table:style-name="ce24">
            <text:p><text:span text:style-name="T3">世運體育用品社</text:span></text:p>
          </table:table-cell>
          <table:table-cell table:number-columns-repeated="16375" table:style-name="ce35"/>
        </table:table-row>
        <table:table-row table:style-name="ro10">
          <table:table-cell office:value-type="string" table:style-name="ce23">
            <text:p><text:span text:style-name="T3">黃林玲玲</text:span></text:p>
          </table:table-cell>
          <table:table-cell office:value-type="string" table:style-name="ce64">
            <text:p>105<text:span text:style-name="T3">年度購置棒球對設備計畫</text:span>-<text:span text:style-name="T3">球棒</text:span></text:p>
          </table:table-cell>
          <table:table-cell office:value-type="string" table:style-name="ce28">
            <text:p><text:span text:style-name="T3">中港國小</text:span></text:p>
          </table:table-cell>
          <table:table-cell office:value-type="float" office:value="98" table:style-name="ce16">
            <text:p><text:s/>98<text:s/></text:p>
          </table:table-cell>
          <table:table-cell office:value-type="float" office:value="98" table:style-name="ce16">
            <text:p><text:s/>98<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中港國小</text:span></text:p>
          </table:table-cell>
          <table:table-cell office:value-type="string" table:style-name="ce24">
            <text:p><text:span text:style-name="T3">逕洽廠商</text:span></text:p>
          </table:table-cell>
          <table:table-cell office:value-type="string" table:style-name="ce24">
            <text:p><text:span text:style-name="T3">沃斯企業有限公司</text:span></text:p>
          </table:table-cell>
          <table:table-cell table:number-columns-repeated="16375" table:style-name="ce35"/>
        </table:table-row>
        <table:table-row table:style-name="ro10">
          <table:table-cell office:value-type="string" table:style-name="ce23">
            <text:p><text:span text:style-name="T3">黃永昌</text:span></text:p>
          </table:table-cell>
          <table:table-cell office:value-type="string" table:style-name="ce64">
            <text:p><text:span text:style-name="T3">校園遊樂器材計畫</text:span>-<text:span text:style-name="T3">改善遊樂器材地墊、修繕遊樂器材主體</text:span></text:p>
          </table:table-cell>
          <table:table-cell office:value-type="string" table:style-name="ce28">
            <text:p><text:span text:style-name="T3">五寮國小</text:span></text:p>
          </table:table-cell>
          <table:table-cell office:value-type="float" office:value="60" table:style-name="ce16">
            <text:p><text:s/>60<text:s/></text:p>
          </table:table-cell>
          <table:table-cell office:value-type="float" office:value="60" table:style-name="ce16">
            <text:p><text:s/>6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五寮國小</text:span></text:p>
          </table:table-cell>
          <table:table-cell office:value-type="string" table:style-name="ce24">
            <text:p><text:span text:style-name="T3">逕洽廠商</text:span></text:p>
          </table:table-cell>
          <table:table-cell office:value-type="string" table:style-name="ce24">
            <text:p><text:span text:style-name="T3">基體實業有限公司</text:span></text:p>
          </table:table-cell>
          <table:table-cell table:number-columns-repeated="16375" table:style-name="ce35"/>
        </table:table-row>
        <table:table-row table:style-name="ro10">
          <table:table-cell office:value-type="string" table:style-name="ce23">
            <text:p><text:span text:style-name="T3">王建章</text:span></text:p>
          </table:table-cell>
          <table:table-cell office:value-type="string" table:style-name="ce64">
            <text:p>105<text:span text:style-name="T3">年度改善體育環境實施計畫</text:span>-<text:span text:style-name="T3">玻璃纖維籃球板、多功能計分板</text:span></text:p>
          </table:table-cell>
          <table:table-cell office:value-type="string" table:style-name="ce28">
            <text:p><text:span text:style-name="T3">北新國小</text:span></text:p>
          </table:table-cell>
          <table:table-cell office:value-type="float" office:value="200" table:style-name="ce16">
            <text:p><text:s/>200<text:s/></text:p>
          </table:table-cell>
          <table:table-cell office:value-type="float" office:value="200" table:style-name="ce16">
            <text:p><text:s/>2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北新國小</text:span></text:p>
          </table:table-cell>
          <table:table-cell office:value-type="string" table:style-name="ce24">
            <text:p><text:span text:style-name="T3">公開招標</text:span></text:p>
          </table:table-cell>
          <table:table-cell office:value-type="string" table:style-name="ce24">
            <text:p><text:span text:style-name="T3">崧順有限公司</text:span></text:p>
          </table:table-cell>
          <table:table-cell table:number-columns-repeated="16375" table:style-name="ce35"/>
        </table:table-row>
        <table:table-row table:style-name="ro10">
          <table:table-cell office:value-type="string" table:style-name="ce23">
            <text:p><text:span text:style-name="T3">李翁月娥</text:span></text:p>
          </table:table-cell>
          <table:table-cell office:value-type="string" table:style-name="ce64">
            <text:p>105<text:span text:style-name="T3">年度桌球育樂營培訓計畫</text:span>-<text:span text:style-name="T3">桌球臺比賽用、發球機落地型</text:span></text:p>
          </table:table-cell>
          <table:table-cell office:value-type="string" table:style-name="ce28">
            <text:p><text:span text:style-name="T3">正義國小</text:span></text:p>
          </table:table-cell>
          <table:table-cell office:value-type="float" office:value="73" table:style-name="ce16">
            <text:p><text:s/>73<text:s/></text:p>
          </table:table-cell>
          <table:table-cell office:value-type="float" office:value="73" table:style-name="ce16">
            <text:p><text:s/>73<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正義國小</text:span></text:p>
          </table:table-cell>
          <table:table-cell office:value-type="string" table:style-name="ce24">
            <text:p><text:span text:style-name="T3">逕洽廠商</text:span></text:p>
          </table:table-cell>
          <table:table-cell office:value-type="string" table:style-name="ce24">
            <text:p><text:span text:style-name="T3">百運股份有限公司</text:span></text:p>
          </table:table-cell>
          <table:table-cell table:number-columns-repeated="16375" table:style-name="ce35"/>
        </table:table-row>
        <table:table-row table:style-name="ro26">
          <table:table-cell office:value-type="string" table:number-columns-spanned="1" table:number-rows-spanned="2" table:style-name="ce37">
            <text:p><text:span text:style-name="T3">羅文崇</text:span></text:p>
          </table:table-cell>
          <table:table-cell office:value-type="string" table:number-columns-spanned="1" table:number-rows-spanned="2" table:style-name="ce65">
            <text:p><text:span text:style-name="T3">力行體育館韻律教室防塵暨室外籃球場籃板改善實施計畫</text:span>-<text:span text:style-name="T3">透明壓克力籃板</text:span></text:p>
          </table:table-cell>
          <table:table-cell office:value-type="string" table:number-columns-spanned="1" table:number-rows-spanned="2" table:style-name="ce39">
            <text:p><text:span text:style-name="T3">永和國中</text:span></text:p>
          </table:table-cell>
          <table:table-cell office:value-type="float" office:value="757.00599999999997" table:number-columns-spanned="1" table:number-rows-spanned="2" table:style-name="ce41">
            <text:p><text:s/>757<text:s/></text:p>
          </table:table-cell>
          <table:table-cell office:value-type="float" office:value="511" table:style-name="ce16">
            <text:p><text:s/>511<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number-columns-spanned="1" table:number-rows-spanned="2" table:style-name="ce42">
            <text:p><text:span text:style-name="T3">永和國中</text:span></text:p>
          </table:table-cell>
          <table:table-cell office:value-type="string" table:style-name="ce24">
            <text:p><text:span text:style-name="T3">公開招標</text:span></text:p>
          </table:table-cell>
          <table:table-cell office:value-type="string" table:style-name="ce24">
            <text:p><text:span text:style-name="T3">鴻豐國際有限公司</text:span></text:p>
          </table:table-cell>
          <table:table-cell table:number-columns-repeated="16375" table:style-name="ce35"/>
        </table:table-row>
        <table:table-row table:style-name="ro10">
          <table:covered-table-cell/>
          <table:covered-table-cell/>
          <table:covered-table-cell/>
          <table:covered-table-cell/>
          <table:table-cell office:value-type="float" office:value="246.4" table:style-name="ce16">
            <text:p><text:s/>246<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covered-table-cell/>
          <table:table-cell office:value-type="string" table:style-name="ce24">
            <text:p><text:span text:style-name="T3">公開招標</text:span></text:p>
          </table:table-cell>
          <table:table-cell office:value-type="string" table:style-name="ce24">
            <text:p><text:span text:style-name="T3">鴻豐國際有限公司</text:span></text:p>
          </table:table-cell>
          <table:table-cell table:number-columns-repeated="16375" table:style-name="ce35"/>
        </table:table-row>
        <table:table-row table:style-name="ro10">
          <table:table-cell office:value-type="string" table:style-name="ce23">
            <text:p><text:span text:style-name="T3">陳儀君</text:span></text:p>
          </table:table-cell>
          <table:table-cell office:value-type="string" table:style-name="ce64">
            <text:p><text:span text:style-name="T3">健康中心整修工程</text:span>-<text:span text:style-name="T3">木地板與矮櫃及素地整理、銜接牆修繕、岩面地磚、冷氣、油漆</text:span></text:p>
          </table:table-cell>
          <table:table-cell office:value-type="string" table:style-name="ce28">
            <text:p><text:span text:style-name="T3">永定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永定國小</text:span></text:p>
          </table:table-cell>
          <table:table-cell office:value-type="string" table:style-name="ce24">
            <text:p><text:span text:style-name="T3">逕洽廠商</text:span></text:p>
          </table:table-cell>
          <table:table-cell office:value-type="string" table:style-name="ce24">
            <text:p><text:span text:style-name="T3">福駿工程行</text:span></text:p>
          </table:table-cell>
          <table:table-cell table:number-columns-repeated="16375" table:style-name="ce35"/>
        </table:table-row>
        <table:table-row table:style-name="ro10">
          <table:table-cell office:value-type="string" table:style-name="ce23">
            <text:p><text:span text:style-name="T3">洪佳君</text:span></text:p>
          </table:table-cell>
          <table:table-cell office:value-type="string" table:style-name="ce64">
            <text:p><text:span text:style-name="T3">購買跆拳道訓練設備計畫</text:span>-<text:span text:style-name="T3">力波墊、沙袋</text:span></text:p>
          </table:table-cell>
          <table:table-cell office:value-type="string" table:style-name="ce28">
            <text:p><text:span text:style-name="T3">私立中華高中</text:span></text:p>
          </table:table-cell>
          <table:table-cell office:value-type="float" office:value="120" table:style-name="ce16">
            <text:p><text:s/>120<text:s/></text:p>
          </table:table-cell>
          <table:table-cell office:value-type="float" office:value="120" table:style-name="ce16">
            <text:p><text:s/>12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私立中華高中</text:span></text:p>
          </table:table-cell>
          <table:table-cell office:value-type="string" table:style-name="ce24">
            <text:p><text:span text:style-name="T3">公開招標</text:span></text:p>
          </table:table-cell>
          <table:table-cell office:value-type="string" table:style-name="ce24">
            <text:p><text:span text:style-name="T3">宏洋武道體育用品有限公司</text:span></text:p>
          </table:table-cell>
          <table:table-cell table:number-columns-repeated="16375" table:style-name="ce35"/>
        </table:table-row>
        <table:table-row table:style-name="ro10">
          <table:table-cell office:value-type="string" table:style-name="ce23">
            <text:p><text:span text:style-name="T3">洪佳君</text:span></text:p>
          </table:table-cell>
          <table:table-cell office:value-type="string" table:style-name="ce64">
            <text:p><text:span text:style-name="T3">桌球練習室照明改善計畫</text:span>-T5<text:span text:style-name="T3">燈管</text:span></text:p>
          </table:table-cell>
          <table:table-cell office:value-type="string" table:style-name="ce28">
            <text:p><text:span text:style-name="T3">育林國小</text:span></text:p>
          </table:table-cell>
          <table:table-cell office:value-type="float" office:value="50" table:style-name="ce16">
            <text:p><text:s/>50<text:s/></text:p>
          </table:table-cell>
          <table:table-cell office:value-type="float" office:value="50" table:style-name="ce16">
            <text:p><text:s/>5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育林國小</text:span></text:p>
          </table:table-cell>
          <table:table-cell office:value-type="string" table:style-name="ce24">
            <text:p><text:span text:style-name="T3">逕洽廠商</text:span></text:p>
          </table:table-cell>
          <table:table-cell office:value-type="string" table:style-name="ce24">
            <text:p><text:span text:style-name="T3">誌光照明有限公司</text:span></text:p>
          </table:table-cell>
          <table:table-cell table:number-columns-repeated="16375" table:style-name="ce35"/>
        </table:table-row>
        <table:table-row table:style-name="ro10">
          <table:table-cell office:value-type="string" table:style-name="ce23">
            <text:p><text:span text:style-name="T3">劉哲彰</text:span></text:p>
          </table:table-cell>
          <table:table-cell office:value-type="string" table:style-name="ce64">
            <text:p>105<text:span text:style-name="T3">年度藝動樂活─舞龍傳統技藝特色社團計畫</text:span>-<text:span text:style-name="T3">九節龍、鐵架</text:span></text:p>
          </table:table-cell>
          <table:table-cell office:value-type="string" table:style-name="ce28">
            <text:p><text:span text:style-name="T3">坪林國小</text:span></text:p>
          </table:table-cell>
          <table:table-cell office:value-type="float" office:value="71" table:style-name="ce16">
            <text:p><text:s/>71<text:s/></text:p>
          </table:table-cell>
          <table:table-cell office:value-type="float" office:value="71" table:style-name="ce16">
            <text:p><text:s/>71<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坪林國小</text:span></text:p>
          </table:table-cell>
          <table:table-cell office:value-type="string" table:style-name="ce24">
            <text:p><text:span text:style-name="T3">逕洽廠商</text:span></text:p>
          </table:table-cell>
          <table:table-cell office:value-type="string" table:style-name="ce24">
            <text:p><text:span text:style-name="T3">關羽國際有限公司</text:span></text:p>
          </table:table-cell>
          <table:table-cell table:number-columns-repeated="16375" table:style-name="ce35"/>
        </table:table-row>
        <table:table-row table:style-name="ro10">
          <table:table-cell office:value-type="string" table:style-name="ce23">
            <text:p><text:span text:style-name="T3">李倩萍</text:span></text:p>
          </table:table-cell>
          <table:table-cell office:value-type="string" table:style-name="ce64">
            <text:p>104<text:span text:style-name="T3">學年度羽球場地整修實施計畫</text:span>-<text:span text:style-name="T3">羽球場地整修工程</text:span></text:p>
          </table:table-cell>
          <table:table-cell office:value-type="string" table:style-name="ce28">
            <text:p><text:span text:style-name="T3">忠義國小</text:span></text:p>
          </table:table-cell>
          <table:table-cell office:value-type="float" office:value="80" table:style-name="ce16">
            <text:p><text:s/>80<text:s/></text:p>
          </table:table-cell>
          <table:table-cell office:value-type="float" office:value="80" table:style-name="ce16">
            <text:p><text:s/>8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忠義國小</text:span></text:p>
          </table:table-cell>
          <table:table-cell office:value-type="string" table:style-name="ce24">
            <text:p><text:span text:style-name="T3">公開取得報價單</text:span></text:p>
          </table:table-cell>
          <table:table-cell office:value-type="string" table:style-name="ce24">
            <text:p><text:span text:style-name="T3">振煜實業有限公司</text:span></text:p>
          </table:table-cell>
          <table:table-cell table:number-columns-repeated="16375" table:style-name="ce35"/>
        </table:table-row>
        <table:table-row table:style-name="ro10">
          <table:table-cell office:value-type="string" table:style-name="ce23">
            <text:p><text:span text:style-name="T3">陳科名</text:span></text:p>
          </table:table-cell>
          <table:table-cell office:value-type="string" table:style-name="ce64">
            <text:p>105<text:span text:style-name="T3">年度教學設備採購計畫</text:span>-<text:span text:style-name="T3">單柱籃球架</text:span></text:p>
          </table:table-cell>
          <table:table-cell office:value-type="string" table:style-name="ce28">
            <text:p><text:span text:style-name="T3">昌平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昌平國小</text:span></text:p>
          </table:table-cell>
          <table:table-cell office:value-type="string" table:style-name="ce24">
            <text:p><text:span text:style-name="T3">逕洽廠商</text:span></text:p>
          </table:table-cell>
          <table:table-cell office:value-type="string" table:style-name="ce24">
            <text:p><text:span text:style-name="T3">林翰企業有限公司</text:span></text:p>
          </table:table-cell>
          <table:table-cell table:number-columns-repeated="16375" table:style-name="ce35"/>
        </table:table-row>
        <table:table-row table:style-name="ro10">
          <table:table-cell office:value-type="string" table:style-name="ce23">
            <text:p><text:span text:style-name="T3">黃永昌</text:span></text:p>
          </table:table-cell>
          <table:table-cell office:value-type="string" table:style-name="ce64">
            <text:p><text:span text:style-name="T3">增設飲水機</text:span>-<text:span text:style-name="T3">飲水機</text:span></text:p>
          </table:table-cell>
          <table:table-cell office:value-type="string" table:style-name="ce28">
            <text:p><text:span text:style-name="T3">武林國小</text:span></text:p>
          </table:table-cell>
          <table:table-cell office:value-type="float" office:value="96" table:style-name="ce16">
            <text:p><text:s/>96<text:s/></text:p>
          </table:table-cell>
          <table:table-cell office:value-type="float" office:value="96" table:style-name="ce16">
            <text:p><text:s/>96<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武林國小</text:span></text:p>
          </table:table-cell>
          <table:table-cell office:value-type="string" table:style-name="ce24">
            <text:p><text:span text:style-name="T3">逕洽廠商</text:span></text:p>
          </table:table-cell>
          <table:table-cell office:value-type="string" table:style-name="ce24">
            <text:p><text:span text:style-name="T3">賀眾企業股份有限公司</text:span></text:p>
          </table:table-cell>
          <table:table-cell table:number-columns-repeated="16375" table:style-name="ce35"/>
        </table:table-row>
        <table:table-row table:style-name="ro10">
          <table:table-cell office:value-type="string" table:style-name="ce23">
            <text:p><text:span text:style-name="T3">王淑慧</text:span></text:p>
          </table:table-cell>
          <table:table-cell office:value-type="string" table:style-name="ce64">
            <text:p>105<text:span text:style-name="T3">年運動器材設備補助申請計畫</text:span>-<text:span text:style-name="T3">比賽級桌球檯</text:span></text:p>
          </table:table-cell>
          <table:table-cell office:value-type="string" table:style-name="ce28">
            <text:p><text:span text:style-name="T3">海山高中</text:span></text:p>
          </table:table-cell>
          <table:table-cell office:value-type="float" office:value="96" table:style-name="ce16">
            <text:p><text:s/>96<text:s/></text:p>
          </table:table-cell>
          <table:table-cell office:value-type="float" office:value="96" table:style-name="ce16">
            <text:p><text:s/>96<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海山高中</text:span></text:p>
          </table:table-cell>
          <table:table-cell office:value-type="string" table:style-name="ce24">
            <text:p><text:span text:style-name="T3">逕洽廠商</text:span></text:p>
          </table:table-cell>
          <table:table-cell office:value-type="string" table:style-name="ce24">
            <text:p><text:span text:style-name="T3">欣禧體育器材公司</text:span></text:p>
          </table:table-cell>
          <table:table-cell table:number-columns-repeated="16375" table:style-name="ce35"/>
        </table:table-row>
        <table:table-row table:style-name="ro10">
          <table:table-cell office:value-type="string" table:style-name="ce23">
            <text:p><text:span text:style-name="T3">楊春妹</text:span></text:p>
          </table:table-cell>
          <table:table-cell office:value-type="string" table:style-name="ce64">
            <text:p>104<text:span text:style-name="T3">學年度田徑隊訓練設備</text:span>-<text:span text:style-name="T3">室內訓練器材、重練訓練器材、多功能訓練器材</text:span></text:p>
          </table:table-cell>
          <table:table-cell office:value-type="string" table:style-name="ce28">
            <text:p><text:span text:style-name="T3">貢寮國中</text:span></text:p>
          </table:table-cell>
          <table:table-cell office:value-type="float" office:value="100" table:style-name="ce16">
            <text:p><text:s/>100<text:s/></text:p>
          </table:table-cell>
          <table:table-cell office:value-type="float" office:value="99.5"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貢寮國中</text:span></text:p>
          </table:table-cell>
          <table:table-cell office:value-type="string" table:style-name="ce24">
            <text:p><text:span text:style-name="T3">逕洽廠商</text:span></text:p>
          </table:table-cell>
          <table:table-cell office:value-type="string" table:style-name="ce24">
            <text:p><text:span text:style-name="T3">寶頡有限公司</text:span></text:p>
          </table:table-cell>
          <table:table-cell table:number-columns-repeated="16375" table:style-name="ce35"/>
        </table:table-row>
        <table:table-row table:style-name="ro10">
          <table:table-cell office:value-type="string" table:style-name="ce23">
            <text:p><text:span text:style-name="T3">黃永昌</text:span></text:p>
          </table:table-cell>
          <table:table-cell office:value-type="string" table:style-name="ce64">
            <text:p><text:span text:style-name="T3">更新桌球教室教學設備</text:span>-<text:span text:style-name="T3">桌球桌、發球機</text:span></text:p>
          </table:table-cell>
          <table:table-cell office:value-type="string" table:style-name="ce28">
            <text:p><text:span text:style-name="T3">彭福國小</text:span></text:p>
          </table:table-cell>
          <table:table-cell office:value-type="float" office:value="96" table:style-name="ce16">
            <text:p><text:s/>96<text:s/></text:p>
          </table:table-cell>
          <table:table-cell office:value-type="float" office:value="96" table:style-name="ce16">
            <text:p><text:s/>96<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彭福國小</text:span></text:p>
          </table:table-cell>
          <table:table-cell office:value-type="string" table:style-name="ce24">
            <text:p><text:span text:style-name="T3">逕洽廠商</text:span></text:p>
          </table:table-cell>
          <table:table-cell office:value-type="string" table:style-name="ce24">
            <text:p><text:span text:style-name="T3">欣禧體育器材公司</text:span></text:p>
          </table:table-cell>
          <table:table-cell table:number-columns-repeated="16375" table:style-name="ce35"/>
        </table:table-row>
        <table:table-row table:style-name="ro10">
          <table:table-cell office:value-type="string" table:style-name="ce23">
            <text:p><text:span text:style-name="T3">廖本煙</text:span></text:p>
          </table:table-cell>
          <table:table-cell office:value-type="string" table:style-name="ce64">
            <text:p><text:span text:style-name="T3">學校本位</text:span>~<text:span text:style-name="T3">溯溪體驗課程</text:span>-<text:span text:style-name="T3">靜力繩、輔助繩、分力盤、攀降滑輪組、裝備儲放架</text:span></text:p>
          </table:table-cell>
          <table:table-cell office:value-type="string" table:style-name="ce28">
            <text:p><text:span text:style-name="T3">插角國小</text:span></text:p>
          </table:table-cell>
          <table:table-cell office:value-type="float" office:value="160" table:style-name="ce16">
            <text:p><text:s/>160<text:s/></text:p>
          </table:table-cell>
          <table:table-cell office:value-type="float" office:value="160" table:style-name="ce16">
            <text:p><text:s/>16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插角國小</text:span></text:p>
          </table:table-cell>
          <table:table-cell office:value-type="string" table:style-name="ce24">
            <text:p><text:span text:style-name="T3">逕洽廠商</text:span></text:p>
          </table:table-cell>
          <table:table-cell office:value-type="string" table:style-name="ce24">
            <text:p><text:span text:style-name="T3">林棣企業社</text:span></text:p>
            <text:p><text:span text:style-name="T3">城市綠洲股份有限公司</text:span></text:p>
          </table:table-cell>
          <table:table-cell table:number-columns-repeated="16375" table:style-name="ce35"/>
        </table:table-row>
        <table:table-row table:style-name="ro27">
          <table:table-cell office:value-type="string" table:style-name="ce23">
            <text:p><text:span text:style-name="T3">李倩萍</text:span></text:p>
          </table:table-cell>
          <table:table-cell office:value-type="string" table:style-name="ce64">
            <text:p>105<text:span text:style-name="T3">年度改善飲水設備實施計畫</text:span>-<text:span text:style-name="T3">冰溫熱三用程控式飲水機、打鑿回填、漏電斷路器、電源配置及零料、配置</text:span>PVC<text:span text:style-name="T3">進排水管</text:span></text:p>
          </table:table-cell>
          <table:table-cell office:value-type="string" table:style-name="ce28">
            <text:p><text:span text:style-name="T3">新和國小</text:span></text:p>
          </table:table-cell>
          <table:table-cell office:value-type="float" office:value="98" table:style-name="ce16">
            <text:p><text:s/>98<text:s/></text:p>
          </table:table-cell>
          <table:table-cell office:value-type="float" office:value="98" table:style-name="ce16">
            <text:p><text:s/>98<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新和國小</text:span></text:p>
          </table:table-cell>
          <table:table-cell office:value-type="string" table:style-name="ce24">
            <text:p><text:span text:style-name="T3">逕洽廠商</text:span></text:p>
          </table:table-cell>
          <table:table-cell office:value-type="string" table:style-name="ce24">
            <text:p><text:span text:style-name="T3">康保企業有限公司</text:span></text:p>
          </table:table-cell>
          <table:table-cell table:number-columns-repeated="16375" table:style-name="ce35"/>
        </table:table-row>
        <table:table-row table:style-name="ro10">
          <table:table-cell office:value-type="string" table:style-name="ce23">
            <text:p><text:span text:style-name="T3">蔣根煌</text:span></text:p>
          </table:table-cell>
          <table:table-cell office:value-type="string" table:style-name="ce64">
            <text:p><text:span text:style-name="T3">器材室設施改善計畫</text:span>-<text:span text:style-name="T3">移動式置物棚</text:span></text:p>
          </table:table-cell>
          <table:table-cell office:value-type="string" table:style-name="ce28">
            <text:p><text:span text:style-name="T3">碧華國中</text:span></text:p>
          </table:table-cell>
          <table:table-cell office:value-type="float" office:value="88" table:style-name="ce16">
            <text:p><text:s/>88<text:s/></text:p>
          </table:table-cell>
          <table:table-cell office:value-type="float" office:value="88" table:style-name="ce16">
            <text:p><text:s/>88<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碧華國中</text:span></text:p>
          </table:table-cell>
          <table:table-cell office:value-type="string" table:style-name="ce24">
            <text:p><text:span text:style-name="T3">逕洽廠商</text:span></text:p>
          </table:table-cell>
          <table:table-cell office:value-type="string" table:style-name="ce24">
            <text:p><text:span text:style-name="T3">洳鼎企業有限公司</text:span></text:p>
          </table:table-cell>
          <table:table-cell table:number-columns-repeated="16375" table:style-name="ce35"/>
        </table:table-row>
        <table:table-row table:style-name="ro10">
          <table:table-cell office:value-type="string" table:style-name="ce23">
            <text:p><text:span text:style-name="T3">蔣根煌</text:span></text:p>
          </table:table-cell>
          <table:table-cell office:value-type="string" table:style-name="ce64">
            <text:p><text:span text:style-name="T3">器材室設施改善計畫</text:span>-<text:span text:style-name="T3">地面整平、點焊鋼絲鋼架設、混擬土鋪設、廢廖運棄</text:span></text:p>
          </table:table-cell>
          <table:table-cell office:value-type="string" table:style-name="ce28">
            <text:p><text:span text:style-name="T3">碧華國中</text:span></text:p>
          </table:table-cell>
          <table:table-cell office:value-type="float" office:value="98" table:style-name="ce16">
            <text:p><text:s/>98<text:s/></text:p>
          </table:table-cell>
          <table:table-cell office:value-type="float" office:value="98" table:style-name="ce16">
            <text:p><text:s/>98<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碧華國中</text:span></text:p>
          </table:table-cell>
          <table:table-cell office:value-type="string" table:style-name="ce24">
            <text:p><text:span text:style-name="T3">逕洽廠商</text:span></text:p>
          </table:table-cell>
          <table:table-cell office:value-type="string" table:style-name="ce24">
            <text:p><text:span text:style-name="T3">博田營造有限公司</text:span></text:p>
          </table:table-cell>
          <table:table-cell table:number-columns-repeated="16375" table:style-name="ce35"/>
        </table:table-row>
        <table:table-row table:style-name="ro10">
          <table:table-cell office:value-type="string" table:style-name="ce23">
            <text:p><text:span text:style-name="T3">白珮茹</text:span></text:p>
          </table:table-cell>
          <table:table-cell office:value-type="string" table:style-name="ce64">
            <text:p><text:span text:style-name="T3">自立午餐廚房設備改善</text:span>-<text:span text:style-name="T3">雙門冰箱、除濕機</text:span></text:p>
          </table:table-cell>
          <table:table-cell office:value-type="string" table:style-name="ce28">
            <text:p><text:span text:style-name="T3">澳底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澳底國小</text:span></text:p>
          </table:table-cell>
          <table:table-cell office:value-type="string" table:style-name="ce24">
            <text:p><text:span text:style-name="T3">逕洽廠商</text:span></text:p>
          </table:table-cell>
          <table:table-cell office:value-type="string" table:style-name="ce24">
            <text:p><text:span text:style-name="T3">宏隆電機行</text:span></text:p>
          </table:table-cell>
          <table:table-cell table:number-columns-repeated="16375" table:style-name="ce35"/>
        </table:table-row>
        <table:table-row table:style-name="ro10">
          <table:table-cell office:value-type="string" table:style-name="ce23">
            <text:p><text:span text:style-name="T3">蔡錦賢</text:span></text:p>
          </table:table-cell>
          <table:table-cell office:value-type="string" table:style-name="ce64">
            <text:p>105<text:span text:style-name="T3">年度操場周邊地坪透水磚鋪計畫</text:span>-<text:span text:style-name="T3">地坪整理、植草磚鋪設、餘土移置、清運</text:span></text:p>
          </table:table-cell>
          <table:table-cell office:value-type="string" table:style-name="ce28">
            <text:p><text:span text:style-name="T3">興仁國小</text:span></text:p>
          </table:table-cell>
          <table:table-cell office:value-type="float" office:value="100" table:style-name="ce16">
            <text:p><text:s/>100<text:s/></text:p>
          </table:table-cell>
          <table:table-cell office:value-type="float" office:value="99.8" table:style-name="ce16">
            <text:p><text:s/>1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興仁國小</text:span></text:p>
          </table:table-cell>
          <table:table-cell office:value-type="string" table:style-name="ce24">
            <text:p><text:span text:style-name="T3">逕洽廠商</text:span></text:p>
          </table:table-cell>
          <table:table-cell office:value-type="string" table:style-name="ce24">
            <text:p><text:span text:style-name="T3">朋翔工程有限公司</text:span></text:p>
          </table:table-cell>
          <table:table-cell table:number-columns-repeated="16375" table:style-name="ce35"/>
        </table:table-row>
        <table:table-row table:style-name="ro10">
          <table:table-cell office:value-type="string" table:style-name="ce23">
            <text:p><text:span text:style-name="T3">蔣根煌</text:span></text:p>
          </table:table-cell>
          <table:table-cell office:value-type="string" table:style-name="ce64">
            <text:p>105<text:span text:style-name="T3">年度充實桌球教學設備</text:span>-<text:span text:style-name="T3">桌球桌</text:span></text:p>
          </table:table-cell>
          <table:table-cell office:value-type="string" table:style-name="ce28">
            <text:p><text:span text:style-name="T3">興化國小</text:span></text:p>
          </table:table-cell>
          <table:table-cell office:value-type="float" office:value="50" table:style-name="ce16">
            <text:p><text:s/>50<text:s/></text:p>
          </table:table-cell>
          <table:table-cell office:value-type="float" office:value="50" table:style-name="ce16">
            <text:p><text:s/>5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興化國小</text:span></text:p>
          </table:table-cell>
          <table:table-cell office:value-type="string" table:style-name="ce24">
            <text:p><text:span text:style-name="T3">逕洽廠商</text:span></text:p>
          </table:table-cell>
          <table:table-cell office:value-type="string" table:style-name="ce24">
            <text:p><text:span text:style-name="T3">興禧體育器材有限公司</text:span></text:p>
          </table:table-cell>
          <table:table-cell table:number-columns-repeated="16375" table:style-name="ce35"/>
        </table:table-row>
        <table:table-row table:style-name="ro10">
          <table:table-cell office:value-type="string" table:style-name="ce23">
            <text:p><text:span text:style-name="T3">林銘仁</text:span></text:p>
          </table:table-cell>
          <table:table-cell office:value-type="string" table:style-name="ce64">
            <text:p>105<text:span text:style-name="T3">年度充實桌球教室冷氣設備計畫</text:span>-<text:span text:style-name="T3">分離式冷氣機</text:span></text:p>
          </table:table-cell>
          <table:table-cell office:value-type="string" table:style-name="ce28">
            <text:p><text:span text:style-name="T3">龍埔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龍埔國小</text:span></text:p>
          </table:table-cell>
          <table:table-cell office:value-type="string" table:style-name="ce24">
            <text:p><text:span text:style-name="T3">逕洽廠商</text:span></text:p>
          </table:table-cell>
          <table:table-cell office:value-type="string" table:style-name="ce24">
            <text:p><text:span text:style-name="T3">百恒威實業有限公司</text:span></text:p>
          </table:table-cell>
          <table:table-cell table:number-columns-repeated="16375" table:style-name="ce35"/>
        </table:table-row>
        <table:table-row table:style-name="ro28">
          <table:table-cell office:value-type="string" table:style-name="ce23">
            <text:p><text:span text:style-name="T3">蔣根煌</text:span></text:p>
            <text:p><text:span text:style-name="T3">廖裕德</text:span></text:p>
            <text:p><text:span text:style-name="T3">黃林玲玲</text:span></text:p>
            <text:p><text:span text:style-name="T3">宋明宗</text:span></text:p>
            <text:p><text:span text:style-name="T3">李余典</text:span></text:p>
            <text:p><text:span text:style-name="T3">蔡明堂</text:span></text:p>
            <text:p><text:span text:style-name="T3">蔡淑君</text:span></text:p>
            <text:p><text:span text:style-name="T3">洪佳君</text:span></text:p>
          </table:table-cell>
          <table:table-cell office:value-type="string" table:style-name="ce64">
            <text:p>105<text:span text:style-name="T3">年度划船選手培訓計畫</text:span>-<text:span text:style-name="T3">龍舟</text:span></text:p>
          </table:table-cell>
          <table:table-cell office:value-type="string" table:style-name="ce28">
            <text:p><text:span text:style-name="T3">鷺江國中</text:span></text:p>
          </table:table-cell>
          <table:table-cell office:value-type="float" office:value="2000" table:style-name="ce16">
            <text:p><text:s/>2,000<text:s/></text:p>
          </table:table-cell>
          <table:table-cell office:value-type="float" office:value="2000" table:style-name="ce16">
            <text:p><text:s/>2,0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鷺江國中</text:span></text:p>
          </table:table-cell>
          <table:table-cell office:value-type="string" table:style-name="ce24">
            <text:p><text:span text:style-name="T3">公開招標</text:span></text:p>
          </table:table-cell>
          <table:table-cell office:value-type="string" table:style-name="ce24">
            <text:p><text:span text:style-name="T3">育品國際企業有限公司</text:span></text:p>
          </table:table-cell>
          <table:table-cell table:number-columns-repeated="16375" table:style-name="ce35"/>
        </table:table-row>
        <table:table-row table:style-name="ro10">
          <table:table-cell office:value-type="string" table:style-name="ce23">
            <text:p><text:span text:style-name="T3">鄭宇恩</text:span></text:p>
          </table:table-cell>
          <table:table-cell office:value-type="string" table:style-name="ce64">
            <text:p><text:span text:style-name="T3">校園休憩空間設備改善</text:span>-<text:span text:style-name="T3">公園椅、桌子</text:span></text:p>
          </table:table-cell>
          <table:table-cell office:value-type="string" table:style-name="ce28">
            <text:p><text:span text:style-name="T3">天生國小</text:span></text:p>
          </table:table-cell>
          <table:table-cell office:value-type="float" office:value="100" table:style-name="ce16">
            <text:p><text:s/>100<text:s/></text:p>
          </table:table-cell>
          <table:table-cell office:value-type="float" office:value="98.8" table:style-name="ce16">
            <text:p><text:s/>99<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天生國小</text:span></text:p>
          </table:table-cell>
          <table:table-cell office:value-type="string" table:style-name="ce24">
            <text:p><text:span text:style-name="T3">逕洽廠商</text:span></text:p>
          </table:table-cell>
          <table:table-cell office:value-type="string" table:style-name="ce24">
            <text:p><text:span text:style-name="T3">宏大精品家飾行</text:span></text:p>
          </table:table-cell>
          <table:table-cell table:number-columns-repeated="16375" table:style-name="ce35"/>
        </table:table-row>
        <table:table-row table:style-name="ro10">
          <table:table-cell office:value-type="string" table:style-name="ce23">
            <text:p><text:span text:style-name="T3">何博文</text:span></text:p>
          </table:table-cell>
          <table:table-cell office:value-type="string" table:style-name="ce64">
            <text:p><text:span text:style-name="T3">布告欄更新</text:span>-<text:span text:style-name="T3">布告欄</text:span></text:p>
          </table:table-cell>
          <table:table-cell office:value-type="string" table:style-name="ce28">
            <text:p><text:span text:style-name="T3">沙崙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沙崙國小</text:span></text:p>
          </table:table-cell>
          <table:table-cell office:value-type="string" table:style-name="ce24">
            <text:p><text:span text:style-name="T3">逕洽廠商</text:span></text:p>
          </table:table-cell>
          <table:table-cell office:value-type="string" table:style-name="ce24">
            <text:p><text:span text:style-name="T3">康吉黑板企業社</text:span></text:p>
          </table:table-cell>
          <table:table-cell table:number-columns-repeated="16375" table:style-name="ce35"/>
        </table:table-row>
        <table:table-row table:style-name="ro10">
          <table:table-cell office:value-type="string" table:style-name="ce23">
            <text:p><text:span text:style-name="T3">黃永昌</text:span></text:p>
          </table:table-cell>
          <table:table-cell office:value-type="string" table:style-name="ce64">
            <text:p><text:span text:style-name="T3">視聽教室教學設備環境改善</text:span>-<text:span text:style-name="T3">投影機、資訊桌</text:span></text:p>
          </table:table-cell>
          <table:table-cell office:value-type="string" table:style-name="ce28">
            <text:p><text:span text:style-name="T3">清水國小</text:span></text:p>
          </table:table-cell>
          <table:table-cell office:value-type="float" office:value="300" table:style-name="ce16">
            <text:p><text:s/>300<text:s/></text:p>
          </table:table-cell>
          <table:table-cell office:value-type="float" office:value="300" table:style-name="ce16">
            <text:p><text:s/>3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清水國小</text:span></text:p>
          </table:table-cell>
          <table:table-cell office:value-type="string" table:style-name="ce24">
            <text:p><text:span text:style-name="T3">公開取得報價單</text:span></text:p>
          </table:table-cell>
          <table:table-cell office:value-type="string" table:style-name="ce24">
            <text:p><text:span text:style-name="T3">強亞貿易股份有限公司</text:span></text:p>
          </table:table-cell>
          <table:table-cell table:number-columns-repeated="16375" table:style-name="ce35"/>
        </table:table-row>
        <table:table-row table:style-name="ro10">
          <table:table-cell office:value-type="string" table:style-name="ce23">
            <text:p><text:span text:style-name="T3">洪佳君</text:span></text:p>
          </table:table-cell>
          <table:table-cell office:value-type="string" table:style-name="ce64">
            <text:p>105<text:span text:style-name="T3">年度教學設備補充計畫</text:span>-<text:span text:style-name="T3">置物櫃、高溫消毒櫃</text:span></text:p>
          </table:table-cell>
          <table:table-cell office:value-type="string" table:style-name="ce28">
            <text:p><text:span text:style-name="T3">插角國小</text:span></text:p>
          </table:table-cell>
          <table:table-cell office:value-type="float" office:value="150" table:style-name="ce16">
            <text:p><text:s/>150<text:s/></text:p>
          </table:table-cell>
          <table:table-cell office:value-type="float" office:value="150" table:style-name="ce16">
            <text:p><text:s/>15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插角國小</text:span></text:p>
          </table:table-cell>
          <table:table-cell office:value-type="string" table:style-name="ce24">
            <text:p><text:span text:style-name="T3">逕洽廠商</text:span></text:p>
          </table:table-cell>
          <table:table-cell office:value-type="string" table:style-name="ce24">
            <text:p><text:span text:style-name="T3">弘翔不鏽鋼工業有限公司</text:span></text:p>
            <text:p><text:span text:style-name="T3">大新傢俱有限公司</text:span></text:p>
          </table:table-cell>
          <table:table-cell table:number-columns-repeated="16375" table:style-name="ce35"/>
        </table:table-row>
        <table:table-row table:style-name="ro29">
          <table:table-cell office:value-type="string" table:style-name="ce23">
            <text:p><text:span text:style-name="T3">鄭戴麗香</text:span></text:p>
          </table:table-cell>
          <table:table-cell office:value-type="string" table:style-name="ce64">
            <text:p>105<text:span text:style-name="T3">年度改善教學環境設備申請補助計畫</text:span>-<text:span text:style-name="T3">監視器、印表機、擴音器、碎紙機等</text:span></text:p>
          </table:table-cell>
          <table:table-cell office:value-type="string" table:style-name="ce28">
            <text:p><text:span text:style-name="T3">石門國中</text:span></text:p>
          </table:table-cell>
          <table:table-cell office:value-type="float" office:value="400" table:style-name="ce16">
            <text:p><text:s/>400<text:s/></text:p>
          </table:table-cell>
          <table:table-cell office:value-type="float" office:value="400" table:style-name="ce16">
            <text:p><text:s/>4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石門國中</text:span></text:p>
          </table:table-cell>
          <table:table-cell office:value-type="string" table:style-name="ce24">
            <text:p><text:span text:style-name="T3">逕洽廠商</text:span></text:p>
          </table:table-cell>
          <table:table-cell office:value-type="string" table:style-name="ce24">
            <text:p><text:span text:style-name="T3">匯成視訊網通有限公司</text:span></text:p>
            <text:p><text:span text:style-name="T3">享達音響有限公司</text:span></text:p>
            <text:p><text:span text:style-name="T3">宜能事務設備有限公司</text:span></text:p>
            <text:p><text:span text:style-name="T3">佳一窗簾宅修行</text:span></text:p>
            <text:p><text:span text:style-name="T3">喬一電器行</text:span></text:p>
            <text:p><text:span text:style-name="T3">日也機械有限公司</text:span></text:p>
            <text:p><text:span text:style-name="T3">銘圃資訊有限公司</text:span></text:p>
          </table:table-cell>
          <table:table-cell table:number-columns-repeated="16375" table:style-name="ce35"/>
        </table:table-row>
        <table:table-row table:style-name="ro10">
          <table:table-cell office:value-type="string" table:style-name="ce23">
            <text:p><text:span text:style-name="T3">王淑慧</text:span></text:p>
          </table:table-cell>
          <table:table-cell office:value-type="string" table:style-name="ce64">
            <text:p>105<text:span text:style-name="T3">年度更新字幕機設備</text:span>-<text:span text:style-name="T3">字幕機</text:span></text:p>
          </table:table-cell>
          <table:table-cell office:value-type="string" table:style-name="ce28">
            <text:p><text:span text:style-name="T3">溪崑國中</text:span></text:p>
          </table:table-cell>
          <table:table-cell office:value-type="float" office:value="99" table:style-name="ce16">
            <text:p><text:s/>99<text:s/></text:p>
          </table:table-cell>
          <table:table-cell office:value-type="float" office:value="99" table:style-name="ce16">
            <text:p><text:s/>99<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溪崑國中</text:span></text:p>
          </table:table-cell>
          <table:table-cell office:value-type="string" table:style-name="ce24">
            <text:p><text:span text:style-name="T3">共同供應契約</text:span></text:p>
          </table:table-cell>
          <table:table-cell office:value-type="string" table:style-name="ce24">
            <text:p><text:span text:style-name="T3">泛美視訊有限公司</text:span></text:p>
          </table:table-cell>
          <table:table-cell table:number-columns-repeated="16375" table:style-name="ce35"/>
        </table:table-row>
        <table:table-row table:style-name="ro10">
          <table:table-cell office:value-type="string" table:style-name="ce23">
            <text:p><text:span text:style-name="T3">沈發惠</text:span></text:p>
          </table:table-cell>
          <table:table-cell office:value-type="string" table:style-name="ce64">
            <text:p><text:span text:style-name="T3">高溫電窯採購計畫</text:span>-<text:span text:style-name="T3">高溫電窯</text:span></text:p>
          </table:table-cell>
          <table:table-cell office:value-type="string" table:style-name="ce28">
            <text:p><text:span text:style-name="T3">東山國小</text:span></text:p>
          </table:table-cell>
          <table:table-cell office:value-type="float" office:value="98" table:style-name="ce16">
            <text:p><text:s/>98<text:s/></text:p>
          </table:table-cell>
          <table:table-cell office:value-type="float" office:value="98" table:style-name="ce16">
            <text:p><text:s/>98<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東山國小</text:span></text:p>
          </table:table-cell>
          <table:table-cell office:value-type="string" table:style-name="ce24">
            <text:p><text:span text:style-name="T3">公開招標</text:span></text:p>
          </table:table-cell>
          <table:table-cell office:value-type="string" table:style-name="ce24">
            <text:p><text:span text:style-name="T3">恭鋒教育用品有限公司</text:span></text:p>
          </table:table-cell>
          <table:table-cell table:number-columns-repeated="16375" table:style-name="ce35"/>
        </table:table-row>
        <table:table-row table:style-name="ro10">
          <table:table-cell office:value-type="string" table:style-name="ce23">
            <text:p><text:span text:style-name="T3">黃永昌</text:span></text:p>
          </table:table-cell>
          <table:table-cell office:value-type="string" table:style-name="ce64">
            <text:p><text:span text:style-name="T3">科任教師研究室環境改善</text:span>-<text:span text:style-name="T3">屏風</text:span></text:p>
          </table:table-cell>
          <table:table-cell office:value-type="string" table:style-name="ce28">
            <text:p><text:span text:style-name="T3">沙崙國小</text:span></text:p>
          </table:table-cell>
          <table:table-cell office:value-type="float" office:value="96" table:style-name="ce16">
            <text:p><text:s/>96<text:s/></text:p>
          </table:table-cell>
          <table:table-cell office:value-type="float" office:value="96" table:style-name="ce16">
            <text:p><text:s/>96<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沙崙國小</text:span></text:p>
          </table:table-cell>
          <table:table-cell office:value-type="string" table:style-name="ce24">
            <text:p><text:span text:style-name="T3">逕洽廠商</text:span></text:p>
          </table:table-cell>
          <table:table-cell office:value-type="string" table:style-name="ce24">
            <text:p><text:span text:style-name="T3">乙奇有限公司</text:span></text:p>
          </table:table-cell>
          <table:table-cell table:number-columns-repeated="16375" table:style-name="ce35"/>
        </table:table-row>
        <table:table-row table:style-name="ro10">
          <table:table-cell office:value-type="string" table:style-name="ce23">
            <text:p><text:span text:style-name="T3">鍾宏仁</text:span></text:p>
          </table:table-cell>
          <table:table-cell office:value-type="string" table:style-name="ce64">
            <text:p>105<text:span text:style-name="T3">年度充實藝文空間設備</text:span>-<text:span text:style-name="T3">展示架</text:span></text:p>
          </table:table-cell>
          <table:table-cell office:value-type="string" table:style-name="ce28">
            <text:p><text:span text:style-name="T3">民安國小</text:span></text:p>
          </table:table-cell>
          <table:table-cell office:value-type="float" office:value="240" table:style-name="ce16">
            <text:p><text:s/>240<text:s/></text:p>
          </table:table-cell>
          <table:table-cell office:value-type="float" office:value="240" table:style-name="ce16">
            <text:p><text:s/>24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民安國小</text:span></text:p>
          </table:table-cell>
          <table:table-cell office:value-type="string" table:style-name="ce24">
            <text:p><text:span text:style-name="T3">公開取得報價單</text:span></text:p>
          </table:table-cell>
          <table:table-cell office:value-type="string" table:style-name="ce24">
            <text:p><text:span text:style-name="T3">上竣企業有限公司</text:span></text:p>
          </table:table-cell>
          <table:table-cell table:number-columns-repeated="16375" table:style-name="ce35"/>
        </table:table-row>
        <table:table-row table:style-name="ro10">
          <table:table-cell office:value-type="string" table:style-name="ce23">
            <text:p><text:span text:style-name="T3">高敏慧</text:span></text:p>
          </table:table-cell>
          <table:table-cell office:value-type="string" table:style-name="ce64">
            <text:p><text:span text:style-name="T3">電話交換機系統、學校午餐留樣用節能冰箱更新</text:span>-<text:span text:style-name="T3">電話交換系統、冰箱</text:span></text:p>
          </table:table-cell>
          <table:table-cell office:value-type="string" table:style-name="ce28">
            <text:p><text:span text:style-name="T3">鶯歌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鶯歌國小</text:span></text:p>
          </table:table-cell>
          <table:table-cell office:value-type="string" table:style-name="ce24">
            <text:p><text:span text:style-name="T3">逕洽廠商</text:span></text:p>
          </table:table-cell>
          <table:table-cell office:value-type="string" table:style-name="ce24">
            <text:p><text:span text:style-name="T3">揚昇通信器材行</text:span></text:p>
            <text:p><text:span text:style-name="T3">弘侖電業有限公司</text:span></text:p>
          </table:table-cell>
          <table:table-cell table:number-columns-repeated="16375" table:style-name="ce35"/>
        </table:table-row>
        <table:table-row table:style-name="ro10">
          <table:table-cell office:value-type="string" table:style-name="ce23">
            <text:p><text:span text:style-name="T3">蔡錦賢</text:span></text:p>
          </table:table-cell>
          <table:table-cell office:value-type="string" table:style-name="ce64">
            <text:p><text:span text:style-name="T3">綜合教室教學環境改善</text:span>-<text:span text:style-name="T3">渦輪排風設備</text:span></text:p>
          </table:table-cell>
          <table:table-cell office:value-type="string" table:style-name="ce28">
            <text:p><text:span text:style-name="T3">育英國小</text:span></text:p>
          </table:table-cell>
          <table:table-cell office:value-type="float" office:value="75" table:style-name="ce16">
            <text:p><text:s/>75<text:s/></text:p>
          </table:table-cell>
          <table:table-cell office:value-type="float" office:value="72" table:style-name="ce16">
            <text:p><text:s/>72<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育英國小</text:span></text:p>
          </table:table-cell>
          <table:table-cell office:value-type="string" table:style-name="ce24">
            <text:p><text:span text:style-name="T3">逕洽廠商</text:span></text:p>
          </table:table-cell>
          <table:table-cell office:value-type="string" table:style-name="ce24">
            <text:p><text:span text:style-name="T3">宏騏興業有限公司</text:span></text:p>
          </table:table-cell>
          <table:table-cell table:number-columns-repeated="16375" table:style-name="ce35"/>
        </table:table-row>
        <table:table-row table:style-name="ro10">
          <table:table-cell office:value-type="string" table:style-name="ce23">
            <text:p><text:span text:style-name="T3">鄭宇恩</text:span></text:p>
          </table:table-cell>
          <table:table-cell office:value-type="string" table:style-name="ce64">
            <text:p><text:span text:style-name="T3">風箏課程教學環境維護設備計畫</text:span>-<text:span text:style-name="T3">割草機</text:span></text:p>
          </table:table-cell>
          <table:table-cell office:value-type="string" table:style-name="ce28">
            <text:p><text:span text:style-name="T3">老梅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老梅國小</text:span></text:p>
          </table:table-cell>
          <table:table-cell office:value-type="string" table:style-name="ce24">
            <text:p><text:span text:style-name="T3">逕洽廠商</text:span></text:p>
          </table:table-cell>
          <table:table-cell office:value-type="string" table:style-name="ce24">
            <text:p><text:span text:style-name="T3">協成機械行</text:span></text:p>
          </table:table-cell>
          <table:table-cell table:number-columns-repeated="16375" table:style-name="ce35"/>
        </table:table-row>
        <table:table-row table:style-name="ro10">
          <table:table-cell office:value-type="string" table:style-name="ce23">
            <text:p><text:span text:style-name="T3">蔡葉偉</text:span></text:p>
          </table:table-cell>
          <table:table-cell office:value-type="string" table:style-name="ce64">
            <text:p><text:span text:style-name="T3">教室學習環境改善</text:span>-<text:span text:style-name="T3">置物櫃</text:span></text:p>
          </table:table-cell>
          <table:table-cell office:value-type="string" table:style-name="ce28">
            <text:p><text:span text:style-name="T3">育英國小</text:span></text:p>
          </table:table-cell>
          <table:table-cell office:value-type="float" office:value="90" table:style-name="ce16">
            <text:p><text:s/>90<text:s/></text:p>
          </table:table-cell>
          <table:table-cell office:value-type="float" office:value="90" table:style-name="ce16">
            <text:p><text:s/>9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育英國小</text:span></text:p>
          </table:table-cell>
          <table:table-cell office:value-type="string" table:style-name="ce24">
            <text:p><text:span text:style-name="T3">逕洽廠商</text:span></text:p>
          </table:table-cell>
          <table:table-cell office:value-type="string" table:style-name="ce24">
            <text:p><text:span text:style-name="T3">永固麗室內裝修設計公司</text:span></text:p>
          </table:table-cell>
          <table:table-cell table:number-columns-repeated="16375" table:style-name="ce35"/>
        </table:table-row>
        <table:table-row table:style-name="ro10">
          <table:table-cell office:value-type="string" table:style-name="ce23">
            <text:p><text:span text:style-name="T3">蔡葉偉</text:span></text:p>
          </table:table-cell>
          <table:table-cell office:value-type="string" table:style-name="ce64">
            <text:p><text:span text:style-name="T3">改善及充實教學環境設備</text:span>-<text:span text:style-name="T3">櫃子、辦公桌、碎紙機等</text:span></text:p>
          </table:table-cell>
          <table:table-cell office:value-type="string" table:style-name="ce28">
            <text:p><text:span text:style-name="T3">石門國中</text:span></text:p>
          </table:table-cell>
          <table:table-cell office:value-type="float" office:value="331" table:style-name="ce16">
            <text:p><text:s/>331<text:s/></text:p>
          </table:table-cell>
          <table:table-cell office:value-type="float" office:value="331" table:style-name="ce16">
            <text:p><text:s/>331<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石門國中</text:span></text:p>
          </table:table-cell>
          <table:table-cell office:value-type="string" table:style-name="ce24">
            <text:p><text:span text:style-name="T3">公開取得企劃書</text:span></text:p>
          </table:table-cell>
          <table:table-cell office:value-type="string" table:style-name="ce24">
            <text:p><text:span text:style-name="T3">大仕實業有限公司</text:span></text:p>
          </table:table-cell>
          <table:table-cell table:number-columns-repeated="16375" table:style-name="ce35"/>
        </table:table-row>
        <table:table-row table:style-name="ro10">
          <table:table-cell office:value-type="string" table:style-name="ce23">
            <text:p><text:span text:style-name="T3">鄭宇恩</text:span></text:p>
          </table:table-cell>
          <table:table-cell office:value-type="string" table:style-name="ce64">
            <text:p>105<text:span text:style-name="T3">年度校園環境設備改善計畫－紫外線滅菌燈（箱）購置</text:span>-<text:span text:style-name="T3">紫外線滅菌燈</text:span>(<text:span text:style-name="T3">箱</text:span>)</text:p>
          </table:table-cell>
          <table:table-cell office:value-type="string" table:style-name="ce28">
            <text:p><text:span text:style-name="T3">新市國小</text:span></text:p>
          </table:table-cell>
          <table:table-cell office:value-type="float" office:value="90" table:style-name="ce16">
            <text:p><text:s/>90<text:s/></text:p>
          </table:table-cell>
          <table:table-cell office:value-type="float" office:value="90" table:style-name="ce16">
            <text:p><text:s/>9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新市國小</text:span></text:p>
          </table:table-cell>
          <table:table-cell office:value-type="string" table:style-name="ce24">
            <text:p><text:span text:style-name="T3">逕洽廠商</text:span></text:p>
          </table:table-cell>
          <table:table-cell office:value-type="string" table:style-name="ce24">
            <text:p><text:span text:style-name="T3">昇品企業有限公司</text:span></text:p>
            <text:p><text:span text:style-name="T3">震威健康事業股份有限公司</text:span></text:p>
          </table:table-cell>
          <table:table-cell table:number-columns-repeated="16375" table:style-name="ce35"/>
        </table:table-row>
        <table:table-row table:style-name="ro10">
          <table:table-cell office:value-type="string" table:style-name="ce23">
            <text:p><text:span text:style-name="T3">蔡葉偉</text:span></text:p>
          </table:table-cell>
          <table:table-cell office:value-type="string" table:style-name="ce64">
            <text:p><text:span text:style-name="T3">陶藝專科教室設備增置計畫</text:span>-<text:span text:style-name="T3">噴釉臺、球磨機、載物台</text:span></text:p>
          </table:table-cell>
          <table:table-cell office:value-type="string" table:style-name="ce28">
            <text:p><text:span text:style-name="T3">新市國小</text:span></text:p>
          </table:table-cell>
          <table:table-cell office:value-type="float" office:value="90.5" table:style-name="ce16">
            <text:p><text:s/>91<text:s/></text:p>
          </table:table-cell>
          <table:table-cell office:value-type="float" office:value="90.5" table:style-name="ce16">
            <text:p><text:s/>91<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新市國小</text:span></text:p>
          </table:table-cell>
          <table:table-cell office:value-type="string" table:style-name="ce24">
            <text:p><text:span text:style-name="T3">逕洽廠商</text:span></text:p>
          </table:table-cell>
          <table:table-cell office:value-type="string" table:style-name="ce24">
            <text:p><text:span text:style-name="T3">富億企業有限公司</text:span></text:p>
          </table:table-cell>
          <table:table-cell table:number-columns-repeated="16375" table:style-name="ce35"/>
        </table:table-row>
        <table:table-row table:style-name="ro30">
          <table:table-cell office:value-type="string" table:style-name="ce23">
            <text:p><text:span text:style-name="T3">金中玉</text:span></text:p>
          </table:table-cell>
          <table:table-cell office:value-type="string" table:style-name="ce64">
            <text:p><text:span text:style-name="T3">改善禮堂教學環境設備計畫</text:span>-<text:span text:style-name="T3">舊有投影機及布幕移機、短焦投影機、手動布幕、新設投影機線材含安裝、一對四監視主機</text:span>(<text:span text:style-name="T3">含鏡頭</text:span>)<text:span text:style-name="T3">、</text:span>RGB<text:span text:style-name="T3">遠距傳輸器、液晶電視、電視壁掛架</text:span>(<text:span text:style-name="T3">含安裝</text:span>)<text:span text:style-name="T3">、矩陣器、輕鋼架循環風扇、安裝費</text:span>(<text:span text:style-name="T3">含線材</text:span>)</text:p>
          </table:table-cell>
          <table:table-cell office:value-type="string" table:style-name="ce28">
            <text:p><text:span text:style-name="T3">坪林國小</text:span></text:p>
          </table:table-cell>
          <table:table-cell office:value-type="float" office:value="150" table:style-name="ce16">
            <text:p><text:s/>150<text:s/></text:p>
          </table:table-cell>
          <table:table-cell office:value-type="float" office:value="148.57499999999999" table:style-name="ce16">
            <text:p><text:s/>149<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坪林國小</text:span></text:p>
          </table:table-cell>
          <table:table-cell office:value-type="string" table:style-name="ce24">
            <text:p><text:span text:style-name="T3">議價</text:span></text:p>
          </table:table-cell>
          <table:table-cell office:value-type="string" table:style-name="ce24">
            <text:p><text:span text:style-name="T3">高手網電子商業股份有限公司</text:span></text:p>
          </table:table-cell>
          <table:table-cell table:number-columns-repeated="16375" table:style-name="ce35"/>
        </table:table-row>
        <table:table-row table:style-name="ro31">
          <table:table-cell office:value-type="string" table:style-name="ce23">
            <text:p><text:span text:style-name="T3">蔣根煌</text:span></text:p>
          </table:table-cell>
          <table:table-cell office:value-type="string" table:style-name="ce64">
            <text:p><text:span text:style-name="T3">圖書室暨幼稚園教室冷氣更新計畫</text:span>-<text:span text:style-name="T3">高效率省能冷氣一對一分離式</text:span>2.5<text:span text:style-name="T3">噸、安裝架、吊車、木心板、銅管、電源線、一對一分離式冷氣機</text:span>10.0KW(<text:span text:style-name="T3">含</text:span>)<text:span text:style-name="T3">以上</text:span>(3.6<text:span text:style-name="T3">噸</text:span>)<text:span text:style-name="T3">、冷氣棚架及安裝、冷氣舊機拆除</text:span></text:p>
          </table:table-cell>
          <table:table-cell office:value-type="string" table:style-name="ce28">
            <text:p><text:span text:style-name="T3">民安國小</text:span></text:p>
          </table:table-cell>
          <table:table-cell office:value-type="float" office:value="300" table:style-name="ce16">
            <text:p><text:s/>300<text:s/></text:p>
          </table:table-cell>
          <table:table-cell office:value-type="float" office:value="300" table:style-name="ce16">
            <text:p><text:s/>3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民安國小</text:span></text:p>
          </table:table-cell>
          <table:table-cell office:value-type="string" table:style-name="ce24">
            <text:p><text:span text:style-name="T3">共同供應契約</text:span></text:p>
          </table:table-cell>
          <table:table-cell office:value-type="string" table:style-name="ce24">
            <text:p><text:span text:style-name="T3">緯泰電器有限公司</text:span></text:p>
          </table:table-cell>
          <table:table-cell table:number-columns-repeated="16375" table:style-name="ce35"/>
        </table:table-row>
        <table:table-row table:style-name="ro32">
          <table:table-cell office:value-type="string" table:style-name="ce23">
            <text:p><text:span text:style-name="T3">蔣根煌</text:span></text:p>
          </table:table-cell>
          <table:table-cell office:value-type="string" table:style-name="ce64">
            <text:p><text:span text:style-name="T3">綜合教室、圖書館設備暨噴水池改造計畫</text:span>-<text:span text:style-name="T3">高書櫃、電動布幕、投影機、投影機施工、布幕施工</text:span></text:p>
          </table:table-cell>
          <table:table-cell office:value-type="string" table:style-name="ce28">
            <text:p><text:span text:style-name="T3">義學國中</text:span></text:p>
          </table:table-cell>
          <table:table-cell office:value-type="float" office:value="57" table:style-name="ce16">
            <text:p><text:s/>57<text:s/></text:p>
          </table:table-cell>
          <table:table-cell office:value-type="float" office:value="56.999000000000002" table:style-name="ce16">
            <text:p><text:s/>57<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義學國中</text:span></text:p>
          </table:table-cell>
          <table:table-cell office:value-type="string" table:style-name="ce24">
            <text:p><text:span text:style-name="T3">逕洽廠商</text:span></text:p>
          </table:table-cell>
          <table:table-cell office:value-type="string" table:style-name="ce24">
            <text:p><text:span text:style-name="T3">全楙國際有限公司</text:span></text:p>
          </table:table-cell>
          <table:table-cell table:number-columns-repeated="16375" table:style-name="ce35"/>
        </table:table-row>
        <table:table-row table:style-name="ro10">
          <table:table-cell office:value-type="string" table:style-name="ce23">
            <text:p><text:span text:style-name="T3">彭成龍</text:span></text:p>
          </table:table-cell>
          <table:table-cell office:value-type="string" table:style-name="ce64">
            <text:p>105<text:span text:style-name="T3">年圖書館設備採購計畫</text:span>-16<text:span text:style-name="T3">人座組合沙發、閱讀椅、辦公椅</text:span></text:p>
          </table:table-cell>
          <table:table-cell office:value-type="string" table:style-name="ce28">
            <text:p><text:span text:style-name="T3">土城國中</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土城國中</text:span></text:p>
          </table:table-cell>
          <table:table-cell office:value-type="string" table:style-name="ce24">
            <text:p><text:span text:style-name="T3">逕洽廠商</text:span></text:p>
          </table:table-cell>
          <table:table-cell office:value-type="string" table:style-name="ce24">
            <text:p><text:span text:style-name="T3">欣家園傢俱有限公司</text:span></text:p>
          </table:table-cell>
          <table:table-cell table:number-columns-repeated="16375" table:style-name="ce35"/>
        </table:table-row>
        <table:table-row table:style-name="ro10">
          <table:table-cell office:value-type="string" table:style-name="ce23">
            <text:p><text:span text:style-name="T3">廖正良</text:span></text:p>
          </table:table-cell>
          <table:table-cell office:value-type="string" table:style-name="ce64">
            <text:p><text:span text:style-name="T3">校門口字幕機採購計畫</text:span>-<text:span text:style-name="T3">拱型固定架</text:span>100c<text:span text:style-name="T3">型鋼、</text:span>LED<text:span text:style-name="T3">全採字幕機、彩色帆布</text:span></text:p>
          </table:table-cell>
          <table:table-cell office:value-type="string" table:style-name="ce28">
            <text:p><text:span text:style-name="T3">東山國小</text:span></text:p>
          </table:table-cell>
          <table:table-cell office:value-type="float" office:value="100" table:style-name="ce16">
            <text:p><text:s/>100<text:s/></text:p>
          </table:table-cell>
          <table:table-cell office:value-type="float" office:value="99.855000000000004"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東山國小</text:span></text:p>
          </table:table-cell>
          <table:table-cell office:value-type="string" table:style-name="ce24">
            <text:p><text:span text:style-name="T3">逕洽廠商</text:span></text:p>
          </table:table-cell>
          <table:table-cell office:value-type="string" table:style-name="ce24">
            <text:p><text:span text:style-name="T3">翔鷹武有限公司</text:span></text:p>
          </table:table-cell>
          <table:table-cell table:number-columns-repeated="16375" table:style-name="ce35"/>
        </table:table-row>
        <table:table-row table:style-name="ro10">
          <table:table-cell office:value-type="string" table:style-name="ce23">
            <text:p><text:span text:style-name="T3">賴秋媚</text:span></text:p>
          </table:table-cell>
          <table:table-cell office:value-type="string" table:style-name="ce64">
            <text:p>105<text:span text:style-name="T3">年度充實韻律教室設備計畫</text:span>-1<text:span text:style-name="T3">對</text:span>2<text:span text:style-name="T3">吊隱式分離式冷氣機</text:span></text:p>
          </table:table-cell>
          <table:table-cell office:value-type="string" table:style-name="ce28">
            <text:p><text:span text:style-name="T3">武林國小</text:span></text:p>
          </table:table-cell>
          <table:table-cell office:value-type="float" office:value="96.2" table:style-name="ce16">
            <text:p><text:s/>96<text:s/></text:p>
          </table:table-cell>
          <table:table-cell office:value-type="float" office:value="96.2" table:style-name="ce16">
            <text:p><text:s/>96<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武林國小</text:span></text:p>
          </table:table-cell>
          <table:table-cell office:value-type="string" table:style-name="ce24">
            <text:p><text:span text:style-name="T3">逕洽廠商</text:span></text:p>
          </table:table-cell>
          <table:table-cell office:value-type="string" table:style-name="ce24">
            <text:p><text:span text:style-name="T3">曜興電器有限公司</text:span></text:p>
          </table:table-cell>
          <table:table-cell table:number-columns-repeated="16375" table:style-name="ce35"/>
        </table:table-row>
        <table:table-row table:style-name="ro10">
          <table:table-cell office:value-type="string" table:style-name="ce23">
            <text:p><text:span text:style-name="T3">黃永昌</text:span></text:p>
            <text:p><text:span text:style-name="T3">彭成龍</text:span></text:p>
          </table:table-cell>
          <table:table-cell office:value-type="string" table:style-name="ce64">
            <text:p>105<text:span text:style-name="T3">年閱覽室、諮商室及柔道館冷氣機採購計畫</text:span>-<text:span text:style-name="T3">冷氣機、窗外機壁掛架、線材</text:span></text:p>
          </table:table-cell>
          <table:table-cell office:value-type="string" table:style-name="ce28">
            <text:p><text:span text:style-name="T3">土城國中</text:span></text:p>
          </table:table-cell>
          <table:table-cell office:value-type="float" office:value="400" table:style-name="ce16">
            <text:p><text:s/>400<text:s/></text:p>
          </table:table-cell>
          <table:table-cell office:value-type="float" office:value="400" table:style-name="ce16">
            <text:p><text:s/>4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土城國中</text:span></text:p>
          </table:table-cell>
          <table:table-cell office:value-type="string" table:style-name="ce24">
            <text:p><text:span text:style-name="T3">共同供應契約</text:span></text:p>
          </table:table-cell>
          <table:table-cell office:value-type="string" table:style-name="ce24">
            <text:p><text:span text:style-name="T3">資訊家股份有限公司</text:span></text:p>
            <text:p><text:span text:style-name="T3">新禾股份有限公司</text:span></text:p>
          </table:table-cell>
          <table:table-cell table:number-columns-repeated="16375" table:style-name="ce35"/>
        </table:table-row>
        <table:table-row table:style-name="ro10">
          <table:table-cell office:value-type="string" table:style-name="ce23">
            <text:p><text:span text:style-name="T3">陳儀君</text:span></text:p>
          </table:table-cell>
          <table:table-cell office:value-type="string" table:style-name="ce64">
            <text:p>105<text:span text:style-name="T3">年度充實教學設備實施計畫</text:span>-70<text:span text:style-name="T3">寸智慧型液晶電視、垂直式窗簾</text:span></text:p>
          </table:table-cell>
          <table:table-cell office:value-type="string" table:style-name="ce28">
            <text:p><text:span text:style-name="T3">雙城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雙城國小</text:span></text:p>
          </table:table-cell>
          <table:table-cell office:value-type="string" table:style-name="ce24">
            <text:p><text:span text:style-name="T3">逕洽廠商</text:span></text:p>
          </table:table-cell>
          <table:table-cell office:value-type="string" table:style-name="ce24">
            <text:p><text:span text:style-name="T3">辛格瑪國際科技股份有限公司</text:span></text:p>
          </table:table-cell>
          <table:table-cell table:number-columns-repeated="16375" table:style-name="ce35"/>
        </table:table-row>
        <table:table-row table:style-name="ro33">
          <table:table-cell office:value-type="string" table:style-name="ce23">
            <text:p><text:span text:style-name="T3">黃林玲玲</text:span></text:p>
          </table:table-cell>
          <table:table-cell office:value-type="string" table:style-name="ce64">
            <text:p><text:span text:style-name="T3">改善及充實教學環境設備申請計畫</text:span>-<text:span text:style-name="T3">會議室麥克風主機、主席麥克風、列席麥克風、可調頻無線麥克風組、安裝及工資</text:span></text:p>
          </table:table-cell>
          <table:table-cell office:value-type="string" table:style-name="ce28">
            <text:p><text:span text:style-name="T3">福營國中</text:span></text:p>
          </table:table-cell>
          <table:table-cell office:value-type="float" office:value="96.6" table:style-name="ce16">
            <text:p><text:s/>97<text:s/></text:p>
          </table:table-cell>
          <table:table-cell office:value-type="float" office:value="96.6" table:style-name="ce16">
            <text:p><text:s/>97<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福營國中</text:span></text:p>
          </table:table-cell>
          <table:table-cell office:value-type="string" table:style-name="ce24">
            <text:p><text:span text:style-name="T3">逕洽廠商</text:span></text:p>
          </table:table-cell>
          <table:table-cell office:value-type="string" table:style-name="ce24">
            <text:p><text:span text:style-name="T3">豪音多媒體有限公司</text:span></text:p>
          </table:table-cell>
          <table:table-cell table:number-columns-repeated="16375" table:style-name="ce35"/>
        </table:table-row>
        <table:table-row table:style-name="ro25">
          <table:table-cell office:value-type="string" table:style-name="ce23">
            <text:p><text:span text:style-name="T3">邱婷蔚</text:span></text:p>
          </table:table-cell>
          <table:table-cell office:value-type="string" table:style-name="ce64">
            <text:p><text:span text:style-name="T3">學校廣播系統設備更新</text:span>-<text:span text:style-name="T3">混音器、放大器、無線麥克風、外加天線、擴音機、箱型喇叭、</text:span>DVD<text:span text:style-name="T3">播放器</text:span></text:p>
          </table:table-cell>
          <table:table-cell office:value-type="string" table:style-name="ce28">
            <text:p><text:span text:style-name="T3">興穀國小</text:span></text:p>
          </table:table-cell>
          <table:table-cell office:value-type="float" office:value="95" table:style-name="ce16">
            <text:p><text:s/>95<text:s/></text:p>
          </table:table-cell>
          <table:table-cell office:value-type="float" office:value="95" table:style-name="ce16">
            <text:p><text:s/>95<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興穀國小</text:span></text:p>
          </table:table-cell>
          <table:table-cell office:value-type="string" table:style-name="ce24">
            <text:p><text:span text:style-name="T3">逕洽廠商</text:span></text:p>
          </table:table-cell>
          <table:table-cell office:value-type="string" table:style-name="ce24">
            <text:p><text:span text:style-name="T3">采翎有限公司</text:span></text:p>
          </table:table-cell>
          <table:table-cell table:number-columns-repeated="16375" table:style-name="ce35"/>
        </table:table-row>
        <table:table-row table:style-name="ro34">
          <table:table-cell office:value-type="string" table:number-columns-spanned="1" table:number-rows-spanned="2" table:style-name="ce37">
            <text:p><text:span text:style-name="T3">王淑慧</text:span></text:p>
          </table:table-cell>
          <table:table-cell office:value-type="string" table:style-name="ce64">
            <text:p><text:span text:style-name="T3">家政教室設備及幼兒園廚房設備改善計畫暨健康中心設備改善計畫</text:span>-<text:span text:style-name="T3">橢圓餐桌、活性碳網濾材、地坪增配水槽工材、風管續接工材</text:span></text:p>
          </table:table-cell>
          <table:table-cell office:value-type="string" table:number-columns-spanned="1" table:number-rows-spanned="2" table:style-name="ce44">
            <text:p><text:span text:style-name="T3">新埔國中</text:span></text:p>
          </table:table-cell>
          <table:table-cell office:value-type="float" office:value="175" table:number-columns-spanned="1" table:number-rows-spanned="2" table:style-name="ce41">
            <text:p><text:s/>175<text:s/></text:p>
          </table:table-cell>
          <table:table-cell office:value-type="float" office:value="56" table:style-name="ce16">
            <text:p><text:s/>56<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ext:p/>
          </table:table-cell>
          <table:table-cell office:value-type="string" table:number-columns-spanned="1" table:number-rows-spanned="2" table:style-name="ce45">
            <text:p><text:span text:style-name="T3">新埔國中</text:span></text:p>
          </table:table-cell>
          <table:table-cell office:value-type="string" table:style-name="ce24">
            <text:p><text:span text:style-name="T3">逕洽廠商</text:span></text:p>
          </table:table-cell>
          <table:table-cell office:value-type="string" table:style-name="ce24">
            <text:p><text:span text:style-name="T3">茂聖工程有限公司</text:span></text:p>
          </table:table-cell>
          <table:table-cell table:number-columns-repeated="16375" table:style-name="ce35"/>
        </table:table-row>
        <table:table-row table:style-name="ro34">
          <table:covered-table-cell/>
          <table:table-cell office:value-type="string" table:style-name="ce64">
            <text:p><text:span text:style-name="T3">家政教室設備及幼兒園廚房設備改善計畫暨健康中心設備改善計畫</text:span>-<text:span text:style-name="T3">履帶式搬運椅、壁掛式紫外線滅菌機、移動式紫外線滅菌機</text:span></text:p>
          </table:table-cell>
          <table:covered-table-cell/>
          <table:covered-table-cell/>
          <table:table-cell office:value-type="float" office:value="119" table:style-name="ce16">
            <text:p><text:s/>119<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covered-table-cell/>
          <table:table-cell office:value-type="string" table:style-name="ce24">
            <text:p><text:span text:style-name="T3">逕洽廠商</text:span></text:p>
          </table:table-cell>
          <table:table-cell office:value-type="string" table:style-name="ce24">
            <text:p><text:span text:style-name="T3">新海日新傢俱行</text:span></text:p>
            <text:p><text:span text:style-name="T3">儀恆實業有限公司</text:span></text:p>
          </table:table-cell>
          <table:table-cell table:number-columns-repeated="16375" table:style-name="ce35"/>
        </table:table-row>
        <table:table-row table:style-name="ro10">
          <table:table-cell office:value-type="string" table:style-name="ce23">
            <text:p><text:span text:style-name="T3">劉美芳</text:span></text:p>
            <text:p><text:span text:style-name="T3">廖裕德</text:span></text:p>
            <text:p><text:span text:style-name="T3">王淑慧</text:span></text:p>
          </table:table-cell>
          <table:table-cell office:value-type="string" table:style-name="ce64">
            <text:p><text:span text:style-name="T3">改善校園設施計畫</text:span>-<text:span text:style-name="T3">分離式冷氣、舊機拆除、室外機安裝架</text:span></text:p>
          </table:table-cell>
          <table:table-cell office:value-type="string" table:style-name="ce28">
            <text:p><text:span text:style-name="T3">板橋高中</text:span></text:p>
          </table:table-cell>
          <table:table-cell office:value-type="float" office:value="800" table:style-name="ce16">
            <text:p><text:s/>800<text:s/></text:p>
          </table:table-cell>
          <table:table-cell office:value-type="float" office:value="800" table:style-name="ce16">
            <text:p><text:s/>8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板橋高中</text:span></text:p>
          </table:table-cell>
          <table:table-cell office:value-type="string" table:style-name="ce24">
            <text:p><text:span text:style-name="T3">共同供應契約</text:span></text:p>
          </table:table-cell>
          <table:table-cell office:value-type="string" table:style-name="ce24">
            <text:p><text:span text:style-name="T3">東圍空調工程有限公司</text:span></text:p>
          </table:table-cell>
          <table:table-cell table:number-columns-repeated="16375" table:style-name="ce35"/>
        </table:table-row>
        <table:table-row table:style-name="ro35">
          <table:table-cell office:value-type="string" table:style-name="ce23">
            <text:p><text:span text:style-name="T3">何博文</text:span></text:p>
          </table:table-cell>
          <table:table-cell office:value-type="string" table:style-name="ce64">
            <text:p>105<text:span text:style-name="T3">年度停車場監視及照明設備改善實施計畫</text:span>-LED<text:span text:style-name="T3">燈具、燈具節電器、監視器主機、攝影機、監控螢幕、吊掛式機櫃、防水箱、視訊線材、五金零料</text:span></text:p>
          </table:table-cell>
          <table:table-cell office:value-type="string" table:style-name="ce28">
            <text:p><text:span text:style-name="T3">大觀國小</text:span></text:p>
          </table:table-cell>
          <table:table-cell office:value-type="float" office:value="650" table:style-name="ce16">
            <text:p><text:s/>650<text:s/></text:p>
          </table:table-cell>
          <table:table-cell office:value-type="float" office:value="650" table:style-name="ce16">
            <text:p><text:s/>65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大觀國小</text:span></text:p>
          </table:table-cell>
          <table:table-cell office:value-type="string" table:style-name="ce24">
            <text:p><text:span text:style-name="T3">公開取得企劃書</text:span></text:p>
          </table:table-cell>
          <table:table-cell office:value-type="string" table:style-name="ce24">
            <text:p><text:span text:style-name="T3">叡陞實業有限公司</text:span></text:p>
          </table:table-cell>
          <table:table-cell table:number-columns-repeated="16375" table:style-name="ce35"/>
        </table:table-row>
        <table:table-row table:style-name="ro36">
          <table:table-cell office:value-type="string" table:style-name="ce23">
            <text:p><text:span text:style-name="T3">黃永昌</text:span></text:p>
          </table:table-cell>
          <table:table-cell office:value-type="string" table:style-name="ce64">
            <text:p><text:span text:style-name="T3">改善及充實教學環境設備</text:span>-<text:span text:style-name="T3">擴大機、喇叭、喇叭支架、線路施作及器材安裝、五金零料、摺疊工作桌</text:span></text:p>
          </table:table-cell>
          <table:table-cell office:value-type="string" table:style-name="ce28">
            <text:p><text:span text:style-name="T3">中正國中</text:span></text:p>
          </table:table-cell>
          <table:table-cell office:value-type="float" office:value="180" table:style-name="ce16">
            <text:p><text:s/>180<text:s/></text:p>
          </table:table-cell>
          <table:table-cell office:value-type="float" office:value="179.85" table:style-name="ce16">
            <text:p><text:s/>18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中正國中</text:span></text:p>
          </table:table-cell>
          <table:table-cell office:value-type="string" table:style-name="ce24">
            <text:p><text:span text:style-name="T3">逕洽廠商</text:span></text:p>
          </table:table-cell>
          <table:table-cell office:value-type="string" table:style-name="ce24">
            <text:p><text:span text:style-name="T3">祝名科技有限公司</text:span></text:p>
            <text:p><text:span text:style-name="T3">新傢園家具行</text:span></text:p>
          </table:table-cell>
          <table:table-cell table:number-columns-repeated="16375" table:style-name="ce35"/>
        </table:table-row>
        <table:table-row table:style-name="ro10">
          <table:table-cell office:value-type="string" table:style-name="ce23">
            <text:p><text:span text:style-name="T3">黃永昌</text:span></text:p>
          </table:table-cell>
          <table:table-cell office:value-type="string" table:style-name="ce64">
            <text:p>105<text:span text:style-name="T3">年度滅蚊紗網增設計畫</text:span>-<text:span text:style-name="T3">滅蚊紗窗</text:span></text:p>
          </table:table-cell>
          <table:table-cell office:value-type="string" table:style-name="ce28">
            <text:p><text:span text:style-name="T3">安溪國小</text:span></text:p>
          </table:table-cell>
          <table:table-cell office:value-type="float" office:value="100" table:style-name="ce16">
            <text:p><text:s/>100<text:s/></text:p>
          </table:table-cell>
          <table:table-cell office:value-type="float" office:value="99.3" table:style-name="ce16">
            <text:p><text:s/>99<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安溪國小</text:span></text:p>
          </table:table-cell>
          <table:table-cell office:value-type="string" table:style-name="ce24">
            <text:p><text:span text:style-name="T3">逕洽廠商</text:span></text:p>
          </table:table-cell>
          <table:table-cell office:value-type="string" table:style-name="ce24">
            <text:p><text:span text:style-name="T3">叡陞實業有限公司</text:span></text:p>
          </table:table-cell>
          <table:table-cell table:number-columns-repeated="16375" table:style-name="ce35"/>
        </table:table-row>
        <table:table-row table:style-name="ro10">
          <table:table-cell office:value-type="string" table:style-name="ce23">
            <text:p><text:span text:style-name="T3">鄭宇恩</text:span></text:p>
          </table:table-cell>
          <table:table-cell office:value-type="string" table:style-name="ce64">
            <text:p>105<text:span text:style-name="T3">年度行政辦公室修繕計畫</text:span>-<text:span text:style-name="T3">鋁花格中孔隔離網窗</text:span></text:p>
          </table:table-cell>
          <table:table-cell office:value-type="string" table:style-name="ce28">
            <text:p><text:span text:style-name="T3">興仁國小</text:span></text:p>
          </table:table-cell>
          <table:table-cell office:value-type="float" office:value="100" table:style-name="ce16">
            <text:p><text:s/>100<text:s/></text:p>
          </table:table-cell>
          <table:table-cell office:value-type="float" office:value="98.6" table:style-name="ce16">
            <text:p><text:s/>99<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興仁國小</text:span></text:p>
          </table:table-cell>
          <table:table-cell office:value-type="string" table:style-name="ce24">
            <text:p><text:span text:style-name="T3">逕洽廠商</text:span></text:p>
          </table:table-cell>
          <table:table-cell office:value-type="string" table:style-name="ce24">
            <text:p><text:span text:style-name="T3">圓碩國際實業有限公司</text:span></text:p>
          </table:table-cell>
          <table:table-cell table:number-columns-repeated="16375" table:style-name="ce35"/>
        </table:table-row>
        <table:table-row table:style-name="ro10">
          <table:table-cell office:value-type="string" table:style-name="ce23">
            <text:p><text:span text:style-name="T3">王建章</text:span></text:p>
          </table:table-cell>
          <table:table-cell office:value-type="string" table:style-name="ce64">
            <text:p>105<text:span text:style-name="T3">年多功能教室展示櫃設備計畫</text:span>-<text:span text:style-name="T3">展示櫃、</text:span>T5<text:span text:style-name="T3">燈具</text:span></text:p>
          </table:table-cell>
          <table:table-cell office:value-type="string" table:style-name="ce28">
            <text:p><text:span text:style-name="T3">丹鳳國小</text:span></text:p>
          </table:table-cell>
          <table:table-cell office:value-type="float" office:value="90" table:style-name="ce16">
            <text:p><text:s/>90<text:s/></text:p>
          </table:table-cell>
          <table:table-cell office:value-type="float" office:value="90" table:style-name="ce16">
            <text:p><text:s/>9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丹鳳國小</text:span></text:p>
          </table:table-cell>
          <table:table-cell office:value-type="string" table:style-name="ce24">
            <text:p><text:span text:style-name="T3">逕洽廠商</text:span></text:p>
          </table:table-cell>
          <table:table-cell office:value-type="string" table:style-name="ce24">
            <text:p><text:span text:style-name="T3">聚大室內裝修股份有限公司</text:span></text:p>
          </table:table-cell>
          <table:table-cell table:number-columns-repeated="16375" table:style-name="ce35"/>
        </table:table-row>
        <table:table-row table:style-name="ro37">
          <table:table-cell office:value-type="string" table:style-name="ce23">
            <text:p><text:span text:style-name="T3">蔡錦賢</text:span></text:p>
          </table:table-cell>
          <table:table-cell office:value-type="string" table:style-name="ce64">
            <text:p>105<text:span text:style-name="T3">年度充實學校教學設備計畫</text:span>-<text:span text:style-name="T3">冷氣、節能風扇、窗簾、牆面貼圖</text:span></text:p>
          </table:table-cell>
          <table:table-cell office:value-type="string" table:style-name="ce28">
            <text:p><text:span text:style-name="T3">米倉國小</text:span></text:p>
          </table:table-cell>
          <table:table-cell office:value-type="float" office:value="280" table:style-name="ce16">
            <text:p><text:s/>280<text:s/></text:p>
          </table:table-cell>
          <table:table-cell office:value-type="float" office:value="275" table:style-name="ce16">
            <text:p><text:s/>275<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米倉國小</text:span></text:p>
          </table:table-cell>
          <table:table-cell office:value-type="string" table:style-name="ce24">
            <text:p><text:span text:style-name="T3">公開取得企劃書</text:span></text:p>
            <text:p><text:span text:style-name="T3">共同供應契約</text:span></text:p>
            <text:p><text:span text:style-name="T3">逕洽廠商</text:span></text:p>
          </table:table-cell>
          <table:table-cell office:value-type="string" table:style-name="ce24">
            <text:p><text:span text:style-name="T3">正伸創意廣告有限公司</text:span></text:p>
          </table:table-cell>
          <table:table-cell table:number-columns-repeated="16375" table:style-name="ce35"/>
        </table:table-row>
        <table:table-row table:style-name="ro10">
          <table:table-cell office:value-type="string" table:style-name="ce23">
            <text:p><text:span text:style-name="T3">李坤城</text:span></text:p>
          </table:table-cell>
          <table:table-cell office:value-type="string" table:style-name="ce64">
            <text:p>105<text:span text:style-name="T3">年度校園普通教室節能燈具更換計畫</text:span>-<text:span text:style-name="T3">節能燈具組</text:span></text:p>
          </table:table-cell>
          <table:table-cell office:value-type="string" table:style-name="ce28">
            <text:p><text:span text:style-name="T3">鷺江國中</text:span></text:p>
          </table:table-cell>
          <table:table-cell office:value-type="float" office:value="200" table:style-name="ce16">
            <text:p><text:s/>200<text:s/></text:p>
          </table:table-cell>
          <table:table-cell office:value-type="float" office:value="200" table:style-name="ce16">
            <text:p><text:s/>2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鷺江國中</text:span></text:p>
          </table:table-cell>
          <table:table-cell office:value-type="string" table:style-name="ce24">
            <text:p><text:span text:style-name="T3">公開取得報價單或企劃書</text:span></text:p>
          </table:table-cell>
          <table:table-cell office:value-type="string" table:style-name="ce24">
            <text:p><text:span text:style-name="T3">銳鋒科技有限公司</text:span></text:p>
          </table:table-cell>
          <table:table-cell table:number-columns-repeated="16375" table:style-name="ce35"/>
        </table:table-row>
        <table:table-row table:style-name="ro38">
          <table:table-cell office:value-type="string" table:number-columns-spanned="1" table:number-rows-spanned="2" table:style-name="ce37">
            <text:p><text:span text:style-name="T3">高敏慧</text:span></text:p>
          </table:table-cell>
          <table:table-cell office:value-type="string" table:number-columns-spanned="1" table:number-rows-spanned="2" table:style-name="ce65">
            <text:p><text:span text:style-name="T3">設立校史室及整修活動中心申請計畫</text:span>-<text:span text:style-name="T3">校史室設立、活動中心整修</text:span></text:p>
          </table:table-cell>
          <table:table-cell office:value-type="string" table:number-columns-spanned="1" table:number-rows-spanned="2" table:style-name="ce39">
            <text:p><text:span text:style-name="T3">鶯歌工商</text:span></text:p>
          </table:table-cell>
          <table:table-cell office:value-type="float" office:value="100" table:number-columns-spanned="1" table:number-rows-spanned="2" table:style-name="ce41">
            <text:p><text:s/>100<text:s/></text:p>
          </table:table-cell>
          <table:table-cell office:value-type="float" office:value="62.2" table:style-name="ce16">
            <text:p><text:s/>62<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number-columns-spanned="1" table:number-rows-spanned="2" table:style-name="ce42">
            <text:p><text:span text:style-name="T3">鶯歌工商</text:span></text:p>
          </table:table-cell>
          <table:table-cell office:value-type="string" table:style-name="ce24">
            <text:p><text:span text:style-name="T3">逕洽廠商</text:span></text:p>
          </table:table-cell>
          <table:table-cell office:value-type="string" table:style-name="ce24">
            <text:p><text:span text:style-name="T3">巧鎰工程有限公司</text:span></text:p>
            <text:p><text:span text:style-name="T3">智綱文教企業社</text:span></text:p>
            <text:p/>
          </table:table-cell>
          <table:table-cell table:number-columns-repeated="16375" table:style-name="ce35"/>
        </table:table-row>
        <table:table-row table:style-name="ro38">
          <table:covered-table-cell/>
          <table:covered-table-cell/>
          <table:covered-table-cell/>
          <table:covered-table-cell/>
          <table:table-cell office:value-type="float" office:value="37.799999999999997" table:style-name="ce16">
            <text:p><text:s/>38<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covered-table-cell/>
          <table:table-cell office:value-type="string" table:style-name="ce24">
            <text:p><text:span text:style-name="T3">逕洽廠商</text:span></text:p>
          </table:table-cell>
          <table:table-cell office:value-type="string" table:style-name="ce24">
            <text:p><text:span text:style-name="T3">巧鎰工程有限公司</text:span></text:p>
            <text:p><text:span text:style-name="T3">智綱文教企業社</text:span></text:p>
            <text:p/>
          </table:table-cell>
          <table:table-cell table:number-columns-repeated="16375" table:style-name="ce35"/>
        </table:table-row>
        <table:table-row table:style-name="ro10">
          <table:table-cell office:value-type="string" table:style-name="ce23">
            <text:p><text:span text:style-name="T3">陳世榮</text:span></text:p>
          </table:table-cell>
          <table:table-cell office:value-type="string" table:style-name="ce64">
            <text:p><text:span text:style-name="T3">教師研究室設置計畫</text:span>-<text:span text:style-name="T3">冷氣機、教具櫃</text:span></text:p>
          </table:table-cell>
          <table:table-cell office:value-type="string" table:style-name="ce28">
            <text:p><text:span text:style-name="T3">育林國小</text:span></text:p>
          </table:table-cell>
          <table:table-cell office:value-type="float" office:value="59" table:style-name="ce16">
            <text:p><text:s/>59<text:s/></text:p>
          </table:table-cell>
          <table:table-cell office:value-type="float" office:value="59" table:style-name="ce16">
            <text:p><text:s/>59<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育林國小</text:span></text:p>
          </table:table-cell>
          <table:table-cell office:value-type="string" table:style-name="ce24">
            <text:p><text:span text:style-name="T3">逕洽廠商</text:span></text:p>
          </table:table-cell>
          <table:table-cell office:value-type="string" table:style-name="ce24">
            <text:p><text:span text:style-name="T3">俊達電器</text:span></text:p>
          </table:table-cell>
          <table:table-cell table:number-columns-repeated="16375" table:style-name="ce35"/>
        </table:table-row>
        <table:table-row table:style-name="ro10">
          <table:table-cell office:value-type="string" table:number-columns-spanned="1" table:number-rows-spanned="2" table:style-name="ce37">
            <text:p><text:span text:style-name="T3">洪佳君</text:span></text:p>
          </table:table-cell>
          <table:table-cell office:value-type="string" table:style-name="ce64">
            <text:p><text:span text:style-name="T3">宿舍環境改善實施計畫</text:span>-<text:span text:style-name="T3">外牆防水層施作</text:span></text:p>
          </table:table-cell>
          <table:table-cell office:value-type="string" table:number-columns-spanned="1" table:number-rows-spanned="2" table:style-name="ce39">
            <text:p><text:span text:style-name="T3">民義國小</text:span></text:p>
          </table:table-cell>
          <table:table-cell office:value-type="float" office:value="180" table:number-columns-spanned="1" table:number-rows-spanned="2" table:style-name="ce41">
            <text:p><text:s/>180<text:s/></text:p>
          </table:table-cell>
          <table:table-cell office:value-type="float" office:value="124" table:style-name="ce16">
            <text:p><text:s/>124<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number-columns-spanned="1" table:number-rows-spanned="2" table:style-name="ce42">
            <text:p><text:span text:style-name="T3">民義國小</text:span></text:p>
          </table:table-cell>
          <table:table-cell office:value-type="string" table:style-name="ce24">
            <text:p><text:span text:style-name="T3">限制性招標</text:span></text:p>
          </table:table-cell>
          <table:table-cell office:value-type="string" table:style-name="ce24">
            <text:p><text:span text:style-name="T3">樵雅室內裝修設計工程有限公司</text:span></text:p>
          </table:table-cell>
          <table:table-cell table:number-columns-repeated="16375" table:style-name="ce35"/>
        </table:table-row>
        <table:table-row table:style-name="ro10">
          <table:covered-table-cell/>
          <table:table-cell office:value-type="string" table:style-name="ce64">
            <text:p><text:span text:style-name="T3">宿舍環境改善實施計畫</text:span>-<text:span text:style-name="T3">廚房爐具、排油煙機、客廳桌椅、洗衣機、乾衣機</text:span></text:p>
          </table:table-cell>
          <table:covered-table-cell/>
          <table:covered-table-cell/>
          <table:table-cell office:value-type="float" office:value="56" table:style-name="ce16">
            <text:p><text:s/>56<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covered-table-cell/>
          <table:table-cell office:value-type="string" table:style-name="ce24">
            <text:p><text:span text:style-name="T3">限制性招標</text:span></text:p>
          </table:table-cell>
          <table:table-cell office:value-type="string" table:style-name="ce24">
            <text:p><text:span text:style-name="T3">樵雅室內裝修設計工程有限公司</text:span></text:p>
          </table:table-cell>
          <table:table-cell table:number-columns-repeated="16375" table:style-name="ce35"/>
        </table:table-row>
        <table:table-row table:style-name="ro26">
          <table:table-cell office:value-type="string" table:number-columns-spanned="1" table:number-rows-spanned="2" table:style-name="ce37">
            <text:p><text:span text:style-name="T3">廖正良</text:span></text:p>
          </table:table-cell>
          <table:table-cell office:value-type="string" table:style-name="ce64">
            <text:p><text:span text:style-name="T3">長安柑仔店及親師生活空間暨設備改善</text:span>-<text:span text:style-name="T3">地板整修</text:span></text:p>
          </table:table-cell>
          <table:table-cell office:value-type="string" table:number-columns-spanned="1" table:number-rows-spanned="2" table:style-name="ce39">
            <text:p><text:span text:style-name="T3">長安國小</text:span></text:p>
          </table:table-cell>
          <table:table-cell office:value-type="float" office:value="100" table:number-columns-spanned="1" table:number-rows-spanned="2" table:style-name="ce41">
            <text:p><text:s/>100<text:s/></text:p>
          </table:table-cell>
          <table:table-cell office:value-type="float" office:value="20" table:style-name="ce16">
            <text:p><text:s/>2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number-columns-spanned="1" table:number-rows-spanned="2" table:style-name="ce42">
            <text:p><text:span text:style-name="T3">長安國小</text:span></text:p>
          </table:table-cell>
          <table:table-cell office:value-type="string" table:style-name="ce24">
            <text:p><text:span text:style-name="T3">逕洽廠商</text:span></text:p>
          </table:table-cell>
          <table:table-cell office:value-type="string" table:style-name="ce24">
            <text:p><text:span text:style-name="T3">虹華科技股份有限公司</text:span></text:p>
          </table:table-cell>
          <table:table-cell table:number-columns-repeated="16375" table:style-name="ce35"/>
        </table:table-row>
        <table:table-row table:style-name="ro32">
          <table:covered-table-cell/>
          <table:table-cell office:value-type="string" table:style-name="ce64">
            <text:p><text:span text:style-name="T3">長安柑仔店及親師生活空間暨設備改善</text:span>-<text:span text:style-name="T3">空調設備、辦公桌椅、微型投影設備、置物櫃改善</text:span></text:p>
          </table:table-cell>
          <table:covered-table-cell/>
          <table:covered-table-cell/>
          <table:table-cell office:value-type="float" office:value="80" table:style-name="ce16">
            <text:p><text:s/>8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covered-table-cell/>
          <table:table-cell office:value-type="string" table:style-name="ce24">
            <text:p><text:span text:style-name="T3">逕洽廠商</text:span></text:p>
          </table:table-cell>
          <table:table-cell office:value-type="string" table:style-name="ce24">
            <text:p><text:span text:style-name="T3">虹華科技股份有限公司</text:span></text:p>
          </table:table-cell>
          <table:table-cell table:number-columns-repeated="16375" table:style-name="ce35"/>
        </table:table-row>
        <table:table-row table:style-name="ro10">
          <table:table-cell office:value-type="string" table:style-name="ce23">
            <text:p><text:span text:style-name="T3">夷將‧拔路兒</text:span></text:p>
          </table:table-cell>
          <table:table-cell office:value-type="string" table:style-name="ce64">
            <text:p><text:span text:style-name="T3">改善教學設備</text:span>(<text:span text:style-name="T3">電動銀幕</text:span>)<text:span text:style-name="T3">計畫</text:span>-<text:span text:style-name="T3">電動銀幕</text:span></text:p>
          </table:table-cell>
          <table:table-cell office:value-type="string" table:style-name="ce28">
            <text:p><text:span text:style-name="T3">板橋國中</text:span></text:p>
          </table:table-cell>
          <table:table-cell office:value-type="float" office:value="336.44499999999999" table:style-name="ce16">
            <text:p><text:s/>336<text:s/></text:p>
          </table:table-cell>
          <table:table-cell office:value-type="float" office:value="336.44499999999999" table:style-name="ce16">
            <text:p><text:s/>336<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板橋國中</text:span></text:p>
          </table:table-cell>
          <table:table-cell office:value-type="string" table:style-name="ce24">
            <text:p><text:span text:style-name="T3">共同供應契約</text:span></text:p>
          </table:table-cell>
          <table:table-cell office:value-type="string" table:style-name="ce24">
            <text:p><text:span text:style-name="T3">萬達立新企業社</text:span></text:p>
          </table:table-cell>
          <table:table-cell table:number-columns-repeated="16375" table:style-name="ce35"/>
        </table:table-row>
        <table:table-row table:style-name="ro39">
          <table:table-cell office:value-type="string" table:style-name="ce23">
            <text:p><text:span text:style-name="T3">鍾宏仁</text:span></text:p>
          </table:table-cell>
          <table:table-cell office:value-type="string" table:style-name="ce64">
            <text:p><text:span text:style-name="T3">更新多功能教學中心空調設備計畫</text:span>-<text:span text:style-name="T3">變頻一對一分離式冷氣機、室外機安裝架、冷氣拆除、電源線、無熔絲開關</text:span></text:p>
          </table:table-cell>
          <table:table-cell office:value-type="string" table:style-name="ce28">
            <text:p><text:span text:style-name="T3">中平國中</text:span></text:p>
          </table:table-cell>
          <table:table-cell office:value-type="float" office:value="300" table:style-name="ce16">
            <text:p><text:s/>300<text:s/></text:p>
          </table:table-cell>
          <table:table-cell office:value-type="float" office:value="300" table:style-name="ce16">
            <text:p><text:s/>3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中平國中</text:span></text:p>
          </table:table-cell>
          <table:table-cell office:value-type="string" table:style-name="ce24">
            <text:p><text:span text:style-name="T3">共同供應契約</text:span></text:p>
          </table:table-cell>
          <table:table-cell office:value-type="string" table:style-name="ce24">
            <text:p><text:span text:style-name="T3">淨寶企業有限公司</text:span></text:p>
          </table:table-cell>
          <table:table-cell table:number-columns-repeated="16375" table:style-name="ce35"/>
        </table:table-row>
        <table:table-row table:style-name="ro10">
          <table:table-cell office:value-type="string" table:style-name="ce23">
            <text:p><text:span text:style-name="T3">鍾宏仁</text:span></text:p>
          </table:table-cell>
          <table:table-cell office:value-type="string" table:style-name="ce64">
            <text:p>104<text:span text:style-name="T3">學年度演藝廳布幕採購計畫</text:span>-<text:span text:style-name="T3">電動投影布幕</text:span></text:p>
          </table:table-cell>
          <table:table-cell office:value-type="string" table:style-name="ce28">
            <text:p><text:span text:style-name="T3">義學國中</text:span></text:p>
          </table:table-cell>
          <table:table-cell office:value-type="float" office:value="99" table:style-name="ce16">
            <text:p><text:s/>99<text:s/></text:p>
          </table:table-cell>
          <table:table-cell office:value-type="float" office:value="99" table:style-name="ce16">
            <text:p><text:s/>99<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義學國中</text:span></text:p>
          </table:table-cell>
          <table:table-cell office:value-type="string" table:style-name="ce24">
            <text:p><text:span text:style-name="T3">逕洽廠商</text:span></text:p>
          </table:table-cell>
          <table:table-cell office:value-type="string" table:style-name="ce24">
            <text:p><text:span text:style-name="T3">非比電腦有限公司</text:span></text:p>
          </table:table-cell>
          <table:table-cell table:number-columns-repeated="16375" table:style-name="ce35"/>
        </table:table-row>
        <table:table-row table:style-name="ro10">
          <table:table-cell office:value-type="string" table:style-name="ce23">
            <text:p><text:span text:style-name="T3">鍾宏仁</text:span></text:p>
          </table:table-cell>
          <table:table-cell office:value-type="string" table:style-name="ce64">
            <text:p><text:span text:style-name="T3">會議室設備計畫</text:span>-<text:span text:style-name="T3">會議桌、辦公椅</text:span></text:p>
          </table:table-cell>
          <table:table-cell office:value-type="string" table:style-name="ce28">
            <text:p><text:span text:style-name="T3">新泰國小</text:span></text:p>
          </table:table-cell>
          <table:table-cell office:value-type="float" office:value="200" table:style-name="ce16">
            <text:p><text:s/>200<text:s/></text:p>
          </table:table-cell>
          <table:table-cell office:value-type="float" office:value="200" table:style-name="ce16">
            <text:p><text:s/>2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新泰國小</text:span></text:p>
          </table:table-cell>
          <table:table-cell office:value-type="string" table:style-name="ce24">
            <text:p><text:span text:style-name="T3">公開取得企劃書</text:span></text:p>
          </table:table-cell>
          <table:table-cell office:value-type="string" table:style-name="ce24">
            <text:p><text:span text:style-name="T3">駟寰企業商行</text:span></text:p>
          </table:table-cell>
          <table:table-cell table:number-columns-repeated="16375" table:style-name="ce35"/>
        </table:table-row>
        <table:table-row table:style-name="ro27">
          <table:table-cell office:value-type="string" table:style-name="ce23">
            <text:p><text:span text:style-name="T3">蔣根煌</text:span></text:p>
          </table:table-cell>
          <table:table-cell office:value-type="string" table:style-name="ce64">
            <text:p>105<text:span text:style-name="T3">年度多媒體公佈欄改善建置計畫</text:span>-<text:span text:style-name="T3">多媒體看板播放器、多媒體看板管理系統、液晶電視、宣導看板播放主機</text:span></text:p>
          </table:table-cell>
          <table:table-cell office:value-type="string" table:style-name="ce28">
            <text:p><text:span text:style-name="T3">明志國小</text:span></text:p>
          </table:table-cell>
          <table:table-cell office:value-type="float" office:value="300" table:style-name="ce16">
            <text:p><text:s/>300<text:s/></text:p>
          </table:table-cell>
          <table:table-cell office:value-type="float" office:value="300" table:style-name="ce16">
            <text:p><text:s/>3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明志國小</text:span></text:p>
          </table:table-cell>
          <table:table-cell office:value-type="string" table:style-name="ce24">
            <text:p><text:span text:style-name="T3">公開取得企劃書</text:span></text:p>
          </table:table-cell>
          <table:table-cell office:value-type="string" table:style-name="ce24">
            <text:p><text:span text:style-name="T3">三合一資訊有限公司</text:span></text:p>
          </table:table-cell>
          <table:table-cell table:number-columns-repeated="16375" table:style-name="ce35"/>
        </table:table-row>
        <table:table-row table:style-name="ro10">
          <table:table-cell office:value-type="string" table:style-name="ce23">
            <text:p><text:span text:style-name="T3">鍾宏仁</text:span></text:p>
          </table:table-cell>
          <table:table-cell office:value-type="string" table:style-name="ce64">
            <text:p>105<text:span text:style-name="T3">年度教室擴音設備需求增設計畫</text:span>-<text:span text:style-name="T3">擴音設備</text:span></text:p>
          </table:table-cell>
          <table:table-cell office:value-type="string" table:style-name="ce28">
            <text:p><text:span text:style-name="T3">昌平國小</text:span></text:p>
          </table:table-cell>
          <table:table-cell office:value-type="float" office:value="96" table:style-name="ce16">
            <text:p><text:s/>96<text:s/></text:p>
          </table:table-cell>
          <table:table-cell office:value-type="float" office:value="96" table:style-name="ce16">
            <text:p><text:s/>96<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昌平國小</text:span></text:p>
          </table:table-cell>
          <table:table-cell office:value-type="string" table:style-name="ce24">
            <text:p><text:span text:style-name="T3">逕洽廠商</text:span></text:p>
          </table:table-cell>
          <table:table-cell office:value-type="string" table:style-name="ce24">
            <text:p><text:span text:style-name="T3">萬達立新企業社</text:span></text:p>
          </table:table-cell>
          <table:table-cell table:number-columns-repeated="16375" table:style-name="ce35"/>
        </table:table-row>
        <table:table-row table:style-name="ro10">
          <table:table-cell office:value-type="string" table:style-name="ce23">
            <text:p><text:span text:style-name="T3">彭成龍</text:span></text:p>
          </table:table-cell>
          <table:table-cell office:value-type="string" table:style-name="ce64">
            <text:p>105<text:span text:style-name="T3">年度充實快印機設備計畫</text:span>-<text:span text:style-name="T3">快印機、版紙、油墨</text:span></text:p>
          </table:table-cell>
          <table:table-cell office:value-type="string" table:style-name="ce28">
            <text:p><text:span text:style-name="T3">龍埔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龍埔國小</text:span></text:p>
          </table:table-cell>
          <table:table-cell office:value-type="string" table:style-name="ce24">
            <text:p><text:span text:style-name="T3">逕洽廠商</text:span></text:p>
          </table:table-cell>
          <table:table-cell office:value-type="string" table:style-name="ce24">
            <text:p><text:span text:style-name="T3">元茂國際企業股份有限公司</text:span></text:p>
          </table:table-cell>
          <table:table-cell table:number-columns-repeated="16375" table:style-name="ce35"/>
        </table:table-row>
        <table:table-row table:style-name="ro40">
          <table:table-cell office:value-type="string" table:style-name="ce23">
            <text:p><text:span text:style-name="T3">陳世榮</text:span></text:p>
          </table:table-cell>
          <table:table-cell office:value-type="string" table:style-name="ce64">
            <text:p>105<text:span text:style-name="T3">年度活化閒置空間添購教學設備</text:span>-<text:span text:style-name="T3">折合式會議桌、舊辦公桌椅運棄、玻璃加框拉門式上置式鋼置公文櫃、鐵拉門下置式鋼製公文櫃、公文櫃水平調整底座</text:span></text:p>
          </table:table-cell>
          <table:table-cell office:value-type="string" table:style-name="ce28">
            <text:p><text:span text:style-name="T3">大同國小</text:span></text:p>
          </table:table-cell>
          <table:table-cell office:value-type="float" office:value="178.36" table:style-name="ce16">
            <text:p><text:s/>178<text:s/></text:p>
          </table:table-cell>
          <table:table-cell office:value-type="float" office:value="178.36" table:style-name="ce16">
            <text:p><text:s/>178<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大同國小</text:span></text:p>
          </table:table-cell>
          <table:table-cell office:value-type="string" table:style-name="ce24">
            <text:p><text:span text:style-name="T3">共同供應契約</text:span></text:p>
          </table:table-cell>
          <table:table-cell office:value-type="string" table:style-name="ce24">
            <text:p><text:span text:style-name="T3">永亨興業有限公司</text:span></text:p>
          </table:table-cell>
          <table:table-cell table:number-columns-repeated="16375" table:style-name="ce35"/>
        </table:table-row>
        <table:table-row table:style-name="ro10">
          <table:table-cell office:value-type="string" table:style-name="ce23">
            <text:p><text:span text:style-name="T3">黃永昌</text:span></text:p>
          </table:table-cell>
          <table:table-cell office:value-type="string" table:style-name="ce64">
            <text:p>105<text:span text:style-name="T3">學年度教學設備購置計畫</text:span>-<text:span text:style-name="T3">教學評量機</text:span></text:p>
          </table:table-cell>
          <table:table-cell office:value-type="string" table:style-name="ce28">
            <text:p><text:span text:style-name="T3">北大高中</text:span></text:p>
          </table:table-cell>
          <table:table-cell office:value-type="float" office:value="98" table:style-name="ce16">
            <text:p><text:s/>98<text:s/></text:p>
          </table:table-cell>
          <table:table-cell office:value-type="float" office:value="98" table:style-name="ce16">
            <text:p><text:s/>98<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北大高中</text:span></text:p>
          </table:table-cell>
          <table:table-cell office:value-type="string" table:style-name="ce24">
            <text:p><text:span text:style-name="T3">逕洽廠商</text:span></text:p>
          </table:table-cell>
          <table:table-cell office:value-type="string" table:style-name="ce24">
            <text:p><text:span text:style-name="T3">銘圃資訊有限公司</text:span></text:p>
          </table:table-cell>
          <table:table-cell table:number-columns-repeated="16375" table:style-name="ce35"/>
        </table:table-row>
        <table:table-row table:style-name="ro10">
          <table:table-cell office:value-type="string" table:style-name="ce23">
            <text:p><text:span text:style-name="T3">鄭宇恩</text:span></text:p>
          </table:table-cell>
          <table:table-cell office:value-type="string" table:style-name="ce64">
            <text:p><text:span text:style-name="T3">向陽樓教室窗簾更新計畫</text:span>-<text:span text:style-name="T3">遮光窗簾</text:span></text:p>
          </table:table-cell>
          <table:table-cell office:value-type="string" table:style-name="ce28">
            <text:p><text:span text:style-name="T3">育英國小</text:span></text:p>
          </table:table-cell>
          <table:table-cell office:value-type="float" office:value="100" table:style-name="ce16">
            <text:p><text:s/>100<text:s/></text:p>
          </table:table-cell>
          <table:table-cell office:value-type="float" office:value="99.2" table:style-name="ce16">
            <text:p><text:s/>99<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育英國小</text:span></text:p>
          </table:table-cell>
          <table:table-cell office:value-type="string" table:style-name="ce24">
            <text:p><text:span text:style-name="T3">逕洽廠商</text:span></text:p>
          </table:table-cell>
          <table:table-cell office:value-type="string" table:style-name="ce24">
            <text:p><text:span text:style-name="T3">晶華優美窗簾</text:span></text:p>
          </table:table-cell>
          <table:table-cell table:number-columns-repeated="16375" table:style-name="ce35"/>
        </table:table-row>
        <table:table-row table:style-name="ro10">
          <table:table-cell office:value-type="string" table:style-name="ce23">
            <text:p><text:span text:style-name="T3">蔡錦賢</text:span></text:p>
          </table:table-cell>
          <table:table-cell office:value-type="string" table:style-name="ce64">
            <text:p>105<text:span text:style-name="T3">年度改善及充實教學環境設備</text:span>-<text:span text:style-name="T3">班級佈告欄</text:span></text:p>
          </table:table-cell>
          <table:table-cell office:value-type="string" table:style-name="ce28">
            <text:p><text:span text:style-name="T3">石門國中</text:span></text:p>
          </table:table-cell>
          <table:table-cell office:value-type="float" office:value="100" table:style-name="ce16">
            <text:p><text:s/>100<text:s/></text:p>
          </table:table-cell>
          <table:table-cell office:value-type="float" office:value="99" table:style-name="ce16">
            <text:p><text:s/>99<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石門國中</text:span></text:p>
          </table:table-cell>
          <table:table-cell office:value-type="string" table:style-name="ce24">
            <text:p><text:span text:style-name="T3">逕洽廠商</text:span></text:p>
          </table:table-cell>
          <table:table-cell office:value-type="string" table:style-name="ce24">
            <text:p><text:span text:style-name="T3">大仕實業有限公司</text:span></text:p>
          </table:table-cell>
          <table:table-cell table:number-columns-repeated="16375" table:style-name="ce35"/>
        </table:table-row>
        <table:table-row table:style-name="ro10">
          <table:table-cell office:value-type="string" table:style-name="ce23">
            <text:p><text:span text:style-name="T3">陳永福</text:span></text:p>
          </table:table-cell>
          <table:table-cell office:value-type="string" table:style-name="ce64">
            <text:p><text:span text:style-name="T3">改善教學環境設備計畫</text:span>-<text:span text:style-name="T3">混音控制器、放大器、揚聲器、無線麥克風組</text:span></text:p>
          </table:table-cell>
          <table:table-cell office:value-type="string" table:style-name="ce28">
            <text:p><text:span text:style-name="T3">坪林國中</text:span></text:p>
          </table:table-cell>
          <table:table-cell office:value-type="float" office:value="218.8" table:style-name="ce16">
            <text:p><text:s/>219<text:s/></text:p>
          </table:table-cell>
          <table:table-cell office:value-type="float" office:value="218.8" table:style-name="ce16">
            <text:p><text:s/>219<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坪林國中</text:span></text:p>
          </table:table-cell>
          <table:table-cell office:value-type="string" table:style-name="ce24">
            <text:p><text:span text:style-name="T3">公開取得企劃書</text:span></text:p>
          </table:table-cell>
          <table:table-cell office:value-type="string" table:style-name="ce24">
            <text:p><text:span text:style-name="T3">立聲視聽音響有限公司</text:span></text:p>
          </table:table-cell>
          <table:table-cell table:number-columns-repeated="16375" table:style-name="ce35"/>
        </table:table-row>
        <table:table-row table:style-name="ro38">
          <table:table-cell office:value-type="string" table:style-name="ce23">
            <text:p><text:span text:style-name="T3">陳科名</text:span></text:p>
          </table:table-cell>
          <table:table-cell office:value-type="string" table:style-name="ce64">
            <text:p><text:span text:style-name="T3">改善班級教室教學設備計畫</text:span>-<text:span text:style-name="T3">液晶電視、懸吊架、舊電視拆除搬運、液晶電視吊掛安裝、線路安裝</text:span></text:p>
          </table:table-cell>
          <table:table-cell office:value-type="string" table:style-name="ce28">
            <text:p><text:span text:style-name="T3">新莊國中</text:span></text:p>
          </table:table-cell>
          <table:table-cell office:value-type="float" office:value="300" table:style-name="ce16">
            <text:p><text:s/>300<text:s/></text:p>
          </table:table-cell>
          <table:table-cell office:value-type="float" office:value="300" table:style-name="ce16">
            <text:p><text:s/>3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新莊國中</text:span></text:p>
          </table:table-cell>
          <table:table-cell office:value-type="string" table:style-name="ce24">
            <text:p><text:span text:style-name="T3">共同供應契約</text:span></text:p>
          </table:table-cell>
          <table:table-cell office:value-type="string" table:style-name="ce24">
            <text:p><text:span text:style-name="T3">皇儒貴有限公司</text:span></text:p>
          </table:table-cell>
          <table:table-cell table:number-columns-repeated="16375" table:style-name="ce35"/>
        </table:table-row>
        <table:table-row table:style-name="ro41">
          <table:table-cell office:value-type="string" table:style-name="ce23">
            <text:p><text:span text:style-name="T3">宋明宗</text:span></text:p>
          </table:table-cell>
          <table:table-cell office:value-type="string" table:style-name="ce64">
            <text:p><text:span text:style-name="T3">更新大辦公室空調設備暨節能插卡裝置計畫</text:span>-<text:span text:style-name="T3">分離式冷氣、雨棚、對流扇、電子式電表、讀卡機、</text:span>PVC<text:span text:style-name="T3">排水管、</text:span></text:p>
          </table:table-cell>
          <table:table-cell office:value-type="string" table:style-name="ce28">
            <text:p><text:span text:style-name="T3">中港國小</text:span></text:p>
          </table:table-cell>
          <table:table-cell office:value-type="float" office:value="310.22000000000003" table:style-name="ce16">
            <text:p><text:s/>310<text:s/></text:p>
          </table:table-cell>
          <table:table-cell office:value-type="float" office:value="310.22000000000003" table:style-name="ce16">
            <text:p><text:s/>31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中港國小</text:span></text:p>
          </table:table-cell>
          <table:table-cell office:value-type="string" table:style-name="ce24">
            <text:p><text:span text:style-name="T3">共同供應契約議價</text:span></text:p>
          </table:table-cell>
          <table:table-cell office:value-type="string" table:style-name="ce24">
            <text:p><text:span text:style-name="T3">佳欣冷凍空調工程有限公司</text:span></text:p>
            <text:p><text:span text:style-name="T3">欣皓資訊有限公司</text:span></text:p>
          </table:table-cell>
          <table:table-cell table:number-columns-repeated="16375" table:style-name="ce35"/>
        </table:table-row>
        <table:table-row table:style-name="ro38">
          <table:table-cell office:value-type="string" table:style-name="ce23">
            <text:p><text:span text:style-name="T3">陳永福</text:span></text:p>
          </table:table-cell>
          <table:table-cell office:value-type="string" table:style-name="ce64">
            <text:p><text:span text:style-name="T3">教學設備更新計畫</text:span>-<text:span text:style-name="T3">戶外</text:span>LED<text:span text:style-name="T3">全彩色顯示屏、視訊介面處理系統、三色字幕顯示機</text:span>(<text:span text:style-name="T3">跑馬燈</text:span>)</text:p>
          </table:table-cell>
          <table:table-cell office:value-type="string" table:style-name="ce28">
            <text:p><text:span text:style-name="T3">五峰國中</text:span></text:p>
          </table:table-cell>
          <table:table-cell office:value-type="float" office:value="240" table:style-name="ce16">
            <text:p><text:s/>240<text:s/></text:p>
          </table:table-cell>
          <table:table-cell office:value-type="float" office:value="240" table:style-name="ce16">
            <text:p><text:s/>24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五峰國中</text:span></text:p>
          </table:table-cell>
          <table:table-cell office:value-type="string" table:style-name="ce24">
            <text:p><text:span text:style-name="T3">公開取得企劃書</text:span></text:p>
          </table:table-cell>
          <table:table-cell office:value-type="string" table:style-name="ce24">
            <text:p><text:span text:style-name="T3">輝雄科技有限公司</text:span></text:p>
          </table:table-cell>
          <table:table-cell table:number-columns-repeated="16375" table:style-name="ce35"/>
        </table:table-row>
        <table:table-row table:style-name="ro10">
          <table:table-cell office:value-type="string" table:number-columns-spanned="1" table:number-rows-spanned="2" table:style-name="ce37">
            <text:p><text:span text:style-name="T3">廖本煙</text:span></text:p>
          </table:table-cell>
          <table:table-cell office:value-type="string" table:number-columns-spanned="1" table:number-rows-spanned="2" table:style-name="ce65">
            <text:p><text:span text:style-name="T3">活動中心漏水修復工程暨公佈欄設置計畫</text:span>-<text:span text:style-name="T3">鋁製公佈欄</text:span></text:p>
          </table:table-cell>
          <table:table-cell office:value-type="string" table:number-columns-spanned="1" table:number-rows-spanned="2" table:style-name="ce39">
            <text:p><text:span text:style-name="T3">育林國中</text:span></text:p>
          </table:table-cell>
          <table:table-cell office:value-type="float" office:value="140" table:number-columns-spanned="1" table:number-rows-spanned="2" table:style-name="ce41">
            <text:p><text:s/>140<text:s/></text:p>
          </table:table-cell>
          <table:table-cell office:value-type="float" office:value="98" table:style-name="ce16">
            <text:p><text:s/>98<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number-columns-spanned="1" table:number-rows-spanned="2" table:style-name="ce42">
            <text:p><text:span text:style-name="T3">育林國中</text:span></text:p>
          </table:table-cell>
          <table:table-cell office:value-type="string" table:style-name="ce24">
            <text:p><text:span text:style-name="T3">逕洽廠商</text:span></text:p>
          </table:table-cell>
          <table:table-cell office:value-type="string" table:style-name="ce24">
            <text:p><text:span text:style-name="T3">室惠室內設計裝修公司</text:span></text:p>
          </table:table-cell>
          <table:table-cell table:number-columns-repeated="16375" table:style-name="ce35"/>
        </table:table-row>
        <table:table-row table:style-name="ro10">
          <table:covered-table-cell/>
          <table:covered-table-cell/>
          <table:covered-table-cell/>
          <table:covered-table-cell/>
          <table:table-cell office:value-type="float" office:value="42" table:style-name="ce16">
            <text:p><text:s/>42<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covered-table-cell/>
          <table:table-cell office:value-type="string" table:style-name="ce24">
            <text:p><text:span text:style-name="T3">逕洽廠商</text:span></text:p>
          </table:table-cell>
          <table:table-cell office:value-type="string" table:style-name="ce24">
            <text:p><text:span text:style-name="T3">域高有限公司</text:span>-<text:span text:style-name="T3">公佈欄</text:span></text:p>
          </table:table-cell>
          <table:table-cell table:number-columns-repeated="16375" table:style-name="ce35"/>
        </table:table-row>
        <table:table-row table:style-name="ro34">
          <table:table-cell office:value-type="string" table:style-name="ce23">
            <text:p><text:span text:style-name="T3">洪佳君</text:span></text:p>
          </table:table-cell>
          <table:table-cell office:value-type="string" table:style-name="ce64">
            <text:p>105<text:span text:style-name="T3">年度改善及充實教學環境設備計畫－補校暨教師會辦公室空間改善</text:span>-<text:span text:style-name="T3">冷氣、窗簾、除濕機、立扇、椅子、辦公桌、鐵櫃、書櫃、節能燈具</text:span></text:p>
          </table:table-cell>
          <table:table-cell office:value-type="string" table:style-name="ce28">
            <text:p><text:span text:style-name="T3">建國國小</text:span></text:p>
          </table:table-cell>
          <table:table-cell office:value-type="float" office:value="84.5" table:style-name="ce16">
            <text:p><text:s/>85<text:s/></text:p>
          </table:table-cell>
          <table:table-cell office:value-type="float" office:value="84.5" table:style-name="ce16">
            <text:p><text:s/>85<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建國國小</text:span></text:p>
          </table:table-cell>
          <table:table-cell office:value-type="string" table:style-name="ce24">
            <text:p><text:span text:style-name="T3">逕洽廠商</text:span></text:p>
          </table:table-cell>
          <table:table-cell office:value-type="string" table:style-name="ce24">
            <text:p><text:span text:style-name="T3">清文實業股份有限公司</text:span></text:p>
            <text:p><text:span text:style-name="T3">祝名科技企業有限公司</text:span></text:p>
          </table:table-cell>
          <table:table-cell table:number-columns-repeated="16375" table:style-name="ce35"/>
        </table:table-row>
        <table:table-row table:style-name="ro10">
          <table:table-cell office:value-type="string" table:style-name="ce23">
            <text:p><text:span text:style-name="T3">王建章</text:span></text:p>
          </table:table-cell>
          <table:table-cell office:value-type="string" table:style-name="ce64">
            <text:p><text:span text:style-name="T3">風雨教室冷氣設備更新計畫</text:span>-<text:span text:style-name="T3">冷氣機、水塔、抽水馬達</text:span></text:p>
          </table:table-cell>
          <table:table-cell office:value-type="string" table:style-name="ce28">
            <text:p><text:span text:style-name="T3">福山國小</text:span></text:p>
          </table:table-cell>
          <table:table-cell office:value-type="float" office:value="286" table:style-name="ce16">
            <text:p><text:s/>286<text:s/></text:p>
          </table:table-cell>
          <table:table-cell office:value-type="float" office:value="286" table:style-name="ce16">
            <text:p><text:s/>286<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福山國小</text:span></text:p>
          </table:table-cell>
          <table:table-cell office:value-type="string" table:style-name="ce24">
            <text:p><text:span text:style-name="T3">共同供應契約</text:span></text:p>
          </table:table-cell>
          <table:table-cell office:value-type="string" table:style-name="ce24">
            <text:p><text:span text:style-name="T3">賜鎰企業有限公司</text:span></text:p>
          </table:table-cell>
          <table:table-cell table:number-columns-repeated="16375" table:style-name="ce35"/>
        </table:table-row>
        <table:table-row table:style-name="ro10">
          <table:table-cell office:value-type="string" table:style-name="ce23">
            <text:p><text:span text:style-name="T3">陳科名</text:span></text:p>
          </table:table-cell>
          <table:table-cell office:value-type="string" table:style-name="ce64">
            <text:p><text:span text:style-name="T3">大勇樓、至善樓窗簾更換計畫</text:span>-<text:span text:style-name="T3">捲簾</text:span></text:p>
          </table:table-cell>
          <table:table-cell office:value-type="string" table:style-name="ce28">
            <text:p><text:span text:style-name="T3">頭前國中</text:span></text:p>
          </table:table-cell>
          <table:table-cell office:value-type="float" office:value="150" table:style-name="ce16">
            <text:p><text:s/>150<text:s/></text:p>
          </table:table-cell>
          <table:table-cell office:value-type="float" office:value="150" table:style-name="ce16">
            <text:p><text:s/>15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頭前國中</text:span></text:p>
          </table:table-cell>
          <table:table-cell office:value-type="string" table:style-name="ce24">
            <text:p><text:span text:style-name="T3">公開取得報價單</text:span></text:p>
          </table:table-cell>
          <table:table-cell office:value-type="string" table:style-name="ce24">
            <text:p><text:span text:style-name="T3">朱臣企業有限公司</text:span></text:p>
          </table:table-cell>
          <table:table-cell table:number-columns-repeated="16375" table:style-name="ce35"/>
        </table:table-row>
        <table:table-row table:style-name="ro10">
          <table:table-cell office:value-type="string" table:style-name="ce23">
            <text:p><text:span text:style-name="T3">劉哲彰</text:span></text:p>
          </table:table-cell>
          <table:table-cell office:value-type="string" table:style-name="ce64">
            <text:p><text:span text:style-name="T3">至正樓省電燈具汰換計畫</text:span>-T5<text:span text:style-name="T3">工字型吸頂燈具</text:span>(<text:span text:style-name="T3">雙管、單管</text:span>)</text:p>
          </table:table-cell>
          <table:table-cell office:value-type="string" table:style-name="ce28">
            <text:p><text:span text:style-name="T3">石碇高中</text:span></text:p>
          </table:table-cell>
          <table:table-cell office:value-type="float" office:value="225" table:style-name="ce16">
            <text:p><text:s/>225<text:s/></text:p>
          </table:table-cell>
          <table:table-cell office:value-type="float" office:value="225" table:style-name="ce16">
            <text:p><text:s/>225<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石碇高中</text:span></text:p>
          </table:table-cell>
          <table:table-cell office:value-type="string" table:style-name="ce24">
            <text:p><text:span text:style-name="T3">公開招標</text:span></text:p>
          </table:table-cell>
          <table:table-cell office:value-type="string" table:style-name="ce24">
            <text:p><text:span text:style-name="T3">暐肯照明有限公司</text:span></text:p>
          </table:table-cell>
          <table:table-cell table:number-columns-repeated="16375" table:style-name="ce35"/>
        </table:table-row>
        <table:table-row table:style-name="ro10">
          <table:table-cell office:value-type="string" table:style-name="ce23">
            <text:p><text:span text:style-name="T3">陳永福</text:span></text:p>
          </table:table-cell>
          <table:table-cell office:value-type="string" table:style-name="ce64">
            <text:p><text:span text:style-name="T3">校舍走廊省電燈具汰換計畫</text:span>-<text:span text:style-name="T3">圓盤燈</text:span></text:p>
          </table:table-cell>
          <table:table-cell office:value-type="string" table:style-name="ce28">
            <text:p><text:span text:style-name="T3">石碇高中</text:span></text:p>
          </table:table-cell>
          <table:table-cell office:value-type="float" office:value="260" table:style-name="ce16">
            <text:p><text:s/>260<text:s/></text:p>
          </table:table-cell>
          <table:table-cell office:value-type="float" office:value="260" table:style-name="ce16">
            <text:p><text:s/>26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石碇高中</text:span></text:p>
          </table:table-cell>
          <table:table-cell office:value-type="string" table:style-name="ce24">
            <text:p><text:span text:style-name="T3">公開招標</text:span></text:p>
          </table:table-cell>
          <table:table-cell office:value-type="string" table:style-name="ce24">
            <text:p><text:span text:style-name="T3">暐肯照明有限公司</text:span></text:p>
          </table:table-cell>
          <table:table-cell table:number-columns-repeated="16375" table:style-name="ce35"/>
        </table:table-row>
        <table:table-row table:style-name="ro10">
          <table:table-cell office:value-type="string" table:style-name="ce23">
            <text:p><text:span text:style-name="T3">蔡錦賢</text:span></text:p>
          </table:table-cell>
          <table:table-cell office:value-type="string" table:style-name="ce64">
            <text:p><text:span text:style-name="T3">辦公室設備改善實施計畫</text:span>-<text:span text:style-name="T3">屏風面板、公文櫃</text:span></text:p>
          </table:table-cell>
          <table:table-cell office:value-type="string" table:style-name="ce28">
            <text:p><text:span text:style-name="T3">淡水國中</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淡水國中</text:span></text:p>
          </table:table-cell>
          <table:table-cell office:value-type="string" table:style-name="ce24">
            <text:p><text:span text:style-name="T3">逕洽廠商</text:span></text:p>
          </table:table-cell>
          <table:table-cell office:value-type="string" table:style-name="ce24">
            <text:p><text:span text:style-name="T3">華邑創意有限公司</text:span></text:p>
          </table:table-cell>
          <table:table-cell table:number-columns-repeated="16375" table:style-name="ce35"/>
        </table:table-row>
        <table:table-row table:style-name="ro10">
          <table:table-cell office:value-type="string" table:style-name="ce23">
            <text:p><text:span text:style-name="T3">李坤城</text:span></text:p>
          </table:table-cell>
          <table:table-cell office:value-type="string" table:style-name="ce64">
            <text:p><text:span text:style-name="T3">改善教學與活動設備計畫</text:span>-<text:span text:style-name="T3">手提式擴音機、無線擴音機</text:span></text:p>
          </table:table-cell>
          <table:table-cell office:value-type="string" table:style-name="ce28">
            <text:p><text:span text:style-name="T3">深坑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深坑國小</text:span></text:p>
          </table:table-cell>
          <table:table-cell office:value-type="string" table:style-name="ce24">
            <text:p><text:span text:style-name="T3">逕洽廠商</text:span></text:p>
          </table:table-cell>
          <table:table-cell office:value-type="string" table:style-name="ce24">
            <text:p><text:span text:style-name="T3">愛的型狀有限公司</text:span></text:p>
          </table:table-cell>
          <table:table-cell table:number-columns-repeated="16375" table:style-name="ce35"/>
        </table:table-row>
        <table:table-row table:style-name="ro10">
          <table:table-cell office:value-type="string" table:style-name="ce23">
            <text:p><text:span text:style-name="T3">彭成龍</text:span></text:p>
          </table:table-cell>
          <table:table-cell office:value-type="string" table:style-name="ce64">
            <text:p>105<text:span text:style-name="T3">年度增設監視器設備工程計畫</text:span>-<text:span text:style-name="T3">紅外線攝影機</text:span></text:p>
          </table:table-cell>
          <table:table-cell office:value-type="string" table:style-name="ce28">
            <text:p><text:span text:style-name="T3">安溪國小</text:span></text:p>
          </table:table-cell>
          <table:table-cell office:value-type="float" office:value="99" table:style-name="ce16">
            <text:p><text:s/>99<text:s/></text:p>
          </table:table-cell>
          <table:table-cell office:value-type="float" office:value="98.55" table:style-name="ce16">
            <text:p><text:s/>99<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安溪國小</text:span></text:p>
          </table:table-cell>
          <table:table-cell office:value-type="string" table:style-name="ce24">
            <text:p><text:span text:style-name="T3">逕洽廠商</text:span></text:p>
          </table:table-cell>
          <table:table-cell office:value-type="string" table:style-name="ce24">
            <text:p><text:span text:style-name="T3">圓碩國際實業有限公司</text:span></text:p>
          </table:table-cell>
          <table:table-cell table:number-columns-repeated="16375" table:style-name="ce35"/>
        </table:table-row>
        <table:table-row table:style-name="ro10">
          <table:table-cell office:value-type="string" table:style-name="ce23">
            <text:p><text:span text:style-name="T3">陳世榮</text:span></text:p>
          </table:table-cell>
          <table:table-cell office:value-type="string" table:style-name="ce64">
            <text:p>105<text:span text:style-name="T3">年度充實教學設備計畫</text:span>-<text:span text:style-name="T3">廣播系統</text:span></text:p>
          </table:table-cell>
          <table:table-cell office:value-type="string" table:style-name="ce28">
            <text:p><text:span text:style-name="T3">大埔國小</text:span></text:p>
          </table:table-cell>
          <table:table-cell office:value-type="float" office:value="90" table:style-name="ce16">
            <text:p><text:s/>90<text:s/></text:p>
          </table:table-cell>
          <table:table-cell office:value-type="float" office:value="90" table:style-name="ce16">
            <text:p><text:s/>9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大埔國小</text:span></text:p>
          </table:table-cell>
          <table:table-cell office:value-type="string" table:style-name="ce24">
            <text:p><text:span text:style-name="T3">逕洽廠商</text:span></text:p>
          </table:table-cell>
          <table:table-cell office:value-type="string" table:style-name="ce24">
            <text:p><text:span text:style-name="T3">祝名科技企業有限公司</text:span></text:p>
          </table:table-cell>
          <table:table-cell table:number-columns-repeated="16375" table:style-name="ce35"/>
        </table:table-row>
        <table:table-row table:style-name="ro10">
          <table:table-cell office:value-type="string" table:number-columns-spanned="1" table:number-rows-spanned="2" table:style-name="ce37">
            <text:p><text:span text:style-name="T3">蔡葉偉</text:span></text:p>
          </table:table-cell>
          <table:table-cell office:value-type="string" table:number-columns-spanned="1" table:number-rows-spanned="2" table:style-name="ce65">
            <text:p>105<text:span text:style-name="T3">年度玩具圖書館暨雲端教室更新計畫</text:span>-<text:span text:style-name="T3">書櫃、儲藏櫃、美耐板門片</text:span></text:p>
          </table:table-cell>
          <table:table-cell office:value-type="string" table:number-columns-spanned="1" table:number-rows-spanned="2" table:style-name="ce39">
            <text:p><text:span text:style-name="T3">竹圍國小</text:span></text:p>
          </table:table-cell>
          <table:table-cell office:value-type="float" office:value="281" table:number-columns-spanned="1" table:number-rows-spanned="2" table:style-name="ce41">
            <text:p><text:s/>281<text:s/></text:p>
          </table:table-cell>
          <table:table-cell office:value-type="float" office:value="148.5" table:style-name="ce16">
            <text:p><text:s/>149<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number-columns-spanned="1" table:number-rows-spanned="2" table:style-name="ce42">
            <text:p><text:span text:style-name="T3">竹圍國小</text:span></text:p>
          </table:table-cell>
          <table:table-cell office:value-type="string" table:style-name="ce24">
            <text:p><text:span text:style-name="T3">公開取得企劃書</text:span></text:p>
          </table:table-cell>
          <table:table-cell office:value-type="string" table:style-name="ce24">
            <text:p><text:span text:style-name="T3">澳亞室內裝修有限公司</text:span></text:p>
          </table:table-cell>
          <table:table-cell table:number-columns-repeated="16375" table:style-name="ce35"/>
        </table:table-row>
        <table:table-row table:style-name="ro10">
          <table:covered-table-cell/>
          <table:covered-table-cell/>
          <table:covered-table-cell/>
          <table:covered-table-cell/>
          <table:table-cell office:value-type="float" office:value="132" table:style-name="ce16">
            <text:p><text:s/>132<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covered-table-cell/>
          <table:table-cell office:value-type="string" table:style-name="ce24">
            <text:p><text:span text:style-name="T3">公開取得企劃書</text:span></text:p>
          </table:table-cell>
          <table:table-cell office:value-type="string" table:style-name="ce24">
            <text:p><text:span text:style-name="T3">澳亞室內裝修有限公司</text:span></text:p>
          </table:table-cell>
          <table:table-cell table:number-columns-repeated="16375" table:style-name="ce35"/>
        </table:table-row>
        <table:table-row table:style-name="ro10">
          <table:table-cell office:value-type="string" table:style-name="ce23">
            <text:p><text:span text:style-name="T3">蔣根煌</text:span></text:p>
          </table:table-cell>
          <table:table-cell office:value-type="string" table:style-name="ce64">
            <text:p>105<text:span text:style-name="T3">年度校園教學設備需求增設計畫</text:span>-<text:span text:style-name="T3">置物櫃</text:span></text:p>
          </table:table-cell>
          <table:table-cell office:value-type="string" table:style-name="ce28">
            <text:p><text:span text:style-name="T3">豐年國小</text:span></text:p>
          </table:table-cell>
          <table:table-cell office:value-type="float" office:value="300" table:style-name="ce16">
            <text:p><text:s/>300<text:s/></text:p>
          </table:table-cell>
          <table:table-cell office:value-type="float" office:value="300" table:style-name="ce16">
            <text:p><text:s/>3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豐年國小</text:span></text:p>
          </table:table-cell>
          <table:table-cell office:value-type="string" table:style-name="ce24">
            <text:p><text:span text:style-name="T3">公開取得報價單</text:span></text:p>
          </table:table-cell>
          <table:table-cell office:value-type="string" table:style-name="ce24">
            <text:p><text:span text:style-name="T3">遠東開發室內裝修股份有限公司</text:span></text:p>
          </table:table-cell>
          <table:table-cell table:number-columns-repeated="16375" table:style-name="ce35"/>
        </table:table-row>
        <table:table-row table:style-name="ro42">
          <table:table-cell office:value-type="string" table:style-name="ce23">
            <text:p><text:span text:style-name="T3">金中玉</text:span></text:p>
          </table:table-cell>
          <table:table-cell office:value-type="string" table:style-name="ce64">
            <text:p>105<text:span text:style-name="T3">年度改善及充實教學環境設備</text:span>-<text:span text:style-name="T3">圖書館</text:span>K<text:span text:style-name="T3">書中心冷氣增設計畫</text:span>-<text:span text:style-name="T3">冷氣、排水器、塑鋼腳架</text:span></text:p>
          </table:table-cell>
          <table:table-cell office:value-type="string" table:style-name="ce28">
            <text:p><text:span text:style-name="T3">石碇高中</text:span></text:p>
          </table:table-cell>
          <table:table-cell office:value-type="float" office:value="150" table:style-name="ce16">
            <text:p><text:s/>150<text:s/></text:p>
          </table:table-cell>
          <table:table-cell office:value-type="float" office:value="150" table:style-name="ce16">
            <text:p><text:s/>15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石碇高中</text:span></text:p>
          </table:table-cell>
          <table:table-cell office:value-type="string" table:style-name="ce24">
            <text:p><text:span text:style-name="T3">共同供應契約</text:span></text:p>
          </table:table-cell>
          <table:table-cell office:value-type="string" table:style-name="ce24">
            <text:p><text:span text:style-name="T3">長餘國際有限公司</text:span></text:p>
          </table:table-cell>
          <table:table-cell table:number-columns-repeated="16375" table:style-name="ce35"/>
        </table:table-row>
        <table:table-row table:style-name="ro10">
          <table:table-cell office:value-type="string" table:style-name="ce23">
            <text:p><text:span text:style-name="T3">廖本煙</text:span></text:p>
          </table:table-cell>
          <table:table-cell office:value-type="string" table:style-name="ce64">
            <text:p>105<text:span text:style-name="T3">年度</text:span>LED<text:span text:style-name="T3">電視牆採購計畫</text:span>-<text:span text:style-name="T3">全彩</text:span>LED<text:span text:style-name="T3">字幕機</text:span></text:p>
          </table:table-cell>
          <table:table-cell office:value-type="string" table:style-name="ce28">
            <text:p><text:span text:style-name="T3">文林國小</text:span></text:p>
          </table:table-cell>
          <table:table-cell office:value-type="float" office:value="250" table:style-name="ce16">
            <text:p><text:s/>250<text:s/></text:p>
          </table:table-cell>
          <table:table-cell office:value-type="float" office:value="250" table:style-name="ce16">
            <text:p><text:s/>250<text:s/></text:p>
          </table:table-cell>
          <table:table-cell office:value-type="string" table:style-name="ce24">
            <text:p>5M<text:span text:style-name="T3">建築及設備計畫</text:span>-5M5<text:span text:style-name="T3">無形資產</text:span>-5-<text:span text:style-name="T3">購建固定資產、無形資產及非理財目的長期投資</text:span></text:p>
          </table:table-cell>
          <table:table-cell office:value-type="string" table:style-name="ce25">
            <text:p><text:span text:style-name="T3">文林國小</text:span></text:p>
          </table:table-cell>
          <table:table-cell office:value-type="string" table:style-name="ce24">
            <text:p><text:span text:style-name="T3">共同供應契約</text:span></text:p>
          </table:table-cell>
          <table:table-cell office:value-type="string" table:style-name="ce24">
            <text:p><text:span text:style-name="T3">稻草人科技有限公司</text:span></text:p>
          </table:table-cell>
          <table:table-cell table:number-columns-repeated="16375" table:style-name="ce35"/>
        </table:table-row>
        <table:table-row table:style-name="ro10">
          <table:table-cell office:value-type="string" table:style-name="ce23">
            <text:p><text:span text:style-name="T3">洪佳君</text:span></text:p>
          </table:table-cell>
          <table:table-cell office:value-type="string" table:style-name="ce64">
            <text:p><text:span text:style-name="T3">改善教學環境－教室布告欄改善</text:span>-<text:span text:style-name="T3">白板布告欄</text:span></text:p>
          </table:table-cell>
          <table:table-cell office:value-type="string" table:style-name="ce28">
            <text:p><text:span text:style-name="T3">三多國小</text:span></text:p>
          </table:table-cell>
          <table:table-cell office:value-type="float" office:value="200" table:style-name="ce16">
            <text:p><text:s/>200<text:s/></text:p>
          </table:table-cell>
          <table:table-cell office:value-type="float" office:value="200" table:style-name="ce16">
            <text:p><text:s/>2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三多國小</text:span></text:p>
          </table:table-cell>
          <table:table-cell office:value-type="string" table:style-name="ce24">
            <text:p><text:span text:style-name="T3">公開取得報價單</text:span></text:p>
          </table:table-cell>
          <table:table-cell office:value-type="string" table:style-name="ce24">
            <text:p><text:span text:style-name="T3">峻發興業有限公司</text:span></text:p>
          </table:table-cell>
          <table:table-cell table:number-columns-repeated="16375" table:style-name="ce35"/>
        </table:table-row>
        <table:table-row table:style-name="ro10">
          <table:table-cell office:value-type="string" table:style-name="ce23">
            <text:p><text:span text:style-name="T3">鄭宇恩</text:span></text:p>
          </table:table-cell>
          <table:table-cell office:value-type="string" table:style-name="ce64">
            <text:p>105<text:span text:style-name="T3">年度教室窗簾增設計畫</text:span>-<text:span text:style-name="T3">防燄窗簾</text:span></text:p>
          </table:table-cell>
          <table:table-cell office:value-type="string" table:style-name="ce28">
            <text:p><text:span text:style-name="T3">三芝國小</text:span></text:p>
          </table:table-cell>
          <table:table-cell office:value-type="float" office:value="100" table:style-name="ce16">
            <text:p><text:s/>100<text:s/></text:p>
          </table:table-cell>
          <table:table-cell office:value-type="float" office:value="93.6" table:style-name="ce16">
            <text:p><text:s/>94<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三芝國小</text:span></text:p>
          </table:table-cell>
          <table:table-cell office:value-type="string" table:style-name="ce24">
            <text:p><text:span text:style-name="T3">逕洽廠商</text:span></text:p>
          </table:table-cell>
          <table:table-cell office:value-type="string" table:style-name="ce24">
            <text:p><text:span text:style-name="T3">園美裝璜行</text:span></text:p>
          </table:table-cell>
          <table:table-cell table:number-columns-repeated="16375" table:style-name="ce35"/>
        </table:table-row>
        <table:table-row table:style-name="ro10">
          <table:table-cell office:value-type="string" table:style-name="ce23">
            <text:p><text:span text:style-name="T3">高敏慧</text:span></text:p>
          </table:table-cell>
          <table:table-cell office:value-type="string" table:style-name="ce64">
            <text:p>105<text:span text:style-name="T3">年度改善教室教學設備計畫</text:span>-<text:span text:style-name="T3">佈告欄、公文櫃</text:span></text:p>
          </table:table-cell>
          <table:table-cell office:value-type="string" table:style-name="ce28">
            <text:p><text:span text:style-name="T3">大同國小</text:span></text:p>
          </table:table-cell>
          <table:table-cell office:value-type="float" office:value="150" table:style-name="ce16">
            <text:p><text:s/>150<text:s/></text:p>
          </table:table-cell>
          <table:table-cell office:value-type="float" office:value="150" table:style-name="ce16">
            <text:p><text:s/>15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大同國小</text:span></text:p>
          </table:table-cell>
          <table:table-cell office:value-type="string" table:style-name="ce24">
            <text:p><text:span text:style-name="T3">公開取得報價單</text:span></text:p>
          </table:table-cell>
          <table:table-cell office:value-type="string" table:style-name="ce24">
            <text:p><text:span text:style-name="T3">設計家實業有限公司</text:span></text:p>
          </table:table-cell>
          <table:table-cell table:number-columns-repeated="16375" table:style-name="ce35"/>
        </table:table-row>
        <table:table-row table:style-name="ro43">
          <table:table-cell office:value-type="string" table:style-name="ce23">
            <text:p><text:span text:style-name="T3">蔡明堂</text:span></text:p>
          </table:table-cell>
          <table:table-cell office:value-type="string" table:style-name="ce64">
            <text:p>104<text:span text:style-name="T3">學年度理化實驗室器材設備添購與廢棄物處理計畫</text:span>-<text:span text:style-name="T3">實驗藥品、實驗器材、廢棄物與廢液處理、櫃子、除濕機、冷氣</text:span></text:p>
          </table:table-cell>
          <table:table-cell office:value-type="string" table:style-name="ce28">
            <text:p><text:span text:style-name="T3">碧華國中</text:span></text:p>
          </table:table-cell>
          <table:table-cell office:value-type="float" office:value="150" table:style-name="ce16">
            <text:p><text:s/>150<text:s/></text:p>
          </table:table-cell>
          <table:table-cell office:value-type="float" office:value="150" table:style-name="ce16">
            <text:p><text:s/>15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碧華國中</text:span></text:p>
          </table:table-cell>
          <table:table-cell office:value-type="string" table:style-name="ce24">
            <text:p><text:span text:style-name="T3">共同供應契約</text:span></text:p>
            <text:p><text:span text:style-name="T3">逕洽廠商</text:span></text:p>
          </table:table-cell>
          <table:table-cell office:value-type="string" table:style-name="ce24">
            <text:p><text:span text:style-name="T3">長餘國際有限公司</text:span></text:p>
            <text:p><text:span text:style-name="T3">瑞光儀器有限公司</text:span></text:p>
          </table:table-cell>
          <table:table-cell table:number-columns-repeated="16375" table:style-name="ce35"/>
        </table:table-row>
        <table:table-row table:style-name="ro10">
          <table:table-cell office:value-type="string" table:style-name="ce23">
            <text:p><text:span text:style-name="T3">邱婷蔚</text:span></text:p>
          </table:table-cell>
          <table:table-cell office:value-type="string" table:style-name="ce64">
            <text:p>105<text:span text:style-name="T3">年度改善校園電子佈告欄計畫</text:span>-<text:span text:style-name="T3">戶外</text:span>LED<text:span text:style-name="T3">顯示屏</text:span></text:p>
          </table:table-cell>
          <table:table-cell office:value-type="string" table:style-name="ce28">
            <text:p><text:span text:style-name="T3">三重國小</text:span></text:p>
          </table:table-cell>
          <table:table-cell office:value-type="float" office:value="290" table:style-name="ce16">
            <text:p><text:s/>290<text:s/></text:p>
          </table:table-cell>
          <table:table-cell office:value-type="float" office:value="290" table:style-name="ce16">
            <text:p><text:s/>29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三重國小</text:span></text:p>
          </table:table-cell>
          <table:table-cell office:value-type="string" table:style-name="ce24">
            <text:p><text:span text:style-name="T3">共同供應契約</text:span></text:p>
          </table:table-cell>
          <table:table-cell office:value-type="string" table:style-name="ce24">
            <text:p><text:span text:style-name="T3">泛美視訊有限公司</text:span></text:p>
          </table:table-cell>
          <table:table-cell table:number-columns-repeated="16375" table:style-name="ce35"/>
        </table:table-row>
        <table:table-row table:style-name="ro10">
          <table:table-cell office:value-type="string" table:style-name="ce23">
            <text:p><text:span text:style-name="T3">蔡葉偉</text:span></text:p>
          </table:table-cell>
          <table:table-cell office:value-type="string" table:style-name="ce64">
            <text:p>105<text:span text:style-name="T3">年度更換教室黑板燈計畫</text:span>-40<text:span text:style-name="T3">尺單管</text:span>(T5<text:span text:style-name="T3">燈管</text:span>)</text:p>
          </table:table-cell>
          <table:table-cell office:value-type="string" table:style-name="ce28">
            <text:p><text:span text:style-name="T3">三芝國小</text:span></text:p>
          </table:table-cell>
          <table:table-cell office:value-type="float" office:value="97.7" table:style-name="ce16">
            <text:p><text:s/>98<text:s/></text:p>
          </table:table-cell>
          <table:table-cell office:value-type="float" office:value="97.68" table:style-name="ce16">
            <text:p><text:s/>98<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三芝國小</text:span></text:p>
          </table:table-cell>
          <table:table-cell office:value-type="string" table:style-name="ce24">
            <text:p><text:span text:style-name="T3">逕洽廠商</text:span></text:p>
          </table:table-cell>
          <table:table-cell office:value-type="string" table:style-name="ce24">
            <text:p><text:span text:style-name="T3">富安水電行</text:span></text:p>
          </table:table-cell>
          <table:table-cell table:number-columns-repeated="16375" table:style-name="ce35"/>
        </table:table-row>
        <table:table-row table:style-name="ro10">
          <table:table-cell office:value-type="string" table:style-name="ce23">
            <text:p><text:span text:style-name="T3">彭成龍</text:span></text:p>
          </table:table-cell>
          <table:table-cell office:value-type="string" table:style-name="ce64">
            <text:p>105<text:span text:style-name="T3">年度充實校園安全防護設備</text:span>-<text:span text:style-name="T3">紅外線攝影機、防水箱、喇叭、教室壁掛喇叭</text:span></text:p>
          </table:table-cell>
          <table:table-cell office:value-type="string" table:style-name="ce28">
            <text:p><text:span text:style-name="T3">成福國小</text:span></text:p>
          </table:table-cell>
          <table:table-cell office:value-type="float" office:value="50" table:style-name="ce16">
            <text:p><text:s/>50<text:s/></text:p>
          </table:table-cell>
          <table:table-cell office:value-type="float" office:value="50" table:style-name="ce16">
            <text:p><text:s/>5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成福國小</text:span></text:p>
          </table:table-cell>
          <table:table-cell office:value-type="string" table:style-name="ce24">
            <text:p><text:span text:style-name="T3">逕洽廠商</text:span></text:p>
          </table:table-cell>
          <table:table-cell office:value-type="string" table:style-name="ce24">
            <text:p><text:span text:style-name="T3">祝名科技企業有限公司</text:span></text:p>
          </table:table-cell>
          <table:table-cell table:number-columns-repeated="16375" table:style-name="ce35"/>
        </table:table-row>
        <table:table-row table:style-name="ro10">
          <table:table-cell office:value-type="string" table:style-name="ce23">
            <text:p><text:span text:style-name="T3">林銘仁</text:span></text:p>
          </table:table-cell>
          <table:table-cell office:value-type="string" table:style-name="ce64">
            <text:p><text:span text:style-name="T3">改善及充實教學環境設備申請計畫</text:span>-<text:span text:style-name="T3">密碼塑鋼置物櫃</text:span></text:p>
          </table:table-cell>
          <table:table-cell office:value-type="string" table:style-name="ce28">
            <text:p><text:span text:style-name="T3">頂埔國小</text:span></text:p>
          </table:table-cell>
          <table:table-cell office:value-type="float" office:value="150" table:style-name="ce16">
            <text:p><text:s/>150<text:s/></text:p>
          </table:table-cell>
          <table:table-cell office:value-type="float" office:value="150" table:style-name="ce16">
            <text:p><text:s/>15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頂埔國小</text:span></text:p>
          </table:table-cell>
          <table:table-cell office:value-type="string" table:style-name="ce36">
            <text:p>共同供應契約</text:p>
          </table:table-cell>
          <table:table-cell office:value-type="string" table:style-name="ce24">
            <text:p><text:span text:style-name="T3">中日股份有限公司</text:span></text:p>
          </table:table-cell>
          <table:table-cell table:number-columns-repeated="16375" table:style-name="ce35"/>
        </table:table-row>
        <table:table-row table:style-name="ro44">
          <table:table-cell office:value-type="string" table:style-name="ce23">
            <text:p><text:span text:style-name="T3">連斐璠</text:span></text:p>
          </table:table-cell>
          <table:table-cell office:value-type="string" table:style-name="ce64">
            <text:p>104<text:span text:style-name="T3">學年度充實教學暨辦公設備計畫</text:span>-OA<text:span text:style-name="T3">辦公設備、</text:span>LED<text:span text:style-name="T3">字幕機、</text:span>LED<text:span text:style-name="T3">活動看板、活動櫃、置物櫃</text:span></text:p>
          </table:table-cell>
          <table:table-cell office:value-type="string" table:style-name="ce28">
            <text:p><text:span text:style-name="T3">永平國小</text:span></text:p>
          </table:table-cell>
          <table:table-cell office:value-type="float" office:value="420" table:style-name="ce16">
            <text:p><text:s/>420<text:s/></text:p>
          </table:table-cell>
          <table:table-cell office:value-type="float" office:value="420" table:style-name="ce16">
            <text:p><text:s/>42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永平國小</text:span></text:p>
          </table:table-cell>
          <table:table-cell office:value-type="string" table:style-name="ce24">
            <text:p><text:span text:style-name="T3">共同供應契約</text:span></text:p>
          </table:table-cell>
          <table:table-cell office:value-type="string" table:style-name="ce24">
            <text:p><text:span text:style-name="T3">喬光科技股份有限公司</text:span></text:p>
            <text:p><text:span text:style-name="T3">達惠企業股份有限公司</text:span></text:p>
            <text:p><text:span text:style-name="T3">明聳企業股份有限公司</text:span></text:p>
          </table:table-cell>
          <table:table-cell table:number-columns-repeated="16375" table:style-name="ce35"/>
        </table:table-row>
        <table:table-row table:style-name="ro44">
          <table:table-cell office:value-type="string" table:style-name="ce23">
            <text:p><text:span text:style-name="T3">邱烽堯</text:span></text:p>
          </table:table-cell>
          <table:table-cell office:value-type="string" table:style-name="ce64">
            <text:p>105<text:span text:style-name="T3">年度校園安全暨設備改善充實計畫</text:span>-<text:span text:style-name="T3">盤點機、手機放置櫃、會議桌、夜間投射照明燈、飲水機</text:span></text:p>
          </table:table-cell>
          <table:table-cell office:value-type="string" table:style-name="ce28">
            <text:p><text:span text:style-name="T3">樹林高中</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樹林高中</text:span></text:p>
          </table:table-cell>
          <table:table-cell office:value-type="string" table:style-name="ce24">
            <text:p><text:span text:style-name="T3">逕洽廠商</text:span></text:p>
          </table:table-cell>
          <table:table-cell office:value-type="string" table:style-name="ce24">
            <text:p><text:span text:style-name="T3">正荃科技有限公司</text:span></text:p>
            <text:p><text:span text:style-name="T3">僑豐木藝行</text:span></text:p>
            <text:p><text:span text:style-name="T3">嘉樂福企業有限公司</text:span></text:p>
            <text:p><text:span text:style-name="T3">賀眾企業股份有限公司</text:span></text:p>
          </table:table-cell>
          <table:table-cell table:number-columns-repeated="16375" table:style-name="ce35"/>
        </table:table-row>
        <table:table-row table:style-name="ro10">
          <table:table-cell office:value-type="string" table:style-name="ce23">
            <text:p><text:span text:style-name="T3">蔡錦賢</text:span></text:p>
          </table:table-cell>
          <table:table-cell office:value-type="string" table:style-name="ce64">
            <text:p><text:span text:style-name="T3">改善校園環境設備計畫</text:span>-LED<text:span text:style-name="T3">跑馬燈字幕機</text:span></text:p>
          </table:table-cell>
          <table:table-cell office:value-type="string" table:style-name="ce28">
            <text:p><text:span text:style-name="T3">老梅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老梅國小</text:span></text:p>
          </table:table-cell>
          <table:table-cell office:value-type="string" table:style-name="ce24">
            <text:p><text:span text:style-name="T3">逕洽廠商</text:span></text:p>
          </table:table-cell>
          <table:table-cell office:value-type="string" table:style-name="ce24">
            <text:p><text:span text:style-name="T3">揚德廣告</text:span></text:p>
          </table:table-cell>
          <table:table-cell table:number-columns-repeated="16375" table:style-name="ce35"/>
        </table:table-row>
        <table:table-row table:style-name="ro10">
          <table:table-cell office:value-type="string" table:style-name="ce23">
            <text:p><text:span text:style-name="T3">廖正良</text:span></text:p>
          </table:table-cell>
          <table:table-cell office:value-type="string" table:style-name="ce64">
            <text:p>105<text:span text:style-name="T3">年度</text:span>PM2.5<text:span text:style-name="T3">空氣汙染監測系統</text:span>-PM2.5<text:span text:style-name="T3">空氣汙染監測</text:span>(<text:span text:style-name="T3">延伸子系統</text:span>)</text:p>
          </table:table-cell>
          <table:table-cell office:value-type="string" table:style-name="ce28">
            <text:p><text:span text:style-name="T3">秀峰國小</text:span></text:p>
          </table:table-cell>
          <table:table-cell office:value-type="float" office:value="39.200000000000003" table:style-name="ce16">
            <text:p><text:s/>39<text:s/></text:p>
          </table:table-cell>
          <table:table-cell office:value-type="float" office:value="39.200000000000003" table:style-name="ce16">
            <text:p><text:s/>39<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秀峰國小</text:span></text:p>
          </table:table-cell>
          <table:table-cell office:value-type="string" table:style-name="ce24">
            <text:p><text:span text:style-name="T3">逕洽廠商</text:span></text:p>
          </table:table-cell>
          <table:table-cell office:value-type="string" table:style-name="ce24">
            <text:p><text:span text:style-name="T3">尖控雲端科技有限公司</text:span></text:p>
          </table:table-cell>
          <table:table-cell table:number-columns-repeated="16375" table:style-name="ce35"/>
        </table:table-row>
        <table:table-row table:style-name="ro10">
          <table:table-cell office:value-type="string" table:style-name="ce23">
            <text:p><text:span text:style-name="T3">廖正良</text:span></text:p>
          </table:table-cell>
          <table:table-cell office:value-type="string" table:style-name="ce64">
            <text:p>105<text:span text:style-name="T3">年度</text:span>PM2.5<text:span text:style-name="T3">空氣汙染監測系統</text:span>-PM2.5<text:span text:style-name="T3">空氣汙染監測</text:span>(<text:span text:style-name="T3">延伸子系統</text:span>)</text:p>
          </table:table-cell>
          <table:table-cell office:value-type="string" table:style-name="ce28">
            <text:p><text:span text:style-name="T3">樟樹國小</text:span></text:p>
          </table:table-cell>
          <table:table-cell office:value-type="float" office:value="39.200000000000003" table:style-name="ce16">
            <text:p><text:s/>39<text:s/></text:p>
          </table:table-cell>
          <table:table-cell office:value-type="float" office:value="39.200000000000003" table:style-name="ce16">
            <text:p><text:s/>39<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樟樹國小</text:span></text:p>
          </table:table-cell>
          <table:table-cell office:value-type="string" table:style-name="ce24">
            <text:p><text:span text:style-name="T3">逕洽廠商</text:span></text:p>
          </table:table-cell>
          <table:table-cell office:value-type="string" table:style-name="ce24">
            <text:p><text:span text:style-name="T3">尖控雲端科技有限公司</text:span></text:p>
          </table:table-cell>
          <table:table-cell table:number-columns-repeated="16375" table:style-name="ce35"/>
        </table:table-row>
        <table:table-row table:style-name="ro10">
          <table:table-cell office:value-type="string" table:style-name="ce23">
            <text:p><text:span text:style-name="T3">邱烽堯</text:span></text:p>
          </table:table-cell>
          <table:table-cell office:value-type="string" table:style-name="ce64">
            <text:p><text:span text:style-name="T3">改善校園環境設備計畫</text:span>-<text:span text:style-name="T3">把手式置物櫃、鋁框磁性板面佈告欄</text:span></text:p>
          </table:table-cell>
          <table:table-cell office:value-type="string" table:style-name="ce28">
            <text:p><text:span text:style-name="T3">私立竹林高中</text:span></text:p>
          </table:table-cell>
          <table:table-cell office:value-type="float" office:value="200" table:style-name="ce16">
            <text:p><text:s/>200<text:s/></text:p>
          </table:table-cell>
          <table:table-cell office:value-type="float" office:value="200" table:style-name="ce16">
            <text:p><text:s/>2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私立竹林高中</text:span></text:p>
          </table:table-cell>
          <table:table-cell office:value-type="string" table:style-name="ce24">
            <text:p><text:span text:style-name="T3">公開招標比價</text:span></text:p>
          </table:table-cell>
          <table:table-cell office:value-type="string" table:style-name="ce24">
            <text:p><text:span text:style-name="T3">淞平股份有限公司</text:span></text:p>
            <text:p><text:span text:style-name="T3">一峰有限公司</text:span></text:p>
          </table:table-cell>
          <table:table-cell table:number-columns-repeated="16375" table:style-name="ce35"/>
        </table:table-row>
        <table:table-row table:style-name="ro45">
          <table:table-cell office:value-type="string" table:number-columns-spanned="1" table:number-rows-spanned="2" table:style-name="ce37">
            <text:p><text:span text:style-name="T3">李余典</text:span></text:p>
            <text:p><text:span text:style-name="T3">邱婷蔚</text:span></text:p>
            <text:p><text:span text:style-name="T3">蔡明堂</text:span></text:p>
          </table:table-cell>
          <table:table-cell office:value-type="string" table:style-name="ce64">
            <text:p>105<text:span text:style-name="T3">年度建置校園數位美學環境計畫</text:span>-<text:span text:style-name="T3">穿堂兩側墊室移機裝設、穿堂面板打底油漆彩繪、穿堂面板立體造型、穿堂天花板雲彩油漆、集美棒棒堂彩繪、集美棒棒堂天花板粉刷</text:span></text:p>
          </table:table-cell>
          <table:table-cell office:value-type="string" table:number-columns-spanned="1" table:number-rows-spanned="2" table:style-name="ce44">
            <text:p><text:span text:style-name="T3">集美國小</text:span></text:p>
          </table:table-cell>
          <table:table-cell office:value-type="float" office:value="695" table:number-columns-spanned="1" table:number-rows-spanned="2" table:style-name="ce41">
            <text:p><text:s/>695<text:s/></text:p>
          </table:table-cell>
          <table:table-cell office:value-type="float" office:value="116" table:style-name="ce16">
            <text:p><text:s/>116<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number-columns-spanned="1" table:number-rows-spanned="2" table:style-name="ce45">
            <text:p><text:span text:style-name="T3">集美國小</text:span></text:p>
          </table:table-cell>
          <table:table-cell office:value-type="string" table:style-name="ce24">
            <text:p><text:span text:style-name="T3">公開取得企劃書</text:span></text:p>
          </table:table-cell>
          <table:table-cell office:value-type="string" table:style-name="ce24">
            <text:p><text:span text:style-name="T3">聚象企業社</text:span></text:p>
          </table:table-cell>
          <table:table-cell table:number-columns-repeated="16375" table:style-name="ce35"/>
        </table:table-row>
        <table:table-row table:style-name="ro45">
          <table:covered-table-cell/>
          <table:table-cell office:value-type="string" table:style-name="ce64">
            <text:p>105<text:span text:style-name="T3">年度建置校園數位美學環境計畫</text:span>-<text:span text:style-name="T3">戶外全彩</text:span>LED<text:span text:style-name="T3">資訊看板、資訊看板控制台、大型玻璃纖維公仔、鋁製造型公佈欄</text:span></text:p>
          </table:table-cell>
          <table:covered-table-cell/>
          <table:covered-table-cell/>
          <table:table-cell office:value-type="float" office:value="579" table:style-name="ce16">
            <text:p><text:s/>579<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covered-table-cell/>
          <table:table-cell office:value-type="string" table:style-name="ce24">
            <text:p><text:span text:style-name="T3">公開取得企劃書</text:span></text:p>
          </table:table-cell>
          <table:table-cell office:value-type="string" table:style-name="ce24">
            <text:p><text:span text:style-name="T3">三合一資訊有限公司</text:span></text:p>
          </table:table-cell>
          <table:table-cell table:number-columns-repeated="16375" table:style-name="ce35"/>
        </table:table-row>
        <table:table-row table:style-name="ro10">
          <table:table-cell office:value-type="string" table:style-name="ce23">
            <text:p><text:span text:style-name="T3">彭成龍</text:span></text:p>
          </table:table-cell>
          <table:table-cell office:value-type="string" table:style-name="ce64">
            <text:p><text:span text:style-name="T3">改善教學環境設備</text:span>-42<text:span text:style-name="T3">吋液晶顯示器附視訊盒、舊有</text:span>CRT<text:span text:style-name="T3">拆除搬移及新品安裝</text:span></text:p>
          </table:table-cell>
          <table:table-cell office:value-type="string" table:style-name="ce28">
            <text:p><text:span text:style-name="T3">中正國中</text:span></text:p>
          </table:table-cell>
          <table:table-cell office:value-type="float" office:value="300" table:style-name="ce16">
            <text:p><text:s/>300<text:s/></text:p>
          </table:table-cell>
          <table:table-cell office:value-type="float" office:value="300" table:style-name="ce16">
            <text:p><text:s/>3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中正國中</text:span></text:p>
          </table:table-cell>
          <table:table-cell office:value-type="string" table:style-name="ce24">
            <text:p><text:span text:style-name="T3">共同供應契約</text:span></text:p>
            <text:p><text:span text:style-name="T3">逕洽廠商</text:span></text:p>
          </table:table-cell>
          <table:table-cell office:value-type="string" table:style-name="ce24">
            <text:p><text:span text:style-name="T3">合志資訊有限公司</text:span></text:p>
            <text:p><text:span text:style-name="T3">興呈企業有限公司</text:span></text:p>
          </table:table-cell>
          <table:table-cell table:number-columns-repeated="16375" table:style-name="ce35"/>
        </table:table-row>
        <table:table-row table:style-name="ro10">
          <table:table-cell office:value-type="string" table:style-name="ce23">
            <text:p><text:span text:style-name="T3">高敏慧</text:span></text:p>
          </table:table-cell>
          <table:table-cell office:value-type="string" table:style-name="ce64">
            <text:p>105<text:span text:style-name="T3">年度安全特色學習走廊情境布置計畫</text:span>-T5<text:span text:style-name="T3">照明設備、大圖輸出、窗緣桌台</text:span></text:p>
          </table:table-cell>
          <table:table-cell office:value-type="string" table:style-name="ce28">
            <text:p><text:span text:style-name="T3">建國國小</text:span></text:p>
          </table:table-cell>
          <table:table-cell office:value-type="float" office:value="80" table:style-name="ce16">
            <text:p><text:s/>80<text:s/></text:p>
          </table:table-cell>
          <table:table-cell office:value-type="float" office:value="80" table:style-name="ce16">
            <text:p><text:s/>8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建國國小</text:span></text:p>
          </table:table-cell>
          <table:table-cell office:value-type="string" table:style-name="ce24">
            <text:p><text:span text:style-name="T3">公開取得企劃書</text:span></text:p>
          </table:table-cell>
          <table:table-cell office:value-type="string" table:style-name="ce24">
            <text:p><text:span text:style-name="T3">六金廣告有限公司</text:span></text:p>
          </table:table-cell>
          <table:table-cell table:number-columns-repeated="16375" table:style-name="ce35"/>
        </table:table-row>
        <table:table-row table:style-name="ro10">
          <table:table-cell office:value-type="string" table:style-name="ce23">
            <text:p><text:span text:style-name="T3">蔣根煌</text:span></text:p>
          </table:table-cell>
          <table:table-cell office:value-type="string" table:style-name="ce64">
            <text:p><text:span text:style-name="T3">改善班級教室教學設備－液晶電視</text:span>-<text:span text:style-name="T3">液晶電視</text:span></text:p>
          </table:table-cell>
          <table:table-cell office:value-type="string" table:style-name="ce28">
            <text:p><text:span text:style-name="T3">新莊國中</text:span></text:p>
          </table:table-cell>
          <table:table-cell office:value-type="float" office:value="500" table:style-name="ce16">
            <text:p><text:s/>500<text:s/></text:p>
          </table:table-cell>
          <table:table-cell office:value-type="float" office:value="500" table:style-name="ce16">
            <text:p><text:s/>5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新莊國中</text:span></text:p>
          </table:table-cell>
          <table:table-cell office:value-type="string" table:style-name="ce24">
            <text:p><text:span text:style-name="T3">共同供應契約</text:span></text:p>
          </table:table-cell>
          <table:table-cell office:value-type="string" table:style-name="ce24">
            <text:p><text:span text:style-name="T3">皇儒貴有限公司</text:span></text:p>
          </table:table-cell>
          <table:table-cell table:number-columns-repeated="16375" table:style-name="ce35"/>
        </table:table-row>
        <table:table-row table:style-name="ro17">
          <table:table-cell office:value-type="string" table:style-name="ce23">
            <text:p><text:span text:style-name="T3">鄭金隆</text:span></text:p>
          </table:table-cell>
          <table:table-cell office:value-type="string" table:style-name="ce64">
            <text:p>104<text:span text:style-name="T3">學年度廣播設備補助實施計畫</text:span>-<text:span text:style-name="T3">混音擴大器、自動定頻無線接收機、擴大機、室外喇叭</text:span></text:p>
          </table:table-cell>
          <table:table-cell office:value-type="string" table:style-name="ce28">
            <text:p><text:span text:style-name="T3">貢寮國中</text:span></text:p>
          </table:table-cell>
          <table:table-cell office:value-type="float" office:value="98" table:style-name="ce16">
            <text:p><text:s/>98<text:s/></text:p>
          </table:table-cell>
          <table:table-cell office:value-type="float" office:value="98" table:style-name="ce16">
            <text:p><text:s/>98<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貢寮國中</text:span></text:p>
          </table:table-cell>
          <table:table-cell office:value-type="string" table:style-name="ce24">
            <text:p><text:span text:style-name="T3">逕洽廠商</text:span></text:p>
          </table:table-cell>
          <table:table-cell office:value-type="string" table:style-name="ce24">
            <text:p><text:span text:style-name="T3">金寶珍器材行</text:span></text:p>
          </table:table-cell>
          <table:table-cell table:number-columns-repeated="16375" table:style-name="ce35"/>
        </table:table-row>
        <table:table-row table:style-name="ro46">
          <table:table-cell office:value-type="string" table:style-name="ce23">
            <text:p><text:span text:style-name="T3">劉哲彰</text:span></text:p>
          </table:table-cell>
          <table:table-cell office:value-type="string" table:style-name="ce64">
            <text:p><text:span text:style-name="T3">更新</text:span>LED<text:span text:style-name="T3">字幕機設備與改善校園網路環境計畫</text:span>-<text:span text:style-name="T3">司令台、前穿堂</text:span>LED<text:span text:style-name="T3">字幕機、直立式伺服器</text:span></text:p>
          </table:table-cell>
          <table:table-cell office:value-type="string" table:style-name="ce28">
            <text:p><text:span text:style-name="T3">中正國小</text:span></text:p>
          </table:table-cell>
          <table:table-cell office:value-type="float" office:value="200" table:style-name="ce16">
            <text:p><text:s/>200<text:s/></text:p>
          </table:table-cell>
          <table:table-cell office:value-type="float" office:value="200" table:style-name="ce16">
            <text:p><text:s/>2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中正國小</text:span></text:p>
          </table:table-cell>
          <table:table-cell office:value-type="string" table:style-name="ce24">
            <text:p><text:span text:style-name="T3">共同供應契約</text:span><text:s/></text:p>
            <text:p><text:span text:style-name="T3">限制性招標議價</text:span></text:p>
          </table:table-cell>
          <table:table-cell office:value-type="string" table:style-name="ce24">
            <text:p><text:span text:style-name="T3">大樣光電科技有限公司</text:span><text:s text:c="3"/></text:p>
            <text:p><text:span text:style-name="T3">高一生蓁好資訊行</text:span></text:p>
          </table:table-cell>
          <table:table-cell table:number-columns-repeated="16375" table:style-name="ce35"/>
        </table:table-row>
        <table:table-row table:style-name="ro10">
          <table:table-cell office:value-type="string" table:style-name="ce23">
            <text:p><text:span text:style-name="T3">宋明宗</text:span></text:p>
          </table:table-cell>
          <table:table-cell office:value-type="string" table:style-name="ce64">
            <text:p>105<text:span text:style-name="T3">年度教學環境設備改善申請計畫</text:span>-<text:span text:style-name="T3">監視主機、監視攝影機、收音麥克風、</text:span>21<text:span text:style-name="T3">吋螢幕</text:span></text:p>
          </table:table-cell>
          <table:table-cell office:value-type="string" table:style-name="ce28">
            <text:p><text:span text:style-name="T3">福營國中</text:span></text:p>
          </table:table-cell>
          <table:table-cell office:value-type="float" office:value="97.65" table:style-name="ce16">
            <text:p><text:s/>98<text:s/></text:p>
          </table:table-cell>
          <table:table-cell office:value-type="float" office:value="97.65" table:style-name="ce16">
            <text:p><text:s/>98<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福營國中</text:span></text:p>
          </table:table-cell>
          <table:table-cell office:value-type="string" table:style-name="ce24">
            <text:p><text:span text:style-name="T3">逕洽廠商</text:span></text:p>
          </table:table-cell>
          <table:table-cell office:value-type="string" table:style-name="ce24">
            <text:p><text:span text:style-name="T3">豪音多媒體有限公司</text:span></text:p>
          </table:table-cell>
          <table:table-cell table:number-columns-repeated="16375" table:style-name="ce35"/>
        </table:table-row>
        <table:table-row table:style-name="ro10">
          <table:table-cell office:value-type="string" table:style-name="ce23">
            <text:p><text:span text:style-name="T3">廖本煙</text:span></text:p>
          </table:table-cell>
          <table:table-cell office:value-type="string" table:style-name="ce64">
            <text:p>105<text:span text:style-name="T3">年度校園安全設備改善充實計畫</text:span>-<text:span text:style-name="T3">數位錄影監視主機</text:span>(<text:span text:style-name="T3">含硬碟、軟體</text:span>)<text:span text:style-name="T3">、紅外線監視錄影機</text:span></text:p>
          </table:table-cell>
          <table:table-cell office:value-type="string" table:style-name="ce28">
            <text:p><text:span text:style-name="T3">樹林高中</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樹林高中</text:span></text:p>
          </table:table-cell>
          <table:table-cell office:value-type="string" table:style-name="ce24">
            <text:p><text:span text:style-name="T3">逕洽廠商</text:span></text:p>
          </table:table-cell>
          <table:table-cell office:value-type="string" table:style-name="ce24">
            <text:p><text:span text:style-name="T3">綠能國際有限公司</text:span></text:p>
          </table:table-cell>
          <table:table-cell table:number-columns-repeated="16375" table:style-name="ce35"/>
        </table:table-row>
        <table:table-row table:style-name="ro10">
          <table:table-cell office:value-type="string" table:style-name="ce23">
            <text:p><text:span text:style-name="T3">蔣根煌</text:span></text:p>
          </table:table-cell>
          <table:table-cell office:value-type="string" table:style-name="ce64">
            <text:p><text:span text:style-name="T3">改善及充實教學環境設備申請計畫</text:span>-<text:span text:style-name="T3">數位多功能講桌</text:span></text:p>
          </table:table-cell>
          <table:table-cell office:value-type="string" table:style-name="ce28">
            <text:p><text:span text:style-name="T3">思賢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思賢國小</text:span></text:p>
          </table:table-cell>
          <table:table-cell office:value-type="string" table:style-name="ce24">
            <text:p><text:span text:style-name="T3">逕洽廠商</text:span></text:p>
          </table:table-cell>
          <table:table-cell office:value-type="string" table:style-name="ce24">
            <text:p><text:span text:style-name="T3">合志資訊有限公司</text:span></text:p>
          </table:table-cell>
          <table:table-cell table:number-columns-repeated="16375" table:style-name="ce35"/>
        </table:table-row>
        <table:table-row table:style-name="ro10">
          <table:table-cell office:value-type="string" table:style-name="ce23">
            <text:p><text:span text:style-name="T3">黃俊哲</text:span></text:p>
          </table:table-cell>
          <table:table-cell office:value-type="string" table:style-name="ce64">
            <text:p>105<text:span text:style-name="T3">年度校園資訊環境設備改善申請計畫</text:span>-<text:span text:style-name="T3">油印機</text:span></text:p>
          </table:table-cell>
          <table:table-cell office:value-type="string" table:style-name="ce28">
            <text:p><text:span text:style-name="T3">溪洲國小</text:span></text:p>
          </table:table-cell>
          <table:table-cell office:value-type="float" office:value="155" table:style-name="ce16">
            <text:p><text:s/>155<text:s/></text:p>
          </table:table-cell>
          <table:table-cell office:value-type="float" office:value="155" table:style-name="ce16">
            <text:p><text:s/>155<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溪洲國小</text:span></text:p>
          </table:table-cell>
          <table:table-cell office:value-type="string" table:style-name="ce24">
            <text:p><text:span text:style-name="T3">共同供應契約</text:span></text:p>
          </table:table-cell>
          <table:table-cell office:value-type="string" table:style-name="ce24">
            <text:p><text:span text:style-name="T3">元茂國際企業股份有限公司</text:span></text:p>
          </table:table-cell>
          <table:table-cell table:number-columns-repeated="16375" table:style-name="ce35"/>
        </table:table-row>
        <table:table-row table:style-name="ro10">
          <table:table-cell office:value-type="string" table:style-name="ce23">
            <text:p><text:span text:style-name="T3">陳文治</text:span></text:p>
          </table:table-cell>
          <table:table-cell office:value-type="string" table:style-name="ce64">
            <text:p><text:span text:style-name="T3">校史室會議桌椅購置計畫</text:span>-<text:span text:style-name="T3">桌子、椅子</text:span></text:p>
          </table:table-cell>
          <table:table-cell office:value-type="string" table:style-name="ce28">
            <text:p><text:span text:style-name="T3">新泰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新泰國小</text:span></text:p>
          </table:table-cell>
          <table:table-cell office:value-type="string" table:style-name="ce24">
            <text:p><text:span text:style-name="T3">逕洽廠商</text:span></text:p>
          </table:table-cell>
          <table:table-cell office:value-type="string" table:style-name="ce24">
            <text:p><text:span text:style-name="T3">捷達數位系統股份有限公司</text:span></text:p>
          </table:table-cell>
          <table:table-cell table:number-columns-repeated="16375" table:style-name="ce35"/>
        </table:table-row>
        <table:table-row table:style-name="ro10">
          <table:table-cell office:value-type="string" table:style-name="ce23">
            <text:p><text:span text:style-name="T3">黃永昌</text:span></text:p>
          </table:table-cell>
          <table:table-cell office:value-type="string" table:style-name="ce64">
            <text:p>105<text:span text:style-name="T3">年度國中部空調設備購置計畫</text:span>-<text:span text:style-name="T3">分離式冷氣</text:span>2.5<text:span text:style-name="T3">噸</text:span></text:p>
          </table:table-cell>
          <table:table-cell office:value-type="string" table:style-name="ce28">
            <text:p><text:span text:style-name="T3">北大高中</text:span></text:p>
          </table:table-cell>
          <table:table-cell office:value-type="float" office:value="70" table:style-name="ce16">
            <text:p><text:s/>70<text:s/></text:p>
          </table:table-cell>
          <table:table-cell office:value-type="float" office:value="70" table:style-name="ce16">
            <text:p><text:s/>7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北大高中</text:span></text:p>
          </table:table-cell>
          <table:table-cell office:value-type="string" table:style-name="ce24">
            <text:p><text:span text:style-name="T3">共同供應契約</text:span></text:p>
          </table:table-cell>
          <table:table-cell office:value-type="string" table:style-name="ce24">
            <text:p><text:span text:style-name="T3">大同綜合訊電股份有限公司</text:span><text:s/></text:p>
          </table:table-cell>
          <table:table-cell table:number-columns-repeated="16375" table:style-name="ce35"/>
        </table:table-row>
        <table:table-row table:style-name="ro47">
          <table:table-cell office:value-type="string" table:style-name="ce23">
            <text:p><text:span text:style-name="T3">李翁月娥</text:span></text:p>
          </table:table-cell>
          <table:table-cell office:value-type="string" table:style-name="ce64">
            <text:p>105<text:span text:style-name="T3">年度普通教室環境改善計畫</text:span>-<text:span text:style-name="T3">木質置物櫃、圖書櫃、教室門、掃具櫃、教師電腦桌、多功能書櫃、公佈欄更新</text:span>(<text:span text:style-name="T3">軟木</text:span>+PVC<text:span text:style-name="T3">發泡布</text:span>)</text:p>
          </table:table-cell>
          <table:table-cell office:value-type="string" table:style-name="ce28">
            <text:p><text:span text:style-name="T3">五華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五華國小</text:span></text:p>
          </table:table-cell>
          <table:table-cell office:value-type="string" table:style-name="ce24">
            <text:p><text:span text:style-name="T3">公開取得企劃書</text:span></text:p>
          </table:table-cell>
          <table:table-cell office:value-type="string" table:style-name="ce24">
            <text:p><text:span text:style-name="T3">聯克室內裝修有限公司</text:span></text:p>
          </table:table-cell>
          <table:table-cell table:number-columns-repeated="16375" table:style-name="ce35"/>
        </table:table-row>
        <table:table-row table:style-name="ro10">
          <table:table-cell office:value-type="string" table:style-name="ce23">
            <text:p><text:span text:style-name="T3">高敏慧</text:span></text:p>
          </table:table-cell>
          <table:table-cell office:value-type="string" table:style-name="ce64">
            <text:p><text:span text:style-name="T3">擴充校史室設備申請計畫</text:span>-<text:span text:style-name="T3">會議兼展示桌</text:span></text:p>
          </table:table-cell>
          <table:table-cell office:value-type="string" table:style-name="ce28">
            <text:p><text:span text:style-name="T3">鶯歌高職</text:span></text:p>
          </table:table-cell>
          <table:table-cell office:value-type="float" office:value="100" table:style-name="ce16">
            <text:p><text:s/>100<text:s/></text:p>
          </table:table-cell>
          <table:table-cell office:value-type="float" office:value="99" table:style-name="ce16">
            <text:p><text:s/>99<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鶯歌高職</text:span></text:p>
          </table:table-cell>
          <table:table-cell office:value-type="string" table:style-name="ce24">
            <text:p><text:span text:style-name="T3">逕洽廠商</text:span></text:p>
          </table:table-cell>
          <table:table-cell office:value-type="string" table:style-name="ce24">
            <text:p><text:span text:style-name="T3">漢昇室內裝修有限公司</text:span></text:p>
          </table:table-cell>
          <table:table-cell table:number-columns-repeated="16375" table:style-name="ce35"/>
        </table:table-row>
        <table:table-row table:style-name="ro10">
          <table:table-cell office:value-type="string" table:number-columns-spanned="1" table:number-rows-spanned="2" table:style-name="ce37">
            <text:p><text:span text:style-name="T3">黃俊哲</text:span></text:p>
          </table:table-cell>
          <table:table-cell office:value-type="string" table:style-name="ce64">
            <text:p><text:span text:style-name="T3">信義樓水溝蓋更新暨仁愛樓監視系統更新計畫</text:span>-<text:span text:style-name="T3">玻璃纖維蓋板、防蚊防臭氣密水溝蓋</text:span></text:p>
          </table:table-cell>
          <table:table-cell office:value-type="string" table:number-columns-spanned="1" table:number-rows-spanned="2" table:style-name="ce39">
            <text:p><text:span text:style-name="T3">中山國小</text:span></text:p>
          </table:table-cell>
          <table:table-cell office:value-type="float" office:value="197" table:number-columns-spanned="1" table:number-rows-spanned="2" table:style-name="ce41">
            <text:p><text:s/>197<text:s/></text:p>
          </table:table-cell>
          <table:table-cell office:value-type="float" office:value="98.67" table:style-name="ce16">
            <text:p><text:s/>99<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number-columns-spanned="1" table:number-rows-spanned="2" table:style-name="ce42">
            <text:p><text:span text:style-name="T3">中山國小</text:span></text:p>
          </table:table-cell>
          <table:table-cell office:value-type="string" table:style-name="ce24">
            <text:p><text:span text:style-name="T3">逕洽廠商</text:span></text:p>
          </table:table-cell>
          <table:table-cell office:value-type="string" table:style-name="ce24">
            <text:p><text:span text:style-name="T3">圓碩國際實業有限公司</text:span></text:p>
          </table:table-cell>
          <table:table-cell table:number-columns-repeated="16375" table:style-name="ce35"/>
        </table:table-row>
        <table:table-row table:style-name="ro10">
          <table:covered-table-cell/>
          <table:table-cell office:value-type="string" table:style-name="ce64">
            <text:p><text:span text:style-name="T3">信義樓水溝蓋更新暨仁愛樓監視系統更新計畫</text:span>-<text:span text:style-name="T3">監視主機、紅外線彩色攝影機</text:span></text:p>
          </table:table-cell>
          <table:covered-table-cell/>
          <table:covered-table-cell/>
          <table:table-cell office:value-type="float" office:value="98.45" table:style-name="ce16">
            <text:p><text:s/>98<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covered-table-cell/>
          <table:table-cell office:value-type="string" table:style-name="ce24">
            <text:p><text:span text:style-name="T3">逕洽廠商</text:span></text:p>
          </table:table-cell>
          <table:table-cell office:value-type="string" table:style-name="ce24">
            <text:p><text:span text:style-name="T3">叡陞實業有限公司</text:span></text:p>
            <text:p/>
          </table:table-cell>
          <table:table-cell table:number-columns-repeated="16375" table:style-name="ce35"/>
        </table:table-row>
        <table:table-row table:style-name="ro10">
          <table:table-cell office:value-type="string" table:style-name="ce23">
            <text:p><text:span text:style-name="T3">林金結</text:span></text:p>
          </table:table-cell>
          <table:table-cell office:value-type="string" table:style-name="ce64">
            <text:p>105<text:span text:style-name="T3">年度監視系統更新計畫</text:span>-<text:span text:style-name="T3">監視主機、紅外線彩色攝影機</text:span></text:p>
          </table:table-cell>
          <table:table-cell office:value-type="string" table:style-name="ce28">
            <text:p><text:span text:style-name="T3">育林國小</text:span></text:p>
          </table:table-cell>
          <table:table-cell office:value-type="float" office:value="98.45" table:style-name="ce16">
            <text:p><text:s/>98<text:s/></text:p>
          </table:table-cell>
          <table:table-cell office:value-type="float" office:value="98.45" table:style-name="ce16">
            <text:p><text:s/>98<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育林國小</text:span></text:p>
          </table:table-cell>
          <table:table-cell office:value-type="string" table:style-name="ce24">
            <text:p><text:span text:style-name="T3">逕洽廠商</text:span></text:p>
          </table:table-cell>
          <table:table-cell office:value-type="string" table:style-name="ce24">
            <text:p><text:span text:style-name="T3">叡陞實業有限公司</text:span></text:p>
          </table:table-cell>
          <table:table-cell table:number-columns-repeated="16375" table:style-name="ce35"/>
        </table:table-row>
        <table:table-row table:style-name="ro10">
          <table:table-cell office:value-type="string" table:number-columns-spanned="1" table:number-rows-spanned="2" table:style-name="ce37">
            <text:p><text:span text:style-name="T3">陳文治</text:span></text:p>
          </table:table-cell>
          <table:table-cell office:value-type="string" table:style-name="ce64">
            <text:p><text:span text:style-name="T3">紫外線殺菌燈暨走廊照明燈採購計畫</text:span>-<text:span text:style-name="T3">照明燈</text:span>(T5<text:span text:style-name="T3">燈管</text:span>)</text:p>
          </table:table-cell>
          <table:table-cell office:value-type="string" table:number-columns-spanned="1" table:number-rows-spanned="2" table:style-name="ce39">
            <text:p><text:span text:style-name="T3">裕民國小</text:span></text:p>
          </table:table-cell>
          <table:table-cell office:value-type="float" office:value="100" table:number-columns-spanned="1" table:number-rows-spanned="2" table:style-name="ce41">
            <text:p><text:s/>100<text:s/></text:p>
          </table:table-cell>
          <table:table-cell office:value-type="float" office:value="38" table:style-name="ce16">
            <text:p><text:s/>38<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number-columns-spanned="1" table:number-rows-spanned="2" table:style-name="ce42">
            <text:p><text:span text:style-name="T3">裕民國小</text:span></text:p>
          </table:table-cell>
          <table:table-cell office:value-type="string" table:style-name="ce24">
            <text:p><text:span text:style-name="T3">逕洽廠商</text:span></text:p>
          </table:table-cell>
          <table:table-cell office:value-type="string" table:style-name="ce24">
            <text:p><text:span text:style-name="T3">明佳水電行</text:span></text:p>
          </table:table-cell>
          <table:table-cell table:number-columns-repeated="16375" table:style-name="ce35"/>
        </table:table-row>
        <table:table-row table:style-name="ro10">
          <table:covered-table-cell/>
          <table:table-cell office:value-type="string" table:style-name="ce64">
            <text:p><text:span text:style-name="T3">紫外線殺菌燈暨走廊照明燈採購計畫</text:span>-<text:span text:style-name="T3">紫外線殺菌燈</text:span></text:p>
          </table:table-cell>
          <table:covered-table-cell/>
          <table:covered-table-cell/>
          <table:table-cell office:value-type="float" office:value="62" table:style-name="ce16">
            <text:p><text:s/>62<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covered-table-cell/>
          <table:table-cell office:value-type="string" table:style-name="ce24">
            <text:p><text:span text:style-name="T3">逕洽廠商</text:span></text:p>
          </table:table-cell>
          <table:table-cell office:value-type="string" table:style-name="ce24">
            <text:p><text:span text:style-name="T3">久駿企業有限公司</text:span></text:p>
          </table:table-cell>
          <table:table-cell table:number-columns-repeated="16375" table:style-name="ce35"/>
        </table:table-row>
        <table:table-row table:style-name="ro10">
          <table:table-cell office:value-type="string" table:style-name="ce23">
            <text:p><text:span text:style-name="T3">陳世榮</text:span></text:p>
          </table:table-cell>
          <table:table-cell office:value-type="string" table:style-name="ce64">
            <text:p><text:span text:style-name="T3">行政辦公室環境改善計畫</text:span>-OA<text:span text:style-name="T3">屏風式辦公桌</text:span></text:p>
          </table:table-cell>
          <table:table-cell office:value-type="string" table:style-name="ce28">
            <text:p><text:span text:style-name="T3">民義國小</text:span></text:p>
          </table:table-cell>
          <table:table-cell office:value-type="float" office:value="80" table:style-name="ce16">
            <text:p><text:s/>80<text:s/></text:p>
          </table:table-cell>
          <table:table-cell office:value-type="float" office:value="80" table:style-name="ce16">
            <text:p><text:s/>8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民義國小</text:span></text:p>
          </table:table-cell>
          <table:table-cell office:value-type="string" table:style-name="ce24">
            <text:p><text:span text:style-name="T3">逕洽廠商</text:span></text:p>
          </table:table-cell>
          <table:table-cell office:value-type="string" table:style-name="ce24">
            <text:p><text:span text:style-name="T3">源美辦公家具</text:span></text:p>
          </table:table-cell>
          <table:table-cell table:number-columns-repeated="16375" table:style-name="ce35"/>
        </table:table-row>
        <table:table-row table:style-name="ro10">
          <table:table-cell office:value-type="string" table:style-name="ce23">
            <text:p><text:span text:style-name="T3">蔡錦賢</text:span></text:p>
          </table:table-cell>
          <table:table-cell office:value-type="string" table:style-name="ce64">
            <text:p><text:span text:style-name="T3">小集會教學場所冷氣更新計畫</text:span>-<text:span text:style-name="T3">分離式冷氣</text:span></text:p>
          </table:table-cell>
          <table:table-cell office:value-type="string" table:style-name="ce28">
            <text:p><text:span text:style-name="T3">中泰國小</text:span></text:p>
          </table:table-cell>
          <table:table-cell office:value-type="float" office:value="150" table:style-name="ce16">
            <text:p><text:s/>150<text:s/></text:p>
          </table:table-cell>
          <table:table-cell office:value-type="float" office:value="150" table:style-name="ce16">
            <text:p><text:s/>15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中泰國小</text:span></text:p>
          </table:table-cell>
          <table:table-cell office:value-type="string" table:style-name="ce24">
            <text:p><text:span text:style-name="T3">共同供應契約議價</text:span></text:p>
          </table:table-cell>
          <table:table-cell office:value-type="string" table:style-name="ce24">
            <text:p><text:span text:style-name="T3">百裕電業有限公司</text:span></text:p>
          </table:table-cell>
          <table:table-cell table:number-columns-repeated="16375" table:style-name="ce35"/>
        </table:table-row>
        <table:table-row table:style-name="ro10">
          <table:table-cell office:value-type="string" table:style-name="ce23">
            <text:p><text:span text:style-name="T3">陳世榮</text:span></text:p>
          </table:table-cell>
          <table:table-cell office:value-type="string" table:style-name="ce64">
            <text:p>105<text:span text:style-name="T3">學年度充實教學設備補助計畫</text:span>-<text:span text:style-name="T3">雙面布展示板</text:span></text:p>
          </table:table-cell>
          <table:table-cell office:value-type="string" table:style-name="ce28">
            <text:p><text:span text:style-name="T3">安和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安和國小</text:span></text:p>
          </table:table-cell>
          <table:table-cell office:value-type="string" table:style-name="ce24">
            <text:p><text:span text:style-name="T3">逕洽廠商</text:span></text:p>
          </table:table-cell>
          <table:table-cell office:value-type="string" table:style-name="ce24">
            <text:p><text:span text:style-name="T3">漢昇室內裝修有限公司</text:span></text:p>
          </table:table-cell>
          <table:table-cell table:number-columns-repeated="16375" table:style-name="ce35"/>
        </table:table-row>
        <table:table-row table:style-name="ro10">
          <table:table-cell office:value-type="string" table:style-name="ce23">
            <text:p><text:span text:style-name="T3">蔡錦賢</text:span></text:p>
          </table:table-cell>
          <table:table-cell office:value-type="string" table:style-name="ce64">
            <text:p>105<text:span text:style-name="T3">年度改善教學行政設備</text:span>-<text:span text:style-name="T3">監視器主機、吹葉機、紗門、機櫃</text:span></text:p>
          </table:table-cell>
          <table:table-cell office:value-type="string" table:style-name="ce28">
            <text:p><text:span text:style-name="T3">石門國中</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石門國中</text:span></text:p>
          </table:table-cell>
          <table:table-cell office:value-type="string" table:style-name="ce24">
            <text:p><text:span text:style-name="T3">逕洽廠商</text:span></text:p>
          </table:table-cell>
          <table:table-cell office:value-type="string" table:style-name="ce24">
            <text:p><text:span text:style-name="T3">匯成視訊網通有限公司</text:span></text:p>
            <text:p><text:span text:style-name="T3">宜益有限公司</text:span></text:p>
            <text:p><text:span text:style-name="T3">大仕實業有限公司</text:span></text:p>
          </table:table-cell>
          <table:table-cell table:number-columns-repeated="16375" table:style-name="ce35"/>
        </table:table-row>
        <table:table-row table:style-name="ro10">
          <table:table-cell office:value-type="string" table:style-name="ce23">
            <text:p><text:span text:style-name="T3">黃俊哲</text:span></text:p>
          </table:table-cell>
          <table:table-cell office:value-type="string" table:style-name="ce64">
            <text:p><text:span text:style-name="T3">冷氣節電裝置改善校園環境計畫</text:span>-IC<text:span text:style-name="T3">讀卡機、數位電錶</text:span></text:p>
          </table:table-cell>
          <table:table-cell office:value-type="string" table:style-name="ce28">
            <text:p><text:span text:style-name="T3">沙崙國小</text:span></text:p>
          </table:table-cell>
          <table:table-cell office:value-type="float" office:value="160" table:style-name="ce16">
            <text:p><text:s/>160<text:s/></text:p>
          </table:table-cell>
          <table:table-cell office:value-type="float" office:value="160" table:style-name="ce16">
            <text:p><text:s/>16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沙崙國小</text:span></text:p>
          </table:table-cell>
          <table:table-cell office:value-type="string" table:style-name="ce24">
            <text:p><text:span text:style-name="T3">公開取得報價單</text:span></text:p>
          </table:table-cell>
          <table:table-cell office:value-type="string" table:style-name="ce24">
            <text:p><text:span text:style-name="T3">冠維室內裝修設計工程有限公司</text:span></text:p>
          </table:table-cell>
          <table:table-cell table:number-columns-repeated="16375" table:style-name="ce35"/>
        </table:table-row>
        <table:table-row table:style-name="ro10">
          <table:table-cell office:value-type="string" table:number-columns-spanned="1" table:number-rows-spanned="2" table:style-name="ce37">
            <text:p><text:span text:style-name="T3">林秀惠</text:span></text:p>
          </table:table-cell>
          <table:table-cell office:value-type="string" table:style-name="ce64">
            <text:p><text:span text:style-name="T3">改善校園學習環境品質計畫</text:span>-<text:span text:style-name="T3">增闢警衛室管理出入口、排球練習場牆面後出入口</text:span></text:p>
          </table:table-cell>
          <table:table-cell office:value-type="string" table:number-columns-spanned="1" table:number-rows-spanned="2" table:style-name="ce39">
            <text:p><text:span text:style-name="T3">積穗國中</text:span></text:p>
          </table:table-cell>
          <table:table-cell office:value-type="float" office:value="200" table:number-columns-spanned="1" table:number-rows-spanned="2" table:style-name="ce41">
            <text:p><text:s/>200<text:s/></text:p>
          </table:table-cell>
          <table:table-cell office:value-type="float" office:value="96" table:style-name="ce16">
            <text:p><text:s/>96<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number-columns-spanned="1" table:number-rows-spanned="2" table:style-name="ce42">
            <text:p><text:span text:style-name="T3">積穗國中</text:span></text:p>
          </table:table-cell>
          <table:table-cell office:value-type="string" table:style-name="ce24">
            <text:p><text:span text:style-name="T3">逕洽廠商</text:span></text:p>
          </table:table-cell>
          <table:table-cell office:value-type="string" table:style-name="ce24">
            <text:p><text:span text:style-name="T3">造營裝潢工程有限公司</text:span></text:p>
            <text:p><text:span text:style-name="T3">萬大裝潢工程有限公司</text:span></text:p>
          </table:table-cell>
          <table:table-cell table:number-columns-repeated="16375" table:style-name="ce35"/>
        </table:table-row>
        <table:table-row table:style-name="ro10">
          <table:covered-table-cell/>
          <table:table-cell office:value-type="string" table:style-name="ce64">
            <text:p><text:span text:style-name="T3">改善校園學習環境品質計畫</text:span>-<text:span text:style-name="T3">冷氣機</text:span></text:p>
          </table:table-cell>
          <table:covered-table-cell/>
          <table:covered-table-cell/>
          <table:table-cell office:value-type="float" office:value="104" table:style-name="ce16">
            <text:p><text:s/>104<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covered-table-cell/>
          <table:table-cell office:value-type="string" table:style-name="ce24">
            <text:p><text:span text:style-name="T3">共同供應契約廠商</text:span></text:p>
          </table:table-cell>
          <table:table-cell office:value-type="string" table:style-name="ce24">
            <text:p><text:span text:style-name="T3">禾米科技有限公司</text:span></text:p>
          </table:table-cell>
          <table:table-cell table:number-columns-repeated="16375" table:style-name="ce35"/>
        </table:table-row>
        <table:table-row table:style-name="ro10">
          <table:table-cell office:value-type="string" table:number-columns-spanned="1" table:number-rows-spanned="2" table:style-name="ce37">
            <text:p><text:span text:style-name="T3">黃永昌</text:span></text:p>
          </table:table-cell>
          <table:table-cell office:value-type="string" table:number-columns-spanned="1" table:number-rows-spanned="2" table:style-name="ce65">
            <text:p><text:span text:style-name="T3">中庭地坪與至真樓廁所化糞池整修改善工程計畫暨無線擴音機增添計畫</text:span>-<text:span text:style-name="T3">室內、室外無線擴音機</text:span></text:p>
          </table:table-cell>
          <table:table-cell office:value-type="string" table:number-columns-spanned="1" table:number-rows-spanned="2" table:style-name="ce39">
            <text:p><text:span text:style-name="T3">廣福國小</text:span></text:p>
          </table:table-cell>
          <table:table-cell office:value-type="float" office:value="150" table:number-columns-spanned="1" table:number-rows-spanned="2" table:style-name="ce41">
            <text:p><text:s/>150<text:s/></text:p>
          </table:table-cell>
          <table:table-cell office:value-type="float" office:value="96" table:style-name="ce16">
            <text:p><text:s/>96<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number-columns-spanned="1" table:number-rows-spanned="2" table:style-name="ce42">
            <text:p><text:span text:style-name="T3">廣福國小</text:span></text:p>
          </table:table-cell>
          <table:table-cell office:value-type="string" table:style-name="ce24">
            <text:p><text:span text:style-name="T3">逕洽廠商</text:span></text:p>
          </table:table-cell>
          <table:table-cell office:value-type="string" table:style-name="ce24">
            <text:p><text:span text:style-name="T3">新縣營造有限公司</text:span></text:p>
            <text:p><text:span text:style-name="T3">璟漢企業有限公司</text:span></text:p>
          </table:table-cell>
          <table:table-cell table:number-columns-repeated="16375" table:style-name="ce35"/>
        </table:table-row>
        <table:table-row table:style-name="ro10">
          <table:covered-table-cell/>
          <table:covered-table-cell/>
          <table:covered-table-cell/>
          <table:covered-table-cell/>
          <table:table-cell office:value-type="float" office:value="54" table:style-name="ce16">
            <text:p><text:s/>54<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covered-table-cell/>
          <table:table-cell office:value-type="string" table:style-name="ce24">
            <text:p><text:span text:style-name="T3">逕洽廠商</text:span></text:p>
          </table:table-cell>
          <table:table-cell office:value-type="string" table:style-name="ce24">
            <text:p><text:span text:style-name="T3">新縣營造有限公司</text:span></text:p>
            <text:p><text:span text:style-name="T3">璟漢企業有限公司</text:span></text:p>
          </table:table-cell>
          <table:table-cell table:number-columns-repeated="16375" table:style-name="ce35"/>
        </table:table-row>
        <table:table-row table:style-name="ro10">
          <table:table-cell office:value-type="string" table:style-name="ce23">
            <text:p><text:span text:style-name="T3">黃永昌</text:span></text:p>
          </table:table-cell>
          <table:table-cell office:value-type="string" table:style-name="ce64">
            <text:p>105<text:span text:style-name="T3">年度建置電子防盜設備計畫</text:span>-<text:span text:style-name="T3">門禁讀卡機</text:span>(<text:span text:style-name="T3">含磁力鎖、開門按鈕</text:span>)</text:p>
          </table:table-cell>
          <table:table-cell office:value-type="string" table:style-name="ce28">
            <text:p><text:span text:style-name="T3">中信國小</text:span></text:p>
          </table:table-cell>
          <table:table-cell office:value-type="float" office:value="100" table:style-name="ce16">
            <text:p><text:s/>100<text:s/></text:p>
          </table:table-cell>
          <table:table-cell office:value-type="float" office:value="99.75"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中信國小</text:span></text:p>
          </table:table-cell>
          <table:table-cell office:value-type="string" table:style-name="ce24">
            <text:p><text:span text:style-name="T3">逕洽廠商</text:span></text:p>
          </table:table-cell>
          <table:table-cell office:value-type="string" table:style-name="ce24">
            <text:p><text:span text:style-name="T3">正強通信</text:span></text:p>
          </table:table-cell>
          <table:table-cell table:number-columns-repeated="16375" table:style-name="ce35"/>
        </table:table-row>
        <table:table-row table:style-name="ro48">
          <table:table-cell office:value-type="string" table:style-name="ce23">
            <text:p><text:span text:style-name="T3">李坤城</text:span></text:p>
          </table:table-cell>
          <table:table-cell office:value-type="string" table:style-name="ce64">
            <text:p>105<text:span text:style-name="T3">年度新司令台增置廣播音響設備計畫</text:span>-<text:span text:style-name="T3">喇叭、混音功率擴大機、可換頻無線麥克風與接收機、</text:span>DVD<text:span text:style-name="T3">多媒體播放器、麥克風立架</text:span></text:p>
          </table:table-cell>
          <table:table-cell office:value-type="string" table:style-name="ce28">
            <text:p><text:span text:style-name="T3">二重國中</text:span></text:p>
          </table:table-cell>
          <table:table-cell office:value-type="float" office:value="100" table:style-name="ce16">
            <text:p><text:s/>100<text:s/></text:p>
          </table:table-cell>
          <table:table-cell office:value-type="float" office:value="90.2" table:style-name="ce16">
            <text:p><text:s/>9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二重國中</text:span></text:p>
          </table:table-cell>
          <table:table-cell office:value-type="string" table:style-name="ce24">
            <text:p><text:span text:style-name="T3">逕洽廠商</text:span></text:p>
          </table:table-cell>
          <table:table-cell office:value-type="string" table:style-name="ce24">
            <text:p><text:span text:style-name="T3">中揚企業有限公司</text:span></text:p>
          </table:table-cell>
          <table:table-cell table:number-columns-repeated="16375" table:style-name="ce35"/>
        </table:table-row>
        <table:table-row table:style-name="ro26">
          <table:table-cell office:value-type="string" table:number-columns-spanned="1" table:number-rows-spanned="2" table:style-name="ce37">
            <text:p><text:span text:style-name="T3">游輝宂</text:span></text:p>
          </table:table-cell>
          <table:table-cell office:value-type="string" table:style-name="ce64">
            <text:p><text:span text:style-name="T3">增進校園環境安全工程案</text:span>-<text:span text:style-name="T3">殘障坡道止滑條、機車道止滑工程、無障礙坡道</text:span></text:p>
          </table:table-cell>
          <table:table-cell office:value-type="string" table:number-columns-spanned="1" table:number-rows-spanned="2" table:style-name="ce39">
            <text:p><text:span text:style-name="T3">積穗國中</text:span></text:p>
          </table:table-cell>
          <table:table-cell office:value-type="float" office:value="250" table:number-columns-spanned="1" table:number-rows-spanned="2" table:style-name="ce41">
            <text:p><text:s/>250<text:s/></text:p>
          </table:table-cell>
          <table:table-cell office:value-type="float" office:value="124" table:style-name="ce16">
            <text:p><text:s/>124<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number-columns-spanned="1" table:number-rows-spanned="2" table:style-name="ce42">
            <text:p><text:span text:style-name="T3">積穗國中</text:span></text:p>
          </table:table-cell>
          <table:table-cell office:value-type="string" table:style-name="ce24">
            <text:p><text:span text:style-name="T3">逕洽廠商</text:span></text:p>
          </table:table-cell>
          <table:table-cell office:value-type="string" table:style-name="ce24">
            <text:p><text:span text:style-name="T3">錡錄科技有限公司</text:span></text:p>
            <text:p><text:span text:style-name="T3">東北方實業有限公司</text:span></text:p>
          </table:table-cell>
          <table:table-cell table:number-columns-repeated="16375" table:style-name="ce35"/>
        </table:table-row>
        <table:table-row table:style-name="ro10">
          <table:covered-table-cell/>
          <table:table-cell office:value-type="string" table:style-name="ce64">
            <text:p><text:span text:style-name="T3">增進校園環境安全工程案</text:span>-<text:span text:style-name="T3">冷氣機</text:span></text:p>
          </table:table-cell>
          <table:covered-table-cell/>
          <table:covered-table-cell/>
          <table:table-cell office:value-type="float" office:value="126" table:style-name="ce16">
            <text:p><text:s/>126<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covered-table-cell/>
          <table:table-cell office:value-type="string" table:style-name="ce24">
            <text:p><text:span text:style-name="T3">共同供應契約廠商</text:span></text:p>
          </table:table-cell>
          <table:table-cell office:value-type="string" table:style-name="ce24">
            <text:p><text:span text:style-name="T3">禾米科技有限公司</text:span></text:p>
          </table:table-cell>
          <table:table-cell table:number-columns-repeated="16375" table:style-name="ce35"/>
        </table:table-row>
        <table:table-row table:style-name="ro49">
          <table:table-cell office:value-type="string" table:number-columns-spanned="1" table:number-rows-spanned="2" table:style-name="ce37">
            <text:p><text:span text:style-name="T3">劉美芳</text:span></text:p>
          </table:table-cell>
          <table:table-cell office:value-type="string" table:style-name="ce64">
            <text:p><text:span text:style-name="T3">視聽教室整修</text:span>-<text:span text:style-name="T3">天花板材更新、吸音棉塊、風管拆除、牆面吸音板、門扇更新、窗戶置物台面補土上漆、廢棄物拆除清運</text:span></text:p>
          </table:table-cell>
          <table:table-cell office:value-type="string" table:number-columns-spanned="1" table:number-rows-spanned="2" table:style-name="ce39">
            <text:p><text:span text:style-name="T3">實踐國小</text:span></text:p>
          </table:table-cell>
          <table:table-cell office:value-type="float" office:value="440" table:number-columns-spanned="1" table:number-rows-spanned="2" table:style-name="ce41">
            <text:p><text:s/>440<text:s/></text:p>
          </table:table-cell>
          <table:table-cell office:value-type="float" office:value="386.01" table:style-name="ce16">
            <text:p><text:s/>386<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number-columns-spanned="1" table:number-rows-spanned="2" table:style-name="ce42">
            <text:p><text:span text:style-name="T3">實踐國小</text:span></text:p>
          </table:table-cell>
          <table:table-cell office:value-type="string" table:style-name="ce24">
            <text:p><text:span text:style-name="T3">公開取得企劃書</text:span></text:p>
          </table:table-cell>
          <table:table-cell office:value-type="string" table:style-name="ce24">
            <text:p><text:span text:style-name="T3">富新室內裝修有限公司</text:span></text:p>
          </table:table-cell>
          <table:table-cell table:number-columns-repeated="16375" table:style-name="ce35"/>
        </table:table-row>
        <table:table-row table:style-name="ro10">
          <table:covered-table-cell/>
          <table:table-cell office:value-type="string" table:style-name="ce64">
            <text:p><text:span text:style-name="T3">視聽教室整修</text:span>-<text:span text:style-name="T3">防燄窗簾</text:span></text:p>
          </table:table-cell>
          <table:covered-table-cell/>
          <table:covered-table-cell/>
          <table:table-cell office:value-type="float" office:value="53.99" table:style-name="ce16">
            <text:p><text:s/>54<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covered-table-cell/>
          <table:table-cell office:value-type="string" table:style-name="ce24">
            <text:p><text:span text:style-name="T3">公開取得企劃書</text:span></text:p>
          </table:table-cell>
          <table:table-cell office:value-type="string" table:style-name="ce24">
            <text:p><text:span text:style-name="T3">富新室內裝修有限公司</text:span></text:p>
          </table:table-cell>
          <table:table-cell table:number-columns-repeated="16375" table:style-name="ce35"/>
        </table:table-row>
        <table:table-row table:style-name="ro10">
          <table:table-cell office:value-type="string" table:style-name="ce23">
            <text:p><text:span text:style-name="T3">廖正良</text:span></text:p>
          </table:table-cell>
          <table:table-cell office:value-type="string" table:style-name="ce64">
            <text:p>105<text:span text:style-name="T3">年度</text:span>PM2.5<text:span text:style-name="T3">空氣汙染監測系統建置</text:span>-PM2.5<text:span text:style-name="T3">空氣汙染監測</text:span>(<text:span text:style-name="T3">延伸子系統</text:span>)</text:p>
          </table:table-cell>
          <table:table-cell office:value-type="string" table:style-name="ce28">
            <text:p><text:span text:style-name="T3">北峰國小</text:span></text:p>
          </table:table-cell>
          <table:table-cell office:value-type="float" office:value="39.200000000000003" table:style-name="ce16">
            <text:p><text:s/>39<text:s/></text:p>
          </table:table-cell>
          <table:table-cell office:value-type="float" office:value="39.200000000000003" table:style-name="ce16">
            <text:p><text:s/>39<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北峰國小</text:span></text:p>
          </table:table-cell>
          <table:table-cell office:value-type="string" table:style-name="ce24">
            <text:p><text:span text:style-name="T3">逕洽廠商</text:span></text:p>
          </table:table-cell>
          <table:table-cell office:value-type="string" table:style-name="ce24">
            <text:p><text:span text:style-name="T3">尖控雲端科技有限公司</text:span></text:p>
          </table:table-cell>
          <table:table-cell table:number-columns-repeated="16375" table:style-name="ce35"/>
        </table:table-row>
        <table:table-row table:style-name="ro37">
          <table:table-cell office:value-type="string" table:style-name="ce23">
            <text:p><text:span text:style-name="T3">王建章</text:span></text:p>
          </table:table-cell>
          <table:table-cell office:value-type="string" table:style-name="ce64">
            <text:p><text:span text:style-name="T3">增購冷氣設備申請計畫</text:span>-<text:span text:style-name="T3">分離式冷氣、室外機安裝架、電源線、被覆銅管、內外機聯絡控制線、排水管、獨立電源迴路</text:span></text:p>
          </table:table-cell>
          <table:table-cell office:value-type="string" table:style-name="ce28">
            <text:p><text:span text:style-name="T3">中正國小</text:span></text:p>
          </table:table-cell>
          <table:table-cell office:value-type="float" office:value="200" table:style-name="ce16">
            <text:p><text:s/>200<text:s/></text:p>
          </table:table-cell>
          <table:table-cell office:value-type="float" office:value="200" table:style-name="ce16">
            <text:p><text:s/>2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中正國小</text:span></text:p>
          </table:table-cell>
          <table:table-cell office:value-type="string" table:style-name="ce24">
            <text:p><text:span text:style-name="T3">共同供應契約</text:span></text:p>
          </table:table-cell>
          <table:table-cell office:value-type="string" table:style-name="ce24">
            <text:p><text:span text:style-name="T3">資訊家電器股份有限公司</text:span></text:p>
          </table:table-cell>
          <table:table-cell table:number-columns-repeated="16375" table:style-name="ce35"/>
        </table:table-row>
        <table:table-row table:style-name="ro50">
          <table:table-cell office:value-type="string" table:style-name="ce23">
            <text:p><text:span text:style-name="T3">賴秋媚</text:span></text:p>
          </table:table-cell>
          <table:table-cell office:value-type="string" table:style-name="ce64">
            <text:p>104<text:span text:style-name="T3">學年度教學暨辦公室設備改善計畫</text:span>-<text:span text:style-name="T3">投影機、電動布幕、分離式省能冷氣、電動碎紙機、無線喊話器、無線麥克風組</text:span></text:p>
          </table:table-cell>
          <table:table-cell office:value-type="string" table:style-name="ce28">
            <text:p><text:span text:style-name="T3">義學國中</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義學國中</text:span></text:p>
          </table:table-cell>
          <table:table-cell office:value-type="string" table:style-name="ce24">
            <text:p><text:span text:style-name="T3">逕洽廠商</text:span></text:p>
          </table:table-cell>
          <table:table-cell office:value-type="string" table:style-name="ce24">
            <text:p><text:span text:style-name="T3">非比電腦有限公司</text:span></text:p>
          </table:table-cell>
          <table:table-cell table:number-columns-repeated="16375" table:style-name="ce35"/>
        </table:table-row>
        <table:table-row table:style-name="ro10">
          <table:table-cell office:value-type="string" table:style-name="ce23">
            <text:p><text:span text:style-name="T3">賴秋媚</text:span></text:p>
          </table:table-cell>
          <table:table-cell office:value-type="string" table:style-name="ce64">
            <text:p>104<text:span text:style-name="T3">學年度教學評量設備汰換計畫</text:span>-<text:span text:style-name="T3">數位快速印刷機</text:span></text:p>
          </table:table-cell>
          <table:table-cell office:value-type="string" table:style-name="ce28">
            <text:p><text:span text:style-name="T3">義學國中</text:span></text:p>
          </table:table-cell>
          <table:table-cell office:value-type="float" office:value="96" table:style-name="ce16">
            <text:p><text:s/>96<text:s/></text:p>
          </table:table-cell>
          <table:table-cell office:value-type="float" office:value="96" table:style-name="ce16">
            <text:p><text:s/>96<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義學國中</text:span></text:p>
          </table:table-cell>
          <table:table-cell office:value-type="string" table:style-name="ce24">
            <text:p><text:span text:style-name="T3">逕洽廠商</text:span></text:p>
          </table:table-cell>
          <table:table-cell office:value-type="string" table:style-name="ce24">
            <text:p><text:span text:style-name="T3">元茂國際企業有限公司</text:span></text:p>
          </table:table-cell>
          <table:table-cell table:number-columns-repeated="16375" table:style-name="ce35"/>
        </table:table-row>
        <table:table-row table:style-name="ro10">
          <table:table-cell office:value-type="string" table:style-name="ce23">
            <text:p><text:span text:style-name="T3">鄭宇恩</text:span></text:p>
          </table:table-cell>
          <table:table-cell office:value-type="string" table:style-name="ce64">
            <text:p>105<text:span text:style-name="T3">年度創客教室冷氣機更新採購計畫</text:span>-<text:span text:style-name="T3">高效率窗型冷氣機</text:span></text:p>
          </table:table-cell>
          <table:table-cell office:value-type="string" table:style-name="ce28">
            <text:p><text:span text:style-name="T3">坪頂國小</text:span></text:p>
          </table:table-cell>
          <table:table-cell office:value-type="float" office:value="100" table:style-name="ce16">
            <text:p><text:s/>100<text:s/></text:p>
          </table:table-cell>
          <table:table-cell office:value-type="float" office:value="91.552000000000007" table:style-name="ce16">
            <text:p><text:s/>92<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坪頂國小</text:span></text:p>
          </table:table-cell>
          <table:table-cell office:value-type="string" table:style-name="ce24">
            <text:p><text:span text:style-name="T3">逕洽廠商</text:span></text:p>
          </table:table-cell>
          <table:table-cell office:value-type="string" table:style-name="ce24">
            <text:p><text:span text:style-name="T3">益利電器行</text:span></text:p>
          </table:table-cell>
          <table:table-cell table:number-columns-repeated="16375" table:style-name="ce35"/>
        </table:table-row>
        <table:table-row table:style-name="ro10">
          <table:table-cell office:value-type="string" table:style-name="ce23">
            <text:p><text:span text:style-name="T3">賴秋媚</text:span></text:p>
          </table:table-cell>
          <table:table-cell office:value-type="string" table:style-name="ce64">
            <text:p><text:span text:style-name="T3">活動中心新設冷氣空調及照明設備工程</text:span>-<text:span text:style-name="T3">新設冷氣空調及照明設備工程</text:span></text:p>
          </table:table-cell>
          <table:table-cell office:value-type="string" table:style-name="ce28">
            <text:p><text:span text:style-name="T3">泰山國中</text:span></text:p>
          </table:table-cell>
          <table:table-cell office:value-type="float" office:value="500" table:style-name="ce16">
            <text:p><text:s/>500<text:s/></text:p>
          </table:table-cell>
          <table:table-cell office:value-type="float" office:value="500" table:style-name="ce16">
            <text:p><text:s/>5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泰山國中</text:span></text:p>
          </table:table-cell>
          <table:table-cell office:value-type="string" table:style-name="ce24">
            <text:p><text:span text:style-name="T3">公開招標</text:span></text:p>
          </table:table-cell>
          <table:table-cell office:value-type="string" table:style-name="ce24">
            <text:p><text:span text:style-name="T3">崴泰工程有限公司</text:span></text:p>
          </table:table-cell>
          <table:table-cell table:number-columns-repeated="16375" table:style-name="ce35"/>
        </table:table-row>
        <table:table-row table:style-name="ro10">
          <table:table-cell office:value-type="string" table:style-name="ce23">
            <text:p><text:span text:style-name="T3">廖裕德</text:span></text:p>
          </table:table-cell>
          <table:table-cell office:value-type="string" table:style-name="ce64">
            <text:p><text:span text:style-name="T3">永傳社教中心舞台修繕</text:span>-<text:span text:style-name="T3">舞台修繕工程</text:span></text:p>
          </table:table-cell>
          <table:table-cell office:value-type="string" table:style-name="ce28">
            <text:p><text:span text:style-name="T3">沙崙國小</text:span></text:p>
          </table:table-cell>
          <table:table-cell office:value-type="float" office:value="220" table:style-name="ce16">
            <text:p><text:s/>220<text:s/></text:p>
          </table:table-cell>
          <table:table-cell office:value-type="float" office:value="220" table:style-name="ce16">
            <text:p><text:s/>22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沙崙國小</text:span></text:p>
          </table:table-cell>
          <table:table-cell office:value-type="string" table:style-name="ce24">
            <text:p><text:span text:style-name="T3">公開取得報價單</text:span></text:p>
          </table:table-cell>
          <table:table-cell office:value-type="string" table:style-name="ce24">
            <text:p><text:span text:style-name="T3">冠維室內裝修設計工程有限公司</text:span></text:p>
          </table:table-cell>
          <table:table-cell table:number-columns-repeated="16375" table:style-name="ce35"/>
        </table:table-row>
        <table:table-row table:style-name="ro10">
          <table:table-cell office:value-type="string" table:style-name="ce23">
            <text:p><text:span text:style-name="T3">廖正良</text:span></text:p>
          </table:table-cell>
          <table:table-cell office:value-type="string" table:style-name="ce64">
            <text:p><text:span text:style-name="T3">多功能校史室空間改善計畫</text:span>-<text:span text:style-name="T3">地板拆除修整、油漆等工程</text:span></text:p>
          </table:table-cell>
          <table:table-cell office:value-type="string" table:style-name="ce28">
            <text:p><text:span text:style-name="T3">野柳國小</text:span></text:p>
          </table:table-cell>
          <table:table-cell office:value-type="float" office:value="100" table:style-name="ce16">
            <text:p><text:s/>100<text:s/></text:p>
          </table:table-cell>
          <table:table-cell office:value-type="float" office:value="87.775000000000006" table:style-name="ce16">
            <text:p><text:s/>88<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野柳國小</text:span></text:p>
          </table:table-cell>
          <table:table-cell office:value-type="string" table:style-name="ce24">
            <text:p><text:span text:style-name="T3">公開取得企劃書</text:span></text:p>
          </table:table-cell>
          <table:table-cell office:value-type="string" table:style-name="ce24">
            <text:p><text:span text:style-name="T3">富新室內裝修有限公司</text:span></text:p>
          </table:table-cell>
          <table:table-cell table:number-columns-repeated="16375" table:style-name="ce35"/>
        </table:table-row>
        <table:table-row table:style-name="ro10">
          <table:table-cell office:value-type="string" table:style-name="ce23">
            <text:p><text:span text:style-name="T3">金中玉</text:span></text:p>
          </table:table-cell>
          <table:table-cell office:value-type="string" table:style-name="ce64">
            <text:p>105<text:span text:style-name="T3">年度充實教學設備實施計畫</text:span>-<text:span text:style-name="T3">冷氣</text:span></text:p>
          </table:table-cell>
          <table:table-cell office:value-type="string" table:style-name="ce28">
            <text:p><text:span text:style-name="T3">雙城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雙城國小</text:span></text:p>
          </table:table-cell>
          <table:table-cell office:value-type="string" table:style-name="ce24">
            <text:p><text:span text:style-name="T3">公開招標</text:span></text:p>
          </table:table-cell>
          <table:table-cell office:value-type="string" table:style-name="ce24">
            <text:p><text:span text:style-name="T3">睿揚機械有限公司</text:span></text:p>
          </table:table-cell>
          <table:table-cell table:number-columns-repeated="16375" table:style-name="ce35"/>
        </table:table-row>
        <table:table-row table:style-name="ro51">
          <table:table-cell office:value-type="string" table:style-name="ce23">
            <text:p><text:span text:style-name="T3">曾煥嘉</text:span></text:p>
          </table:table-cell>
          <table:table-cell office:value-type="string" table:style-name="ce64">
            <text:p><text:span text:style-name="T3">「教師集會場所設備採購實施計畫」及「</text:span>105<text:span text:style-name="T3">年度</text:span>B2<text:span text:style-name="T3">活動中心天花板拆除工程實施計畫」</text:span>-<text:span text:style-name="T3">天花板拆除工程</text:span></text:p>
          </table:table-cell>
          <table:table-cell office:value-type="string" table:style-name="ce28">
            <text:p><text:span text:style-name="T3">大觀國小</text:span></text:p>
          </table:table-cell>
          <table:table-cell office:value-type="float" office:value="299.95999999999998" table:style-name="ce16">
            <text:p><text:s/>300<text:s/></text:p>
          </table:table-cell>
          <table:table-cell office:value-type="float" office:value="299.95999999999998" table:style-name="ce16">
            <text:p><text:s/>3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大觀國小</text:span></text:p>
          </table:table-cell>
          <table:table-cell office:value-type="string" table:style-name="ce24">
            <text:p><text:span text:style-name="T3">公開取得企劃書</text:span></text:p>
          </table:table-cell>
          <table:table-cell office:value-type="string" table:style-name="ce24">
            <text:p><text:span text:style-name="T3">尚申工程有限公司</text:span></text:p>
          </table:table-cell>
          <table:table-cell table:number-columns-repeated="16375" table:style-name="ce35"/>
        </table:table-row>
        <table:table-row table:style-name="ro10">
          <table:table-cell office:value-type="string" table:style-name="ce23">
            <text:p><text:span text:style-name="T3">蔡錦賢</text:span></text:p>
          </table:table-cell>
          <table:table-cell office:value-type="string" table:style-name="ce64">
            <text:p><text:span text:style-name="T3">警衛室雨遮採光罩修繕工程</text:span>-<text:span text:style-name="T3">採光罩修繕</text:span></text:p>
          </table:table-cell>
          <table:table-cell office:value-type="string" table:style-name="ce28">
            <text:p><text:span text:style-name="T3">天生國小</text:span></text:p>
          </table:table-cell>
          <table:table-cell office:value-type="float" office:value="70" table:style-name="ce16">
            <text:p><text:s/>70<text:s/></text:p>
          </table:table-cell>
          <table:table-cell office:value-type="float" office:value="68" table:style-name="ce16">
            <text:p><text:s/>68<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天生國小</text:span></text:p>
          </table:table-cell>
          <table:table-cell office:value-type="string" table:style-name="ce24">
            <text:p><text:span text:style-name="T3">逕洽廠商</text:span></text:p>
          </table:table-cell>
          <table:table-cell office:value-type="string" table:style-name="ce24">
            <text:p><text:span text:style-name="T3">誠銓水電工程行</text:span><text:s/></text:p>
            <text:p><text:span text:style-name="T3">永昌鐵工廠</text:span></text:p>
          </table:table-cell>
          <table:table-cell table:number-columns-repeated="16375" table:style-name="ce35"/>
        </table:table-row>
        <table:table-row table:style-name="ro10">
          <table:table-cell office:value-type="string" table:style-name="ce23">
            <text:p><text:span text:style-name="T3">邱烽堯</text:span></text:p>
          </table:table-cell>
          <table:table-cell office:value-type="string" table:style-name="ce64">
            <text:p><text:span text:style-name="T3">新建校舍設備充實與改善採購</text:span>-<text:span text:style-name="T3">節電系統、保全系統等</text:span></text:p>
          </table:table-cell>
          <table:table-cell office:value-type="string" table:style-name="ce28">
            <text:p><text:span text:style-name="T3">興南國小</text:span></text:p>
          </table:table-cell>
          <table:table-cell office:value-type="float" office:value="200" table:style-name="ce16">
            <text:p><text:s/>200<text:s/></text:p>
          </table:table-cell>
          <table:table-cell office:value-type="float" office:value="200" table:style-name="ce16">
            <text:p><text:s/>2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興南國小</text:span></text:p>
          </table:table-cell>
          <table:table-cell office:value-type="string" table:style-name="ce24">
            <text:p><text:span text:style-name="T3">限制性招標議價</text:span></text:p>
          </table:table-cell>
          <table:table-cell office:value-type="string" table:style-name="ce24">
            <text:p><text:span text:style-name="T3">中興保全有限公司</text:span></text:p>
            <text:p><text:span text:style-name="T3">溪川企業社</text:span></text:p>
          </table:table-cell>
          <table:table-cell table:number-columns-repeated="16375" table:style-name="ce35"/>
        </table:table-row>
        <table:table-row table:style-name="ro10">
          <table:table-cell office:value-type="string" table:style-name="ce23">
            <text:p><text:span text:style-name="T3">李余典</text:span></text:p>
          </table:table-cell>
          <table:table-cell office:value-type="string" table:style-name="ce64">
            <text:p><text:span text:style-name="T3">視聽教室美化入口門面改善計畫</text:span>-<text:span text:style-name="T3">牆面整修</text:span></text:p>
          </table:table-cell>
          <table:table-cell office:value-type="string" table:style-name="ce28">
            <text:p><text:span text:style-name="T3">三光國小</text:span></text:p>
          </table:table-cell>
          <table:table-cell office:value-type="float" office:value="35" table:style-name="ce16">
            <text:p><text:s/>35<text:s/></text:p>
          </table:table-cell>
          <table:table-cell office:value-type="float" office:value="35" table:style-name="ce16">
            <text:p><text:s/>35<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三光國小</text:span></text:p>
          </table:table-cell>
          <table:table-cell office:value-type="string" table:style-name="ce24">
            <text:p><text:span text:style-name="T3">逕洽廠商</text:span></text:p>
          </table:table-cell>
          <table:table-cell office:value-type="string" table:style-name="ce24">
            <text:p><text:span text:style-name="T3">睿瀅視覺設計有限公司</text:span></text:p>
          </table:table-cell>
          <table:table-cell table:number-columns-repeated="16375" table:style-name="ce35"/>
        </table:table-row>
        <table:table-row table:style-name="ro10">
          <table:table-cell office:value-type="string" table:style-name="ce23">
            <text:p><text:span text:style-name="T3">李余典</text:span></text:p>
          </table:table-cell>
          <table:table-cell office:value-type="string" table:style-name="ce64">
            <text:p><text:span text:style-name="T3">教學環境設備改善</text:span>-<text:span text:style-name="T3">冷氣空調設備採購</text:span>-<text:span text:style-name="T3">冷氣</text:span></text:p>
          </table:table-cell>
          <table:table-cell office:value-type="string" table:style-name="ce28">
            <text:p><text:span text:style-name="T3">五華國小</text:span></text:p>
          </table:table-cell>
          <table:table-cell office:value-type="float" office:value="200" table:style-name="ce16">
            <text:p><text:s/>200<text:s/></text:p>
          </table:table-cell>
          <table:table-cell office:value-type="float" office:value="170" table:style-name="ce16">
            <text:p><text:s/>17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五華國小</text:span></text:p>
          </table:table-cell>
          <table:table-cell office:value-type="string" table:style-name="ce24">
            <text:p><text:span text:style-name="T3">共同供應契約</text:span></text:p>
          </table:table-cell>
          <table:table-cell office:value-type="string" table:style-name="ce24">
            <text:p><text:span text:style-name="T3">百恆威實業有限公司</text:span></text:p>
          </table:table-cell>
          <table:table-cell table:number-columns-repeated="16375" table:style-name="ce35"/>
        </table:table-row>
        <table:table-row table:style-name="ro10">
          <table:table-cell office:value-type="string" table:style-name="ce23">
            <text:p><text:span text:style-name="T3">廖本煙</text:span></text:p>
          </table:table-cell>
          <table:table-cell office:value-type="string" table:style-name="ce64">
            <text:p><text:span text:style-name="T3">水溝及蓄水池整修</text:span>-<text:span text:style-name="T3">水溝及蓄水池整修</text:span></text:p>
          </table:table-cell>
          <table:table-cell office:value-type="string" table:style-name="ce28">
            <text:p><text:span text:style-name="T3">民義國小</text:span></text:p>
          </table:table-cell>
          <table:table-cell office:value-type="float" office:value="150" table:style-name="ce16">
            <text:p><text:s/>150<text:s/></text:p>
          </table:table-cell>
          <table:table-cell office:value-type="float" office:value="150" table:style-name="ce16">
            <text:p><text:s/>15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民義國小</text:span></text:p>
          </table:table-cell>
          <table:table-cell office:value-type="string" table:style-name="ce24">
            <text:p><text:span text:style-name="T3">限制性招標</text:span>/<text:span text:style-name="T3">公開取得報價單</text:span></text:p>
          </table:table-cell>
          <table:table-cell office:value-type="string" table:style-name="ce24">
            <text:p><text:span text:style-name="T3">竹崙企業有限公司</text:span></text:p>
            <text:p><text:span text:style-name="T3">寬功言室內裝修設計工程有限公司</text:span></text:p>
          </table:table-cell>
          <table:table-cell table:number-columns-repeated="16375" table:style-name="ce35"/>
        </table:table-row>
        <table:table-row table:style-name="ro10">
          <table:table-cell office:value-type="string" table:style-name="ce23">
            <text:p><text:span text:style-name="T3">許昭興</text:span></text:p>
          </table:table-cell>
          <table:table-cell office:value-type="string" table:style-name="ce64">
            <text:p>105<text:span text:style-name="T3">年度自然科教室整建工程</text:span>-<text:span text:style-name="T3">訂製櫃子、桌椅等</text:span></text:p>
          </table:table-cell>
          <table:table-cell office:value-type="string" table:style-name="ce28">
            <text:p><text:span text:style-name="T3">私立竹林國小</text:span></text:p>
          </table:table-cell>
          <table:table-cell office:value-type="float" office:value="200" table:style-name="ce16">
            <text:p><text:s/>200<text:s/></text:p>
          </table:table-cell>
          <table:table-cell office:value-type="float" office:value="200" table:style-name="ce16">
            <text:p><text:s/>2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私立竹林國小</text:span></text:p>
          </table:table-cell>
          <table:table-cell office:value-type="string" table:style-name="ce24">
            <text:p><text:span text:style-name="T3">限制性招標公開評選</text:span></text:p>
          </table:table-cell>
          <table:table-cell office:value-type="string" table:style-name="ce24">
            <text:p><text:span text:style-name="T3">啟裕國際股份有限公司</text:span></text:p>
          </table:table-cell>
          <table:table-cell table:number-columns-repeated="16375" table:style-name="ce35"/>
        </table:table-row>
        <table:table-row table:style-name="ro40">
          <table:table-cell office:value-type="string" table:style-name="ce23">
            <text:p><text:span text:style-name="T3">邱烽堯</text:span></text:p>
          </table:table-cell>
          <table:table-cell office:value-type="string" table:style-name="ce64">
            <text:p><text:span text:style-name="T3">地下室停車場環境改善暨安全設備增設</text:span>-<text:span text:style-name="T3">基地設施拆除與改善工材、</text:span>PU<text:span text:style-name="T3">防水工材、水泥砂泥土及工材、橡膠檔車墩</text:span>(<text:span text:style-name="T3">含安裝</text:span>)<text:span text:style-name="T3">、壓克力製車位牌</text:span>(<text:span text:style-name="T3">含安裝</text:span>)<text:span text:style-name="T3">、節電感應裝置</text:span></text:p>
          </table:table-cell>
          <table:table-cell office:value-type="string" table:style-name="ce28">
            <text:p><text:span text:style-name="T3">興南國小</text:span></text:p>
          </table:table-cell>
          <table:table-cell office:value-type="float" office:value="99" table:style-name="ce16">
            <text:p><text:s/>99<text:s/></text:p>
          </table:table-cell>
          <table:table-cell office:value-type="float" office:value="99" table:style-name="ce16">
            <text:p><text:s/>99<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興南國小</text:span></text:p>
          </table:table-cell>
          <table:table-cell office:value-type="string" table:style-name="ce24">
            <text:p><text:span text:style-name="T3">逕洽廠商</text:span></text:p>
          </table:table-cell>
          <table:table-cell office:value-type="string" table:style-name="ce24">
            <text:p><text:span text:style-name="T3">幼翔企業社</text:span></text:p>
            <text:p><text:span text:style-name="T3">椿鑫工程有限公司</text:span><text:s text:c="15"/></text:p>
          </table:table-cell>
          <table:table-cell table:number-columns-repeated="16375" table:style-name="ce35"/>
        </table:table-row>
        <table:table-row table:style-name="ro10">
          <table:table-cell office:value-type="string" table:style-name="ce23">
            <text:p><text:span text:style-name="T3">蔡葉偉</text:span></text:p>
          </table:table-cell>
          <table:table-cell office:value-type="string" table:style-name="ce64">
            <text:p><text:span text:style-name="T3">校園學生作品展示區建置</text:span>-<text:span text:style-name="T3">對開水彩實木畫框</text:span></text:p>
          </table:table-cell>
          <table:table-cell office:value-type="string" table:style-name="ce28">
            <text:p><text:span text:style-name="T3">天生國小</text:span></text:p>
          </table:table-cell>
          <table:table-cell office:value-type="float" office:value="95.2" table:style-name="ce16">
            <text:p><text:s/>95<text:s/></text:p>
          </table:table-cell>
          <table:table-cell office:value-type="float" office:value="95.2" table:style-name="ce16">
            <text:p><text:s/>95<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天生國小</text:span></text:p>
          </table:table-cell>
          <table:table-cell office:value-type="string" table:style-name="ce24">
            <text:p><text:span text:style-name="T3">逕洽廠商</text:span></text:p>
          </table:table-cell>
          <table:table-cell office:value-type="string" table:style-name="ce24">
            <text:p><text:span text:style-name="T3">立昇家具行</text:span></text:p>
          </table:table-cell>
          <table:table-cell table:number-columns-repeated="16375" table:style-name="ce35"/>
        </table:table-row>
        <table:table-row table:style-name="ro52">
          <table:table-cell office:value-type="string" table:style-name="ce23">
            <text:p><text:span text:style-name="T3">邱烽堯</text:span></text:p>
          </table:table-cell>
          <table:table-cell office:value-type="string" table:style-name="ce64">
            <text:p><text:span text:style-name="T3">校園門禁安全設備修繕</text:span>-<text:span text:style-name="T3">電力驅動馬達及基礎設施、對照型紅外線、大型警示燈、電磁、壓扣開關更換、遙控器、電纜、電線配管、輪子更換、活動輪子更換</text:span></text:p>
          </table:table-cell>
          <table:table-cell office:value-type="string" table:style-name="ce28">
            <text:p><text:span text:style-name="T3">興南國小</text:span></text:p>
          </table:table-cell>
          <table:table-cell office:value-type="float" office:value="99" table:style-name="ce16">
            <text:p><text:s/>99<text:s/></text:p>
          </table:table-cell>
          <table:table-cell office:value-type="float" office:value="75.075000000000003" table:style-name="ce16">
            <text:p><text:s/>75<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興南國小</text:span></text:p>
          </table:table-cell>
          <table:table-cell office:value-type="string" table:style-name="ce24">
            <text:p><text:span text:style-name="T3">逕洽廠商</text:span></text:p>
          </table:table-cell>
          <table:table-cell office:value-type="string" table:style-name="ce24">
            <text:p><text:span text:style-name="T3">俊穎有限公司</text:span></text:p>
          </table:table-cell>
          <table:table-cell table:number-columns-repeated="16375" table:style-name="ce35"/>
        </table:table-row>
        <table:table-row table:style-name="ro10">
          <table:table-cell office:value-type="string" table:style-name="ce23">
            <text:p><text:span text:style-name="T3">林金結</text:span></text:p>
          </table:table-cell>
          <table:table-cell office:value-type="string" table:style-name="ce64">
            <text:p><text:span text:style-name="T3">司令台美化整修工程計畫</text:span>-<text:span text:style-name="T3">藝術馬賽克牆面施作、烤漆沖孔板、彩繪雲彩鳥蟲鐵雕</text:span></text:p>
          </table:table-cell>
          <table:table-cell office:value-type="string" table:style-name="ce28">
            <text:p><text:span text:style-name="T3">插角國小</text:span></text:p>
          </table:table-cell>
          <table:table-cell office:value-type="float" office:value="400" table:style-name="ce16">
            <text:p><text:s/>400<text:s/></text:p>
          </table:table-cell>
          <table:table-cell office:value-type="float" office:value="400" table:style-name="ce16">
            <text:p><text:s/>4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插角國小</text:span></text:p>
          </table:table-cell>
          <table:table-cell office:value-type="string" table:style-name="ce24">
            <text:p><text:span text:style-name="T3">限制性招標</text:span></text:p>
          </table:table-cell>
          <table:table-cell office:value-type="string" table:style-name="ce24">
            <text:p><text:span text:style-name="T3">經傳形象景觀有限公司</text:span></text:p>
          </table:table-cell>
          <table:table-cell table:number-columns-repeated="16375" table:style-name="ce35"/>
        </table:table-row>
        <table:table-row table:style-name="ro10">
          <table:table-cell office:value-type="string" table:style-name="ce23">
            <text:p><text:span text:style-name="T3">陳世榮</text:span></text:p>
          </table:table-cell>
          <table:table-cell office:value-type="string" table:style-name="ce64">
            <text:p><text:span text:style-name="T3">校園水池景觀造景修繕計畫</text:span>-<text:span text:style-name="T3">土木工程、水電配件設備、造假山飛瀑及造景花木</text:span></text:p>
          </table:table-cell>
          <table:table-cell office:value-type="string" table:style-name="ce28">
            <text:p><text:span text:style-name="T3">育林國中</text:span></text:p>
          </table:table-cell>
          <table:table-cell office:value-type="float" office:value="200" table:style-name="ce16">
            <text:p><text:s/>200<text:s/></text:p>
          </table:table-cell>
          <table:table-cell office:value-type="float" office:value="200" table:style-name="ce16">
            <text:p><text:s/>2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育林國中</text:span></text:p>
          </table:table-cell>
          <table:table-cell office:value-type="string" table:style-name="ce24">
            <text:p><text:span text:style-name="T3">公開取得報價單</text:span></text:p>
          </table:table-cell>
          <table:table-cell office:value-type="string" table:style-name="ce24">
            <text:p><text:span text:style-name="T3">國際園藝設計有限公司</text:span></text:p>
          </table:table-cell>
          <table:table-cell table:number-columns-repeated="16375" table:style-name="ce35"/>
        </table:table-row>
        <table:table-row table:style-name="ro10">
          <table:table-cell office:value-type="string" table:style-name="ce23">
            <text:p><text:span text:style-name="T3">高敏慧</text:span></text:p>
          </table:table-cell>
          <table:table-cell office:value-type="string" table:style-name="ce64">
            <text:p><text:span text:style-name="T3">立體造型公佈欄</text:span>-<text:span text:style-name="T3">立體公佈欄</text:span></text:p>
          </table:table-cell>
          <table:table-cell office:value-type="string" table:style-name="ce28">
            <text:p><text:span text:style-name="T3">武林國小</text:span></text:p>
          </table:table-cell>
          <table:table-cell office:value-type="float" office:value="100" table:style-name="ce16">
            <text:p><text:s/>100<text:s/></text:p>
          </table:table-cell>
          <table:table-cell office:value-type="float" office:value="99.9" table:style-name="ce16">
            <text:p><text:s/>1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武林國小</text:span></text:p>
          </table:table-cell>
          <table:table-cell office:value-type="string" table:style-name="ce24">
            <text:p><text:span text:style-name="T3">逕洽廠商</text:span></text:p>
          </table:table-cell>
          <table:table-cell office:value-type="string" table:style-name="ce24">
            <text:p><text:span text:style-name="T3">沃克面設計有限公司</text:span></text:p>
          </table:table-cell>
          <table:table-cell table:number-columns-repeated="16375" table:style-name="ce35"/>
        </table:table-row>
        <table:table-row table:style-name="ro10">
          <table:table-cell office:value-type="string" table:style-name="ce23">
            <text:p><text:span text:style-name="T3">蔡葉偉</text:span></text:p>
          </table:table-cell>
          <table:table-cell office:value-type="string" table:style-name="ce64">
            <text:p>105<text:span text:style-name="T3">年度風車園區</text:span>C<text:span text:style-name="T3">型鋼修繕計畫</text:span>-<text:span text:style-name="T3">不銹鋼方管</text:span></text:p>
          </table:table-cell>
          <table:table-cell office:value-type="string" table:style-name="ce28">
            <text:p><text:span text:style-name="T3">石門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石門國小</text:span></text:p>
          </table:table-cell>
          <table:table-cell office:value-type="string" table:style-name="ce24">
            <text:p><text:span text:style-name="T3">逕洽廠商</text:span></text:p>
          </table:table-cell>
          <table:table-cell office:value-type="string" table:style-name="ce24">
            <text:p><text:span text:style-name="T3">源德企業社</text:span></text:p>
          </table:table-cell>
          <table:table-cell table:number-columns-repeated="16375" table:style-name="ce35"/>
        </table:table-row>
        <table:table-row table:style-name="ro53">
          <table:table-cell office:value-type="string" table:style-name="ce23">
            <text:p><text:span text:style-name="T3">李余典</text:span></text:p>
          </table:table-cell>
          <table:table-cell office:value-type="string" table:style-name="ce64">
            <text:p><text:span text:style-name="T3">油漆粉刷計畫</text:span>-<text:span text:style-name="T3">教室天花板油漆、樓梯油漆、</text:span>5F<text:span text:style-name="T3">視議廳壁紙拆除工程、</text:span>5F<text:span text:style-name="T3">視議廳油漆工程、</text:span></text:p>
          </table:table-cell>
          <table:table-cell office:value-type="string" table:style-name="ce28">
            <text:p><text:span text:style-name="T3">修德國小</text:span></text:p>
          </table:table-cell>
          <table:table-cell office:value-type="float" office:value="200" table:style-name="ce16">
            <text:p><text:s/>200<text:s/></text:p>
          </table:table-cell>
          <table:table-cell office:value-type="float" office:value="200" table:style-name="ce16">
            <text:p><text:s/>2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修德國小</text:span></text:p>
          </table:table-cell>
          <table:table-cell office:value-type="string" table:style-name="ce24">
            <text:p><text:span text:style-name="T3">限制性招標</text:span></text:p>
          </table:table-cell>
          <table:table-cell office:value-type="string" table:style-name="ce24">
            <text:p><text:span text:style-name="T3">家名營造公司</text:span></text:p>
          </table:table-cell>
          <table:table-cell table:number-columns-repeated="16375" table:style-name="ce35"/>
        </table:table-row>
        <table:table-row table:style-name="ro10">
          <table:table-cell office:value-type="string" table:style-name="ce23">
            <text:p><text:span text:style-name="T3">張晉婷</text:span></text:p>
          </table:table-cell>
          <table:table-cell office:value-type="string" table:style-name="ce64">
            <text:p><text:span text:style-name="T3">資料室設備改善計畫</text:span>-<text:span text:style-name="T3">輕型移動櫃</text:span></text:p>
          </table:table-cell>
          <table:table-cell office:value-type="string" table:style-name="ce28">
            <text:p><text:span text:style-name="T3">民安國小</text:span></text:p>
          </table:table-cell>
          <table:table-cell office:value-type="float" office:value="300" table:style-name="ce16">
            <text:p><text:s/>300<text:s/></text:p>
          </table:table-cell>
          <table:table-cell office:value-type="float" office:value="300" table:style-name="ce16">
            <text:p><text:s/>3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民安國小</text:span></text:p>
          </table:table-cell>
          <table:table-cell office:value-type="string" table:style-name="ce24">
            <text:p><text:span text:style-name="T3">公開取得企劃書</text:span></text:p>
          </table:table-cell>
          <table:table-cell office:value-type="string" table:style-name="ce24">
            <text:p><text:span text:style-name="T3">上竣企業有限公司</text:span></text:p>
          </table:table-cell>
          <table:table-cell table:number-columns-repeated="16375" table:style-name="ce35"/>
        </table:table-row>
        <table:table-row table:style-name="ro10">
          <table:table-cell office:value-type="string" table:style-name="ce23">
            <text:p><text:span text:style-name="T3">黃永昌</text:span></text:p>
          </table:table-cell>
          <table:table-cell office:value-type="string" table:style-name="ce64">
            <text:p><text:span text:style-name="T3">司令台周邊排水改善工程</text:span>-<text:span text:style-name="T3">排水改善、廢棄物拆除清運</text:span></text:p>
          </table:table-cell>
          <table:table-cell office:value-type="string" table:style-name="ce28">
            <text:p><text:span text:style-name="T3">插角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插角國小</text:span></text:p>
          </table:table-cell>
          <table:table-cell office:value-type="string" table:style-name="ce24">
            <text:p><text:span text:style-name="T3">公開取得報價單或企劃書</text:span></text:p>
          </table:table-cell>
          <table:table-cell office:value-type="string" table:style-name="ce24">
            <text:p><text:span text:style-name="T3">禾塑實業有限公司</text:span></text:p>
          </table:table-cell>
          <table:table-cell table:number-columns-repeated="16375" table:style-name="ce35"/>
        </table:table-row>
        <table:table-row table:style-name="ro10">
          <table:table-cell office:value-type="string" table:style-name="ce23">
            <text:p><text:span text:style-name="T3">張瑞山</text:span></text:p>
          </table:table-cell>
          <table:table-cell office:value-type="string" table:style-name="ce64">
            <text:p><text:span text:style-name="T3">改善校園環境設備計畫</text:span>-<text:span text:style-name="T3">彩色銅板安裝、中介、包邊、水切、吊車作業及安全維護</text:span></text:p>
          </table:table-cell>
          <table:table-cell office:value-type="string" table:style-name="ce28">
            <text:p><text:span text:style-name="T3">私立竹林高中</text:span></text:p>
          </table:table-cell>
          <table:table-cell office:value-type="float" office:value="200" table:style-name="ce16">
            <text:p><text:s/>200<text:s/></text:p>
          </table:table-cell>
          <table:table-cell office:value-type="float" office:value="200" table:style-name="ce16">
            <text:p><text:s/>2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私立竹林高中</text:span></text:p>
          </table:table-cell>
          <table:table-cell office:value-type="string" table:style-name="ce24">
            <text:p><text:span text:style-name="T3">公開比價</text:span></text:p>
          </table:table-cell>
          <table:table-cell office:value-type="string" table:style-name="ce24">
            <text:p><text:span text:style-name="T3">竣千企業有限公司</text:span></text:p>
          </table:table-cell>
          <table:table-cell table:number-columns-repeated="16375" table:style-name="ce35"/>
        </table:table-row>
        <table:table-row table:style-name="ro10">
          <table:table-cell office:value-type="string" table:style-name="ce23">
            <text:p><text:span text:style-name="T3">沈發惠</text:span></text:p>
          </table:table-cell>
          <table:table-cell office:value-type="string" table:style-name="ce64">
            <text:p><text:span text:style-name="T3">多功能校史室空間改善計畫</text:span>-<text:span text:style-name="T3">展示高櫃、展視矮櫃、牆面大圖輸出發泡版</text:span></text:p>
          </table:table-cell>
          <table:table-cell office:value-type="string" table:style-name="ce28">
            <text:p><text:span text:style-name="T3">野柳國小</text:span></text:p>
          </table:table-cell>
          <table:table-cell office:value-type="float" office:value="142" table:style-name="ce16">
            <text:p><text:s/>142<text:s/></text:p>
          </table:table-cell>
          <table:table-cell office:value-type="float" office:value="142" table:style-name="ce16">
            <text:p><text:s/>142<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野柳國小</text:span></text:p>
          </table:table-cell>
          <table:table-cell office:value-type="string" table:style-name="ce24">
            <text:p><text:span text:style-name="T3">公開取得企劃書</text:span></text:p>
          </table:table-cell>
          <table:table-cell office:value-type="string" table:style-name="ce24">
            <text:p><text:span text:style-name="T3">富新室內裝修有限公司</text:span></text:p>
          </table:table-cell>
          <table:table-cell table:number-columns-repeated="16375" table:style-name="ce35"/>
        </table:table-row>
        <table:table-row table:style-name="ro10">
          <table:table-cell office:value-type="string" table:style-name="ce23">
            <text:p><text:span text:style-name="T3">蔣根煌</text:span></text:p>
          </table:table-cell>
          <table:table-cell office:value-type="string" table:style-name="ce64">
            <text:p>104<text:span text:style-name="T3">學年度自然實驗室空氣對流系統改善工程計畫</text:span>-<text:span text:style-name="T3">空氣對流系統改善工程</text:span></text:p>
          </table:table-cell>
          <table:table-cell office:value-type="string" table:style-name="ce28">
            <text:p><text:span text:style-name="T3">義學國中</text:span></text:p>
          </table:table-cell>
          <table:table-cell office:value-type="float" office:value="99.5" table:style-name="ce16">
            <text:p><text:s/>100<text:s/></text:p>
          </table:table-cell>
          <table:table-cell office:value-type="float" office:value="99.5" table:style-name="ce16">
            <text:p><text:s/>1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義學國中</text:span></text:p>
          </table:table-cell>
          <table:table-cell office:value-type="string" table:style-name="ce24">
            <text:p><text:span text:style-name="T3">逕洽廠商</text:span></text:p>
          </table:table-cell>
          <table:table-cell office:value-type="string" table:style-name="ce24">
            <text:p><text:span text:style-name="T3">崴泰工程有限公司</text:span></text:p>
          </table:table-cell>
          <table:table-cell table:number-columns-repeated="16375" table:style-name="ce35"/>
        </table:table-row>
        <table:table-row table:style-name="ro10">
          <table:table-cell office:value-type="string" table:style-name="ce23">
            <text:p><text:span text:style-name="T3">黃林玲玲</text:span></text:p>
          </table:table-cell>
          <table:table-cell office:value-type="string" table:style-name="ce64">
            <text:p><text:span text:style-name="T3">中央川堂樑柱改善計畫</text:span>-<text:span text:style-name="T3">川堂樑柱改善工程</text:span></text:p>
          </table:table-cell>
          <table:table-cell office:value-type="string" table:style-name="ce28">
            <text:p><text:span text:style-name="T3">新泰國小</text:span></text:p>
          </table:table-cell>
          <table:table-cell office:value-type="float" office:value="240" table:style-name="ce16">
            <text:p><text:s/>240<text:s/></text:p>
          </table:table-cell>
          <table:table-cell office:value-type="float" office:value="240" table:style-name="ce16">
            <text:p><text:s/>24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新泰國小</text:span></text:p>
          </table:table-cell>
          <table:table-cell office:value-type="string" table:style-name="ce24">
            <text:p><text:span text:style-name="T3">公開取得企劃書</text:span></text:p>
          </table:table-cell>
          <table:table-cell office:value-type="string" table:style-name="ce24">
            <text:p><text:span text:style-name="T3">童心園營造工程有限公司</text:span></text:p>
          </table:table-cell>
          <table:table-cell table:number-columns-repeated="16375" table:style-name="ce35"/>
        </table:table-row>
        <table:table-row table:style-name="ro10">
          <table:table-cell office:value-type="string" table:style-name="ce23">
            <text:p><text:span text:style-name="T3">林金結</text:span></text:p>
          </table:table-cell>
          <table:table-cell office:value-type="string" table:style-name="ce64">
            <text:p><text:span text:style-name="T3">行政樓洗手台整修</text:span>-<text:span text:style-name="T3">洗手台整修工程</text:span></text:p>
          </table:table-cell>
          <table:table-cell office:value-type="string" table:style-name="ce28">
            <text:p><text:span text:style-name="T3">民義國小</text:span></text:p>
          </table:table-cell>
          <table:table-cell office:value-type="float" office:value="150" table:style-name="ce16">
            <text:p><text:s/>150<text:s/></text:p>
          </table:table-cell>
          <table:table-cell office:value-type="float" office:value="150" table:style-name="ce16">
            <text:p><text:s/>15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民義國小</text:span></text:p>
          </table:table-cell>
          <table:table-cell office:value-type="string" table:style-name="ce24">
            <text:p><text:span text:style-name="T3">限制性招標</text:span></text:p>
          </table:table-cell>
          <table:table-cell office:value-type="string" table:style-name="ce24">
            <text:p><text:span text:style-name="T3">樵雅室內裝修設計工程有限公司</text:span></text:p>
          </table:table-cell>
          <table:table-cell table:number-columns-repeated="16375" table:style-name="ce35"/>
        </table:table-row>
        <table:table-row table:style-name="ro10">
          <table:table-cell office:value-type="string" table:style-name="ce23">
            <text:p><text:span text:style-name="T3">周雅玲</text:span></text:p>
          </table:table-cell>
          <table:table-cell office:value-type="string" table:style-name="ce64">
            <text:p><text:span text:style-name="T3">校園廣播系統改善工程</text:span>-<text:span text:style-name="T3">擴大機、喇叭分配器、喇叭線、室內外喇叭</text:span></text:p>
          </table:table-cell>
          <table:table-cell office:value-type="string" table:style-name="ce28">
            <text:p><text:span text:style-name="T3">金美國小</text:span></text:p>
          </table:table-cell>
          <table:table-cell office:value-type="float" office:value="98.6" table:style-name="ce16">
            <text:p><text:s/>99<text:s/></text:p>
          </table:table-cell>
          <table:table-cell office:value-type="float" office:value="98.6" table:style-name="ce16">
            <text:p><text:s/>99<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金美國小</text:span></text:p>
          </table:table-cell>
          <table:table-cell office:value-type="string" table:style-name="ce24">
            <text:p><text:span text:style-name="T3">逕洽廠商</text:span></text:p>
          </table:table-cell>
          <table:table-cell office:value-type="string" table:style-name="ce24">
            <text:p><text:span text:style-name="T3">詮通企業社</text:span></text:p>
          </table:table-cell>
          <table:table-cell table:number-columns-repeated="16375" table:style-name="ce35"/>
        </table:table-row>
        <table:table-row table:style-name="ro10">
          <table:table-cell office:value-type="string" table:style-name="ce23">
            <text:p><text:span text:style-name="T3">何博文</text:span></text:p>
          </table:table-cell>
          <table:table-cell office:value-type="string" table:style-name="ce64">
            <text:p><text:span text:style-name="T3">校園空間活化改善</text:span>(<text:span text:style-name="T3">第二期</text:span>)-<text:span text:style-name="T3">校園空間活化改善工程</text:span></text:p>
          </table:table-cell>
          <table:table-cell office:value-type="string" table:style-name="ce28">
            <text:p><text:span text:style-name="T3">實踐國小</text:span></text:p>
          </table:table-cell>
          <table:table-cell office:value-type="float" office:value="650" table:style-name="ce16">
            <text:p><text:s/>650<text:s/></text:p>
          </table:table-cell>
          <table:table-cell office:value-type="float" office:value="650" table:style-name="ce16">
            <text:p><text:s/>65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實踐國小</text:span></text:p>
          </table:table-cell>
          <table:table-cell office:value-type="string" table:style-name="ce24">
            <text:p><text:span text:style-name="T3">公開取得企劃書</text:span></text:p>
          </table:table-cell>
          <table:table-cell office:value-type="string" table:style-name="ce24">
            <text:p><text:span text:style-name="T3">神采企業有限公司</text:span></text:p>
          </table:table-cell>
          <table:table-cell table:number-columns-repeated="16375" table:style-name="ce35"/>
        </table:table-row>
        <table:table-row table:style-name="ro10">
          <table:table-cell office:value-type="string" table:style-name="ce23">
            <text:p><text:span text:style-name="T3">林裔綺</text:span></text:p>
          </table:table-cell>
          <table:table-cell office:value-type="string" table:style-name="ce64">
            <text:p>110<text:span text:style-name="T3">週年校慶紀念牆工程計畫</text:span>-<text:span text:style-name="T3">冷氣、廣播設備</text:span></text:p>
          </table:table-cell>
          <table:table-cell office:value-type="string" table:style-name="ce28">
            <text:p><text:span text:style-name="T3">貢寮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貢寮國小</text:span></text:p>
          </table:table-cell>
          <table:table-cell office:value-type="string" table:style-name="ce24">
            <text:p><text:span text:style-name="T3">逕洽廠商</text:span></text:p>
          </table:table-cell>
          <table:table-cell office:value-type="string" table:style-name="ce24">
            <text:p><text:span text:style-name="T3">明音電器行</text:span></text:p>
            <text:p><text:span text:style-name="T3">金寶珍器材行</text:span></text:p>
          </table:table-cell>
          <table:table-cell table:number-columns-repeated="16375" table:style-name="ce35"/>
        </table:table-row>
        <table:table-row table:style-name="ro54">
          <table:table-cell office:value-type="string" table:style-name="ce23">
            <text:p><text:span text:style-name="T3">蔡錦賢</text:span></text:p>
          </table:table-cell>
          <table:table-cell office:value-type="string" table:style-name="ce64">
            <text:p>105<text:span text:style-name="T3">年度書法教室天花板、地板、配電更新暨升旗臺字體裝置藝術採購計畫</text:span>-<text:span text:style-name="T3">字體烤漆、投射燈</text:span></text:p>
          </table:table-cell>
          <table:table-cell office:value-type="string" table:style-name="ce28">
            <text:p><text:span text:style-name="T3">坪頂國小</text:span></text:p>
          </table:table-cell>
          <table:table-cell office:value-type="float" office:value="200" table:style-name="ce16">
            <text:p><text:s/>200<text:s/></text:p>
          </table:table-cell>
          <table:table-cell office:value-type="float" office:value="200" table:style-name="ce16">
            <text:p><text:s/>2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坪頂國小</text:span></text:p>
          </table:table-cell>
          <table:table-cell office:value-type="string" table:style-name="ce24">
            <office:annotation draw:style-name="a0" svg:x="9.20833333333333in" svg:y="335.84375in" svg:width="1.15625in" svg:height="0.770833333333333in">
              <dc:creator>郭鎮豪</dc:creator>
              <text:p><text:span text:style-name="T13">郭鎮豪</text:span><text:span text:style-name="T12">:</text:span><text:span text:style-name="T11"/></text:p>
              <text:p><text:span text:style-name="T14">依採購法施行細則第</text:span><text:span text:style-name="T11">13</text:span><text:span text:style-name="T14">條第一項</text:span><text:span text:style-name="T11">,</text:span><text:span text:style-name="T14">本案書法教室天花板、地板、配電更新與升旗臺字體裝置藝術採購為不同施工、不同需求條件及不同行業廠商施作，均為超過十萬元以上</text:span><text:span text:style-name="T11">,</text:span><text:span text:style-name="T14">分別取得三家廠商報價單</text:span><text:span text:style-name="T11">,</text:span><text:span text:style-name="T14">兩家廠商各為最低價</text:span></text:p>
            </office:annotation>
            <text:p><text:span text:style-name="T3">公開取得企劃書</text:span></text:p>
          </table:table-cell>
          <table:table-cell office:value-type="string" table:style-name="ce24">
            <text:p><text:span text:style-name="T3">米朗室內設計工程</text:span></text:p>
            <text:p><text:span text:style-name="T3">永諒有限公司</text:span><text:s text:c="44"/></text:p>
          </table:table-cell>
          <table:table-cell table:number-columns-repeated="16375" table:style-name="ce35"/>
        </table:table-row>
        <table:table-row table:style-name="ro55">
          <table:table-cell office:value-type="string" table:style-name="ce23">
            <text:p><text:span text:style-name="T3">何淑峰</text:span></text:p>
          </table:table-cell>
          <table:table-cell office:value-type="string" table:style-name="ce64">
            <text:p><text:span text:style-name="T3">改善及充實教學環境設備計畫</text:span>-<text:span text:style-name="T3">作品櫃、弧型燈箱、</text:span>LED<text:span text:style-name="T3">燈具、層板、藝術設計、壓克力造型、燈箱片輸出</text:span></text:p>
          </table:table-cell>
          <table:table-cell office:value-type="string" table:style-name="ce28">
            <text:p><text:span text:style-name="T3">思賢國小</text:span></text:p>
          </table:table-cell>
          <table:table-cell office:value-type="float" office:value="190" table:style-name="ce16">
            <text:p><text:s/>190<text:s/></text:p>
          </table:table-cell>
          <table:table-cell office:value-type="float" office:value="190" table:style-name="ce16">
            <text:p><text:s/>19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思賢國小</text:span></text:p>
          </table:table-cell>
          <table:table-cell office:value-type="string" table:style-name="ce24">
            <text:p><text:span text:style-name="T3">公開取得企劃書</text:span></text:p>
          </table:table-cell>
          <table:table-cell office:value-type="string" table:style-name="ce24">
            <text:p><text:span text:style-name="T3">宇川廣告設計有限公司</text:span></text:p>
          </table:table-cell>
          <table:table-cell table:number-columns-repeated="16375" table:style-name="ce35"/>
        </table:table-row>
        <table:table-row table:style-name="ro10">
          <table:table-cell office:value-type="string" table:style-name="ce23">
            <text:p><text:span text:style-name="T3">蔡錦賢</text:span></text:p>
          </table:table-cell>
          <table:table-cell office:value-type="string" table:style-name="ce64">
            <text:p><text:span text:style-name="T3">校園景觀平臺整修工程</text:span>-<text:span text:style-name="T3">景觀平台整修</text:span></text:p>
          </table:table-cell>
          <table:table-cell office:value-type="string" table:style-name="ce28">
            <text:p><text:span text:style-name="T3">育英國小</text:span></text:p>
          </table:table-cell>
          <table:table-cell office:value-type="float" office:value="90" table:style-name="ce16">
            <text:p><text:s/>90<text:s/></text:p>
          </table:table-cell>
          <table:table-cell office:value-type="float" office:value="80.599999999999994" table:style-name="ce16">
            <text:p><text:s/>81<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育英國小</text:span></text:p>
          </table:table-cell>
          <table:table-cell office:value-type="string" table:style-name="ce24">
            <text:p><text:span text:style-name="T3">逕洽廠商</text:span></text:p>
          </table:table-cell>
          <table:table-cell office:value-type="string" table:style-name="ce24">
            <text:p><text:span text:style-name="T3">千惠園藝社</text:span></text:p>
          </table:table-cell>
          <table:table-cell table:number-columns-repeated="16375" table:style-name="ce35"/>
        </table:table-row>
        <table:table-row table:style-name="ro10">
          <table:table-cell office:value-type="string" table:style-name="ce23">
            <text:p><text:span text:style-name="T3">羅文崇</text:span></text:p>
          </table:table-cell>
          <table:table-cell office:value-type="string" table:style-name="ce64">
            <text:p>105<text:span text:style-name="T3">年度自然科教室修繕工程</text:span>-<text:span text:style-name="T3">自然科教室修繕、照明設備改善、增建水槽工程</text:span></text:p>
          </table:table-cell>
          <table:table-cell office:value-type="string" table:style-name="ce28">
            <text:p><text:span text:style-name="T3">私立竹林國小</text:span></text:p>
          </table:table-cell>
          <table:table-cell office:value-type="float" office:value="150" table:style-name="ce16">
            <text:p><text:s/>150<text:s/></text:p>
          </table:table-cell>
          <table:table-cell office:value-type="float" office:value="150" table:style-name="ce16">
            <text:p><text:s/>15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私立竹林國小</text:span></text:p>
          </table:table-cell>
          <table:table-cell office:value-type="string" table:style-name="ce24">
            <text:p><text:span text:style-name="T3">公開比價</text:span></text:p>
          </table:table-cell>
          <table:table-cell office:value-type="string" table:style-name="ce24">
            <text:p><text:span text:style-name="T3">竣千有限公司</text:span></text:p>
          </table:table-cell>
          <table:table-cell table:number-columns-repeated="16375" table:style-name="ce35"/>
        </table:table-row>
        <table:table-row table:style-name="ro10">
          <table:table-cell office:value-type="string" table:style-name="ce23">
            <text:p><text:span text:style-name="T3">洪佳君</text:span></text:p>
          </table:table-cell>
          <table:table-cell office:value-type="string" table:style-name="ce64">
            <text:p><text:span text:style-name="T3">校園地磚改善計畫</text:span>-<text:span text:style-name="T3">透水磚、地磚刨除清運</text:span></text:p>
          </table:table-cell>
          <table:table-cell office:value-type="string" table:style-name="ce28">
            <text:p><text:span text:style-name="T3">五寮國小</text:span></text:p>
          </table:table-cell>
          <table:table-cell office:value-type="float" office:value="200" table:style-name="ce16">
            <text:p><text:s/>200<text:s/></text:p>
          </table:table-cell>
          <table:table-cell office:value-type="float" office:value="200" table:style-name="ce16">
            <text:p><text:s/>2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五寮國小</text:span></text:p>
          </table:table-cell>
          <table:table-cell office:value-type="string" table:style-name="ce24">
            <text:p><text:span text:style-name="T3">公開取得企劃書</text:span></text:p>
          </table:table-cell>
          <table:table-cell office:value-type="string" table:style-name="ce24">
            <text:p><text:span text:style-name="T3">佳旺景觀園藝</text:span></text:p>
          </table:table-cell>
          <table:table-cell table:number-columns-repeated="16375" table:style-name="ce35"/>
        </table:table-row>
        <table:table-row table:style-name="ro10">
          <table:table-cell office:value-type="string" table:style-name="ce23">
            <text:p><text:span text:style-name="T3">賴秋媚</text:span></text:p>
          </table:table-cell>
          <table:table-cell office:value-type="string" table:style-name="ce64">
            <text:p><text:span text:style-name="T3">舊弘毅樓屋頂防水改善及圍籬安全工程</text:span>-<text:span text:style-name="T3">屋頂防水改善、圍籬安全工程</text:span></text:p>
          </table:table-cell>
          <table:table-cell office:value-type="string" table:style-name="ce28">
            <text:p><text:span text:style-name="T3">泰山國小</text:span></text:p>
          </table:table-cell>
          <table:table-cell office:value-type="float" office:value="200" table:style-name="ce16">
            <text:p><text:s/>200<text:s/></text:p>
          </table:table-cell>
          <table:table-cell office:value-type="float" office:value="200" table:style-name="ce16">
            <text:p><text:s/>2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泰山國小</text:span></text:p>
          </table:table-cell>
          <table:table-cell office:value-type="string" table:style-name="ce24">
            <text:p><text:span text:style-name="T3">公開取得報價單</text:span></text:p>
          </table:table-cell>
          <table:table-cell office:value-type="string" table:style-name="ce24">
            <text:p><text:span text:style-name="T3">永方榮營造工程有限公司</text:span></text:p>
          </table:table-cell>
          <table:table-cell table:number-columns-repeated="16375" table:style-name="ce35"/>
        </table:table-row>
        <table:table-row table:style-name="ro10">
          <table:table-cell office:value-type="string" table:style-name="ce23">
            <text:p><text:span text:style-name="T3">彭成龍</text:span></text:p>
          </table:table-cell>
          <table:table-cell office:value-type="string" table:style-name="ce64">
            <text:p><text:span text:style-name="T3">司令台地面改善工程</text:span>-<text:span text:style-name="T3">塑木面板、封板、角材</text:span></text:p>
          </table:table-cell>
          <table:table-cell office:value-type="string" table:style-name="ce28">
            <text:p><text:span text:style-name="T3">插角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插角國小</text:span></text:p>
          </table:table-cell>
          <table:table-cell office:value-type="string" table:style-name="ce24">
            <text:p><text:span text:style-name="T3">公開取得報價單或企劃書</text:span></text:p>
          </table:table-cell>
          <table:table-cell office:value-type="string" table:style-name="ce24">
            <text:p><text:span text:style-name="T3">禾塑實業有限公司</text:span></text:p>
          </table:table-cell>
          <table:table-cell table:number-columns-repeated="16375" table:style-name="ce35"/>
        </table:table-row>
        <table:table-row table:style-name="ro10">
          <table:table-cell office:value-type="string" table:style-name="ce23">
            <text:p><text:span text:style-name="T3">陳世榮</text:span></text:p>
          </table:table-cell>
          <table:table-cell office:value-type="string" table:style-name="ce64">
            <text:p><text:span text:style-name="T3">資源回收室鐵皮及地板修繕工程計畫</text:span>-<text:span text:style-name="T3">地坪整平鋪設坦克磚、烤漆鋼板</text:span></text:p>
          </table:table-cell>
          <table:table-cell office:value-type="string" table:style-name="ce28">
            <text:p><text:span text:style-name="T3">插角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插角國小</text:span></text:p>
          </table:table-cell>
          <table:table-cell office:value-type="string" table:style-name="ce24">
            <text:p><text:span text:style-name="T3">逕洽廠商</text:span></text:p>
          </table:table-cell>
          <table:table-cell office:value-type="string" table:style-name="ce24">
            <text:p><text:span text:style-name="T3">大地瓦企業有限公司</text:span></text:p>
            <text:p><text:span text:style-name="T3">林棣企業社</text:span></text:p>
          </table:table-cell>
          <table:table-cell table:number-columns-repeated="16375" table:style-name="ce35"/>
        </table:table-row>
        <table:table-row table:style-name="ro10">
          <table:table-cell office:value-type="string" table:style-name="ce23">
            <text:p><text:span text:style-name="T3">蔡葉偉</text:span></text:p>
          </table:table-cell>
          <table:table-cell office:value-type="string" table:style-name="ce64">
            <text:p>105<text:span text:style-name="T3">年度明德樓暨職務宿舍防水隔熱工程二次工項</text:span>-<text:span text:style-name="T3">職務宿舍防水隔熱工程</text:span></text:p>
          </table:table-cell>
          <table:table-cell office:value-type="string" table:style-name="ce28">
            <text:p><text:span text:style-name="T3">石門國小</text:span></text:p>
          </table:table-cell>
          <table:table-cell office:value-type="float" office:value="280" table:style-name="ce16">
            <text:p><text:s/>280<text:s/></text:p>
          </table:table-cell>
          <table:table-cell office:value-type="float" office:value="280" table:style-name="ce16">
            <text:p><text:s/>28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石門國小</text:span></text:p>
          </table:table-cell>
          <table:table-cell office:value-type="string" table:style-name="ce24">
            <text:p><text:span text:style-name="T3">限制性招標</text:span></text:p>
          </table:table-cell>
          <table:table-cell office:value-type="string" table:style-name="ce24">
            <text:p><text:span text:style-name="T3">家名營造公司</text:span></text:p>
          </table:table-cell>
          <table:table-cell table:number-columns-repeated="16375" table:style-name="ce35"/>
        </table:table-row>
        <table:table-row table:style-name="ro56">
          <table:table-cell office:value-type="string" table:style-name="ce23">
            <text:p><text:span text:style-name="T3">陳儀君</text:span></text:p>
          </table:table-cell>
          <table:table-cell office:value-type="string" table:style-name="ce64">
            <text:p><text:span text:style-name="T3">維護校園安全相關設備申請計畫</text:span>-<text:span text:style-name="T3">高解析度數位監控主機、攝影線路更換、硬碟擴充</text:span>2TB<text:span text:style-name="T3">、攝影機汰換更新</text:span></text:p>
          </table:table-cell>
          <table:table-cell office:value-type="string" table:style-name="ce28">
            <text:p><text:span text:style-name="T3">和平國小</text:span></text:p>
          </table:table-cell>
          <table:table-cell office:value-type="float" office:value="100" table:style-name="ce16">
            <text:p><text:s/>100<text:s/></text:p>
          </table:table-cell>
          <table:table-cell office:value-type="float" office:value="99.3" table:style-name="ce16">
            <text:p><text:s/>99<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和平國小</text:span></text:p>
          </table:table-cell>
          <table:table-cell office:value-type="string" table:style-name="ce24">
            <text:p><text:span text:style-name="T3">逕洽廠商</text:span></text:p>
          </table:table-cell>
          <table:table-cell office:value-type="string" table:style-name="ce24">
            <text:p><text:span text:style-name="T3">旭元視聽工程有限公司</text:span></text:p>
          </table:table-cell>
          <table:table-cell table:number-columns-repeated="16375" table:style-name="ce35"/>
        </table:table-row>
        <table:table-row table:style-name="ro10">
          <table:table-cell office:value-type="string" table:style-name="ce23">
            <text:p><text:span text:style-name="T3">鄭戴麗香</text:span></text:p>
          </table:table-cell>
          <table:table-cell office:value-type="string" table:style-name="ce64">
            <text:p><text:span text:style-name="T3">養品樓連接走廊採光罩遮雨棚修繕計畫</text:span>-<text:span text:style-name="T3">不銹鋼採光罩遮雨棚</text:span></text:p>
          </table:table-cell>
          <table:table-cell office:value-type="string" table:style-name="ce28">
            <text:p><text:span text:style-name="T3">三芝國小</text:span></text:p>
          </table:table-cell>
          <table:table-cell office:value-type="float" office:value="98" table:style-name="ce16">
            <text:p><text:s/>98<text:s/></text:p>
          </table:table-cell>
          <table:table-cell office:value-type="float" office:value="98" table:style-name="ce16">
            <text:p><text:s/>98<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三芝國小</text:span></text:p>
          </table:table-cell>
          <table:table-cell office:value-type="string" table:style-name="ce24">
            <text:p><text:span text:style-name="T3">逕洽廠商</text:span></text:p>
          </table:table-cell>
          <table:table-cell office:value-type="string" table:style-name="ce24">
            <text:p><text:span text:style-name="T3">英竹企業有限公司</text:span></text:p>
          </table:table-cell>
          <table:table-cell table:number-columns-repeated="16375" table:style-name="ce35"/>
        </table:table-row>
        <table:table-row table:style-name="ro55">
          <table:table-cell office:value-type="string" table:style-name="ce23">
            <text:p><text:span text:style-name="T3">陳儀君</text:span></text:p>
          </table:table-cell>
          <table:table-cell office:value-type="string" table:style-name="ce64">
            <text:p><text:span text:style-name="T3">改善教室教學環境補助計畫</text:span>-<text:span text:style-name="T3">黑板移動定位與牆面修復、木製講台拆除修復、教室天花板及牆面修復與粉刷</text:span></text:p>
          </table:table-cell>
          <table:table-cell office:value-type="string" table:style-name="ce28">
            <text:p><text:span text:style-name="T3">坪林國小</text:span></text:p>
          </table:table-cell>
          <table:table-cell office:value-type="float" office:value="100" table:style-name="ce16">
            <text:p><text:s/>100<text:s/></text:p>
          </table:table-cell>
          <table:table-cell office:value-type="float" office:value="94.5" table:style-name="ce16">
            <text:p><text:s/>95<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坪林國小</text:span></text:p>
          </table:table-cell>
          <table:table-cell office:value-type="string" table:style-name="ce24">
            <text:p><text:span text:style-name="T3">逕洽廠商</text:span></text:p>
          </table:table-cell>
          <table:table-cell office:value-type="string" table:style-name="ce24">
            <text:p><text:span text:style-name="T3">翔雲企業社</text:span></text:p>
          </table:table-cell>
          <table:table-cell table:number-columns-repeated="16375" table:style-name="ce35"/>
        </table:table-row>
        <table:table-row table:style-name="ro32">
          <table:table-cell office:value-type="string" table:style-name="ce23">
            <text:p><text:span text:style-name="T3">蔡葉偉</text:span></text:p>
          </table:table-cell>
          <table:table-cell office:value-type="string" table:style-name="ce64">
            <text:p>105<text:span text:style-name="T3">年度操場司令臺、涼亭及地下室修繕工程計畫</text:span>-<text:span text:style-name="T3">操場司令台、操場涼亭、地下室修繕工程</text:span></text:p>
          </table:table-cell>
          <table:table-cell office:value-type="string" table:style-name="ce28">
            <text:p><text:span text:style-name="T3">鄧公國小</text:span></text:p>
          </table:table-cell>
          <table:table-cell office:value-type="float" office:value="200" table:style-name="ce16">
            <text:p><text:s/>200<text:s/></text:p>
          </table:table-cell>
          <table:table-cell office:value-type="float" office:value="200" table:style-name="ce16">
            <text:p><text:s/>2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鄧公國小</text:span></text:p>
          </table:table-cell>
          <table:table-cell office:value-type="string" table:style-name="ce24">
            <text:p><text:span text:style-name="T3">公開取得報價單</text:span></text:p>
          </table:table-cell>
          <table:table-cell office:value-type="string" table:style-name="ce24">
            <text:p><text:span text:style-name="T3">元昇土木工程有限公司</text:span></text:p>
          </table:table-cell>
          <table:table-cell table:number-columns-repeated="16375" table:style-name="ce35"/>
        </table:table-row>
        <table:table-row table:style-name="ro10">
          <table:table-cell office:value-type="string" table:style-name="ce23">
            <text:p><text:span text:style-name="T3">李倩萍</text:span></text:p>
          </table:table-cell>
          <table:table-cell office:value-type="string" table:style-name="ce64">
            <text:p><text:span text:style-name="T3">校園設施改善計畫</text:span>-<text:span text:style-name="T3">舊有牆面拆除、綠化鐵網、幼兒園拉門</text:span></text:p>
          </table:table-cell>
          <table:table-cell office:value-type="string" table:style-name="ce28">
            <text:p><text:span text:style-name="T3">蘆洲國中</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蘆洲國中</text:span></text:p>
          </table:table-cell>
          <table:table-cell office:value-type="string" table:style-name="ce24">
            <text:p><text:span text:style-name="T3">公開取得報價單</text:span></text:p>
          </table:table-cell>
          <table:table-cell office:value-type="string" table:style-name="ce24">
            <text:p><text:span text:style-name="T3">泓漢工程有限公司</text:span></text:p>
          </table:table-cell>
          <table:table-cell table:number-columns-repeated="16375" table:style-name="ce35"/>
        </table:table-row>
        <table:table-row table:style-name="ro10">
          <table:table-cell office:value-type="string" table:style-name="ce23">
            <text:p><text:span text:style-name="T3">李余典</text:span></text:p>
          </table:table-cell>
          <table:table-cell office:value-type="string" table:style-name="ce64">
            <text:p><text:span text:style-name="T3">校園設施改善計畫</text:span>-<text:span text:style-name="T3">舊有牆面拆除、綠化鐵網、幼兒園拉門</text:span></text:p>
          </table:table-cell>
          <table:table-cell office:value-type="string" table:style-name="ce28">
            <text:p><text:span text:style-name="T3">蘆洲國中</text:span></text:p>
          </table:table-cell>
          <table:table-cell office:value-type="float" office:value="200" table:style-name="ce16">
            <text:p><text:s/>200<text:s/></text:p>
          </table:table-cell>
          <table:table-cell office:value-type="float" office:value="200" table:style-name="ce16">
            <text:p><text:s/>2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蘆洲國中</text:span></text:p>
          </table:table-cell>
          <table:table-cell office:value-type="string" table:style-name="ce24">
            <text:p><text:span text:style-name="T3">公開取得報價單</text:span></text:p>
          </table:table-cell>
          <table:table-cell office:value-type="string" table:style-name="ce24">
            <text:p><text:span text:style-name="T3">泓漢工程有限公司</text:span></text:p>
          </table:table-cell>
          <table:table-cell table:number-columns-repeated="16375" table:style-name="ce35"/>
        </table:table-row>
        <table:table-row table:style-name="ro57">
          <table:table-cell office:value-type="string" table:style-name="ce23">
            <text:p><text:span text:style-name="T3">鄭戴麗香</text:span></text:p>
          </table:table-cell>
          <table:table-cell office:value-type="string" table:style-name="ce64">
            <text:p><text:span text:style-name="T3">成長廊道建置計畫</text:span>-<text:span text:style-name="T3">天花板</text:span>/<text:span text:style-name="T3">牆面</text:span>/<text:span text:style-name="T3">地面</text:span>3D<text:span text:style-name="T3">彩繪、天花板及夾層造型、黑燈管及裝配耗材、夾層壓克力展示板、板面補土及底漆、發泡色板造形切割、牆面夾板造形切割</text:span></text:p>
          </table:table-cell>
          <table:table-cell office:value-type="string" table:style-name="ce28">
            <text:p><text:span text:style-name="T3">長坑國小</text:span></text:p>
          </table:table-cell>
          <table:table-cell office:value-type="float" office:value="240" table:style-name="ce16">
            <text:p><text:s/>240<text:s/></text:p>
          </table:table-cell>
          <table:table-cell office:value-type="float" office:value="240" table:style-name="ce16">
            <text:p><text:s/>24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長坑國小</text:span></text:p>
          </table:table-cell>
          <table:table-cell office:value-type="string" table:style-name="ce24">
            <text:p><text:span text:style-name="T3">公開取得企劃書</text:span></text:p>
          </table:table-cell>
          <table:table-cell office:value-type="string" table:style-name="ce24">
            <text:p><text:span text:style-name="T3">有光美術企業社</text:span></text:p>
          </table:table-cell>
          <table:table-cell table:number-columns-repeated="16375" table:style-name="ce35"/>
        </table:table-row>
        <table:table-row table:style-name="ro53">
          <table:table-cell office:value-type="string" table:style-name="ce23">
            <text:p><text:span text:style-name="T3">鄭金隆</text:span></text:p>
          </table:table-cell>
          <table:table-cell office:value-type="string" table:style-name="ce64">
            <text:p>105<text:span text:style-name="T3">年度校園普通教室節能燈具更換</text:span>-<text:span text:style-name="T3">教室</text:span>T5<text:span text:style-name="T3">節能燈具組</text:span>(<text:span text:style-name="T3">吊管格柵型</text:span>)<text:span text:style-name="T3">、黑板</text:span>T5<text:span text:style-name="T3">節能燈具組</text:span>(<text:span text:style-name="T3">吊管型可調角度</text:span>)</text:p>
          </table:table-cell>
          <table:table-cell office:value-type="string" table:style-name="ce28">
            <text:p><text:span text:style-name="T3">鷺江國中</text:span></text:p>
          </table:table-cell>
          <table:table-cell office:value-type="float" office:value="200" table:style-name="ce16">
            <text:p><text:s/>200<text:s/></text:p>
          </table:table-cell>
          <table:table-cell office:value-type="float" office:value="200" table:style-name="ce16">
            <text:p><text:s/>2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鷺江國中</text:span></text:p>
          </table:table-cell>
          <table:table-cell office:value-type="string" table:style-name="ce24">
            <text:p><text:span text:style-name="T3">公開取得報價單或企劃書</text:span></text:p>
          </table:table-cell>
          <table:table-cell office:value-type="string" table:style-name="ce24">
            <text:p><text:span text:style-name="T3">銳鋒科技有限公司</text:span></text:p>
          </table:table-cell>
          <table:table-cell table:number-columns-repeated="16375" table:style-name="ce35"/>
        </table:table-row>
        <table:table-row table:style-name="ro13">
          <table:table-cell office:value-type="string" table:style-name="ce23">
            <text:p><text:span text:style-name="T3">劉美芳</text:span></text:p>
          </table:table-cell>
          <table:table-cell office:value-type="string" table:style-name="ce64">
            <text:p><text:span text:style-name="T3">校園前庭地磚及國光樓圖書館前階梯修整工程計畫</text:span>-<text:span text:style-name="T3">校園前庭地磚修整、圖書館前階梯修整</text:span></text:p>
          </table:table-cell>
          <table:table-cell office:value-type="string" table:style-name="ce28">
            <text:p><text:span text:style-name="T3">國光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國光國小</text:span></text:p>
          </table:table-cell>
          <table:table-cell office:value-type="string" table:style-name="ce24">
            <text:p><text:span text:style-name="T3">逕洽廠商</text:span></text:p>
          </table:table-cell>
          <table:table-cell office:value-type="string" table:style-name="ce24">
            <text:p><text:span text:style-name="T3">荃偉營造有限公司</text:span></text:p>
          </table:table-cell>
          <table:table-cell table:number-columns-repeated="16375" table:style-name="ce35"/>
        </table:table-row>
        <table:table-row table:style-name="ro10">
          <table:table-cell office:value-type="string" table:style-name="ce23">
            <text:p><text:span text:style-name="T3">蔡葉偉</text:span></text:p>
          </table:table-cell>
          <table:table-cell office:value-type="string" table:style-name="ce64">
            <text:p><text:span text:style-name="T3">改善車道旁護坡圍籬工程實施計畫</text:span>-<text:span text:style-name="T3">造型圍籬製作安裝</text:span></text:p>
          </table:table-cell>
          <table:table-cell office:value-type="string" table:style-name="ce28">
            <text:p><text:span text:style-name="T3">大崁國小</text:span></text:p>
          </table:table-cell>
          <table:table-cell office:value-type="float" office:value="97.44" table:style-name="ce16">
            <text:p><text:s/>97<text:s/></text:p>
          </table:table-cell>
          <table:table-cell office:value-type="float" office:value="97.44" table:style-name="ce16">
            <text:p><text:s/>97<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大崁國小</text:span></text:p>
          </table:table-cell>
          <table:table-cell office:value-type="string" table:style-name="ce24">
            <text:p><text:span text:style-name="T3">逕洽廠商</text:span></text:p>
          </table:table-cell>
          <table:table-cell office:value-type="string" table:style-name="ce24">
            <text:p><text:span text:style-name="T3">群晟營造廠有限公司</text:span></text:p>
          </table:table-cell>
          <table:table-cell table:number-columns-repeated="16375" table:style-name="ce35"/>
        </table:table-row>
        <table:table-row table:style-name="ro10">
          <table:table-cell office:value-type="string" table:style-name="ce23">
            <text:p><text:span text:style-name="T3">林秀惠</text:span></text:p>
          </table:table-cell>
          <table:table-cell office:value-type="string" table:style-name="ce64">
            <text:p><text:span text:style-name="T3">新大樓廁所隔間整修工程</text:span>-<text:span text:style-name="T3">廁所隔間整修</text:span></text:p>
          </table:table-cell>
          <table:table-cell office:value-type="string" table:style-name="ce28">
            <text:p><text:span text:style-name="T3">復興國小</text:span></text:p>
          </table:table-cell>
          <table:table-cell office:value-type="float" office:value="250" table:style-name="ce16">
            <text:p><text:s/>250<text:s/></text:p>
          </table:table-cell>
          <table:table-cell office:value-type="float" office:value="250" table:style-name="ce16">
            <text:p><text:s/>25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復興國小</text:span></text:p>
          </table:table-cell>
          <table:table-cell office:value-type="string" table:style-name="ce24">
            <text:p><text:span text:style-name="T3">公開取得報價單</text:span></text:p>
          </table:table-cell>
          <table:table-cell office:value-type="string" table:style-name="ce24">
            <text:p><text:span text:style-name="T3">明祐土木包工業</text:span></text:p>
          </table:table-cell>
          <table:table-cell table:number-columns-repeated="16375" table:style-name="ce35"/>
        </table:table-row>
        <table:table-row table:style-name="ro10">
          <table:table-cell office:value-type="string" table:style-name="ce23">
            <text:p><text:span text:style-name="T3">鄭金隆</text:span></text:p>
          </table:table-cell>
          <table:table-cell office:value-type="string" table:style-name="ce64">
            <text:p><text:span text:style-name="T3">下操場暨幼兒園排水改善工程實施計畫</text:span>-<text:span text:style-name="T3">下操場、幼兒園廁所排水改善工程</text:span></text:p>
          </table:table-cell>
          <table:table-cell office:value-type="string" table:style-name="ce28">
            <text:p><text:span text:style-name="T3">澳底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澳底國小</text:span></text:p>
          </table:table-cell>
          <table:table-cell office:value-type="string" table:style-name="ce24">
            <text:p><text:span text:style-name="T3">逕洽廠商</text:span></text:p>
          </table:table-cell>
          <table:table-cell office:value-type="string" table:style-name="ce24">
            <text:p><text:span text:style-name="T3">瑞峰土木包工業</text:span></text:p>
          </table:table-cell>
          <table:table-cell table:number-columns-repeated="16375" table:style-name="ce35"/>
        </table:table-row>
        <table:table-row table:style-name="ro10">
          <table:table-cell office:value-type="string" table:style-name="ce23">
            <text:p><text:span text:style-name="T3">劉哲彰</text:span></text:p>
          </table:table-cell>
          <table:table-cell office:value-type="string" table:style-name="ce64">
            <text:p>105<text:span text:style-name="T3">年度吉祥樓</text:span>A<text:span text:style-name="T3">棟工程計畫</text:span>-<text:span text:style-name="T3">吉祥樓</text:span>A<text:span text:style-name="T3">棟臨校門局部牆面改善工程</text:span></text:p>
          </table:table-cell>
          <table:table-cell office:value-type="string" table:style-name="ce28">
            <text:p><text:span text:style-name="T3">雙城國小</text:span></text:p>
          </table:table-cell>
          <table:table-cell office:value-type="float" office:value="220" table:style-name="ce16">
            <text:p><text:s/>220<text:s/></text:p>
          </table:table-cell>
          <table:table-cell office:value-type="float" office:value="220" table:style-name="ce16">
            <text:p><text:s/>22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雙城國小</text:span></text:p>
          </table:table-cell>
          <table:table-cell office:value-type="string" table:style-name="ce24">
            <text:p><text:span text:style-name="T3">公開招標</text:span></text:p>
          </table:table-cell>
          <table:table-cell office:value-type="string" table:style-name="ce24">
            <text:p><text:span text:style-name="T3">九禾營造有限公司</text:span></text:p>
          </table:table-cell>
          <table:table-cell table:number-columns-repeated="16375" table:style-name="ce35"/>
        </table:table-row>
        <table:table-row table:style-name="ro58">
          <table:table-cell office:value-type="string" table:style-name="ce23">
            <text:p><text:span text:style-name="T3">李坤城</text:span></text:p>
            <text:p><text:span text:style-name="T3">陳幸進</text:span></text:p>
          </table:table-cell>
          <table:table-cell office:value-type="string" table:style-name="ce64">
            <text:p>105<text:span text:style-name="T3">年度充實圖書館設備</text:span>(<text:span text:style-name="T3">書櫃</text:span>)<text:span text:style-name="T3">計畫</text:span>-<text:span text:style-name="T3">書櫃、桌面貼皮換新、櫃台貼皮換新、半圓形固定式書櫃</text:span></text:p>
          </table:table-cell>
          <table:table-cell office:value-type="string" table:style-name="ce28">
            <text:p><text:span text:style-name="T3">三重國小</text:span></text:p>
          </table:table-cell>
          <table:table-cell office:value-type="float" office:value="500" table:style-name="ce16">
            <text:p><text:s/>500<text:s/></text:p>
          </table:table-cell>
          <table:table-cell office:value-type="float" office:value="500" table:style-name="ce16">
            <text:p><text:s/>5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三重國小</text:span></text:p>
          </table:table-cell>
          <table:table-cell office:value-type="string" table:style-name="ce24">
            <text:p><text:span text:style-name="T3">公開取得報價單</text:span></text:p>
          </table:table-cell>
          <table:table-cell office:value-type="string" table:style-name="ce24">
            <text:p><text:span text:style-name="T3">翔正室內裝修實業有限公司</text:span></text:p>
          </table:table-cell>
          <table:table-cell table:number-columns-repeated="16375" table:style-name="ce35"/>
        </table:table-row>
        <table:table-row table:style-name="ro10">
          <table:table-cell office:value-type="string" table:style-name="ce23">
            <text:p><text:span text:style-name="T3">廖筱清</text:span></text:p>
          </table:table-cell>
          <table:table-cell office:value-type="string" table:style-name="ce64">
            <text:p><text:span text:style-name="T3">至勤樓女生宿舍燈具更新計畫</text:span>-T5<text:span text:style-name="T3">燈管</text:span></text:p>
          </table:table-cell>
          <table:table-cell office:value-type="string" table:style-name="ce28">
            <text:p><text:span text:style-name="T3">石碇高中</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石碇高中</text:span></text:p>
          </table:table-cell>
          <table:table-cell office:value-type="string" table:style-name="ce24">
            <text:p><text:span text:style-name="T3">共同供應契約</text:span></text:p>
          </table:table-cell>
          <table:table-cell office:value-type="string" table:style-name="ce24">
            <text:p><text:span text:style-name="T3">光華照明實業有限公司</text:span></text:p>
          </table:table-cell>
          <table:table-cell table:number-columns-repeated="16375" table:style-name="ce35"/>
        </table:table-row>
        <table:table-row table:style-name="ro10">
          <table:table-cell office:value-type="string" table:style-name="ce23">
            <text:p><text:span text:style-name="T3">李倩萍</text:span></text:p>
          </table:table-cell>
          <table:table-cell office:value-type="string" table:style-name="ce64">
            <text:p>105<text:span text:style-name="T3">年度教室照明改善計畫</text:span>-T5<text:s/><text:span text:style-name="T3">標準型燈及黑板燈、</text:span>T8 LED<text:span text:style-name="T3">吸頂燈</text:span></text:p>
          </table:table-cell>
          <table:table-cell office:value-type="string" table:style-name="ce28">
            <text:p><text:span text:style-name="T3">中信國小</text:span></text:p>
          </table:table-cell>
          <table:table-cell office:value-type="float" office:value="99" table:style-name="ce16">
            <text:p><text:s/>99<text:s/></text:p>
          </table:table-cell>
          <table:table-cell office:value-type="float" office:value="99" table:style-name="ce16">
            <text:p><text:s/>99<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中信國小</text:span></text:p>
          </table:table-cell>
          <table:table-cell office:value-type="string" table:style-name="ce24">
            <text:p><text:span text:style-name="T3">逕洽廠商</text:span></text:p>
          </table:table-cell>
          <table:table-cell office:value-type="string" table:style-name="ce24">
            <text:p><text:span text:style-name="T3">康保企業有限公司</text:span></text:p>
          </table:table-cell>
          <table:table-cell table:number-columns-repeated="16375" table:style-name="ce35"/>
        </table:table-row>
        <table:table-row table:style-name="ro59">
          <table:table-cell office:value-type="string" table:style-name="ce23">
            <text:p><text:span text:style-name="T3">羅文崇</text:span></text:p>
          </table:table-cell>
          <table:table-cell office:value-type="string" table:style-name="ce64">
            <text:p><text:span text:style-name="T3">秀</text:span>Time<text:span text:style-name="T3">校園環境綠美化</text:span>-<text:span text:style-name="T3">建置生態園入口意象、中央門廊風雨走廊二側高牆牆面藝術馬賽克、枯朽樟樹木移除再生利用</text:span></text:p>
          </table:table-cell>
          <table:table-cell office:value-type="string" table:style-name="ce28">
            <text:p><text:span text:style-name="T3">秀朗國小</text:span></text:p>
          </table:table-cell>
          <table:table-cell office:value-type="float" office:value="458.85" table:style-name="ce16">
            <text:p><text:s/>459<text:s/></text:p>
          </table:table-cell>
          <table:table-cell office:value-type="float" office:value="458.85" table:style-name="ce16">
            <text:p><text:s/>459<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秀朗國小</text:span></text:p>
          </table:table-cell>
          <table:table-cell office:value-type="string" table:style-name="ce24">
            <text:p><text:span text:style-name="T3">公開取得企劃書</text:span></text:p>
          </table:table-cell>
          <table:table-cell office:value-type="string" table:style-name="ce24">
            <text:p><text:span text:style-name="T3">經傳形象景觀有限公司</text:span></text:p>
          </table:table-cell>
          <table:table-cell table:number-columns-repeated="16375" table:style-name="ce35"/>
        </table:table-row>
        <table:table-row table:style-name="ro10">
          <table:table-cell office:value-type="string" table:style-name="ce23">
            <text:p><text:span text:style-name="T3">黃俊哲</text:span></text:p>
          </table:table-cell>
          <table:table-cell office:value-type="string" table:style-name="ce64">
            <text:p><text:span text:style-name="T3">教室教學設備設施改善計畫</text:span>-<text:span text:style-name="T3">和風樓鋼板屋頂隔熱、隔音、防水、防鏽工程</text:span></text:p>
          </table:table-cell>
          <table:table-cell office:value-type="string" table:style-name="ce28">
            <text:p><text:span text:style-name="T3">頂埔國小</text:span></text:p>
          </table:table-cell>
          <table:table-cell office:value-type="float" office:value="100" table:style-name="ce16">
            <text:p><text:s/>100<text:s/></text:p>
          </table:table-cell>
          <table:table-cell office:value-type="float" office:value="100" table:style-name="ce16">
            <text:p><text:s/>10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頂埔國小</text:span></text:p>
          </table:table-cell>
          <table:table-cell office:value-type="string" table:style-name="ce24">
            <text:p><text:span text:style-name="T3">逕洽廠商</text:span></text:p>
          </table:table-cell>
          <table:table-cell office:value-type="string" table:style-name="ce24">
            <text:p><text:span text:style-name="T3">昭志公司</text:span></text:p>
          </table:table-cell>
          <table:table-cell table:number-columns-repeated="16375" table:style-name="ce35"/>
        </table:table-row>
        <table:table-row table:style-name="ro10">
          <table:table-cell office:value-type="string" table:style-name="ce23">
            <text:p><text:span text:style-name="T3">陳世榮</text:span></text:p>
          </table:table-cell>
          <table:table-cell office:value-type="string" table:style-name="ce64">
            <text:p><text:span text:style-name="T3">生態池木棧道改善計畫</text:span>-<text:span text:style-name="T3">底座鐵骨架</text:span>(<text:span text:style-name="T3">含防鏽處理</text:span>)<text:span text:style-name="T3">、南方松、透明漆處理</text:span></text:p>
          </table:table-cell>
          <table:table-cell office:value-type="string" table:style-name="ce28">
            <text:p><text:span text:style-name="T3">昌福國小</text:span></text:p>
          </table:table-cell>
          <table:table-cell office:value-type="float" office:value="98" table:style-name="ce16">
            <text:p><text:s/>98<text:s/></text:p>
          </table:table-cell>
          <table:table-cell office:value-type="float" office:value="98" table:style-name="ce16">
            <text:p><text:s/>98<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昌福國小</text:span></text:p>
          </table:table-cell>
          <table:table-cell office:value-type="string" table:style-name="ce24">
            <text:p><text:span text:style-name="T3">逕洽廠商</text:span></text:p>
          </table:table-cell>
          <table:table-cell office:value-type="string" table:style-name="ce24">
            <text:p><text:span text:style-name="T3">立鼎室內裝修工程行</text:span></text:p>
          </table:table-cell>
          <table:table-cell table:number-columns-repeated="16375" table:style-name="ce35"/>
        </table:table-row>
        <table:table-row table:style-name="ro10">
          <table:table-cell office:value-type="string" table:style-name="ce23">
            <text:p><text:span text:style-name="T3">鍾宏仁</text:span></text:p>
          </table:table-cell>
          <table:table-cell office:value-type="string" table:style-name="ce64">
            <text:p><text:span text:style-name="T3">辦公室冷氣設備汰換計畫</text:span>-<text:span text:style-name="T3">分離式冷氣機、舊機拆除、安裝架、遮雨棚</text:span></text:p>
          </table:table-cell>
          <table:table-cell office:value-type="string" table:style-name="ce28">
            <text:p><text:span text:style-name="T3">義學國中</text:span></text:p>
          </table:table-cell>
          <table:table-cell office:value-type="float" office:value="110" table:style-name="ce16">
            <text:p><text:s/>110<text:s/></text:p>
          </table:table-cell>
          <table:table-cell office:value-type="float" office:value="110" table:style-name="ce16">
            <text:p><text:s/>110<text:s/></text:p>
          </table:table-cell>
          <table:table-cell office:value-type="string" table:style-name="ce24">
            <text:p>5M<text:span text:style-name="T3">建築及設備計畫</text:span>-5M4<text:span text:style-name="T3">其他設備</text:span>-5-<text:span text:style-name="T3">購建固定資產、無形資產及非理財目的長期投資</text:span></text:p>
          </table:table-cell>
          <table:table-cell office:value-type="string" table:style-name="ce25">
            <text:p><text:span text:style-name="T3">義學國中</text:span></text:p>
          </table:table-cell>
          <table:table-cell office:value-type="string" table:style-name="ce24">
            <text:p><text:span text:style-name="T3">共同供應契約</text:span></text:p>
          </table:table-cell>
          <table:table-cell office:value-type="string" table:style-name="ce24">
            <text:p><text:span text:style-name="T3">緯泰電器有限公司</text:span></text:p>
          </table:table-cell>
          <table:table-cell table:number-columns-repeated="16375" table:style-name="ce35"/>
        </table:table-row>
        <table:table-row table:style-name="ro60">
          <table:table-cell office:value-type="string" table:style-name="ce23">
            <text:p><text:span text:style-name="T3">邱烽堯</text:span></text:p>
          </table:table-cell>
          <table:table-cell office:value-type="string" table:style-name="ce64">
            <text:p><text:span text:style-name="T3">中庭藝術生態池改造工程</text:span>-<text:span text:style-name="T3">生態池改造工程</text:span>(<text:span text:style-name="T3">池壁馬賽克、池緣邊石、生態圖騰石頭馬賽克、流水修復含水電、植物重整</text:span>)</text:p>
          </table:table-cell>
          <table:table-cell office:value-type="string" table:style-name="ce28">
            <text:p><text:span text:style-name="T3">土城國小</text:span></text:p>
          </table:table-cell>
          <table:table-cell office:value-type="float" office:value="180" table:style-name="ce16">
            <text:p><text:s/>180<text:s/></text:p>
          </table:table-cell>
          <table:table-cell office:value-type="float" office:value="180" table:style-name="ce16">
            <text:p><text:s/>180<text:s/></text:p>
          </table:table-cell>
          <table:table-cell office:value-type="string" table:style-name="ce24">
            <text:p>5M<text:span text:style-name="T3">建築及設備計畫</text:span>-5M2<text:span text:style-name="T3">營建及修建工程</text:span>-5-<text:span text:style-name="T3">購建固定資產、無形資產及非理財目的長期投資</text:span></text:p>
          </table:table-cell>
          <table:table-cell office:value-type="string" table:style-name="ce25">
            <text:p><text:span text:style-name="T3">土城國小</text:span></text:p>
          </table:table-cell>
          <table:table-cell office:value-type="string" table:style-name="ce24">
            <text:p><text:span text:style-name="T3">公開取得報價單</text:span></text:p>
          </table:table-cell>
          <table:table-cell office:value-type="string" table:style-name="ce24">
            <text:p><text:span text:style-name="T3">經傳形象景觀有限公司</text:span></text:p>
          </table:table-cell>
          <table:table-cell table:number-columns-repeated="16375" table:style-name="ce35"/>
        </table:table-row>
        <table:table-row table:style-name="ro61">
          <table:table-cell office:value-type="string" table:number-columns-spanned="3" table:number-rows-spanned="1" table:style-name="ce62">
            <text:p>合 <text:s text:c="9"/>計</text:p>
          </table:table-cell>
          <table:covered-table-cell table:number-columns-repeated="2"/>
          <table:table-cell office:value-type="float" office:value="63981.97199999998" table:formula="msoxl:=SUM(D6:D367)" table:style-name="ce32">
            <text:p><text:s/>63,982<text:s/></text:p>
          </table:table-cell>
          <table:table-cell office:value-type="float" office:value="63755.487999999983" table:formula="msoxl:=SUM(E6:E367)" table:style-name="ce32">
            <text:p><text:s/>63,755<text:s/></text:p>
          </table:table-cell>
          <table:table-cell table:number-columns-spanned="4" table:number-rows-spanned="1" table:style-name="ce63"/>
          <table:covered-table-cell table:number-columns-repeated="3"/>
          <table:table-cell table:number-columns-repeated="16375"/>
        </table:table-row>
        <table:table-row table:number-rows-repeated="1048208" table:style-name="ro62">
          <table:table-cell table:number-columns-repeated="16384"/>
        </table:table-row>
      </table:table>
      <table:database-ranges>
        <table:database-range table:target-range-address="公告檔.A5:公告檔.I36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Arial" svg:font-family="Arial"/>
    <style:font-face style:name="標楷體" svg:font-family="標楷體"/>
    <style:font-face style:name="Helv" svg:font-family="Helv"/>
    <style:font-face style:name="Tahoma" svg:font-family="Tahoma"/>
    <style:font-face style:name="細明體" svg:font-family="細明體"/>
  </office:font-face-decls>
  <office:styles>
    <number:number-style style:name="N0">
      <number:number number:min-integer-digits="1"/>
    </number:number-style>
    <number:text-style style:name="N30">
      <number:text-content/>
    </number:text-style>
    <number:number-style style:name="N33P0">
      <number:text> </number:text>
      <number:number number:decimal-places="0" number:min-integer-digits="1" number:grouping="true">
        <number:embedded-text number:position="0"> </number:embedded-text>
      </number:number>
    </number:number-style>
    <number:number-style style:name="N33P1">
      <number:text>-</number:text>
      <number:number number:decimal-places="0" number:min-integer-digits="1" number:grouping="true">
        <number:embedded-text number:position="0"> </number:embedded-text>
      </number:number>
    </number:number-style>
    <number:text-style style:name="N33P2">
      <number:text> - </number:text>
    </number:text-style>
    <number:text-style style:name="N33">
      <number:text> </number:text>
      <number:text-content/>
      <number:text> </number:text>
      <style:map style:condition="value()&gt;0" style:apply-style-name="N33P0"/>
      <style:map style:condition="value()&lt;0" style:apply-style-name="N33P1"/>
      <style:map style:condition="value()=0" style:apply-style-name="N33P2"/>
    </number:text-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48P0">
      <number:text> </number:text>
      <number:number number:decimal-places="0" number:min-integer-digits="1" number:grouping="true">
        <number:embedded-text number:position="0"> </number:embedded-text>
      </number:number>
    </number:number-style>
    <number:number-style style:name="N48P1">
      <number:text>-</number:text>
      <number:number number:decimal-places="0" number:min-integer-digits="1" number:grouping="true">
        <number:embedded-text number:position="0"> </number:embedded-text>
      </number:number>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49P0">
      <number:number number:decimal-places="0" number:min-integer-digits="1">
        <number:embedded-text number:position="0"> </number:embedded-text>
      </number:number>
    </number:number-style>
    <number:number-style style:name="N49">
      <style:text-properties fo:color="#FF0000"/>
      <number:text>(</number:text>
      <number:number number:decimal-places="0" number:min-integer-digits="1">
        <number:embedded-text number:position="0">)</number:embedded-text>
      </number:number>
      <style:map style:condition="value()&gt;=0" style:apply-style-name="N49P0"/>
    </number:number-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style style:name="_19968__33324__32_10" style:display-name="一般 10" style:family="table-cell" style:data-style-name="N0">
      <style:table-cell-properties style:vertical-align="middle" fo:background-color="transparent"/>
    </style:style>
    <style:style style:name="_19968__33324__32_2" style:display-name="一般 2" style:family="table-cell" style:data-style-name="N0">
      <style:table-cell-properties style:vertical-align="middle" fo:background-color="transparent"/>
      <style:text-properties fo:color="#000000"/>
    </style:style>
    <style:style style:name="_19968__33324__32_2_32_2" style:display-name="一般 2 2" style:family="table-cell" style:data-style-name="N0">
      <style:table-cell-properties style:vertical-align="automatic" fo:background-color="transparent"/>
    </style:style>
    <style:style style:name="_19968__33324__32_2_32_3" style:display-name="一般 2 3" style:family="table-cell" style:data-style-name="N0">
      <style:table-cell-properties style:vertical-align="middle" fo:background-color="transparent"/>
    </style:style>
    <style:style style:name="_19968__33324__32_3" style:display-name="一般 3" style:family="table-cell" style:data-style-name="N0">
      <style:table-cell-properties style:vertical-align="middle" fo:background-color="transparent"/>
    </style:style>
    <style:style style:name="_19968__33324__32_4" style:display-name="一般 4" style:family="table-cell" style:data-style-name="N0">
      <style:table-cell-properties style:vertical-align="automatic" fo:background-color="transparent"/>
    </style:style>
    <style:style style:name="_19968__33324__32_4_32_2" style:display-name="一般 4 2" style:family="table-cell" style:data-style-name="N0">
      <style:table-cell-properties style:vertical-align="middle" fo:background-color="transparent"/>
    </style:style>
    <style:style style:name="_19968__33324__32_5" style:display-name="一般 5" style:family="table-cell" style:data-style-name="N0">
      <style:table-cell-properties style:vertical-align="middle" fo:background-color="transparent"/>
    </style:style>
    <style:style style:name="_19968__33324__32_6" style:display-name="一般 6" style:family="table-cell" style:data-style-name="N0">
      <style:table-cell-properties style:vertical-align="middle" fo:background-color="transparent"/>
    </style:style>
    <style:style style:name="_19968__33324__Sheet1" style:display-name="一般_Sheet1" style:family="table-cell" style:data-style-name="N0">
      <style:table-cell-properties style:vertical-align="automatic" fo:background-color="transparent"/>
    </style:style>
    <style:style style:name="_21315__20998__20301_" style:display-name="千分位" style:family="table-cell" style:data-style-name="N35"/>
    <style:style style:name="_21315__20998__20301__32_2" style:display-name="千分位 2" style:family="table-cell" style:data-style-name="N35"/>
    <style:style style:name="_21315__20998__20301__32_2_32_2" style:display-name="千分位 2 2" style:family="table-cell" style:data-style-name="N35"/>
    <style:style style:name="_21315__20998__20301__32_3" style:display-name="千分位 3" style:family="table-cell" style:data-style-name="N35"/>
    <style:style style:name="_21315__20998__20301__91_0_93__32_2" style:display-name="千分位[0] 2" style:family="table-cell" style:data-style-name="N33"/>
    <style:style style:name="_27171__24335__32_1" style:display-name="樣式 1" style:family="table-cell" style:data-style-name="N0">
      <style:table-cell-properties style:vertical-align="automatic" fo:background-color="transparent"/>
      <style:text-properties style:font-name="Helv" style:font-name-asian="Helv" style:font-name-complex="Helv" fo:font-size="10pt" style:font-size-asian="10pt" style:font-size-complex="10pt" style:font-family-generic="swiss"/>
    </style:style>
    <style:style style:name="cf1" style:family="table-cell">
      <style:table-cell-properties fo:background-color="#FFFFFF"/>
      <style:text-properties fo:color="#000000"/>
    </style:style>
    <style:style style:name="cf2" style:family="table-cell">
      <style:table-cell-properties fo:background-color="#FFC7CE"/>
    </style:style>
    <style:style style:name="cf3" style:family="table-cell">
      <style:table-cell-properties fo:background-color="#CCFFCC"/>
    </style:style>
    <style:style style:name="cf4" style:family="table-cell">
      <style:table-cell-properties fo:background-color="#FFEB9C"/>
      <style:text-properties fo:color="#9C6500"/>
    </style:style>
    <style:style style:name="cf5" style:family="table-cell">
      <style:table-cell-properties fo:background-color="#FFC7CE"/>
      <style:text-properties fo:color="#9C0006"/>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93700787401575in" fo:margin-bottom="0.393700787401575in" fo:margin-left="0.31496062992126in" fo:margin-right="0.31496062992126in" style:print-orientation="landscape" style:print-page-order="ttb" style:first-page-number="continue" style:scale-to="77%" style:table-centering="horizontal" style:print="objects charts drawings"/>
      <style:header-style>
        <style:header-footer-properties fo:min-height="0.196850393700787in" fo:margin-left="0in" fo:margin-right="0in" fo:margin-bottom="0in"/>
      </style:header-style>
      <style:footer-style>
        <style:header-footer-properties fo:min-height="0.196850393700787in" fo:margin-left="0in" fo:margin-right="0in" fo:margin-top="0in"/>
      </style:footer-style>
    </style:page-layout>
  </office:automatic-styles>
  <office:master-styles>
    <style:master-page style:name="mp1" style:page-layout-name="pm1">
      <style:header/>
      <style:header-left style:display="false"/>
      <style:footer>
        <text:p><text:page-number>1</text:page-number>/<text:page-count>99</text:page-count></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郭鎮豪</meta:initial-creator>
    <dc:creator>鈞培</dc:creator>
    <meta:creation-date>2015-07-13T01:58:05Z</meta:creation-date>
    <dc:date>2016-07-19T10:40:55Z</dc:date>
    <meta:print-date>2016-07-19T10:40:01Z</meta:print-date>
  </office:meta>
</office:document-meta>
</file>